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66cc"/>
      <style:text-properties fo:color="#000000"/>
    </style:style>
    <style:style style:name="ce2" style:family="table-cell" style:parent-style-name="Default">
      <style:table-cell-properties fo:background-color="#ff66cc"/>
    </style:style>
    <style:style style:name="ce3" style:family="table-cell" style:parent-style-name="Default">
      <style:table-cell-properties fo:background-color="#b2b2b2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b2b2b2"/>
      <style:text-properties style:font-name="Liberation Sans" style:font-name-asian="Droid Sans" style:font-name-complex="FreeSans"/>
    </style:style>
    <style:style style:name="ce7" style:family="table-cell" style:parent-style-name="Default">
      <style:table-cell-properties fo:background-color="#ff9999"/>
    </style:style>
    <style:style style:name="ce8" style:family="table-cell" style:parent-style-name="Default">
      <style:table-cell-properties fo:background-color="#ff3333"/>
    </style:style>
    <style:style style:name="ce9" style:family="table-cell" style:parent-style-name="Default">
      <style:table-cell-properties fo:background-color="#66ffff"/>
    </style:style>
    <style:style style:name="ce10" style:family="table-cell" style:parent-style-name="Default">
      <style:table-cell-properties fo:background-color="#9900ff"/>
    </style:style>
    <style:style style:name="ce11" style:family="table-cell" style:parent-style-name="Default" style:data-style-name="N60"/>
  </office:automatic-styles>
  <office:body>
    <office:spreadsheet>
      <table:table table:name="Tabelle1" table:style-name="ta1">
        <table:table-column table:style-name="co1" table:number-columns-repeated="22" table:default-cell-style-name="Default"/>
        <table:table-column table:style-name="co1" table:number-columns-repeated="2" table:default-cell-style-name="ce3"/>
        <table:table-column table:style-name="co1" table:default-cell-style-name="ce4"/>
        <table:table-column table:style-name="co1" table:number-columns-repeated="2" table:default-cell-style-name="Default"/>
        <table:table-column table:style-name="co1" table:number-columns-repeated="2" table:default-cell-style-name="ce5"/>
        <table:table-column table:style-name="co1" table:number-columns-repeated="3" table:default-cell-style-name="ce3"/>
        <table:table-column table:style-name="co1" table:default-cell-style-name="ce7"/>
        <table:table-column table:style-name="co1" table:default-cell-style-name="ce3"/>
        <table:table-column table:style-name="co1" table:default-cell-style-name="ce7"/>
        <table:table-column table:style-name="co1" table:number-columns-repeated="3" table:default-cell-style-name="ce3"/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8"/>
        <table:table-column table:style-name="co1" table:number-columns-repeated="979" table:default-cell-style-name="Default"/>
        <table:table-row table:style-name="ro1">
          <table:table-cell office:value-type="string" calcext:value-type="string">
            <text:p>Bestimung der Elementarladung mit dem Millikanversuch</text:p>
          </table:table-cell>
          <table:table-cell table:number-columns-repeated="21"/>
          <table:table-cell table:style-name="Default" table:number-columns-repeated="3"/>
          <table:table-cell table:number-columns-repeated="2"/>
          <table:table-cell table:style-name="Default" table:number-columns-repeated="11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979"/>
        </table:table-row>
        <table:table-row table:style-name="ro1" table:number-rows-repeated="5">
          <table:table-cell table:number-columns-repeated="22"/>
          <table:table-cell table:style-name="Default" table:number-columns-repeated="3"/>
          <table:table-cell table:number-columns-repeated="2"/>
          <table:table-cell table:style-name="Default" table:number-columns-repeated="11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table:number-columns-repeated="21"/>
          <table:table-cell table:formula="of:=9*(1.81*10^-5)*[.J14]" office:value-type="float" office:value="0.00000000467096774193548" calcext:value-type="float">
            <text:p>4,67096774193548E-009</text:p>
          </table:table-cell>
          <table:table-cell table:style-name="Default" table:formula="of:=[.V7]/[.V8]" office:value-type="float" office:value="0.000000000000272393307040607" calcext:value-type="float">
            <text:p>2,72393307040607E-013</text:p>
          </table:table-cell>
          <table:table-cell table:style-name="Default" table:formula="of:=SQRT([.W7])" office:value-type="float" office:value="0.00000052191312211958" calcext:value-type="float">
            <text:p>5,2191312211958E-007</text:p>
          </table:table-cell>
          <table:table-cell table:style-name="Default"/>
          <table:table-cell table:number-columns-repeated="2"/>
          <table:table-cell table:style-name="Default" table:number-columns-repeated="11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table:number-columns-repeated="21"/>
          <table:table-cell table:formula="of:=2*874*9.81" office:value-type="float" office:value="17147.88" calcext:value-type="float">
            <text:p>17147,88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11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979"/>
        </table:table-row>
        <table:table-row table:style-name="ro1" table:number-rows-repeated="4">
          <table:table-cell table:number-columns-repeated="22"/>
          <table:table-cell table:style-name="Default" table:number-columns-repeated="3"/>
          <table:table-cell table:number-columns-repeated="2"/>
          <table:table-cell table:style-name="Default" table:number-columns-repeated="11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 calcext:value-type="string">
            <text:p>Nummer der Messung</text:p>
          </table:table-cell>
          <table:table-cell table:style-name="ce1" office:value-type="string" calcext:value-type="string">
            <text:p>U/V</text:p>
          </table:table-cell>
          <table:table-cell office:value-type="string" calcext:value-type="string">
            <text:p>Fehler/V</text:p>
          </table:table-cell>
          <table:table-cell table:style-name="ce1" office:value-type="string" calcext:value-type="string">
            <text:p>Skalenanteile_1</text:p>
          </table:table-cell>
          <table:table-cell office:value-type="string" calcext:value-type="string">
            <text:p>Fehler</text:p>
          </table:table-cell>
          <table:table-cell table:style-name="ce1" office:value-type="string" calcext:value-type="string">
            <text:p>t_1/s</text:p>
          </table:table-cell>
          <table:table-cell office:value-type="string" calcext:value-type="string">
            <text:p>Fehler/s</text:p>
          </table:table-cell>
          <table:table-cell office:value-type="string" calcext:value-type="string">
            <text:p>s_1/m</text:p>
          </table:table-cell>
          <table:table-cell office:value-type="string" calcext:value-type="string">
            <text:p>Fehler/m</text:p>
          </table:table-cell>
          <table:table-cell office:value-type="string" calcext:value-type="string">
            <text:p>v_1/(m/s)</text:p>
          </table:table-cell>
          <table:table-cell office:value-type="string" calcext:value-type="string">
            <text:p>Fehler/(m/s)</text:p>
          </table:table-cell>
          <table:table-cell table:style-name="ce2" office:value-type="string" calcext:value-type="string">
            <text:p>Skalenanteile_2</text:p>
          </table:table-cell>
          <table:table-cell office:value-type="string" calcext:value-type="string">
            <text:p>Fehler</text:p>
          </table:table-cell>
          <table:table-cell table:style-name="ce2" office:value-type="string" calcext:value-type="string">
            <text:p>t_2/s</text:p>
          </table:table-cell>
          <table:table-cell office:value-type="string" calcext:value-type="string">
            <text:p>Fehler/s</text:p>
          </table:table-cell>
          <table:table-cell office:value-type="string" calcext:value-type="string">
            <text:p>s_2/m</text:p>
          </table:table-cell>
          <table:table-cell office:value-type="string" calcext:value-type="string">
            <text:p>Fehler/m</text:p>
          </table:table-cell>
          <table:table-cell office:value-type="string" calcext:value-type="string">
            <text:p>v_2/(m/s)</text:p>
          </table:table-cell>
          <table:table-cell office:value-type="string" calcext:value-type="string">
            <text:p>Fehler/(m/s)</text:p>
          </table:table-cell>
          <table:table-cell office:value-type="string" calcext:value-type="string">
            <text:p>Radius/m</text:p>
          </table:table-cell>
          <table:table-cell office:value-type="string" calcext:value-type="string">
            <text:p>Radius_2/m</text:p>
          </table:table-cell>
          <table:table-cell office:value-type="string" calcext:value-type="string">
            <text:p>Fehler/m</text:p>
          </table:table-cell>
          <table:table-cell office:value-type="string" calcext:value-type="string">
            <text:p>Hilfsterm 1</text:p>
          </table:table-cell>
          <table:table-cell office:value-type="string" calcext:value-type="string">
            <text:p>Hilfsterm 2</text:p>
          </table:table-cell>
          <table:table-cell office:value-type="string" calcext:value-type="string">
            <text:p>Subhilfsterm</text:p>
          </table:table-cell>
          <table:table-cell table:number-columns-repeated="2" office:value-type="string" calcext:value-type="string">
            <text:p>Subsubterm</text:p>
          </table:table-cell>
          <table:table-cell office:value-type="string" calcext:value-type="string">
            <text:p>Q/C</text:p>
          </table:table-cell>
          <table:table-cell office:value-type="string" calcext:value-type="string">
            <text:p>Fehler/C</text:p>
          </table:table-cell>
          <table:table-cell office:value-type="string" calcext:value-type="string">
            <text:p>Hilfsterm 1</text:p>
          </table:table-cell>
          <table:table-cell table:style-name="ce6" office:value-type="string" calcext:value-type="string">
            <text:p>Hilfsterm 2</text:p>
          </table:table-cell>
          <table:table-cell office:value-type="string" calcext:value-type="string">
            <text:p>Hilfsterm 3</text:p>
          </table:table-cell>
          <table:table-cell office:value-type="string" calcext:value-type="string">
            <text:p>Q_k/C</text:p>
          </table:table-cell>
          <table:table-cell office:value-type="string" calcext:value-type="string">
            <text:p>Hilfsterme</text:p>
          </table:table-cell>
          <table:table-cell office:value-type="string" calcext:value-type="string">
            <text:p>Fehler/C</text:p>
          </table:table-cell>
          <table:table-cell office:value-type="string" calcext:value-type="string">
            <text:p>Hilfsterm 1</text:p>
          </table:table-cell>
          <table:table-cell office:value-type="string" calcext:value-type="string">
            <text:p>Hilfsterm 2</text:p>
          </table:table-cell>
          <table:table-cell office:value-type="string" calcext:value-type="string">
            <text:p>Hilfsterm 3</text:p>
          </table:table-cell>
          <table:table-cell table:number-columns-repeated="2"/>
          <table:table-cell office:value-type="string" calcext:value-type="string">
            <text:p>Q_k_2/C</text:p>
          </table:table-cell>
          <table:table-cell office:value-type="string" calcext:value-type="string">
            <text:p>Hilfsterme</text:p>
          </table:table-cell>
          <table:table-cell office:value-type="string" calcext:value-type="string">
            <text:p>Fehler/C</text:p>
          </table:table-cell>
          <table:table-cell/>
          <table:table-cell office:value-type="string" calcext:value-type="string">
            <text:p>Plotdaten</text:p>
          </table:table-cell>
          <table:table-cell table:number-columns-repeated="9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18.6" calcext:value-type="float">
            <text:p>18,6</text:p>
          </table:table-cell>
          <table:table-cell office:value-type="float" office:value="0.5" calcext:value-type="float">
            <text:p>0,5</text:p>
          </table:table-cell>
          <table:table-cell table:formula="of:=(10^-4)*(1/1.875)*[.D14]" office:value-type="float" office:value="0.000533333333333333" calcext:value-type="float">
            <text:p>0,0005333333</text:p>
          </table:table-cell>
          <table:table-cell table:formula="of:=(10^-4)*(1/1.875)*[.E14]" office:value-type="float" office:value="0.0000266666666666667" calcext:value-type="float">
            <text:p>2,66666666666667E-005</text:p>
          </table:table-cell>
          <table:table-cell table:formula="of:=[.H14]/[.F14]" office:value-type="float" office:value="0.000028673835125448" calcext:value-type="float">
            <text:p>2,8673835125448E-005</text:p>
          </table:table-cell>
          <table:table-cell table:formula="of:=SQRT(([.I14]/[.F14])^2+(([.G14]*[.H14])/[.F14]^2)^2)" office:value-type="float" office:value="0.00000162776159349909" calcext:value-type="float">
            <text:p>1,62776159349909E-006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10.9" calcext:value-type="float">
            <text:p>10,9</text:p>
          </table:table-cell>
          <table:table-cell office:value-type="float" office:value="0.5" calcext:value-type="float">
            <text:p>0,5</text:p>
          </table:table-cell>
          <table:table-cell table:formula="of:=(10^-4)*(1/1.875)*[.L14]" office:value-type="float" office:value="0.000533333333333333" calcext:value-type="float">
            <text:p>0,0005333333</text:p>
          </table:table-cell>
          <table:table-cell table:formula="of:=(10^-4)*(1/1.875)*[.M14]" office:value-type="float" office:value="0.0000266666666666667" calcext:value-type="float">
            <text:p>2,66666666666667E-005</text:p>
          </table:table-cell>
          <table:table-cell table:formula="of:=[.P14]/[.N14]" office:value-type="float" office:value="0.0000489296636085627" calcext:value-type="float">
            <text:p>4,89296636085627E-005</text:p>
          </table:table-cell>
          <table:table-cell table:formula="of:=SQRT(([.Q14]/[.N14])^2+(([.O14]*[.P14])/[.N14]^2)^2)" office:value-type="float" office:value="0.00000332008589375557" calcext:value-type="float">
            <text:p>3,32008589375557E-006</text:p>
          </table:table-cell>
          <table:table-cell table:formula="of:=-([.$B$62]/(2*[.$B$59]))+SQRT(([.$B$62]/(2*[.$B$59]))^2+((9*1.81*10^-5*[.J14])/(2*9.81*874)))" office:value-type="float" office:value="0.000000491747955795412" calcext:value-type="float">
            <text:p>4,91747955795412E-007</text:p>
          </table:table-cell>
          <table:table-cell table:formula="of:=SQRT((9*[.J14]*(1.8*10^-5))/(2*9.81*874))" office:value-type="float" office:value="0.000000520469376277407" calcext:value-type="float">
            <text:p>5,20469376277407E-007</text:p>
          </table:table-cell>
          <table:table-cell table:formula="of:=SQRT([.W14]+[.X14])" office:value-type="float" office:value="0.000000000161783817507475" calcext:value-type="float">
            <text:p>1,61783817507475E-010</text:p>
          </table:table-cell>
          <table:table-cell table:formula="of:=((([.$B$62]*[.$C$59])/([.$B$59]^2*2))*(1+[.$B$62]/([.$B$59]*SQRT(([.$B$62]^2/[.$B$59]^2)+(18*1.81*10^-5*[.J14]/(9.81*874))))))^2" office:value-type="float" office:value="2.61739475351764E-020" calcext:value-type="float">
            <text:p>2,61739475351764E-020</text:p>
          </table:table-cell>
          <table:table-cell table:formula="of:=(9*1.81*10^-5*[.K14])/(2*9.81*874*[.Y14])^2" office:value-type="float" office:value="5.60721155828852E-026" calcext:value-type="float">
            <text:p>5,60721155828852E-026</text:p>
          </table:table-cell>
          <table:table-cell table:formula="of:=SQRT([.Z14]+[.AA14]*[.J14])" office:value-type="float" office:value="4010.25541570735" calcext:value-type="float">
            <text:p>4010,2554157074</text:p>
          </table:table-cell>
          <table:table-cell table:formula="of:=[.$B$59]/[.$B$62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formula="of:=([.J14]+[.R14])*(SQRT([.J14])/[.B14])*(2*10^-10)" office:value-type="float" office:value="3.36478435485117E-019" calcext:value-type="float">
            <text:p>3,36478435485117E-019</text:p>
          </table:table-cell>
          <table:table-cell table:formula="of:=SQRT([.AD14]+[.AE14]+[.AF14])*2*10^-10" office:value-type="float" office:value="2.20209774714258E-020" calcext:value-type="float">
            <text:p>2,20209774714258E-020</text:p>
          </table:table-cell>
          <table:table-cell table:formula="of:=(((((3*SQRT([.J14]))/(2*[.B14]))+([.R14]/(2*[.B14]*SQRT([.J14]))))*[.K14])^2)" office:value-type="float" office:value="6.89596763716896E-021" calcext:value-type="float">
            <text:p>6,89596763716896E-021</text:p>
          </table:table-cell>
          <table:table-cell table:formula="of:=((SQRT([.J14])*[.S14])/[.B14])^2" office:value-type="float" office:value="5.18072471564466E-021" calcext:value-type="float">
            <text:p>5,18072471564466E-021</text:p>
          </table:table-cell>
          <table:table-cell table:formula="of:=(([.J14]+[.R14])*(SQRT([.J14])/[.B14]^2)*[.C14])^2" office:value-type="float" office:value="4.63938671124392E-023" calcext:value-type="float">
            <text:p>4,63938671124392E-023</text:p>
          </table:table-cell>
          <table:table-cell table:formula="of:=[.AB14]/(1+[.AH14])^(3/2)" office:value-type="float" office:value="2.81442887069889E-019" calcext:value-type="float">
            <text:p>2,81442887069889E-019</text:p>
          </table:table-cell>
          <table:table-cell table:formula="of:=([.$B$62]/([.$B$59]*[.T14]))" office:value-type="float" office:value="0.126448408842508" calcext:value-type="float">
            <text:p>0,1264484088</text:p>
          </table:table-cell>
          <table:table-cell table:formula="of:=SQRT([.AJ14]+[.AK14]+[.AL14])" office:value-type="float" office:value="1.22530755896855E-022" calcext:value-type="float">
            <text:p>1,22530755896855E-022</text:p>
          </table:table-cell>
          <table:table-cell table:formula="of:=([.$AC$14]/(1+([.$B$62]/([.$B$59]*[.T14])^(3/2))))^2" office:value-type="float" office:value="1.50137861406545E-044" calcext:value-type="float">
            <text:p>1,50137861406545E-044</text:p>
          </table:table-cell>
          <table:table-cell table:formula="of:=((3*[.AB14]*[.$B$62]*[.$C$59])/(2*(1+([.$B$62]/([.$B$59]*[.T14])^(5/2)))*[.$B$59]^2*[.T14]))^2" office:value-type="float" office:value="7.70925593983263E-061" calcext:value-type="float">
            <text:p>7,70925593983263E-061</text:p>
          </table:table-cell>
          <table:table-cell table:formula="of:=((3*[.AB14]*[.$B$62]*[.V14])/(2*(1+([.$B$62]/([.$B$59]*[.T14])^(5/2)))*[.$B$59]*[.T14]^2))^2" office:value-type="float" office:value="3.45901975923023E-063" calcext:value-type="float">
            <text:p>3,45901975923023E-063</text:p>
          </table:table-cell>
          <table:table-cell table:number-columns-repeated="2"/>
          <table:table-cell table:formula="of:=[.AB14]/(1+[.AP14])^(3/2)" office:value-type="float" office:value="2.84078420396983E-019" calcext:value-type="float">
            <text:p>2,84078420396983E-019</text:p>
          </table:table-cell>
          <table:table-cell table:formula="of:=([.$B$62]/([.$B$59]*[.U14]))" office:value-type="float" office:value="0.119470519104556" calcext:value-type="float">
            <text:p>0,1194705191</text:p>
          </table:table-cell>
          <table:table-cell table:number-columns-repeated="2"/>
          <table:table-cell table:formula="of:=10^19*[.AG14]" office:value-type="float" office:value="2.8144288706989" calcext:value-type="float">
            <text:p>2,8144288707</text:p>
          </table:table-cell>
          <table:table-cell table:number-columns-repeated="9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39.5" calcext:value-type="float">
            <text:p>39,5</text:p>
          </table:table-cell>
          <table:table-cell office:value-type="float" office:value="0.5" calcext:value-type="float">
            <text:p>0,5</text:p>
          </table:table-cell>
          <table:table-cell table:formula="of:=(10^-4)*(1/1.875)*[.D15]" office:value-type="float" office:value="0.00106666666666667" calcext:value-type="float">
            <text:p>0,0010666667</text:p>
          </table:table-cell>
          <table:table-cell table:formula="of:=(10^-4)*(1/1.875)*[.E15]" office:value-type="float" office:value="0.0000266666666666667" calcext:value-type="float">
            <text:p>2,66666666666667E-005</text:p>
          </table:table-cell>
          <table:table-cell table:formula="of:=[.H15]/[.F15]" office:value-type="float" office:value="0.0000270042194092827" calcext:value-type="float">
            <text:p>2,70042194092827E-005</text:p>
          </table:table-cell>
          <table:table-cell table:formula="of:=SQRT(([.I15]/[.F15])^2+(([.G15]*[.H15])/[.F15]^2)^2)" office:value-type="float" office:value="0.000000756711392226045" calcext:value-type="float">
            <text:p>7,56711392226045E-007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4.4" calcext:value-type="float">
            <text:p>14,4</text:p>
          </table:table-cell>
          <table:table-cell office:value-type="float" office:value="0.5" calcext:value-type="float">
            <text:p>0,5</text:p>
          </table:table-cell>
          <table:table-cell table:formula="of:=(10^-4)*(1/1.875)*[.L15]" office:value-type="float" office:value="0.00106666666666667" calcext:value-type="float">
            <text:p>0,0010666667</text:p>
          </table:table-cell>
          <table:table-cell table:formula="of:=(10^-4)*(1/1.875)*[.M15]" office:value-type="float" office:value="0.0000266666666666667" calcext:value-type="float">
            <text:p>2,66666666666667E-005</text:p>
          </table:table-cell>
          <table:table-cell table:formula="of:=[.P15]/[.N15]" office:value-type="float" office:value="0.0000740740740740741" calcext:value-type="float">
            <text:p>7,40740740740741E-005</text:p>
          </table:table-cell>
          <table:table-cell table:formula="of:=SQRT(([.Q15]/[.N15])^2+(([.O15]*[.P15])/[.N15]^2)^2)" office:value-type="float" office:value="0.00000316932547340522" calcext:value-type="float">
            <text:p>3,16932547340522E-006</text:p>
          </table:table-cell>
          <table:table-cell table:formula="of:=-([.$B$62]/(2*[.$B$59]))+SQRT(([.$B$62]/(2*[.$B$59]))^2+((9*1.81*10^-5*[.J15])/(2*9.81*874)))" office:value-type="float" office:value="0.000000476353261268938" calcext:value-type="float">
            <text:p>4,76353261268938E-007</text:p>
          </table:table-cell>
          <table:table-cell table:formula="of:=SQRT((9*[.J15]*(1.8*10^-5))/(2*9.81*874))" office:value-type="float" office:value="0.000000505089224480377" calcext:value-type="float">
            <text:p>5,05089224480377E-007</text:p>
          </table:table-cell>
          <table:table-cell table:formula="of:=SQRT([.W15]+[.X15])" office:value-type="float" office:value="0.000000000162059204557203" calcext:value-type="float">
            <text:p>1,62059204557203E-010</text:p>
          </table:table-cell>
          <table:table-cell table:formula="of:=((([.$B$62]*[.$C$59])/([.$B$59]^2*2))*(1+[.$B$62]/([.$B$59]*SQRT(([.$B$62]^2/[.$B$59]^2)+(18*1.81*10^-5*[.J15]/(9.81*874))))))^2" office:value-type="float" office:value="2.62631597149915E-020" calcext:value-type="float">
            <text:p>2,62631597149915E-020</text:p>
          </table:table-cell>
          <table:table-cell table:formula="of:=(9*1.81*10^-5*[.K15])/(2*9.81*874*[.Y15])^2" office:value-type="float" office:value="2.60667218204694E-026" calcext:value-type="float">
            <text:p>2,60667218204694E-026</text:p>
          </table:table-cell>
          <table:table-cell table:formula="of:=SQRT([.Z15]+[.AA15]*[.J15])" office:value-type="float" office:value="4010.25541570735" calcext:value-type="float">
            <text:p>4010,2554157074</text:p>
          </table:table-cell>
          <table:table-cell table:formula="of:=[.$B$59]/[.$B$62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formula="of:=([.J15]+[.R15])*(SQRT([.J15])/[.B15])*(2*10^-10)" office:value-type="float" office:value="2.08023468138274E-019" calcext:value-type="float">
            <text:p>2,08023468138274E-019</text:p>
          </table:table-cell>
          <table:table-cell table:formula="of:=SQRT([.AD15]+[.AE15]+[.AF15])*2*10^-10" office:value-type="float" office:value="7.91912290480391E-021" calcext:value-type="float">
            <text:p>7,91912290480391E-021</text:p>
          </table:table-cell>
          <table:table-cell table:formula="of:=(((((3*SQRT([.J15]))/(2*[.B15]))+([.R15]/(2*[.B15]*SQRT([.J15]))))*[.K15])^2)" office:value-type="float" office:value="4.99960230818549E-022" calcext:value-type="float">
            <text:p>4,99960230818549E-022</text:p>
          </table:table-cell>
          <table:table-cell table:formula="of:=((SQRT([.J15])*[.S15])/[.B15])^2" office:value-type="float" office:value="1.06361034879597E-021" calcext:value-type="float">
            <text:p>1,06361034879597E-021</text:p>
          </table:table-cell>
          <table:table-cell table:formula="of:=(([.J15]+[.R15])*(SQRT([.J15])/[.B15]^2)*[.C15])^2" office:value-type="float" office:value="4.24210992023091E-024" calcext:value-type="float">
            <text:p>4,24210992023091E-024</text:p>
          </table:table-cell>
          <table:table-cell table:formula="of:=[.AB15]/(1+[.AH15])^(3/2)" office:value-type="float" office:value="1.73055874516753E-019" calcext:value-type="float">
            <text:p>1,73055874516753E-019</text:p>
          </table:table-cell>
          <table:table-cell table:formula="of:=([.$B$62]/([.$B$59]*[.T15]))" office:value-type="float" office:value="0.130534944583449" calcext:value-type="float">
            <text:p>0,1305349446</text:p>
          </table:table-cell>
          <table:table-cell table:formula="of:=SQRT([.AJ15]+[.AK15]+[.AL15])" office:value-type="float" office:value="1.16852385341518E-022" calcext:value-type="float">
            <text:p>1,16852385341518E-022</text:p>
          </table:table-cell>
          <table:table-cell table:formula="of:=([.$AC$14]/(1+([.$B$62]/([.$B$59]*[.T15])^(3/2))))^2" office:value-type="float" office:value="1.36544799600026E-044" calcext:value-type="float">
            <text:p>1,36544799600026E-044</text:p>
          </table:table-cell>
          <table:table-cell table:formula="of:=((3*[.AB15]*[.$B$62]*[.$C$59])/(2*(1+([.$B$62]/([.$B$59]*[.T15])^(5/2)))*[.$B$59]^2*[.T15]))^2" office:value-type="float" office:value="2.67844292481168E-061" calcext:value-type="float">
            <text:p>2,67844292481168E-061</text:p>
          </table:table-cell>
          <table:table-cell table:formula="of:=((3*[.AB15]*[.$B$62]*[.V15])/(2*(1+([.$B$62]/([.$B$59]*[.T15])^(5/2)))*[.$B$59]*[.T15]^2))^2" office:value-type="float" office:value="1.28507082459427E-063" calcext:value-type="float">
            <text:p>1,28507082459427E-063</text:p>
          </table:table-cell>
          <table:table-cell table:number-columns-repeated="2"/>
          <table:table-cell table:formula="of:=[.AB15]/(1+[.AP15])^(3/2)" office:value-type="float" office:value="1.74775195314392E-019" calcext:value-type="float">
            <text:p>1,74775195314392E-019</text:p>
          </table:table-cell>
          <table:table-cell table:formula="of:=([.$B$62]/([.$B$59]*[.U15]))" office:value-type="float" office:value="0.123108440149077" calcext:value-type="float">
            <text:p>0,1231084401</text:p>
          </table:table-cell>
          <table:table-cell table:number-columns-repeated="2"/>
          <table:table-cell table:formula="of:=10^19*[.AG15]" office:value-type="float" office:value="1.73055874516753" calcext:value-type="float">
            <text:p>1,7305587452</text:p>
          </table:table-cell>
          <table:table-cell table:number-columns-repeated="97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22.4" calcext:value-type="float">
            <text:p>22,4</text:p>
          </table:table-cell>
          <table:table-cell office:value-type="float" office:value="0.5" calcext:value-type="float">
            <text:p>0,5</text:p>
          </table:table-cell>
          <table:table-cell table:formula="of:=(10^-4)*(1/1.875)*[.D16]" office:value-type="float" office:value="0.00106666666666667" calcext:value-type="float">
            <text:p>0,0010666667</text:p>
          </table:table-cell>
          <table:table-cell table:formula="of:=(10^-4)*(1/1.875)*[.E16]" office:value-type="float" office:value="0.0000266666666666667" calcext:value-type="float">
            <text:p>2,66666666666667E-005</text:p>
          </table:table-cell>
          <table:table-cell table:formula="of:=[.H16]/[.F16]" office:value-type="float" office:value="0.0000476190476190476" calcext:value-type="float">
            <text:p>0,000047619</text:p>
          </table:table-cell>
          <table:table-cell table:formula="of:=SQRT(([.I16]/[.F16])^2+(([.G16]*[.H16])/[.F16]^2)^2)" office:value-type="float" office:value="0.00000159594595060574" calcext:value-type="float">
            <text:p>1,59594595060574E-006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45.8" calcext:value-type="float">
            <text:p>45,8</text:p>
          </table:table-cell>
          <table:table-cell office:value-type="float" office:value="0.5" calcext:value-type="float">
            <text:p>0,5</text:p>
          </table:table-cell>
          <table:table-cell table:formula="of:=(10^-4)*(1/1.875)*[.L16]" office:value-type="float" office:value="0.00106666666666667" calcext:value-type="float">
            <text:p>0,0010666667</text:p>
          </table:table-cell>
          <table:table-cell table:formula="of:=(10^-4)*(1/1.875)*[.M16]" office:value-type="float" office:value="0.0000266666666666667" calcext:value-type="float">
            <text:p>2,66666666666667E-005</text:p>
          </table:table-cell>
          <table:table-cell table:formula="of:=[.P16]/[.N16]" office:value-type="float" office:value="0.0000232896652110626" calcext:value-type="float">
            <text:p>2,32896652110626E-005</text:p>
          </table:table-cell>
          <table:table-cell table:formula="of:=SQRT(([.Q16]/[.N16])^2+(([.O16]*[.P16])/[.N16]^2)^2)" office:value-type="float" office:value="0.000000635334877008061" calcext:value-type="float">
            <text:p>6,35334877008061E-007</text:p>
          </table:table-cell>
          <table:table-cell table:formula="of:=-([.$B$62]/(2*[.$B$59]))+SQRT(([.$B$62]/(2*[.$B$59]))^2+((9*1.81*10^-5*[.J16])/(2*9.81*874)))" office:value-type="float" office:value="0.000000642210501251418" calcext:value-type="float">
            <text:p>6,42210501251418E-007</text:p>
          </table:table-cell>
          <table:table-cell table:formula="of:=SQRT((9*[.J16]*(1.8*10^-5))/(2*9.81*874))" office:value-type="float" office:value="0.000000670722139653027" calcext:value-type="float">
            <text:p>6,70722139653027E-007</text:p>
          </table:table-cell>
          <table:table-cell table:formula="of:=SQRT([.W16]+[.X16])" office:value-type="float" office:value="0.000000000159754611355944" calcext:value-type="float">
            <text:p>1,59754611355944E-010</text:p>
          </table:table-cell>
          <table:table-cell table:formula="of:=((([.$B$62]*[.$C$59])/([.$B$59]^2*2))*(1+[.$B$62]/([.$B$59]*SQRT(([.$B$62]^2/[.$B$59]^2)+(18*1.81*10^-5*[.J16]/(9.81*874))))))^2" office:value-type="float" office:value="2.55214808733384E-020" calcext:value-type="float">
            <text:p>2,55214808733384E-020</text:p>
          </table:table-cell>
          <table:table-cell table:formula="of:=(9*1.81*10^-5*[.K16])/(2*9.81*874*[.Y16])^2" office:value-type="float" office:value="5.49761501707604E-026" calcext:value-type="float">
            <text:p>5,49761501707604E-026</text:p>
          </table:table-cell>
          <table:table-cell table:formula="of:=SQRT([.Z16]+[.AA16]*[.J16])" office:value-type="float" office:value="4010.25541570735" calcext:value-type="float">
            <text:p>4010,2554157074</text:p>
          </table:table-cell>
          <table:table-cell table:formula="of:=[.$B$59]/[.$B$62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formula="of:=([.J16]+[.R16])*(SQRT([.J16])/[.B16])*(2*10^-10)" office:value-type="float" office:value="1.93788754777649E-019" calcext:value-type="float">
            <text:p>1,93788754777649E-019</text:p>
          </table:table-cell>
          <table:table-cell table:formula="of:=SQRT([.AD16]+[.AE16]+[.AF16])*2*10^-10" office:value-type="float" office:value="7.81403877792344E-021" calcext:value-type="float">
            <text:p>7,81403877792344E-021</text:p>
          </table:table-cell>
          <table:table-cell table:formula="of:=(((((3*SQRT([.J16]))/(2*[.B16]))+([.R16]/(2*[.B16]*SQRT([.J16]))))*[.K16])^2)" office:value-type="float" office:value="1.44742780103206E-021" calcext:value-type="float">
            <text:p>1,44742780103206E-021</text:p>
          </table:table-cell>
          <table:table-cell table:formula="of:=((SQRT([.J16])*[.S16])/[.B16])^2" office:value-type="float" office:value="7.53708377690044E-023" calcext:value-type="float">
            <text:p>7,53708377690044E-023</text:p>
          </table:table-cell>
          <table:table-cell table:formula="of:=(([.J16]+[.R16])*(SQRT([.J16])/[.B16]^2)*[.C16])^2" office:value-type="float" office:value="3.68141177122554E-024" calcext:value-type="float">
            <text:p>3,68141177122554E-024</text:p>
          </table:table-cell>
          <table:table-cell table:formula="of:=[.AB16]/(1+[.AH16])^(3/2)" office:value-type="float" office:value="1.68703366666798E-019" calcext:value-type="float">
            <text:p>1,68703366666798E-019</text:p>
          </table:table-cell>
          <table:table-cell table:formula="of:=([.$B$62]/([.$B$59]*[.T16]))" office:value-type="float" office:value="0.096822998753088" calcext:value-type="float">
            <text:p>0,0968229988</text:p>
          </table:table-cell>
          <table:table-cell table:formula="of:=SQRT([.AJ16]+[.AK16]+[.AL16])" office:value-type="float" office:value="1.8237233433018E-022" calcext:value-type="float">
            <text:p>1,8237233433018E-022</text:p>
          </table:table-cell>
          <table:table-cell table:formula="of:=([.$AC$14]/(1+([.$B$62]/([.$B$59]*[.T16])^(3/2))))^2" office:value-type="float" office:value="3.32596683290389E-044" calcext:value-type="float">
            <text:p>3,32596683290389E-044</text:p>
          </table:table-cell>
          <table:table-cell table:formula="of:=((3*[.AB16]*[.$B$62]*[.$C$59])/(2*(1+([.$B$62]/([.$B$59]*[.T16])^(5/2)))*[.$B$59]^2*[.T16]))^2" office:value-type="float" office:value="5.69586454274869E-061" calcext:value-type="float">
            <text:p>5,69586454274869E-061</text:p>
          </table:table-cell>
          <table:table-cell table:formula="of:=((3*[.AB16]*[.$B$62]*[.V16])/(2*(1+([.$B$62]/([.$B$59]*[.T16])^(5/2)))*[.$B$59]*[.T16]^2))^2" office:value-type="float" office:value="1.46105713808062E-063" calcext:value-type="float">
            <text:p>1,46105713808062E-063</text:p>
          </table:table-cell>
          <table:table-cell table:number-columns-repeated="2"/>
          <table:table-cell table:formula="of:=[.AB16]/(1+[.AP16])^(3/2)" office:value-type="float" office:value="1.69657431283801E-019" calcext:value-type="float">
            <text:p>1,69657431283801E-019</text:p>
          </table:table-cell>
          <table:table-cell table:formula="of:=([.$B$62]/([.$B$59]*[.U16]))" office:value-type="float" office:value="0.0927071627515576" calcext:value-type="float">
            <text:p>0,0927071628</text:p>
          </table:table-cell>
          <table:table-cell table:number-columns-repeated="2"/>
          <table:table-cell table:formula="of:=10^19*[.AG16]" office:value-type="float" office:value="1.68703366666799" calcext:value-type="float">
            <text:p>1,6870336667</text:p>
          </table:table-cell>
          <table:table-cell table:number-columns-repeated="9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,5</text:p>
          </table:table-cell>
          <table:table-cell table:formula="of:=(10^-4)*(1/1.875)*[.D17]" office:value-type="float" office:value="0.000533333333333333" calcext:value-type="float">
            <text:p>0,0005333333</text:p>
          </table:table-cell>
          <table:table-cell table:formula="of:=(10^-4)*(1/1.875)*[.E17]" office:value-type="float" office:value="0.0000266666666666667" calcext:value-type="float">
            <text:p>2,66666666666667E-005</text:p>
          </table:table-cell>
          <table:table-cell table:formula="of:=[.H17]/[.F17]" office:value-type="float" office:value="0.000041025641025641" calcext:value-type="float">
            <text:p>4,1025641025641E-005</text:p>
          </table:table-cell>
          <table:table-cell table:formula="of:=SQRT(([.I17]/[.F17])^2+(([.G17]*[.H17])/[.F17]^2)^2)" office:value-type="float" office:value="0.00000258796362396161" calcext:value-type="float">
            <text:p>0,000002588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30.9" calcext:value-type="float">
            <text:p>30,9</text:p>
          </table:table-cell>
          <table:table-cell office:value-type="float" office:value="0.5" calcext:value-type="float">
            <text:p>0,5</text:p>
          </table:table-cell>
          <table:table-cell table:formula="of:=(10^-4)*(1/1.875)*[.L17]" office:value-type="float" office:value="0.000533333333333333" calcext:value-type="float">
            <text:p>0,0005333333</text:p>
          </table:table-cell>
          <table:table-cell table:formula="of:=(10^-4)*(1/1.875)*[.M17]" office:value-type="float" office:value="0.0000266666666666667" calcext:value-type="float">
            <text:p>2,66666666666667E-005</text:p>
          </table:table-cell>
          <table:table-cell table:formula="of:=[.P17]/[.N17]" office:value-type="float" office:value="0.000017259978425027" calcext:value-type="float">
            <text:p>0,00001726</text:p>
          </table:table-cell>
          <table:table-cell table:formula="of:=SQRT(([.Q17]/[.N17])^2+(([.O17]*[.P17])/[.N17]^2)^2)" office:value-type="float" office:value="0.000000907066008889303" calcext:value-type="float">
            <text:p>9,07066008889303E-007</text:p>
          </table:table-cell>
          <table:table-cell table:formula="of:=-([.$B$62]/(2*[.$B$59]))+SQRT(([.$B$62]/(2*[.$B$59]))^2+((9*1.81*10^-5*[.J17])/(2*9.81*874)))" office:value-type="float" office:value="0.000000593968482901356" calcext:value-type="float">
            <text:p>0,000000594</text:p>
          </table:table-cell>
          <table:table-cell table:formula="of:=SQRT((9*[.J17]*(1.8*10^-5))/(2*9.81*874))" office:value-type="float" office:value="0.00000062255822789471" calcext:value-type="float">
            <text:p>6,2255822789471E-007</text:p>
          </table:table-cell>
          <table:table-cell table:formula="of:=SQRT([.W17]+[.X17])" office:value-type="float" office:value="0.00000000016029893106977" calcext:value-type="float">
            <text:p>1,6029893106977E-010</text:p>
          </table:table-cell>
          <table:table-cell table:formula="of:=((([.$B$62]*[.$C$59])/([.$B$59]^2*2))*(1+[.$B$62]/([.$B$59]*SQRT(([.$B$62]^2/[.$B$59]^2)+(18*1.81*10^-5*[.J17]/(9.81*874))))))^2" office:value-type="float" office:value="2.56956581535549E-020" calcext:value-type="float">
            <text:p>2,56956581535549E-020</text:p>
          </table:table-cell>
          <table:table-cell table:formula="of:=(9*1.81*10^-5*[.K17])/(2*9.81*874*[.Y17])^2" office:value-type="float" office:value="8.91485559228234E-026" calcext:value-type="float">
            <text:p>8,91485559228234E-026</text:p>
          </table:table-cell>
          <table:table-cell table:formula="of:=SQRT([.Z17]+[.AA17]*[.J17])" office:value-type="float" office:value="4010.25541570735" calcext:value-type="float">
            <text:p>4010,2554157074</text:p>
          </table:table-cell>
          <table:table-cell table:formula="of:=[.$B$59]/[.$B$62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formula="of:=([.J17]+[.R17])*(SQRT([.J17])/[.B17])*(2*10^-10)" office:value-type="float" office:value="4.60897216593646E-019" calcext:value-type="float">
            <text:p>4,60897216593646E-019</text:p>
          </table:table-cell>
          <table:table-cell table:formula="of:=SQRT([.AD17]+[.AE17]+[.AF17])*2*10^-10" office:value-type="float" office:value="3.58420221204501E-020" calcext:value-type="float">
            <text:p>3,58420221204501E-020</text:p>
          </table:table-cell>
          <table:table-cell table:formula="of:=(((((3*SQRT([.J17]))/(2*[.B17]))+([.R17]/(2*[.B17]*SQRT([.J17]))))*[.K17])^2)" office:value-type="float" office:value="3.06277226940278E-020" calcext:value-type="float">
            <text:p>3,06277226940278E-020</text:p>
          </table:table-cell>
          <table:table-cell table:formula="of:=((SQRT([.J17])*[.S17])/[.B17])^2" office:value-type="float" office:value="1.28618408620069E-021" calcext:value-type="float">
            <text:p>1,28618408620069E-021</text:p>
          </table:table-cell>
          <table:table-cell table:formula="of:=(([.J17]+[.R17])*(SQRT([.J17])/[.B17]^2)*[.C17])^2" office:value-type="float" office:value="2.02356961842488E-022" calcext:value-type="float">
            <text:p>2,02356961842488E-022</text:p>
          </table:table-cell>
          <table:table-cell table:formula="of:=[.AB17]/(1+[.AH17])^(3/2)" office:value-type="float" office:value="3.96958633856299E-019" calcext:value-type="float">
            <text:p>3,96958633856299E-019</text:p>
          </table:table-cell>
          <table:table-cell table:formula="of:=([.$B$62]/([.$B$59]*[.T17]))" office:value-type="float" office:value="0.104686946112278" calcext:value-type="float">
            <text:p>0,1046869461</text:p>
          </table:table-cell>
          <table:table-cell table:formula="of:=SQRT([.AJ17]+[.AK17]+[.AL17])" office:value-type="float" office:value="1.62362488528306E-022" calcext:value-type="float">
            <text:p>1,62362488528306E-022</text:p>
          </table:table-cell>
          <table:table-cell table:formula="of:=([.$AC$14]/(1+([.$B$62]/([.$B$59]*[.T17])^(3/2))))^2" office:value-type="float" office:value="2.63615776811044E-044" calcext:value-type="float">
            <text:p>2,63615776811044E-044</text:p>
          </table:table-cell>
          <table:table-cell table:formula="of:=((3*[.AB17]*[.$B$62]*[.$C$59])/(2*(1+([.$B$62]/([.$B$59]*[.T17])^(5/2)))*[.$B$59]^2*[.T17]))^2" office:value-type="float" office:value="2.54899318858504E-060" calcext:value-type="float">
            <text:p>2,54899318858504E-060</text:p>
          </table:table-cell>
          <table:table-cell table:formula="of:=((3*[.AB17]*[.$B$62]*[.V17])/(2*(1+([.$B$62]/([.$B$59]*[.T17])^(5/2)))*[.$B$59]*[.T17]^2))^2" office:value-type="float" office:value="7.69588683145013E-063" calcext:value-type="float">
            <text:p>7,69588683145013E-063</text:p>
          </table:table-cell>
          <table:table-cell table:number-columns-repeated="2"/>
          <table:table-cell table:formula="of:=[.AB17]/(1+[.AP17])^(3/2)" office:value-type="float" office:value="3.99564116856965E-019" calcext:value-type="float">
            <text:p>3,99564116856965E-019</text:p>
          </table:table-cell>
          <table:table-cell table:formula="of:=([.$B$62]/([.$B$59]*[.U17]))" office:value-type="float" office:value="0.0998794068984698" calcext:value-type="float">
            <text:p>0,0998794069</text:p>
          </table:table-cell>
          <table:table-cell table:number-columns-repeated="2"/>
          <table:table-cell table:formula="of:=10^19*[.AG17]" office:value-type="float" office:value="3.969586338563" calcext:value-type="float">
            <text:p>3,9695863386</text:p>
          </table:table-cell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12.6" calcext:value-type="float">
            <text:p>12,6</text:p>
          </table:table-cell>
          <table:table-cell office:value-type="float" office:value="0.5" calcext:value-type="float">
            <text:p>0,5</text:p>
          </table:table-cell>
          <table:table-cell table:formula="of:=(10^-4)*(1/1.875)*[.D18]" office:value-type="float" office:value="0.000533333333333333" calcext:value-type="float">
            <text:p>0,0005333333</text:p>
          </table:table-cell>
          <table:table-cell table:formula="of:=(10^-4)*(1/1.875)*[.E18]" office:value-type="float" office:value="0.0000266666666666667" calcext:value-type="float">
            <text:p>2,66666666666667E-005</text:p>
          </table:table-cell>
          <table:table-cell table:formula="of:=[.H18]/[.F18]" office:value-type="float" office:value="0.0000423280423280423" calcext:value-type="float">
            <text:p>0,000042328</text:p>
          </table:table-cell>
          <table:table-cell table:formula="of:=SQRT(([.I18]/[.F18])^2+(([.G18]*[.H18])/[.F18]^2)^2)" office:value-type="float" office:value="0.00000270194318872568" calcext:value-type="float">
            <text:p>2,70194318872568E-006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13.7" calcext:value-type="float">
            <text:p>13,7</text:p>
          </table:table-cell>
          <table:table-cell office:value-type="float" office:value="0.5" calcext:value-type="float">
            <text:p>0,5</text:p>
          </table:table-cell>
          <table:table-cell table:formula="of:=(10^-4)*(1/1.875)*[.L18]" office:value-type="float" office:value="0.000533333333333333" calcext:value-type="float">
            <text:p>0,0005333333</text:p>
          </table:table-cell>
          <table:table-cell table:formula="of:=(10^-4)*(1/1.875)*[.M18]" office:value-type="float" office:value="0.0000266666666666667" calcext:value-type="float">
            <text:p>2,66666666666667E-005</text:p>
          </table:table-cell>
          <table:table-cell table:formula="of:=[.P18]/[.N18]" office:value-type="float" office:value="0.0000389294403892944" calcext:value-type="float">
            <text:p>3,89294403892944E-005</text:p>
          </table:table-cell>
          <table:table-cell table:formula="of:=SQRT(([.Q18]/[.N18])^2+(([.O18]*[.P18])/[.N18]^2)^2)" office:value-type="float" office:value="0.00000240984983419806" calcext:value-type="float">
            <text:p>2,40984983419806E-006</text:p>
          </table:table-cell>
          <table:table-cell table:formula="of:=-([.$B$62]/(2*[.$B$59]))+SQRT(([.$B$62]/(2*[.$B$59]))^2+((9*1.81*10^-5*[.J18])/(2*9.81*874)))" office:value-type="float" office:value="0.000000603788368639213" calcext:value-type="float">
            <text:p>6,03788368639213E-007</text:p>
          </table:table-cell>
          <table:table-cell table:formula="of:=SQRT((9*[.J18]*(1.8*10^-5))/(2*9.81*874))" office:value-type="float" office:value="0.000000632362897654141" calcext:value-type="float">
            <text:p>6,32362897654141E-007</text:p>
          </table:table-cell>
          <table:table-cell table:formula="of:=SQRT([.W18]+[.X18])" office:value-type="float" office:value="0.000000000160181462204748" calcext:value-type="float">
            <text:p>1,60181462204748E-010</text:p>
          </table:table-cell>
          <table:table-cell table:formula="of:=((([.$B$62]*[.$C$59])/([.$B$59]^2*2))*(1+[.$B$62]/([.$B$59]*SQRT(([.$B$62]^2/[.$B$59]^2)+(18*1.81*10^-5*[.J18]/(9.81*874))))))^2" office:value-type="float" office:value="2.56580077591982E-020" calcext:value-type="float">
            <text:p>2,56580077591982E-020</text:p>
          </table:table-cell>
          <table:table-cell table:formula="of:=(9*1.81*10^-5*[.K18])/(2*9.81*874*[.Y18])^2" office:value-type="float" office:value="9.30748528418943E-026" calcext:value-type="float">
            <text:p>9,30748528418943E-026</text:p>
          </table:table-cell>
          <table:table-cell table:formula="of:=SQRT([.Z18]+[.AA18]*[.J18])" office:value-type="float" office:value="4010.25541570735" calcext:value-type="float">
            <text:p>4010,2554157074</text:p>
          </table:table-cell>
          <table:table-cell table:formula="of:=[.$B$59]/[.$B$62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formula="of:=([.J18]+[.R18])*(SQRT([.J18])/[.B18])*(2*10^-10)" office:value-type="float" office:value="6.52668175402987E-019" calcext:value-type="float">
            <text:p>6,52668175402987E-019</text:p>
          </table:table-cell>
          <table:table-cell table:formula="of:=SQRT([.AD18]+[.AE18]+[.AF18])*2*10^-10" office:value-type="float" office:value="4.69038703046718E-020" calcext:value-type="float">
            <text:p>4,69038703046718E-020</text:p>
          </table:table-cell>
          <table:table-cell table:formula="of:=(((((3*SQRT([.J18]))/(2*[.B18]))+([.R18]/(2*[.B18]*SQRT([.J18]))))*[.K18])^2)" office:value-type="float" office:value="4.52270255119946E-020" calcext:value-type="float">
            <text:p>4,52270255119946E-020</text:p>
          </table:table-cell>
          <table:table-cell table:formula="of:=((SQRT([.J18])*[.S18])/[.B18])^2" office:value-type="float" office:value="9.36651678853379E-021" calcext:value-type="float">
            <text:p>9,36651678853379E-021</text:p>
          </table:table-cell>
          <table:table-cell table:formula="of:=(([.J18]+[.R18])*(SQRT([.J18])/[.B18]^2)*[.C18])^2" office:value-type="float" office:value="4.05783938408651E-022" calcext:value-type="float">
            <text:p>4,05783938408651E-022</text:p>
          </table:table-cell>
          <table:table-cell table:formula="of:=[.AB18]/(1+[.AH18])^(3/2)" office:value-type="float" office:value="5.63427988728122E-019" calcext:value-type="float">
            <text:p>5,63427988728122E-019</text:p>
          </table:table-cell>
          <table:table-cell table:formula="of:=([.$B$62]/([.$B$59]*[.T18]))" office:value-type="float" office:value="0.102984339864025" calcext:value-type="float">
            <text:p>0,1029843399</text:p>
          </table:table-cell>
          <table:table-cell table:formula="of:=SQRT([.AJ18]+[.AK18]+[.AL18])" office:value-type="float" office:value="1.6637496711738E-022" calcext:value-type="float">
            <text:p>1,6637496711738E-022</text:p>
          </table:table-cell>
          <table:table-cell table:formula="of:=([.$AC$14]/(1+([.$B$62]/([.$B$59]*[.T18])^(3/2))))^2" office:value-type="float" office:value="2.76806296833094E-044" calcext:value-type="float">
            <text:p>2,76806296833094E-044</text:p>
          </table:table-cell>
          <table:table-cell table:formula="of:=((3*[.AB18]*[.$B$62]*[.$C$59])/(2*(1+([.$B$62]/([.$B$59]*[.T18])^(5/2)))*[.$B$59]^2*[.T18]))^2" office:value-type="float" office:value="5.36919777670006E-060" calcext:value-type="float">
            <text:p>5,36919777670006E-060</text:p>
          </table:table-cell>
          <table:table-cell table:formula="of:=((3*[.AB18]*[.$B$62]*[.V18])/(2*(1+([.$B$62]/([.$B$59]*[.T18])^(5/2)))*[.$B$59]*[.T18]^2))^2" office:value-type="float" office:value="1.56646238763404E-062" calcext:value-type="float">
            <text:p>1,56646238763404E-062</text:p>
          </table:table-cell>
          <table:table-cell table:number-columns-repeated="2"/>
          <table:table-cell table:formula="of:=[.AB18]/(1+[.AP18])^(3/2)" office:value-type="float" office:value="5.67012581756412E-019" calcext:value-type="float">
            <text:p>5,67012581756412E-019</text:p>
          </table:table-cell>
          <table:table-cell table:formula="of:=([.$B$62]/([.$B$59]*[.U18]))" office:value-type="float" office:value="0.0983307951692869" calcext:value-type="float">
            <text:p>0,0983307952</text:p>
          </table:table-cell>
          <table:table-cell table:number-columns-repeated="2"/>
          <table:table-cell table:formula="of:=10^19*[.AG18]" office:value-type="float" office:value="5.63427988728123" calcext:value-type="float">
            <text:p>5,6342798873</text:p>
          </table:table-cell>
          <table:table-cell table:number-columns-repeated="97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14.5" calcext:value-type="float">
            <text:p>14,5</text:p>
          </table:table-cell>
          <table:table-cell office:value-type="float" office:value="0.5" calcext:value-type="float">
            <text:p>0,5</text:p>
          </table:table-cell>
          <table:table-cell table:formula="of:=(10^-4)*(1/1.875)*[.D19]" office:value-type="float" office:value="0.000533333333333333" calcext:value-type="float">
            <text:p>0,0005333333</text:p>
          </table:table-cell>
          <table:table-cell table:formula="of:=(10^-4)*(1/1.875)*[.E19]" office:value-type="float" office:value="0.0000266666666666667" calcext:value-type="float">
            <text:p>2,66666666666667E-005</text:p>
          </table:table-cell>
          <table:table-cell table:formula="of:=[.H19]/[.F19]" office:value-type="float" office:value="0.0000367816091954023" calcext:value-type="float">
            <text:p>3,67816091954023E-005</text:p>
          </table:table-cell>
          <table:table-cell table:formula="of:=SQRT(([.I19]/[.F19])^2+(([.G19]*[.H19])/[.F19]^2)^2)" office:value-type="float" office:value="0.00000223402805597255" calcext:value-type="float">
            <text:p>0,000002234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26.3" calcext:value-type="float">
            <text:p>26,3</text:p>
          </table:table-cell>
          <table:table-cell office:value-type="float" office:value="0.5" calcext:value-type="float">
            <text:p>0,5</text:p>
          </table:table-cell>
          <table:table-cell table:formula="of:=(10^-4)*(1/1.875)*[.L19]" office:value-type="float" office:value="0.000533333333333333" calcext:value-type="float">
            <text:p>0,0005333333</text:p>
          </table:table-cell>
          <table:table-cell table:formula="of:=(10^-4)*(1/1.875)*[.M19]" office:value-type="float" office:value="0.0000266666666666667" calcext:value-type="float">
            <text:p>2,66666666666667E-005</text:p>
          </table:table-cell>
          <table:table-cell table:formula="of:=[.P19]/[.N19]" office:value-type="float" office:value="0.0000202788339670469" calcext:value-type="float">
            <text:p>2,02788339670469E-005</text:p>
          </table:table-cell>
          <table:table-cell table:formula="of:=SQRT(([.Q19]/[.N19])^2+(([.O19]*[.P19])/[.N19]^2)^2)" office:value-type="float" office:value="0.00000108476287873531" calcext:value-type="float">
            <text:p>1,08476287873531E-006</text:p>
          </table:table-cell>
          <table:table-cell table:formula="of:=-([.$B$62]/(2*[.$B$59]))+SQRT(([.$B$62]/(2*[.$B$59]))^2+((9*1.81*10^-5*[.J19])/(2*9.81*874)))" office:value-type="float" office:value="0.00000056083992171607" calcext:value-type="float">
            <text:p>5,6083992171607E-007</text:p>
          </table:table-cell>
          <table:table-cell table:formula="of:=SQRT((9*[.J19]*(1.8*10^-5))/(2*9.81*874))" office:value-type="float" office:value="0.000000589478069116332" calcext:value-type="float">
            <text:p>5,89478069116332E-007</text:p>
          </table:table-cell>
          <table:table-cell table:formula="of:=SQRT([.W19]+[.X19])" office:value-type="float" office:value="0.00000000016072398661847" calcext:value-type="float">
            <text:p>1,6072398661847E-010</text:p>
          </table:table-cell>
          <table:table-cell table:formula="of:=((([.$B$62]*[.$C$59])/([.$B$59]^2*2))*(1+[.$B$62]/([.$B$59]*SQRT(([.$B$62]^2/[.$B$59]^2)+(18*1.81*10^-5*[.J19]/(9.81*874))))))^2" office:value-type="float" office:value="2.58321229181296E-020" calcext:value-type="float">
            <text:p>2,58321229181296E-020</text:p>
          </table:table-cell>
          <table:table-cell table:formula="of:=(9*1.81*10^-5*[.K19])/(2*9.81*874*[.Y19])^2" office:value-type="float" office:value="7.69564043470415E-026" calcext:value-type="float">
            <text:p>7,69564043470415E-026</text:p>
          </table:table-cell>
          <table:table-cell table:formula="of:=SQRT([.Z19]+[.AA19]*[.J19])" office:value-type="float" office:value="4010.25541570735" calcext:value-type="float">
            <text:p>4010,2554157074</text:p>
          </table:table-cell>
          <table:table-cell table:formula="of:=[.$B$59]/[.$B$62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formula="of:=([.J19]+[.R19])*(SQRT([.J19])/[.B19])*(2*10^-10)" office:value-type="float" office:value="4.2723368224393E-019" calcext:value-type="float">
            <text:p>4,2723368224393E-019</text:p>
          </table:table-cell>
          <table:table-cell table:formula="of:=SQRT([.AD19]+[.AE19]+[.AF19])*2*10^-10" office:value-type="float" office:value="3.09048326223974E-020" calcext:value-type="float">
            <text:p>3,09048326223974E-020</text:p>
          </table:table-cell>
          <table:table-cell table:formula="of:=(((((3*SQRT([.J19]))/(2*[.B19]))+([.R19]/(2*[.B19]*SQRT([.J19]))))*[.K19])^2)" office:value-type="float" office:value="2.20546518527979E-020" calcext:value-type="float">
            <text:p>2,20546518527979E-020</text:p>
          </table:table-cell>
          <table:table-cell table:formula="of:=((SQRT([.J19])*[.S19])/[.B19])^2" office:value-type="float" office:value="1.64918860922465E-021" calcext:value-type="float">
            <text:p>1,64918860922465E-021</text:p>
          </table:table-cell>
          <table:table-cell table:formula="of:=(([.J19]+[.R19])*(SQRT([.J19])/[.B19]^2)*[.C19])^2" office:value-type="float" office:value="1.73876523437459E-022" calcext:value-type="float">
            <text:p>1,73876523437459E-022</text:p>
          </table:table-cell>
          <table:table-cell table:formula="of:=[.AB19]/(1+[.AH19])^(3/2)" office:value-type="float" office:value="3.64896907572836E-019" calcext:value-type="float">
            <text:p>3,64896907572836E-019</text:p>
          </table:table-cell>
          <table:table-cell table:formula="of:=([.$B$62]/([.$B$59]*[.T19]))" office:value-type="float" office:value="0.110870756795672" calcext:value-type="float">
            <text:p>0,1108707568</text:p>
          </table:table-cell>
          <table:table-cell table:formula="of:=SQRT([.AJ19]+[.AK19]+[.AL19])" office:value-type="float" office:value="1.49060708607025E-022" calcext:value-type="float">
            <text:p>1,49060708607025E-022</text:p>
          </table:table-cell>
          <table:table-cell table:formula="of:=([.$AC$14]/(1+([.$B$62]/([.$B$59]*[.T19])^(3/2))))^2" office:value-type="float" office:value="2.22190948504283E-044" calcext:value-type="float">
            <text:p>2,22190948504283E-044</text:p>
          </table:table-cell>
          <table:table-cell table:formula="of:=((3*[.AB19]*[.$B$62]*[.$C$59])/(2*(1+([.$B$62]/([.$B$59]*[.T19])^(5/2)))*[.$B$59]^2*[.T19]))^2" office:value-type="float" office:value="1.84381791339737E-060" calcext:value-type="float">
            <text:p>1,84381791339737E-060</text:p>
          </table:table-cell>
          <table:table-cell table:formula="of:=((3*[.AB19]*[.$B$62]*[.V19])/(2*(1+([.$B$62]/([.$B$59]*[.T19])^(5/2)))*[.$B$59]*[.T19]^2))^2" office:value-type="float" office:value="6.27707228129503E-063" calcext:value-type="float">
            <text:p>6,27707228129503E-063</text:p>
          </table:table-cell>
          <table:table-cell table:number-columns-repeated="2"/>
          <table:table-cell table:formula="of:=[.AB19]/(1+[.AP19])^(3/2)" office:value-type="float" office:value="3.67567031149249E-019" calcext:value-type="float">
            <text:p>3,67567031149249E-019</text:p>
          </table:table-cell>
          <table:table-cell table:formula="of:=([.$B$62]/([.$B$59]*[.U19]))" office:value-type="float" office:value="0.105484410395622" calcext:value-type="float">
            <text:p>0,1054844104</text:p>
          </table:table-cell>
          <table:table-cell table:number-columns-repeated="2"/>
          <table:table-cell table:formula="of:=10^19*[.AG19]" office:value-type="float" office:value="3.64896907572837" calcext:value-type="float">
            <text:p>3,6489690757</text:p>
          </table:table-cell>
          <table:table-cell table:number-columns-repeated="97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13.6" calcext:value-type="float">
            <text:p>13,6</text:p>
          </table:table-cell>
          <table:table-cell office:value-type="float" office:value="0.5" calcext:value-type="float">
            <text:p>0,5</text:p>
          </table:table-cell>
          <table:table-cell table:formula="of:=(10^-4)*(1/1.875)*[.D20]" office:value-type="float" office:value="0.000533333333333333" calcext:value-type="float">
            <text:p>0,0005333333</text:p>
          </table:table-cell>
          <table:table-cell table:formula="of:=(10^-4)*(1/1.875)*[.E20]" office:value-type="float" office:value="0.0000266666666666667" calcext:value-type="float">
            <text:p>2,66666666666667E-005</text:p>
          </table:table-cell>
          <table:table-cell table:formula="of:=[.H20]/[.F20]" office:value-type="float" office:value="0.0000392156862745098" calcext:value-type="float">
            <text:p>3,92156862745098E-005</text:p>
          </table:table-cell>
          <table:table-cell table:formula="of:=SQRT(([.I20]/[.F20])^2+(([.G20]*[.H20])/[.F20]^2)^2)" office:value-type="float" office:value="0.00000243378867889379" calcext:value-type="float">
            <text:p>2,43378867889379E-006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26.7" calcext:value-type="float">
            <text:p>26,7</text:p>
          </table:table-cell>
          <table:table-cell office:value-type="float" office:value="0.5" calcext:value-type="float">
            <text:p>0,5</text:p>
          </table:table-cell>
          <table:table-cell table:formula="of:=(10^-4)*(1/1.875)*[.L20]" office:value-type="float" office:value="0.000533333333333333" calcext:value-type="float">
            <text:p>0,0005333333</text:p>
          </table:table-cell>
          <table:table-cell table:formula="of:=(10^-4)*(1/1.875)*[.M20]" office:value-type="float" office:value="0.0000266666666666667" calcext:value-type="float">
            <text:p>2,66666666666667E-005</text:p>
          </table:table-cell>
          <table:table-cell table:formula="of:=[.P20]/[.N20]" office:value-type="float" office:value="0.0000199750312109863" calcext:value-type="float">
            <text:p>0,000019975</text:p>
          </table:table-cell>
          <table:table-cell table:formula="of:=SQRT(([.Q20]/[.N20])^2+(([.O20]*[.P20])/[.N20]^2)^2)" office:value-type="float" office:value="0.00000106650304569848" calcext:value-type="float">
            <text:p>1,06650304569848E-006</text:p>
          </table:table-cell>
          <table:table-cell table:formula="of:=-([.$B$62]/(2*[.$B$59]))+SQRT(([.$B$62]/(2*[.$B$59]))^2+((9*1.81*10^-5*[.J20])/(2*9.81*874)))" office:value-type="float" office:value="0.000000580059785459157" calcext:value-type="float">
            <text:p>5,80059785459157E-007</text:p>
          </table:table-cell>
          <table:table-cell table:formula="of:=SQRT((9*[.J20]*(1.8*10^-5))/(2*9.81*874))" office:value-type="float" office:value="0.000000608670423748753" calcext:value-type="float">
            <text:p>6,08670423748753E-007</text:p>
          </table:table-cell>
          <table:table-cell table:formula="of:=SQRT([.W20]+[.X20])" office:value-type="float" office:value="0.000000000160471773111335" calcext:value-type="float">
            <text:p>1,60471773111335E-010</text:p>
          </table:table-cell>
          <table:table-cell table:formula="of:=((([.$B$62]*[.$C$59])/([.$B$59]^2*2))*(1+[.$B$62]/([.$B$59]*SQRT(([.$B$62]^2/[.$B$59]^2)+(18*1.81*10^-5*[.J20]/(9.81*874))))))^2" office:value-type="float" office:value="2.5751106127862E-020" calcext:value-type="float">
            <text:p>2,5751106127862E-020</text:p>
          </table:table-cell>
          <table:table-cell table:formula="of:=(9*1.81*10^-5*[.K20])/(2*9.81*874*[.Y20])^2" office:value-type="float" office:value="8.38376336266139E-026" calcext:value-type="float">
            <text:p>8,38376336266139E-026</text:p>
          </table:table-cell>
          <table:table-cell table:formula="of:=SQRT([.Z20]+[.AA20]*[.J20])" office:value-type="float" office:value="4010.25541570735" calcext:value-type="float">
            <text:p>4010,2554157074</text:p>
          </table:table-cell>
          <table:table-cell table:formula="of:=[.$B$59]/[.$B$62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formula="of:=([.J20]+[.R20])*(SQRT([.J20])/[.B20])*(2*10^-10)" office:value-type="float" office:value="4.57613149335507E-019" calcext:value-type="float">
            <text:p>4,57613149335507E-019</text:p>
          </table:table-cell>
          <table:table-cell table:formula="of:=SQRT([.AD20]+[.AE20]+[.AF20])*2*10^-10" office:value-type="float" office:value="3.4147165967039E-020" calcext:value-type="float">
            <text:p>3,4147165967039E-020</text:p>
          </table:table-cell>
          <table:table-cell table:formula="of:=(((((3*SQRT([.J20]))/(2*[.B20]))+([.R20]/(2*[.B20]*SQRT([.J20]))))*[.K20])^2)" office:value-type="float" office:value="2.72516116499132E-020" calcext:value-type="float">
            <text:p>2,72516116499132E-020</text:p>
          </table:table-cell>
          <table:table-cell table:formula="of:=((SQRT([.J20])*[.S20])/[.B20])^2" office:value-type="float" office:value="1.69962844390074E-021" calcext:value-type="float">
            <text:p>1,69962844390074E-021</text:p>
          </table:table-cell>
          <table:table-cell table:formula="of:=(([.J20]+[.R20])*(SQRT([.J20])/[.B20]^2)*[.C20])^2" office:value-type="float" office:value="1.9948349569879E-022" calcext:value-type="float">
            <text:p>1,9948349569879E-022</text:p>
          </table:table-cell>
          <table:table-cell table:formula="of:=[.AB20]/(1+[.AH20])^(3/2)" office:value-type="float" office:value="3.92790581763021E-019" calcext:value-type="float">
            <text:p>3,92790581763021E-019</text:p>
          </table:table-cell>
          <table:table-cell table:formula="of:=([.$B$62]/([.$B$59]*[.T20]))" office:value-type="float" office:value="0.107197134020704" calcext:value-type="float">
            <text:p>0,107197134</text:p>
          </table:table-cell>
          <table:table-cell table:formula="of:=SQRT([.AJ20]+[.AK20]+[.AL20])" office:value-type="float" office:value="1.567334019296E-022" calcext:value-type="float">
            <text:p>1,567334019296E-022</text:p>
          </table:table-cell>
          <table:table-cell table:formula="of:=([.$AC$14]/(1+([.$B$62]/([.$B$59]*[.T20])^(3/2))))^2" office:value-type="float" office:value="2.45653592804256E-044" calcext:value-type="float">
            <text:p>2,45653592804256E-044</text:p>
          </table:table-cell>
          <table:table-cell table:formula="of:=((3*[.AB20]*[.$B$62]*[.$C$59])/(2*(1+([.$B$62]/([.$B$59]*[.T20])^(5/2)))*[.$B$59]^2*[.T20]))^2" office:value-type="float" office:value="2.34037561526541E-060" calcext:value-type="float">
            <text:p>2,34037561526541E-060</text:p>
          </table:table-cell>
          <table:table-cell table:formula="of:=((3*[.AB20]*[.$B$62]*[.V20])/(2*(1+([.$B$62]/([.$B$59]*[.T20])^(5/2)))*[.$B$59]*[.T20]^2))^2" office:value-type="float" office:value="7.4249391566656E-063" calcext:value-type="float">
            <text:p>7,4249391566656E-063</text:p>
          </table:table-cell>
          <table:table-cell table:number-columns-repeated="2"/>
          <table:table-cell table:formula="of:=[.AB20]/(1+[.AP20])^(3/2)" office:value-type="float" office:value="3.95487281405502E-019" calcext:value-type="float">
            <text:p>3,95487281405502E-019</text:p>
          </table:table-cell>
          <table:table-cell table:formula="of:=([.$B$62]/([.$B$59]*[.U20]))" office:value-type="float" office:value="0.102158317762377" calcext:value-type="float">
            <text:p>0,1021583178</text:p>
          </table:table-cell>
          <table:table-cell table:number-columns-repeated="2"/>
          <table:table-cell table:formula="of:=10^19*[.AG20]" office:value-type="float" office:value="3.92790581763021" calcext:value-type="float">
            <text:p>3,9279058176</text:p>
          </table:table-cell>
          <table:table-cell table:number-columns-repeated="97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13.7" calcext:value-type="float">
            <text:p>13,7</text:p>
          </table:table-cell>
          <table:table-cell office:value-type="float" office:value="0.5" calcext:value-type="float">
            <text:p>0,5</text:p>
          </table:table-cell>
          <table:table-cell table:formula="of:=(10^-4)*(1/1.875)*[.D21]" office:value-type="float" office:value="0.000533333333333333" calcext:value-type="float">
            <text:p>0,0005333333</text:p>
          </table:table-cell>
          <table:table-cell table:formula="of:=(10^-4)*(1/1.875)*[.E21]" office:value-type="float" office:value="0.0000266666666666667" calcext:value-type="float">
            <text:p>2,66666666666667E-005</text:p>
          </table:table-cell>
          <table:table-cell table:formula="of:=[.H21]/[.F21]" office:value-type="float" office:value="0.0000389294403892944" calcext:value-type="float">
            <text:p>3,89294403892944E-005</text:p>
          </table:table-cell>
          <table:table-cell table:formula="of:=SQRT(([.I21]/[.F21])^2+(([.G21]*[.H21])/[.F21]^2)^2)" office:value-type="float" office:value="0.00000240984983419806" calcext:value-type="float">
            <text:p>2,40984983419806E-006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28.9" calcext:value-type="float">
            <text:p>28,9</text:p>
          </table:table-cell>
          <table:table-cell office:value-type="float" office:value="0.5" calcext:value-type="float">
            <text:p>0,5</text:p>
          </table:table-cell>
          <table:table-cell table:formula="of:=(10^-4)*(1/1.875)*[.L21]" office:value-type="float" office:value="0.000533333333333333" calcext:value-type="float">
            <text:p>0,0005333333</text:p>
          </table:table-cell>
          <table:table-cell table:formula="of:=(10^-4)*(1/1.875)*[.M21]" office:value-type="float" office:value="0.0000266666666666667" calcext:value-type="float">
            <text:p>2,66666666666667E-005</text:p>
          </table:table-cell>
          <table:table-cell table:formula="of:=[.P21]/[.N21]" office:value-type="float" office:value="0.0000184544405997693" calcext:value-type="float">
            <text:p>1,84544405997693E-005</text:p>
          </table:table-cell>
          <table:table-cell table:formula="of:=SQRT(([.Q21]/[.N21])^2+(([.O21]*[.P21])/[.N21]^2)^2)" office:value-type="float" office:value="0.000000976399656046204" calcext:value-type="float">
            <text:p>9,76399656046204E-007</text:p>
          </table:table-cell>
          <table:table-cell table:formula="of:=-([.$B$62]/(2*[.$B$59]))+SQRT(([.$B$62]/(2*[.$B$59]))^2+((9*1.81*10^-5*[.J21])/(2*9.81*874)))" office:value-type="float" office:value="0.000000577831018809564" calcext:value-type="float">
            <text:p>5,77831018809564E-007</text:p>
          </table:table-cell>
          <table:table-cell table:formula="of:=SQRT((9*[.J21]*(1.8*10^-5))/(2*9.81*874))" office:value-type="float" office:value="0.000000606444930287133" calcext:value-type="float">
            <text:p>6,06444930287133E-007</text:p>
          </table:table-cell>
          <table:table-cell table:formula="of:=SQRT([.W21]+[.X21])" office:value-type="float" office:value="0.000000000160500203944852" calcext:value-type="float">
            <text:p>1,60500203944852E-010</text:p>
          </table:table-cell>
          <table:table-cell table:formula="of:=((([.$B$62]*[.$C$59])/([.$B$59]^2*2))*(1+[.$B$62]/([.$B$59]*SQRT(([.$B$62]^2/[.$B$59]^2)+(18*1.81*10^-5*[.J21]/(9.81*874))))))^2" office:value-type="float" office:value="2.57602324533359E-020" calcext:value-type="float">
            <text:p>2,57602324533359E-020</text:p>
          </table:table-cell>
          <table:table-cell table:formula="of:=(9*1.81*10^-5*[.K21])/(2*9.81*874*[.Y21])^2" office:value-type="float" office:value="8.30130032433557E-026" calcext:value-type="float">
            <text:p>8,30130032433557E-026</text:p>
          </table:table-cell>
          <table:table-cell table:formula="of:=SQRT([.Z21]+[.AA21]*[.J21])" office:value-type="float" office:value="4010.25541570735" calcext:value-type="float">
            <text:p>4010,2554157074</text:p>
          </table:table-cell>
          <table:table-cell table:formula="of:=[.$B$59]/[.$B$62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formula="of:=([.J21]+[.R21])*(SQRT([.J21])/[.B21])*(2*10^-10)" office:value-type="float" office:value="4.42022095019903E-019" calcext:value-type="float">
            <text:p>4,42022095019903E-019</text:p>
          </table:table-cell>
          <table:table-cell table:formula="of:=SQRT([.AD21]+[.AE21]+[.AF21])*2*10^-10" office:value-type="float" office:value="3.32218641391E-020" calcext:value-type="float">
            <text:p>3,32218641391E-020</text:p>
          </table:table-cell>
          <table:table-cell table:formula="of:=(((((3*SQRT([.J21]))/(2*[.B21]))+([.R21]/(2*[.B21]*SQRT([.J21]))))*[.K21])^2)" office:value-type="float" office:value="2.59920086354423E-020" calcext:value-type="float">
            <text:p>2,59920086354423E-020</text:p>
          </table:table-cell>
          <table:table-cell table:formula="of:=((SQRT([.J21])*[.S21])/[.B21])^2" office:value-type="float" office:value="1.41417568953629E-021" calcext:value-type="float">
            <text:p>1,41417568953629E-021</text:p>
          </table:table-cell>
          <table:table-cell table:formula="of:=(([.J21]+[.R21])*(SQRT([.J21])/[.B21]^2)*[.C21])^2" office:value-type="float" office:value="1.86122096941953E-022" calcext:value-type="float">
            <text:p>1,86122096941953E-022</text:p>
          </table:table-cell>
          <table:table-cell table:formula="of:=[.AB21]/(1+[.AH21])^(3/2)" office:value-type="float" office:value="3.79195626410214E-019" calcext:value-type="float">
            <text:p>3,79195626410214E-019</text:p>
          </table:table-cell>
          <table:table-cell table:formula="of:=([.$B$62]/([.$B$59]*[.T21]))" office:value-type="float" office:value="0.107610606799873" calcext:value-type="float">
            <text:p>0,1076106068</text:p>
          </table:table-cell>
          <table:table-cell table:formula="of:=SQRT([.AJ21]+[.AK21]+[.AL21])" office:value-type="float" office:value="1.55837330370064E-022" calcext:value-type="float">
            <text:p>1,55837330370064E-022</text:p>
          </table:table-cell>
          <table:table-cell table:formula="of:=([.$AC$14]/(1+([.$B$62]/([.$B$59]*[.T21])^(3/2))))^2" office:value-type="float" office:value="2.42852735368684E-044" calcext:value-type="float">
            <text:p>2,42852735368684E-044</text:p>
          </table:table-cell>
          <table:table-cell table:formula="of:=((3*[.AB21]*[.$B$62]*[.$C$59])/(2*(1+([.$B$62]/([.$B$59]*[.T21])^(5/2)))*[.$B$59]^2*[.T21]))^2" office:value-type="float" office:value="2.15854354128848E-060" calcext:value-type="float">
            <text:p>2,15854354128848E-060</text:p>
          </table:table-cell>
          <table:table-cell table:formula="of:=((3*[.AB21]*[.$B$62]*[.V21])/(2*(1+([.$B$62]/([.$B$59]*[.T21])^(5/2)))*[.$B$59]*[.T21]^2))^2" office:value-type="float" office:value="6.90344445101056E-063" calcext:value-type="float">
            <text:p>6,90344445101056E-063</text:p>
          </table:table-cell>
          <table:table-cell table:number-columns-repeated="2"/>
          <table:table-cell table:formula="of:=[.AB21]/(1+[.AP21])^(3/2)" office:value-type="float" office:value="3.81818051984375E-019" calcext:value-type="float">
            <text:p>3,81818051984375E-019</text:p>
          </table:table-cell>
          <table:table-cell table:formula="of:=([.$B$62]/([.$B$59]*[.U21]))" office:value-type="float" office:value="0.102533211931453" calcext:value-type="float">
            <text:p>0,1025332119</text:p>
          </table:table-cell>
          <table:table-cell table:number-columns-repeated="2"/>
          <table:table-cell table:formula="of:=10^19*[.AG21]" office:value-type="float" office:value="3.79195626410215" calcext:value-type="float">
            <text:p>3,7919562641</text:p>
          </table:table-cell>
          <table:table-cell table:number-columns-repeated="97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25.2" calcext:value-type="float">
            <text:p>25,2</text:p>
          </table:table-cell>
          <table:table-cell office:value-type="float" office:value="0.5" calcext:value-type="float">
            <text:p>0,5</text:p>
          </table:table-cell>
          <table:table-cell table:formula="of:=(10^-4)*(1/1.875)*[.D22]" office:value-type="float" office:value="0.000533333333333333" calcext:value-type="float">
            <text:p>0,0005333333</text:p>
          </table:table-cell>
          <table:table-cell table:formula="of:=(10^-4)*(1/1.875)*[.E22]" office:value-type="float" office:value="0.0000266666666666667" calcext:value-type="float">
            <text:p>2,66666666666667E-005</text:p>
          </table:table-cell>
          <table:table-cell table:formula="of:=[.H22]/[.F22]" office:value-type="float" office:value="0.0000211640211640212" calcext:value-type="float">
            <text:p>0,000021164</text:p>
          </table:table-cell>
          <table:table-cell table:formula="of:=SQRT(([.I22]/[.F22])^2+(([.G22]*[.H22])/[.F22]^2)^2)" office:value-type="float" office:value="0.00000113847405410804" calcext:value-type="float">
            <text:p>1,13847405410804E-006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40.3" calcext:value-type="float">
            <text:p>40,3</text:p>
          </table:table-cell>
          <table:table-cell office:value-type="float" office:value="0.5" calcext:value-type="float">
            <text:p>0,5</text:p>
          </table:table-cell>
          <table:table-cell table:formula="of:=(10^-4)*(1/1.875)*[.L22]" office:value-type="float" office:value="0.000533333333333333" calcext:value-type="float">
            <text:p>0,0005333333</text:p>
          </table:table-cell>
          <table:table-cell table:formula="of:=(10^-4)*(1/1.875)*[.M22]" office:value-type="float" office:value="0.0000266666666666667" calcext:value-type="float">
            <text:p>2,66666666666667E-005</text:p>
          </table:table-cell>
          <table:table-cell table:formula="of:=[.P22]/[.N22]" office:value-type="float" office:value="0.0000132340777502068" calcext:value-type="float">
            <text:p>1,32340777502068E-005</text:p>
          </table:table-cell>
          <table:table-cell table:formula="of:=SQRT(([.Q22]/[.N22])^2+(([.O22]*[.P22])/[.N22]^2)^2)" office:value-type="float" office:value="0.000000681771129379507" calcext:value-type="float">
            <text:p>6,81771129379507E-007</text:p>
          </table:table-cell>
          <table:table-cell table:formula="of:=-([.$B$62]/(2*[.$B$59]))+SQRT(([.$B$62]/(2*[.$B$59]))^2+((9*1.81*10^-5*[.J22])/(2*9.81*874)))" office:value-type="float" office:value="0.000000418374657757551" calcext:value-type="float">
            <text:p>4,18374657757551E-007</text:p>
          </table:table-cell>
          <table:table-cell table:formula="of:=SQRT((9*[.J22]*(1.8*10^-5))/(2*9.81*874))" office:value-type="float" office:value="0.000000447148093102018" calcext:value-type="float">
            <text:p>4,47148093102018E-007</text:p>
          </table:table-cell>
          <table:table-cell table:formula="of:=SQRT([.W22]+[.X22])" office:value-type="float" office:value="0.000000000163266107678507" calcext:value-type="float">
            <text:p>1,63266107678507E-010</text:p>
          </table:table-cell>
          <table:table-cell table:formula="of:=((([.$B$62]*[.$C$59])/([.$B$59]^2*2))*(1+[.$B$62]/([.$B$59]*SQRT(([.$B$62]^2/[.$B$59]^2)+(18*1.81*10^-5*[.J22]/(9.81*874))))))^2" office:value-type="float" office:value="2.66557826990459E-020" calcext:value-type="float">
            <text:p>2,66557826990459E-020</text:p>
          </table:table-cell>
          <table:table-cell table:formula="of:=(9*1.81*10^-5*[.K22])/(2*9.81*874*[.Y22])^2" office:value-type="float" office:value="3.92174437614273E-026" calcext:value-type="float">
            <text:p>3,92174437614273E-026</text:p>
          </table:table-cell>
          <table:table-cell table:formula="of:=SQRT([.Z22]+[.AA22]*[.J22])" office:value-type="float" office:value="4010.25541570735" calcext:value-type="float">
            <text:p>4010,2554157074</text:p>
          </table:table-cell>
          <table:table-cell table:formula="of:=[.$B$59]/[.$B$62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formula="of:=([.J22]+[.R22])*(SQRT([.J22])/[.B22])*(2*10^-10)" office:value-type="float" office:value="1.95365789033418E-019" calcext:value-type="float">
            <text:p>1,95365789033418E-019</text:p>
          </table:table-cell>
          <table:table-cell table:formula="of:=SQRT([.AD22]+[.AE22]+[.AF22])*2*10^-10" office:value-type="float" office:value="1.24024996088116E-020" calcext:value-type="float">
            <text:p>1,24024996088116E-020</text:p>
          </table:table-cell>
          <table:table-cell table:formula="of:=(((((3*SQRT([.J22]))/(2*[.B22]))+([.R22]/(2*[.B22]*SQRT([.J22]))))*[.K22])^2)" office:value-type="float" office:value="3.4343518073346E-021" calcext:value-type="float">
            <text:p>3,4343518073346E-021</text:p>
          </table:table-cell>
          <table:table-cell table:formula="of:=((SQRT([.J22])*[.S22])/[.B22])^2" office:value-type="float" office:value="3.74839518152727E-022" calcext:value-type="float">
            <text:p>3,74839518152727E-022</text:p>
          </table:table-cell>
          <table:table-cell table:formula="of:=(([.J22]+[.R22])*(SQRT([.J22])/[.B22]^2)*[.C22])^2" office:value-type="float" office:value="3.63585881769643E-023" calcext:value-type="float">
            <text:p>3,63585881769643E-023</text:p>
          </table:table-cell>
          <table:table-cell table:formula="of:=[.AB22]/(1+[.AH22])^(3/2)" office:value-type="float" office:value="1.58701624511053E-019" calcext:value-type="float">
            <text:p>1,58701624511053E-019</text:p>
          </table:table-cell>
          <table:table-cell table:formula="of:=([.$B$62]/([.$B$59]*[.T22]))" office:value-type="float" office:value="0.148624553158093" calcext:value-type="float">
            <text:p>0,1486245532</text:p>
          </table:table-cell>
          <table:table-cell table:formula="of:=SQRT([.AJ22]+[.AK22]+[.AL22])" office:value-type="float" office:value="9.62719527490315E-023" calcext:value-type="float">
            <text:p>9,62719527490315E-023</text:p>
          </table:table-cell>
          <table:table-cell table:formula="of:=([.$AC$14]/(1+([.$B$62]/([.$B$59]*[.T22])^(3/2))))^2" office:value-type="float" office:value="9.26828888611176E-045" calcext:value-type="float">
            <text:p>9,26828888611176E-045</text:p>
          </table:table-cell>
          <table:table-cell table:formula="of:=((3*[.AB22]*[.$B$62]*[.$C$59])/(2*(1+([.$B$62]/([.$B$59]*[.T22])^(5/2)))*[.$B$59]^2*[.T22]))^2" office:value-type="float" office:value="1.60052862163457E-061" calcext:value-type="float">
            <text:p>1,60052862163457E-061</text:p>
          </table:table-cell>
          <table:table-cell table:formula="of:=((3*[.AB22]*[.$B$62]*[.V22])/(2*(1+([.$B$62]/([.$B$59]*[.T22])^(5/2)))*[.$B$59]*[.T22]^2))^2" office:value-type="float" office:value="1.010369738627E-063" calcext:value-type="float">
            <text:p>1,010369738627E-063</text:p>
          </table:table-cell>
          <table:table-cell table:number-columns-repeated="2"/>
          <table:table-cell table:formula="of:=[.AB22]/(1+[.AP22])^(3/2)" office:value-type="float" office:value="1.60704555685236E-019" calcext:value-type="float">
            <text:p>1,60704555685236E-019</text:p>
          </table:table-cell>
          <table:table-cell table:formula="of:=([.$B$62]/([.$B$59]*[.U22]))" office:value-type="float" office:value="0.139060744127336" calcext:value-type="float">
            <text:p>0,1390607441</text:p>
          </table:table-cell>
          <table:table-cell table:number-columns-repeated="2"/>
          <table:table-cell table:formula="of:=10^19*[.AG22]" office:value-type="float" office:value="1.58701624511054" calcext:value-type="float">
            <text:p>1,5870162451</text:p>
          </table:table-cell>
          <table:table-cell table:number-columns-repeated="97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,5</text:p>
          </table:table-cell>
          <table:table-cell table:formula="of:=(10^-4)*(1/1.875)*[.D23]" office:value-type="float" office:value="0.000533333333333333" calcext:value-type="float">
            <text:p>0,0005333333</text:p>
          </table:table-cell>
          <table:table-cell table:formula="of:=(10^-4)*(1/1.875)*[.E23]" office:value-type="float" office:value="0.0000266666666666667" calcext:value-type="float">
            <text:p>2,66666666666667E-005</text:p>
          </table:table-cell>
          <table:table-cell table:formula="of:=[.H23]/[.F23]" office:value-type="float" office:value="0.0000197530864197531" calcext:value-type="float">
            <text:p>1,97530864197531E-005</text:p>
          </table:table-cell>
          <table:table-cell table:formula="of:=SQRT(([.I23]/[.F23])^2+(([.G23]*[.H23])/[.F23]^2)^2)" office:value-type="float" office:value="0.0000010532184763704" calcext:value-type="float">
            <text:p>1,0532184763704E-006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23.7" calcext:value-type="float">
            <text:p>23,7</text:p>
          </table:table-cell>
          <table:table-cell office:value-type="float" office:value="0.5" calcext:value-type="float">
            <text:p>0,5</text:p>
          </table:table-cell>
          <table:table-cell table:formula="of:=(10^-4)*(1/1.875)*[.L23]" office:value-type="float" office:value="0.000533333333333333" calcext:value-type="float">
            <text:p>0,0005333333</text:p>
          </table:table-cell>
          <table:table-cell table:formula="of:=(10^-4)*(1/1.875)*[.M23]" office:value-type="float" office:value="0.0000266666666666667" calcext:value-type="float">
            <text:p>2,66666666666667E-005</text:p>
          </table:table-cell>
          <table:table-cell table:formula="of:=[.P23]/[.N23]" office:value-type="float" office:value="0.0000225035161744023" calcext:value-type="float">
            <text:p>2,25035161744023E-005</text:p>
          </table:table-cell>
          <table:table-cell table:formula="of:=SQRT(([.Q23]/[.N23])^2+(([.O23]*[.P23])/[.N23]^2)^2)" office:value-type="float" office:value="0.00000122123523457378" calcext:value-type="float">
            <text:p>1,22123523457378E-006</text:p>
          </table:table-cell>
          <table:table-cell table:formula="of:=-([.$B$62]/(2*[.$B$59]))+SQRT(([.$B$62]/(2*[.$B$59]))^2+((9*1.81*10^-5*[.J23])/(2*9.81*874)))" office:value-type="float" office:value="0.000000403208295769196" calcext:value-type="float">
            <text:p>4,03208295769196E-007</text:p>
          </table:table-cell>
          <table:table-cell table:formula="of:=SQRT((9*[.J23]*(1.8*10^-5))/(2*9.81*874))" office:value-type="float" office:value="0.000000431986098565435" calcext:value-type="float">
            <text:p>0,000000432</text:p>
          </table:table-cell>
          <table:table-cell table:formula="of:=SQRT([.W23]+[.X23])" office:value-type="float" office:value="0.000000000163634966543066" calcext:value-type="float">
            <text:p>1,63634966543066E-010</text:p>
          </table:table-cell>
          <table:table-cell table:formula="of:=((([.$B$62]*[.$C$59])/([.$B$59]^2*2))*(1+[.$B$62]/([.$B$59]*SQRT(([.$B$62]^2/[.$B$59]^2)+(18*1.81*10^-5*[.J23]/(9.81*874))))))^2" office:value-type="float" office:value="2.67763659949374E-020" calcext:value-type="float">
            <text:p>2,67763659949374E-020</text:p>
          </table:table-cell>
          <table:table-cell table:formula="of:=(9*1.81*10^-5*[.K23])/(2*9.81*874*[.Y23])^2" office:value-type="float" office:value="3.62806128224971E-026" calcext:value-type="float">
            <text:p>3,62806128224971E-026</text:p>
          </table:table-cell>
          <table:table-cell table:formula="of:=SQRT([.Z23]+[.AA23]*[.J23])" office:value-type="float" office:value="4010.25541570735" calcext:value-type="float">
            <text:p>4010,2554157074</text:p>
          </table:table-cell>
          <table:table-cell table:formula="of:=[.$B$59]/[.$B$62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formula="of:=([.J23]+[.R23])*(SQRT([.J23])/[.B23])*(2*10^-10)" office:value-type="float" office:value="2.3186064523542E-019" calcext:value-type="float">
            <text:p>2,3186064523542E-019</text:p>
          </table:table-cell>
          <table:table-cell table:formula="of:=SQRT([.AD23]+[.AE23]+[.AF23])*2*10^-10" office:value-type="float" office:value="1.37840011929082E-020" calcext:value-type="float">
            <text:p>1,37840011929082E-020</text:p>
          </table:table-cell>
          <table:table-cell table:formula="of:=(((((3*SQRT([.J23]))/(2*[.B23]))+([.R23]/(2*[.B23]*SQRT([.J23]))))*[.K23])^2)" office:value-type="float" office:value="3.57621157540543E-021" calcext:value-type="float">
            <text:p>3,57621157540543E-021</text:p>
          </table:table-cell>
          <table:table-cell table:formula="of:=((SQRT([.J23])*[.S23])/[.B23])^2" office:value-type="float" office:value="1.12254455201197E-021" calcext:value-type="float">
            <text:p>1,12254455201197E-021</text:p>
          </table:table-cell>
          <table:table-cell table:formula="of:=(([.J23]+[.R23])*(SQRT([.J23])/[.B23]^2)*[.C23])^2" office:value-type="float" office:value="5.1211094734973E-023" calcext:value-type="float">
            <text:p>5,1211094734973E-023</text:p>
          </table:table-cell>
          <table:table-cell table:formula="of:=[.AB23]/(1+[.AH23])^(3/2)" office:value-type="float" office:value="1.86980793348275E-019" calcext:value-type="float">
            <text:p>1,86980793348275E-019</text:p>
          </table:table-cell>
          <table:table-cell table:formula="of:=([.$B$62]/([.$B$59]*[.T23]))" office:value-type="float" office:value="0.154214948487765" calcext:value-type="float">
            <text:p>0,1542149485</text:p>
          </table:table-cell>
          <table:table-cell table:formula="of:=SQRT([.AJ23]+[.AK23]+[.AL23])" office:value-type="float" office:value="9.11062616063224E-023" calcext:value-type="float">
            <text:p>9,11062616063224E-023</text:p>
          </table:table-cell>
          <table:table-cell table:formula="of:=([.$AC$14]/(1+([.$B$62]/([.$B$59]*[.T23])^(3/2))))^2" office:value-type="float" office:value="8.30035090387965E-045" calcext:value-type="float">
            <text:p>8,30035090387965E-045</text:p>
          </table:table-cell>
          <table:table-cell table:formula="of:=((3*[.AB23]*[.$B$62]*[.$C$59])/(2*(1+([.$B$62]/([.$B$59]*[.T23])^(5/2)))*[.$B$59]^2*[.T23]))^2" office:value-type="float" office:value="2.01796096070191E-061" calcext:value-type="float">
            <text:p>2,01796096070191E-061</text:p>
          </table:table-cell>
          <table:table-cell table:formula="of:=((3*[.AB23]*[.$B$62]*[.V23])/(2*(1+([.$B$62]/([.$B$59]*[.T23])^(5/2)))*[.$B$59]*[.T23]^2))^2" office:value-type="float" office:value="1.37772206443837E-063" calcext:value-type="float">
            <text:p>1,37772206443837E-063</text:p>
          </table:table-cell>
          <table:table-cell table:number-columns-repeated="2"/>
          <table:table-cell table:formula="of:=[.AB23]/(1+[.AP23])^(3/2)" office:value-type="float" office:value="1.89505269555573E-019" calcext:value-type="float">
            <text:p>1,89505269555573E-019</text:p>
          </table:table-cell>
          <table:table-cell table:formula="of:=([.$B$62]/([.$B$59]*[.U23]))" office:value-type="float" office:value="0.143941545268192" calcext:value-type="float">
            <text:p>0,1439415453</text:p>
          </table:table-cell>
          <table:table-cell table:number-columns-repeated="2"/>
          <table:table-cell table:formula="of:=10^19*[.AG23]" office:value-type="float" office:value="1.86980793348275" calcext:value-type="float">
            <text:p>1,8698079335</text:p>
          </table:table-cell>
          <table:table-cell table:number-columns-repeated="97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6.4" calcext:value-type="float">
            <text:p>16,4</text:p>
          </table:table-cell>
          <table:table-cell office:value-type="float" office:value="0.5" calcext:value-type="float">
            <text:p>0,5</text:p>
          </table:table-cell>
          <table:table-cell table:formula="of:=(10^-4)*(1/1.875)*[.D24]" office:value-type="float" office:value="0.00106666666666667" calcext:value-type="float">
            <text:p>0,0010666667</text:p>
          </table:table-cell>
          <table:table-cell table:formula="of:=(10^-4)*(1/1.875)*[.E24]" office:value-type="float" office:value="0.0000266666666666667" calcext:value-type="float">
            <text:p>2,66666666666667E-005</text:p>
          </table:table-cell>
          <table:table-cell table:formula="of:=[.H24]/[.F24]" office:value-type="float" office:value="0.0000650406504065041" calcext:value-type="float">
            <text:p>6,50406504065041E-005</text:p>
          </table:table-cell>
          <table:table-cell table:formula="of:=SQRT(([.I24]/[.F24])^2+(([.G24]*[.H24])/[.F24]^2)^2)" office:value-type="float" office:value="0.000002564372502134" calcext:value-type="float">
            <text:p>2,564372502134E-006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9.8" calcext:value-type="float">
            <text:p>19,8</text:p>
          </table:table-cell>
          <table:table-cell office:value-type="float" office:value="0.5" calcext:value-type="float">
            <text:p>0,5</text:p>
          </table:table-cell>
          <table:table-cell table:formula="of:=(10^-4)*(1/1.875)*[.L24]" office:value-type="float" office:value="0.00106666666666667" calcext:value-type="float">
            <text:p>0,0010666667</text:p>
          </table:table-cell>
          <table:table-cell table:formula="of:=(10^-4)*(1/1.875)*[.M24]" office:value-type="float" office:value="0.0000266666666666667" calcext:value-type="float">
            <text:p>2,66666666666667E-005</text:p>
          </table:table-cell>
          <table:table-cell table:formula="of:=[.P24]/[.N24]" office:value-type="float" office:value="0.0000538720538720539" calcext:value-type="float">
            <text:p>5,38720538720539E-005</text:p>
          </table:table-cell>
          <table:table-cell table:formula="of:=SQRT(([.Q24]/[.N24])^2+(([.O24]*[.P24])/[.N24]^2)^2)" office:value-type="float" office:value="0.00000191430841880231" calcext:value-type="float">
            <text:p>1,91430841880231E-006</text:p>
          </table:table-cell>
          <table:table-cell table:formula="of:=-([.$B$62]/(2*[.$B$59]))+SQRT(([.$B$62]/(2*[.$B$59]))^2+((9*1.81*10^-5*[.J24])/(2*9.81*874)))" office:value-type="float" office:value="0.000000755569881561768" calcext:value-type="float">
            <text:p>7,55569881561768E-007</text:p>
          </table:table-cell>
          <table:table-cell table:formula="of:=SQRT((9*[.J24]*(1.8*10^-5))/(2*9.81*874))" office:value-type="float" office:value="0.000000783871233868712" calcext:value-type="float">
            <text:p>7,83871233868712E-007</text:p>
          </table:table-cell>
          <table:table-cell table:formula="of:=SQRT([.W24]+[.X24])" office:value-type="float" office:value="0.000000000158738620520901" calcext:value-type="float">
            <text:p>1,58738620520901E-010</text:p>
          </table:table-cell>
          <table:table-cell table:formula="of:=((([.$B$62]*[.$C$59])/([.$B$59]^2*2))*(1+[.$B$62]/([.$B$59]*SQRT(([.$B$62]^2/[.$B$59]^2)+(18*1.81*10^-5*[.J24]/(9.81*874))))))^2" office:value-type="float" office:value="2.51978613089748E-020" calcext:value-type="float">
            <text:p>2,51978613089748E-020</text:p>
          </table:table-cell>
          <table:table-cell table:formula="of:=(9*1.81*10^-5*[.K24])/(2*9.81*874*[.Y24])^2" office:value-type="float" office:value="8.83359036799331E-026" calcext:value-type="float">
            <text:p>8,83359036799331E-026</text:p>
          </table:table-cell>
          <table:table-cell table:formula="of:=SQRT([.Z24]+[.AA24]*[.J24])" office:value-type="float" office:value="4010.25541570735" calcext:value-type="float">
            <text:p>4010,2554157074</text:p>
          </table:table-cell>
          <table:table-cell table:formula="of:=[.$B$59]/[.$B$62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formula="of:=([.J24]+[.R24])*(SQRT([.J24])/[.B24])*(2*10^-10)" office:value-type="float" office:value="3.79803804840289E-019" calcext:value-type="float">
            <text:p>3,79803804840289E-019</text:p>
          </table:table-cell>
          <table:table-cell table:formula="of:=SQRT([.AD24]+[.AE24]+[.AF24])*2*10^-10" office:value-type="float" office:value="1.6844710394663E-020" calcext:value-type="float">
            <text:p>1,6844710394663E-020</text:p>
          </table:table-cell>
          <table:table-cell table:formula="of:=(((((3*SQRT([.J24]))/(2*[.B24]))+([.R24]/(2*[.B24]*SQRT([.J24]))))*[.K24])^2)" office:value-type="float" office:value="6.14486549834747E-021" calcext:value-type="float">
            <text:p>6,14486549834747E-021</text:p>
          </table:table-cell>
          <table:table-cell table:formula="of:=((SQRT([.J24])*[.S24])/[.B24])^2" office:value-type="float" office:value="9.34600346957194E-022" calcext:value-type="float">
            <text:p>9,34600346957194E-022</text:p>
          </table:table-cell>
          <table:table-cell table:formula="of:=(([.J24]+[.R24])*(SQRT([.J24])/[.B24]^2)*[.C24])^2" office:value-type="float" office:value="1.41408616970062E-023" calcext:value-type="float">
            <text:p>1,41408616970062E-023</text:p>
          </table:table-cell>
          <table:table-cell table:formula="of:=[.AB24]/(1+[.AH24])^(3/2)" office:value-type="float" office:value="3.37318327451697E-019" calcext:value-type="float">
            <text:p>3,37318327451697E-019</text:p>
          </table:table-cell>
          <table:table-cell table:formula="of:=([.$B$62]/([.$B$59]*[.T24]))" office:value-type="float" office:value="0.082296486505468" calcext:value-type="float">
            <text:p>0,0822964865</text:p>
          </table:table-cell>
          <table:table-cell table:formula="of:=SQRT([.AJ24]+[.AK24]+[.AL24])" office:value-type="float" office:value="2.32200297172272E-022" calcext:value-type="float">
            <text:p>2,32200297172272E-022</text:p>
          </table:table-cell>
          <table:table-cell table:formula="of:=([.$AC$14]/(1+([.$B$62]/([.$B$59]*[.T24])^(3/2))))^2" office:value-type="float" office:value="5.39169780068914E-044" calcext:value-type="float">
            <text:p>5,39169780068914E-044</text:p>
          </table:table-cell>
          <table:table-cell table:formula="of:=((3*[.AB24]*[.$B$62]*[.$C$59])/(2*(1+([.$B$62]/([.$B$59]*[.T24])^(5/2)))*[.$B$59]^2*[.T24]))^2" office:value-type="float" office:value="3.56297547801285E-060" calcext:value-type="float">
            <text:p>3,56297547801285E-060</text:p>
          </table:table-cell>
          <table:table-cell table:formula="of:=((3*[.AB24]*[.$B$62]*[.V24])/(2*(1+([.$B$62]/([.$B$59]*[.T24])^(5/2)))*[.$B$59]*[.T24]^2))^2" office:value-type="float" office:value="6.51904995165484E-063" calcext:value-type="float">
            <text:p>6,51904995165484E-063</text:p>
          </table:table-cell>
          <table:table-cell table:number-columns-repeated="2"/>
          <table:table-cell table:formula="of:=[.AB24]/(1+[.AP24])^(3/2)" office:value-type="float" office:value="3.38712194290824E-019" calcext:value-type="float">
            <text:p>3,38712194290824E-019</text:p>
          </table:table-cell>
          <table:table-cell table:formula="of:=([.$B$62]/([.$B$59]*[.U24]))" office:value-type="float" office:value="0.0793252053082746" calcext:value-type="float">
            <text:p>0,0793252053</text:p>
          </table:table-cell>
          <table:table-cell table:number-columns-repeated="2"/>
          <table:table-cell table:formula="of:=10^19*[.AG24]" office:value-type="float" office:value="3.37318327451698" calcext:value-type="float">
            <text:p>3,3731832745</text:p>
          </table:table-cell>
          <table:table-cell table:number-columns-repeated="97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0.2" calcext:value-type="float">
            <text:p>10,2</text:p>
          </table:table-cell>
          <table:table-cell office:value-type="float" office:value="0.5" calcext:value-type="float">
            <text:p>0,5</text:p>
          </table:table-cell>
          <table:table-cell table:formula="of:=(10^-4)*(1/1.875)*[.D25]" office:value-type="float" office:value="0.00106666666666667" calcext:value-type="float">
            <text:p>0,0010666667</text:p>
          </table:table-cell>
          <table:table-cell table:formula="of:=(10^-4)*(1/1.875)*[.E25]" office:value-type="float" office:value="0.0000266666666666667" calcext:value-type="float">
            <text:p>2,66666666666667E-005</text:p>
          </table:table-cell>
          <table:table-cell table:formula="of:=[.H25]/[.F25]" office:value-type="float" office:value="0.000104575163398693" calcext:value-type="float">
            <text:p>0,0001045752</text:p>
          </table:table-cell>
          <table:table-cell table:formula="of:=SQRT(([.I25]/[.F25])^2+(([.G25]*[.H25])/[.F25]^2)^2)" office:value-type="float" office:value="0.00000575441116846718" calcext:value-type="float">
            <text:p>5,75441116846718E-006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22.9" calcext:value-type="float">
            <text:p>22,9</text:p>
          </table:table-cell>
          <table:table-cell office:value-type="float" office:value="0.5" calcext:value-type="float">
            <text:p>0,5</text:p>
          </table:table-cell>
          <table:table-cell table:formula="of:=(10^-4)*(1/1.875)*[.L25]" office:value-type="float" office:value="0.00106666666666667" calcext:value-type="float">
            <text:p>0,0010666667</text:p>
          </table:table-cell>
          <table:table-cell table:formula="of:=(10^-4)*(1/1.875)*[.M25]" office:value-type="float" office:value="0.0000266666666666667" calcext:value-type="float">
            <text:p>2,66666666666667E-005</text:p>
          </table:table-cell>
          <table:table-cell table:formula="of:=[.P25]/[.N25]" office:value-type="float" office:value="0.0000465793304221252" calcext:value-type="float">
            <text:p>4,65793304221252E-005</text:p>
          </table:table-cell>
          <table:table-cell table:formula="of:=SQRT(([.Q25]/[.N25])^2+(([.O25]*[.P25])/[.N25]^2)^2)" office:value-type="float" office:value="0.00000154607331739482" calcext:value-type="float">
            <text:p>1,54607331739482E-006</text:p>
          </table:table-cell>
          <table:table-cell table:formula="of:=-([.$B$62]/(2*[.$B$59]))+SQRT(([.$B$62]/(2*[.$B$59]))^2+((9*1.81*10^-5*[.J25])/(2*9.81*874)))" office:value-type="float" office:value="0.000000966106209757502" calcext:value-type="float">
            <text:p>9,66106209757502E-007</text:p>
          </table:table-cell>
          <table:table-cell table:formula="of:=SQRT((9*[.J25]*(1.8*10^-5))/(2*9.81*874))" office:value-type="float" office:value="0.000000993954639805375" calcext:value-type="float">
            <text:p>0,000000994</text:p>
          </table:table-cell>
          <table:table-cell table:formula="of:=SQRT([.W25]+[.X25])" office:value-type="float" office:value="0.000000000157464784751484" calcext:value-type="float">
            <text:p>1,57464784751484E-010</text:p>
          </table:table-cell>
          <table:table-cell table:formula="of:=((([.$B$62]*[.$C$59])/([.$B$59]^2*2))*(1+[.$B$62]/([.$B$59]*SQRT(([.$B$62]^2/[.$B$59]^2)+(18*1.81*10^-5*[.J25]/(9.81*874))))))^2" office:value-type="float" office:value="2.47949602124662E-020" calcext:value-type="float">
            <text:p>2,47949602124662E-020</text:p>
          </table:table-cell>
          <table:table-cell table:formula="of:=(9*1.81*10^-5*[.K25])/(2*9.81*874*[.Y25])^2" office:value-type="float" office:value="1.98224364942861E-025" calcext:value-type="float">
            <text:p>1,98224364942861E-025</text:p>
          </table:table-cell>
          <table:table-cell table:formula="of:=SQRT([.Z25]+[.AA25]*[.J25])" office:value-type="float" office:value="4010.25541570735" calcext:value-type="float">
            <text:p>4010,2554157074</text:p>
          </table:table-cell>
          <table:table-cell table:formula="of:=[.$B$59]/[.$B$62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formula="of:=([.J25]+[.R25])*(SQRT([.J25])/[.B25])*(2*10^-10)" office:value-type="float" office:value="6.12172697914262E-019" calcext:value-type="float">
            <text:p>6,12172697914262E-019</text:p>
          </table:table-cell>
          <table:table-cell table:formula="of:=SQRT([.AD25]+[.AE25]+[.AF25])*2*10^-10" office:value-type="float" office:value="4.06515552426852E-020" calcext:value-type="float">
            <text:p>4,06515552426852E-020</text:p>
          </table:table-cell>
          <table:table-cell table:formula="of:=(((((3*SQRT([.J25]))/(2*[.B25]))+([.R25]/(2*[.B25]*SQRT([.J25]))))*[.K25])^2)" office:value-type="float" office:value="4.02968061752021E-020" calcext:value-type="float">
            <text:p>4,02968061752021E-020</text:p>
          </table:table-cell>
          <table:table-cell table:formula="of:=((SQRT([.J25])*[.S25])/[.B25])^2" office:value-type="float" office:value="9.80180291030382E-022" calcext:value-type="float">
            <text:p>9,80180291030382E-022</text:p>
          </table:table-cell>
          <table:table-cell table:formula="of:=(([.J25]+[.R25])*(SQRT([.J25])/[.B25]^2)*[.C25])^2" office:value-type="float" office:value="3.67371249947679E-023" calcext:value-type="float">
            <text:p>3,67371249947679E-023</text:p>
          </table:table-cell>
          <table:table-cell table:formula="of:=[.AB25]/(1+[.AH25])^(3/2)" office:value-type="float" office:value="5.57493459763564E-019" calcext:value-type="float">
            <text:p>5,57493459763564E-019</text:p>
          </table:table-cell>
          <table:table-cell table:formula="of:=([.$B$62]/([.$B$59]*[.T25]))" office:value-type="float" office:value="0.0643622263617307" calcext:value-type="float">
            <text:p>0,0643622264</text:p>
          </table:table-cell>
          <table:table-cell table:formula="of:=SQRT([.AJ25]+[.AK25]+[.AL25])" office:value-type="float" office:value="3.34157445866594E-022" calcext:value-type="float">
            <text:p>3,34157445866594E-022</text:p>
          </table:table-cell>
          <table:table-cell table:formula="of:=([.$AC$14]/(1+([.$B$62]/([.$B$59]*[.T25])^(3/2))))^2" office:value-type="float" office:value="1.11661198628086E-043" calcext:value-type="float">
            <text:p>1,11661198628086E-043</text:p>
          </table:table-cell>
          <table:table-cell table:formula="of:=((3*[.AB25]*[.$B$62]*[.$C$59])/(2*(1+([.$B$62]/([.$B$59]*[.T25])^(5/2)))*[.$B$59]^2*[.T25]))^2" office:value-type="float" office:value="1.93505282751993E-059" calcext:value-type="float">
            <text:p>1,93505282751993E-059</text:p>
          </table:table-cell>
          <table:table-cell table:formula="of:=((3*[.AB25]*[.$B$62]*[.V25])/(2*(1+([.$B$62]/([.$B$59]*[.T25])^(5/2)))*[.$B$59]*[.T25]^2))^2" office:value-type="float" office:value="2.13091199335948E-062" calcext:value-type="float">
            <text:p>2,13091199335948E-062</text:p>
          </table:table-cell>
          <table:table-cell table:number-columns-repeated="2"/>
          <table:table-cell table:formula="of:=[.AB25]/(1+[.AP25])^(3/2)" office:value-type="float" office:value="5.58913260470998E-019" calcext:value-type="float">
            <text:p>5,58913260470998E-019</text:p>
          </table:table-cell>
          <table:table-cell table:formula="of:=([.$B$62]/([.$B$59]*[.U25]))" office:value-type="float" office:value="0.062558937874732" calcext:value-type="float">
            <text:p>0,0625589379</text:p>
          </table:table-cell>
          <table:table-cell table:number-columns-repeated="2"/>
          <table:table-cell table:formula="of:=10^19*[.AG25]" office:value-type="float" office:value="5.57493459763565" calcext:value-type="float">
            <text:p>5,5749345976</text:p>
          </table:table-cell>
          <table:table-cell table:number-columns-repeated="97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34.3" calcext:value-type="float">
            <text:p>34,3</text:p>
          </table:table-cell>
          <table:table-cell office:value-type="float" office:value="0.5" calcext:value-type="float">
            <text:p>0,5</text:p>
          </table:table-cell>
          <table:table-cell table:formula="of:=(10^-4)*(1/1.875)*[.D26]" office:value-type="float" office:value="0.00106666666666667" calcext:value-type="float">
            <text:p>0,0010666667</text:p>
          </table:table-cell>
          <table:table-cell table:formula="of:=(10^-4)*(1/1.875)*[.E26]" office:value-type="float" office:value="0.0000266666666666667" calcext:value-type="float">
            <text:p>2,66666666666667E-005</text:p>
          </table:table-cell>
          <table:table-cell table:formula="of:=[.H26]/[.F26]" office:value-type="float" office:value="0.0000310981535471331" calcext:value-type="float">
            <text:p>3,10981535471331E-005</text:p>
          </table:table-cell>
          <table:table-cell table:formula="of:=SQRT(([.I26]/[.F26])^2+(([.G26]*[.H26])/[.F26]^2)^2)" office:value-type="float" office:value="0.000000899965999739968" calcext:value-type="float">
            <text:p>0,0000009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28.4" calcext:value-type="float">
            <text:p>28,4</text:p>
          </table:table-cell>
          <table:table-cell office:value-type="float" office:value="0.5" calcext:value-type="float">
            <text:p>0,5</text:p>
          </table:table-cell>
          <table:table-cell table:formula="of:=(10^-4)*(1/1.875)*[.L26]" office:value-type="float" office:value="0.00106666666666667" calcext:value-type="float">
            <text:p>0,0010666667</text:p>
          </table:table-cell>
          <table:table-cell table:formula="of:=(10^-4)*(1/1.875)*[.M26]" office:value-type="float" office:value="0.0000266666666666667" calcext:value-type="float">
            <text:p>2,66666666666667E-005</text:p>
          </table:table-cell>
          <table:table-cell table:formula="of:=[.P26]/[.N26]" office:value-type="float" office:value="0.0000375586854460094" calcext:value-type="float">
            <text:p>3,75586854460094E-005</text:p>
          </table:table-cell>
          <table:table-cell table:formula="of:=SQRT(([.Q26]/[.N26])^2+(([.O26]*[.P26])/[.N26]^2)^2)" office:value-type="float" office:value="0.00000114843524911007" calcext:value-type="float">
            <text:p>1,14843524911007E-006</text:p>
          </table:table-cell>
          <table:table-cell table:formula="of:=-([.$B$62]/(2*[.$B$59]))+SQRT(([.$B$62]/(2*[.$B$59]))^2+((9*1.81*10^-5*[.J26])/(2*9.81*874)))" office:value-type="float" office:value="0.000000513326981571389" calcext:value-type="float">
            <text:p>5,13326981571389E-007</text:p>
          </table:table-cell>
          <table:table-cell table:formula="of:=SQRT((9*[.J26]*(1.8*10^-5))/(2*9.81*874))" office:value-type="float" office:value="0.000000542025340846407" calcext:value-type="float">
            <text:p>0,000000542</text:p>
          </table:table-cell>
          <table:table-cell table:formula="of:=SQRT([.W26]+[.X26])" office:value-type="float" office:value="0.000000000161423819763853" calcext:value-type="float">
            <text:p>1,61423819763853E-010</text:p>
          </table:table-cell>
          <table:table-cell table:formula="of:=((([.$B$62]*[.$C$59])/([.$B$59]^2*2))*(1+[.$B$62]/([.$B$59]*SQRT(([.$B$62]^2/[.$B$59]^2)+(18*1.81*10^-5*[.J26]/(9.81*874))))))^2" office:value-type="float" office:value="2.60576185856856E-020" calcext:value-type="float">
            <text:p>2,60576185856856E-020</text:p>
          </table:table-cell>
          <table:table-cell table:formula="of:=(9*1.81*10^-5*[.K26])/(2*9.81*874*[.Y26])^2" office:value-type="float" office:value="3.10014671433605E-026" calcext:value-type="float">
            <text:p>3,10014671433605E-026</text:p>
          </table:table-cell>
          <table:table-cell table:formula="of:=SQRT([.Z26]+[.AA26]*[.J26])" office:value-type="float" office:value="4010.25541570735" calcext:value-type="float">
            <text:p>4010,2554157074</text:p>
          </table:table-cell>
          <table:table-cell table:formula="of:=[.$B$59]/[.$B$62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formula="of:=([.J26]+[.R26])*(SQRT([.J26])/[.B26])*(2*10^-10)" office:value-type="float" office:value="1.51631602108794E-019" calcext:value-type="float">
            <text:p>1,51631602108794E-019</text:p>
          </table:table-cell>
          <table:table-cell table:formula="of:=SQRT([.AD26]+[.AE26]+[.AF26])*2*10^-10" office:value-type="float" office:value="4.89998323659562E-021" calcext:value-type="float">
            <text:p>4,89998323659562E-021</text:p>
          </table:table-cell>
          <table:table-cell table:formula="of:=(((((3*SQRT([.J26]))/(2*[.B26]))+([.R26]/(2*[.B26]*SQRT([.J26]))))*[.K26])^2)" office:value-type="float" office:value="4.37162792134771E-022" calcext:value-type="float">
            <text:p>4,37162792134771E-022</text:p>
          </table:table-cell>
          <table:table-cell table:formula="of:=((SQRT([.J26])*[.S26])/[.B26])^2" office:value-type="float" office:value="1.60829190166867E-022" calcext:value-type="float">
            <text:p>1,60829190166867E-022</text:p>
          </table:table-cell>
          <table:table-cell table:formula="of:=(([.J26]+[.R26])*(SQRT([.J26])/[.B26]^2)*[.C26])^2" office:value-type="float" office:value="2.25391067131455E-024" calcext:value-type="float">
            <text:p>2,25391067131455E-024</text:p>
          </table:table-cell>
          <table:table-cell table:formula="of:=[.AB26]/(1+[.AH26])^(3/2)" office:value-type="float" office:value="1.27733297050539E-019" calcext:value-type="float">
            <text:p>1,27733297050539E-019</text:p>
          </table:table-cell>
          <table:table-cell table:formula="of:=([.$B$62]/([.$B$59]*[.T26]))" office:value-type="float" office:value="0.121132823315734" calcext:value-type="float">
            <text:p>0,1211328233</text:p>
          </table:table-cell>
          <table:table-cell table:formula="of:=SQRT([.AJ26]+[.AK26]+[.AL26])" office:value-type="float" office:value="1.30635628512457E-022" calcext:value-type="float">
            <text:p>1,30635628512457E-022</text:p>
          </table:table-cell>
          <table:table-cell table:formula="of:=([.$AC$14]/(1+([.$B$62]/([.$B$59]*[.T26])^(3/2))))^2" office:value-type="float" office:value="1.70656674368445E-044" calcext:value-type="float">
            <text:p>1,70656674368445E-044</text:p>
          </table:table-cell>
          <table:table-cell table:formula="of:=((3*[.AB26]*[.$B$62]*[.$C$59])/(2*(1+([.$B$62]/([.$B$59]*[.T26])^(5/2)))*[.$B$59]^2*[.T26]))^2" office:value-type="float" office:value="1.78086921419309E-061" calcext:value-type="float">
            <text:p>1,78086921419309E-061</text:p>
          </table:table-cell>
          <table:table-cell table:formula="of:=((3*[.AB26]*[.$B$62]*[.V26])/(2*(1+([.$B$62]/([.$B$59]*[.T26])^(5/2)))*[.$B$59]*[.T26]^2))^2" office:value-type="float" office:value="7.30019781780099E-064" calcext:value-type="float">
            <text:p>7,30019781780099E-064</text:p>
          </table:table-cell>
          <table:table-cell table:number-columns-repeated="2"/>
          <table:table-cell table:formula="of:=[.AB26]/(1+[.AP26])^(3/2)" office:value-type="float" office:value="1.28837255754306E-019" calcext:value-type="float">
            <text:p>1,28837255754306E-019</text:p>
          </table:table-cell>
          <table:table-cell table:formula="of:=([.$B$62]/([.$B$59]*[.U26]))" office:value-type="float" office:value="0.114719261030835" calcext:value-type="float">
            <text:p>0,114719261</text:p>
          </table:table-cell>
          <table:table-cell table:number-columns-repeated="2"/>
          <table:table-cell table:formula="of:=10^19*[.AG26]" office:value-type="float" office:value="1.2773329705054" calcext:value-type="float">
            <text:p>1,2773329705</text:p>
          </table:table-cell>
          <table:table-cell table:number-columns-repeated="97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1.6" calcext:value-type="float">
            <text:p>11,6</text:p>
          </table:table-cell>
          <table:table-cell office:value-type="float" office:value="0.5" calcext:value-type="float">
            <text:p>0,5</text:p>
          </table:table-cell>
          <table:table-cell table:formula="of:=(10^-4)*(1/1.875)*[.D27]" office:value-type="float" office:value="0.00106666666666667" calcext:value-type="float">
            <text:p>0,0010666667</text:p>
          </table:table-cell>
          <table:table-cell table:formula="of:=(10^-4)*(1/1.875)*[.E27]" office:value-type="float" office:value="0.0000266666666666667" calcext:value-type="float">
            <text:p>2,66666666666667E-005</text:p>
          </table:table-cell>
          <table:table-cell table:formula="of:=[.H27]/[.F27]" office:value-type="float" office:value="0.0000919540229885058" calcext:value-type="float">
            <text:p>0,000091954</text:p>
          </table:table-cell>
          <table:table-cell table:formula="of:=SQRT(([.I27]/[.F27])^2+(([.G27]*[.H27])/[.F27]^2)^2)" office:value-type="float" office:value="0.00000458195672346205" calcext:value-type="float">
            <text:p>0,000004582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7.2" calcext:value-type="float">
            <text:p>7,2</text:p>
          </table:table-cell>
          <table:table-cell office:value-type="float" office:value="0.5" calcext:value-type="float">
            <text:p>0,5</text:p>
          </table:table-cell>
          <table:table-cell table:formula="of:=(10^-4)*(1/1.875)*[.L27]" office:value-type="float" office:value="0.00106666666666667" calcext:value-type="float">
            <text:p>0,0010666667</text:p>
          </table:table-cell>
          <table:table-cell table:formula="of:=(10^-4)*(1/1.875)*[.M27]" office:value-type="float" office:value="0.0000266666666666667" calcext:value-type="float">
            <text:p>2,66666666666667E-005</text:p>
          </table:table-cell>
          <table:table-cell table:formula="of:=[.P27]/[.N27]" office:value-type="float" office:value="0.000148148148148148" calcext:value-type="float">
            <text:p>0,0001481481</text:p>
          </table:table-cell>
          <table:table-cell table:formula="of:=SQRT(([.Q27]/[.N27])^2+(([.O27]*[.P27])/[.N27]^2)^2)" office:value-type="float" office:value="0.0000109344281938983" calcext:value-type="float">
            <text:p>1,09344281938983E-005</text:p>
          </table:table-cell>
          <table:table-cell table:formula="of:=-([.$B$62]/(2*[.$B$59]))+SQRT(([.$B$62]/(2*[.$B$59]))^2+((9*1.81*10^-5*[.J27])/(2*9.81*874)))" office:value-type="float" office:value="0.000000904058688832689" calcext:value-type="float">
            <text:p>9,04058688832689E-007</text:p>
          </table:table-cell>
          <table:table-cell table:formula="of:=SQRT((9*[.J27]*(1.8*10^-5))/(2*9.81*874))" office:value-type="float" office:value="0.000000932046664562884" calcext:value-type="float">
            <text:p>0,000000932</text:p>
          </table:table-cell>
          <table:table-cell table:formula="of:=SQRT([.W27]+[.X27])" office:value-type="float" office:value="0.000000000157780546253494" calcext:value-type="float">
            <text:p>1,57780546253494E-010</text:p>
          </table:table-cell>
          <table:table-cell table:formula="of:=((([.$B$62]*[.$C$59])/([.$B$59]^2*2))*(1+[.$B$62]/([.$B$59]*SQRT(([.$B$62]^2/[.$B$59]^2)+(18*1.81*10^-5*[.J27]/(9.81*874))))))^2" office:value-type="float" office:value="2.4894542939665E-020" calcext:value-type="float">
            <text:p>2,4894542939665E-020</text:p>
          </table:table-cell>
          <table:table-cell table:formula="of:=(9*1.81*10^-5*[.K27])/(2*9.81*874*[.Y27])^2" office:value-type="float" office:value="1.57836385880968E-025" calcext:value-type="float">
            <text:p>1,57836385880968E-025</text:p>
          </table:table-cell>
          <table:table-cell table:formula="of:=SQRT([.Z27]+[.AA27]*[.J27])" office:value-type="float" office:value="4010.25541570735" calcext:value-type="float">
            <text:p>4010,2554157074</text:p>
          </table:table-cell>
          <table:table-cell table:formula="of:=[.$B$59]/[.$B$62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formula="of:=([.J27]+[.R27])*(SQRT([.J27])/[.B27])*(2*10^-10)" office:value-type="float" office:value="9.11843007263276E-019" calcext:value-type="float">
            <text:p>9,11843007263276E-019</text:p>
          </table:table-cell>
          <table:table-cell table:formula="of:=SQRT([.AD27]+[.AE27]+[.AF27])*2*10^-10" office:value-type="float" office:value="5.77685575693977E-020" calcext:value-type="float">
            <text:p>5,77685575693977E-020</text:p>
          </table:table-cell>
          <table:table-cell table:formula="of:=(((((3*SQRT([.J27]))/(2*[.B27]))+([.R27]/(2*[.B27]*SQRT([.J27]))))*[.K27])^2)" office:value-type="float" office:value="4.02384392614682E-020" calcext:value-type="float">
            <text:p>4,02384392614682E-020</text:p>
          </table:table-cell>
          <table:table-cell table:formula="of:=((SQRT([.J27])*[.S27])/[.B27])^2" office:value-type="float" office:value="4.31102093628477E-020" calcext:value-type="float">
            <text:p>4,31102093628477E-020</text:p>
          </table:table-cell>
          <table:table-cell table:formula="of:=(([.J27]+[.R27])*(SQRT([.J27])/[.B27]^2)*[.C27])^2" office:value-type="float" office:value="8.15074669047089E-023" calcext:value-type="float">
            <text:p>8,15074669047089E-023</text:p>
          </table:table-cell>
          <table:table-cell table:formula="of:=[.AB27]/(1+[.AH27])^(3/2)" office:value-type="float" office:value="8.25254442633037E-019" calcext:value-type="float">
            <text:p>8,25254442633037E-019</text:p>
          </table:table-cell>
          <table:table-cell table:formula="of:=([.$B$62]/([.$B$59]*[.T27]))" office:value-type="float" office:value="0.0687795464276475" calcext:value-type="float">
            <text:p>0,0687795464</text:p>
          </table:table-cell>
          <table:table-cell table:formula="of:=SQRT([.AJ27]+[.AK27]+[.AL27])" office:value-type="float" office:value="3.02924074927256E-022" calcext:value-type="float">
            <text:p>3,02924074927256E-022</text:p>
          </table:table-cell>
          <table:table-cell table:formula="of:=([.$AC$14]/(1+([.$B$62]/([.$B$59]*[.T27])^(3/2))))^2" office:value-type="float" office:value="9.1762995170534E-044" calcext:value-type="float">
            <text:p>9,1762995170534E-044</text:p>
          </table:table-cell>
          <table:table-cell table:formula="of:=((3*[.AB27]*[.$B$62]*[.$C$59])/(2*(1+([.$B$62]/([.$B$59]*[.T27])^(5/2)))*[.$B$59]^2*[.T27]))^2" office:value-type="float" office:value="3.51803625737867E-059" calcext:value-type="float">
            <text:p>3,51803625737867E-059</text:p>
          </table:table-cell>
          <table:table-cell table:formula="of:=((3*[.AB27]*[.$B$62]*[.V27])/(2*(1+([.$B$62]/([.$B$59]*[.T27])^(5/2)))*[.$B$59]*[.T27]^2))^2" office:value-type="float" office:value="4.4419075978223E-062" calcext:value-type="float">
            <text:p>4,4419075978223E-062</text:p>
          </table:table-cell>
          <table:table-cell table:number-columns-repeated="2"/>
          <table:table-cell table:formula="of:=[.AB27]/(1+[.AP27])^(3/2)" office:value-type="float" office:value="8.2765236043967E-019" calcext:value-type="float">
            <text:p>8,2765236043967E-019</text:p>
          </table:table-cell>
          <table:table-cell table:formula="of:=([.$B$62]/([.$B$59]*[.U27]))" office:value-type="float" office:value="0.0667141988980218" calcext:value-type="float">
            <text:p>0,0667141989</text:p>
          </table:table-cell>
          <table:table-cell table:number-columns-repeated="2"/>
          <table:table-cell table:formula="of:=10^19*[.AG27]" office:value-type="float" office:value="8.25254442633039" calcext:value-type="float">
            <text:p>8,2525444263</text:p>
          </table:table-cell>
          <table:table-cell table:number-columns-repeated="97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23.6" calcext:value-type="float">
            <text:p>23,6</text:p>
          </table:table-cell>
          <table:table-cell office:value-type="float" office:value="0.5" calcext:value-type="float">
            <text:p>0,5</text:p>
          </table:table-cell>
          <table:table-cell table:formula="of:=(10^-4)*(1/1.875)*[.D28]" office:value-type="float" office:value="0.00106666666666667" calcext:value-type="float">
            <text:p>0,0010666667</text:p>
          </table:table-cell>
          <table:table-cell table:formula="of:=(10^-4)*(1/1.875)*[.E28]" office:value-type="float" office:value="0.0000266666666666667" calcext:value-type="float">
            <text:p>2,66666666666667E-005</text:p>
          </table:table-cell>
          <table:table-cell table:formula="of:=[.H28]/[.F28]" office:value-type="float" office:value="0.0000451977401129943" calcext:value-type="float">
            <text:p>4,51977401129943E-005</text:p>
          </table:table-cell>
          <table:table-cell table:formula="of:=SQRT(([.I28]/[.F28])^2+(([.G28]*[.H28])/[.F28]^2)^2)" office:value-type="float" office:value="0.0000014811246807228" calcext:value-type="float">
            <text:p>1,4811246807228E-006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3.5" calcext:value-type="float">
            <text:p>13,5</text:p>
          </table:table-cell>
          <table:table-cell office:value-type="float" office:value="0.5" calcext:value-type="float">
            <text:p>0,5</text:p>
          </table:table-cell>
          <table:table-cell table:formula="of:=(10^-4)*(1/1.875)*[.L28]" office:value-type="float" office:value="0.00106666666666667" calcext:value-type="float">
            <text:p>0,0010666667</text:p>
          </table:table-cell>
          <table:table-cell table:formula="of:=(10^-4)*(1/1.875)*[.M28]" office:value-type="float" office:value="0.0000266666666666667" calcext:value-type="float">
            <text:p>2,66666666666667E-005</text:p>
          </table:table-cell>
          <table:table-cell table:formula="of:=[.P28]/[.N28]" office:value-type="float" office:value="0.0000790123456790123" calcext:value-type="float">
            <text:p>7,90123456790123E-005</text:p>
          </table:table-cell>
          <table:table-cell table:formula="of:=SQRT(([.Q28]/[.N28])^2+(([.O28]*[.P28])/[.N28]^2)^2)" office:value-type="float" office:value="0.0000035306603784585" calcext:value-type="float">
            <text:p>3,5306603784585E-006</text:p>
          </table:table-cell>
          <table:table-cell table:formula="of:=-([.$B$62]/(2*[.$B$59]))+SQRT(([.$B$62]/(2*[.$B$59]))^2+((9*1.81*10^-5*[.J28])/(2*9.81*874)))" office:value-type="float" office:value="0.000000624906831422054" calcext:value-type="float">
            <text:p>6,24906831422054E-007</text:p>
          </table:table-cell>
          <table:table-cell table:formula="of:=SQRT((9*[.J28]*(1.8*10^-5))/(2*9.81*874))" office:value-type="float" office:value="0.000000653447423257643" calcext:value-type="float">
            <text:p>6,53447423257643E-007</text:p>
          </table:table-cell>
          <table:table-cell table:formula="of:=SQRT([.W28]+[.X28])" office:value-type="float" office:value="0.000000000159940593740423" calcext:value-type="float">
            <text:p>1,59940593740423E-010</text:p>
          </table:table-cell>
          <table:table-cell table:formula="of:=((([.$B$62]*[.$C$59])/([.$B$59]^2*2))*(1+[.$B$62]/([.$B$59]*SQRT(([.$B$62]^2/[.$B$59]^2)+(18*1.81*10^-5*[.J28]/(9.81*874))))))^2" office:value-type="float" office:value="2.55809425051803E-020" calcext:value-type="float">
            <text:p>2,55809425051803E-020</text:p>
          </table:table-cell>
          <table:table-cell table:formula="of:=(9*1.81*10^-5*[.K28])/(2*9.81*874*[.Y28])^2" office:value-type="float" office:value="5.10208587190132E-026" calcext:value-type="float">
            <text:p>5,10208587190132E-026</text:p>
          </table:table-cell>
          <table:table-cell table:formula="of:=SQRT([.Z28]+[.AA28]*[.J28])" office:value-type="float" office:value="4010.25541570735" calcext:value-type="float">
            <text:p>4010,2554157074</text:p>
          </table:table-cell>
          <table:table-cell table:formula="of:=[.$B$59]/[.$B$62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formula="of:=([.J28]+[.R28])*(SQRT([.J28])/[.B28])*(2*10^-10)" office:value-type="float" office:value="3.30714959085264E-019" calcext:value-type="float">
            <text:p>3,30714959085264E-019</text:p>
          </table:table-cell>
          <table:table-cell table:formula="of:=SQRT([.AD28]+[.AE28]+[.AF28])*2*10^-10" office:value-type="float" office:value="1.32835182215143E-020" calcext:value-type="float">
            <text:p>1,32835182215143E-020</text:p>
          </table:table-cell>
          <table:table-cell table:formula="of:=(((((3*SQRT([.J28]))/(2*[.B28]))+([.R28]/(2*[.B28]*SQRT([.J28]))))*[.K28])^2)" office:value-type="float" office:value="2.19131964843752E-021" calcext:value-type="float">
            <text:p>2,19131964843752E-021</text:p>
          </table:table-cell>
          <table:table-cell table:formula="of:=((SQRT([.J28])*[.S28])/[.B28])^2" office:value-type="float" office:value="2.20925502848416E-021" calcext:value-type="float">
            <text:p>2,20925502848416E-021</text:p>
          </table:table-cell>
          <table:table-cell table:formula="of:=(([.J28]+[.R28])*(SQRT([.J28])/[.B28]^2)*[.C28])^2" office:value-type="float" office:value="1.07217316108977E-023" calcext:value-type="float">
            <text:p>1,07217316108977E-023</text:p>
          </table:table-cell>
          <table:table-cell table:formula="of:=[.AB28]/(1+[.AH28])^(3/2)" office:value-type="float" office:value="2.86852475934544E-019" calcext:value-type="float">
            <text:p>2,86852475934544E-019</text:p>
          </table:table-cell>
          <table:table-cell table:formula="of:=([.$B$62]/([.$B$59]*[.T28]))" office:value-type="float" office:value="0.0995040275370105" calcext:value-type="float">
            <text:p>0,0995040275</text:p>
          </table:table-cell>
          <table:table-cell table:formula="of:=SQRT([.AJ28]+[.AK28]+[.AL28])" office:value-type="float" office:value="1.75109684864246E-022" calcext:value-type="float">
            <text:p>1,75109684864246E-022</text:p>
          </table:table-cell>
          <table:table-cell table:formula="of:=([.$AC$14]/(1+([.$B$62]/([.$B$59]*[.T28])^(3/2))))^2" office:value-type="float" office:value="3.06634017332557E-044" calcext:value-type="float">
            <text:p>3,06634017332557E-044</text:p>
          </table:table-cell>
          <table:table-cell table:formula="of:=((3*[.AB28]*[.$B$62]*[.$C$59])/(2*(1+([.$B$62]/([.$B$59]*[.T28])^(5/2)))*[.$B$59]^2*[.T28]))^2" office:value-type="float" office:value="1.52835343244004E-060" calcext:value-type="float">
            <text:p>1,52835343244004E-060</text:p>
          </table:table-cell>
          <table:table-cell table:formula="of:=((3*[.AB28]*[.$B$62]*[.V28])/(2*(1+([.$B$62]/([.$B$59]*[.T28])^(5/2)))*[.$B$59]*[.T28]^2))^2" office:value-type="float" office:value="4.15017306114985E-063" calcext:value-type="float">
            <text:p>4,15017306114985E-063</text:p>
          </table:table-cell>
          <table:table-cell table:number-columns-repeated="2"/>
          <table:table-cell table:formula="of:=[.AB28]/(1+[.AP28])^(3/2)" office:value-type="float" office:value="2.88561689909049E-019" calcext:value-type="float">
            <text:p>2,88561689909049E-019</text:p>
          </table:table-cell>
          <table:table-cell table:formula="of:=([.$B$62]/([.$B$59]*[.U28]))" office:value-type="float" office:value="0.0951579948879365" calcext:value-type="float">
            <text:p>0,0951579949</text:p>
          </table:table-cell>
          <table:table-cell table:number-columns-repeated="2"/>
          <table:table-cell table:formula="of:=10^19*[.AG28]" office:value-type="float" office:value="2.86852475934544" calcext:value-type="float">
            <text:p>2,8685247593</text:p>
          </table:table-cell>
          <table:table-cell table:number-columns-repeated="97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40.7" calcext:value-type="float">
            <text:p>40,7</text:p>
          </table:table-cell>
          <table:table-cell office:value-type="float" office:value="0.5" calcext:value-type="float">
            <text:p>0,5</text:p>
          </table:table-cell>
          <table:table-cell table:formula="of:=(10^-4)*(1/1.875)*[.D29]" office:value-type="float" office:value="0.00106666666666667" calcext:value-type="float">
            <text:p>0,0010666667</text:p>
          </table:table-cell>
          <table:table-cell table:formula="of:=(10^-4)*(1/1.875)*[.E29]" office:value-type="float" office:value="0.0000266666666666667" calcext:value-type="float">
            <text:p>2,66666666666667E-005</text:p>
          </table:table-cell>
          <table:table-cell table:formula="of:=[.H29]/[.F29]" office:value-type="float" office:value="0.0000262080262080262" calcext:value-type="float">
            <text:p>0,000026208</text:p>
          </table:table-cell>
          <table:table-cell table:formula="of:=SQRT(([.I29]/[.F29])^2+(([.G29]*[.H29])/[.F29]^2)^2)" office:value-type="float" office:value="0.000000730034214779314" calcext:value-type="float">
            <text:p>0,00000073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5.9" calcext:value-type="float">
            <text:p>5,9</text:p>
          </table:table-cell>
          <table:table-cell office:value-type="float" office:value="0.5" calcext:value-type="float">
            <text:p>0,5</text:p>
          </table:table-cell>
          <table:table-cell table:formula="of:=(10^-4)*(1/1.875)*[.L29]" office:value-type="float" office:value="0.00106666666666667" calcext:value-type="float">
            <text:p>0,0010666667</text:p>
          </table:table-cell>
          <table:table-cell table:formula="of:=(10^-4)*(1/1.875)*[.M29]" office:value-type="float" office:value="0.0000266666666666667" calcext:value-type="float">
            <text:p>2,66666666666667E-005</text:p>
          </table:table-cell>
          <table:table-cell table:formula="of:=[.P29]/[.N29]" office:value-type="float" office:value="0.000180790960451977" calcext:value-type="float">
            <text:p>0,000180791</text:p>
          </table:table-cell>
          <table:table-cell table:formula="of:=SQRT(([.Q29]/[.N29])^2+(([.O29]*[.P29])/[.N29]^2)^2)" office:value-type="float" office:value="0.0000159740290841844" calcext:value-type="float">
            <text:p>0,000015974</text:p>
          </table:table-cell>
          <table:table-cell table:formula="of:=-([.$B$62]/(2*[.$B$59]))+SQRT(([.$B$62]/(2*[.$B$59]))^2+((9*1.81*10^-5*[.J29])/(2*9.81*874)))" office:value-type="float" office:value="0.000000468845055037467" calcext:value-type="float">
            <text:p>4,68845055037467E-007</text:p>
          </table:table-cell>
          <table:table-cell table:formula="of:=SQRT((9*[.J29]*(1.8*10^-5))/(2*9.81*874))" office:value-type="float" office:value="0.000000497587482587855" calcext:value-type="float">
            <text:p>4,97587482587855E-007</text:p>
          </table:table-cell>
          <table:table-cell table:formula="of:=SQRT([.W29]+[.X29])" office:value-type="float" office:value="0.00000000016219971208661" calcext:value-type="float">
            <text:p>1,6219971208661E-010</text:p>
          </table:table-cell>
          <table:table-cell table:formula="of:=((([.$B$62]*[.$C$59])/([.$B$59]^2*2))*(1+[.$B$62]/([.$B$59]*SQRT(([.$B$62]^2/[.$B$59]^2)+(18*1.81*10^-5*[.J29]/(9.81*874))))))^2" office:value-type="float" office:value="2.6308721453216E-020" calcext:value-type="float">
            <text:p>2,6308721453216E-020</text:p>
          </table:table-cell>
          <table:table-cell table:formula="of:=(9*1.81*10^-5*[.K29])/(2*9.81*874*[.Y29])^2" office:value-type="float" office:value="2.51477630594368E-026" calcext:value-type="float">
            <text:p>2,51477630594368E-026</text:p>
          </table:table-cell>
          <table:table-cell table:formula="of:=SQRT([.Z29]+[.AA29]*[.J29])" office:value-type="float" office:value="4010.25541570735" calcext:value-type="float">
            <text:p>4010,2554157074</text:p>
          </table:table-cell>
          <table:table-cell table:formula="of:=[.$B$59]/[.$B$62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formula="of:=([.J29]+[.R29])*(SQRT([.J29])/[.B29])*(2*10^-10)" office:value-type="float" office:value="4.19685528431017E-019" calcext:value-type="float">
            <text:p>4,19685528431017E-019</text:p>
          </table:table-cell>
          <table:table-cell table:formula="of:=SQRT([.AD29]+[.AE29]+[.AF29])*2*10^-10" office:value-type="float" office:value="3.32154669297671E-020" calcext:value-type="float">
            <text:p>3,32154669297671E-020</text:p>
          </table:table-cell>
          <table:table-cell table:formula="of:=(((((3*SQRT([.J29]))/(2*[.B29]))+([.R29]/(2*[.B29]*SQRT([.J29]))))*[.K29])^2)" office:value-type="float" office:value="1.34152777093313E-021" calcext:value-type="float">
            <text:p>1,34152777093313E-021</text:p>
          </table:table-cell>
          <table:table-cell table:formula="of:=((SQRT([.J29])*[.S29])/[.B29])^2" office:value-type="float" office:value="2.62228867762423E-020" calcext:value-type="float">
            <text:p>2,62228867762423E-020</text:p>
          </table:table-cell>
          <table:table-cell table:formula="of:=(([.J29]+[.R29])*(SQRT([.J29])/[.B29]^2)*[.C29])^2" office:value-type="float" office:value="1.72665368860329E-023" calcext:value-type="float">
            <text:p>1,72665368860329E-023</text:p>
          </table:table-cell>
          <table:table-cell table:formula="of:=[.AB29]/(1+[.AH29])^(3/2)" office:value-type="float" office:value="3.48172582735239E-019" calcext:value-type="float">
            <text:p>3,48172582735239E-019</text:p>
          </table:table-cell>
          <table:table-cell table:formula="of:=([.$B$62]/([.$B$59]*[.T29]))" office:value-type="float" office:value="0.132625365019403" calcext:value-type="float">
            <text:p>0,132625365</text:p>
          </table:table-cell>
          <table:table-cell table:formula="of:=SQRT([.AJ29]+[.AK29]+[.AL29])" office:value-type="float" office:value="1.14114846800184E-022" calcext:value-type="float">
            <text:p>1,14114846800184E-022</text:p>
          </table:table-cell>
          <table:table-cell table:formula="of:=([.$AC$14]/(1+([.$B$62]/([.$B$59]*[.T29])^(3/2))))^2" office:value-type="float" office:value="1.30221982602296E-044" calcext:value-type="float">
            <text:p>1,30221982602296E-044</text:p>
          </table:table-cell>
          <table:table-cell table:formula="of:=((3*[.AB29]*[.$B$62]*[.$C$59])/(2*(1+([.$B$62]/([.$B$59]*[.T29])^(5/2)))*[.$B$59]^2*[.T29]))^2" office:value-type="float" office:value="1.03945647853509E-060" calcext:value-type="float">
            <text:p>1,03945647853509E-060</text:p>
          </table:table-cell>
          <table:table-cell table:formula="of:=((3*[.AB29]*[.$B$62]*[.V29])/(2*(1+([.$B$62]/([.$B$59]*[.T29])^(5/2)))*[.$B$59]*[.T29]^2))^2" office:value-type="float" office:value="5.15707367700137E-063" calcext:value-type="float">
            <text:p>5,15707367700137E-063</text:p>
          </table:table-cell>
          <table:table-cell table:number-columns-repeated="2"/>
          <table:table-cell table:formula="of:=[.AB29]/(1+[.AP29])^(3/2)" office:value-type="float" office:value="3.51735170181088E-019" calcext:value-type="float">
            <text:p>3,51735170181088E-019</text:p>
          </table:table-cell>
          <table:table-cell table:formula="of:=([.$B$62]/([.$B$59]*[.U29]))" office:value-type="float" office:value="0.124964450951411" calcext:value-type="float">
            <text:p>0,124964451</text:p>
          </table:table-cell>
          <table:table-cell table:number-columns-repeated="2"/>
          <table:table-cell table:formula="of:=10^19*[.AG29]" office:value-type="float" office:value="3.4817258273524" calcext:value-type="float">
            <text:p>3,4817258274</text:p>
          </table:table-cell>
          <table:table-cell table:number-columns-repeated="97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21.1" calcext:value-type="float">
            <text:p>21,1</text:p>
          </table:table-cell>
          <table:table-cell office:value-type="float" office:value="0.5" calcext:value-type="float">
            <text:p>0,5</text:p>
          </table:table-cell>
          <table:table-cell table:formula="of:=(10^-4)*(1/1.875)*[.D30]" office:value-type="float" office:value="0.00106666666666667" calcext:value-type="float">
            <text:p>0,0010666667</text:p>
          </table:table-cell>
          <table:table-cell table:formula="of:=(10^-4)*(1/1.875)*[.E30]" office:value-type="float" office:value="0.0000266666666666667" calcext:value-type="float">
            <text:p>2,66666666666667E-005</text:p>
          </table:table-cell>
          <table:table-cell table:formula="of:=[.H30]/[.F30]" office:value-type="float" office:value="0.0000505529225908373" calcext:value-type="float">
            <text:p>5,05529225908373E-005</text:p>
          </table:table-cell>
          <table:table-cell table:formula="of:=SQRT(([.I30]/[.F30])^2+(([.G30]*[.H30])/[.F30]^2)^2)" office:value-type="float" office:value="0.00000174135025975241" calcext:value-type="float">
            <text:p>1,74135025975241E-006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44.8" calcext:value-type="float">
            <text:p>44,8</text:p>
          </table:table-cell>
          <table:table-cell office:value-type="float" office:value="0.5" calcext:value-type="float">
            <text:p>0,5</text:p>
          </table:table-cell>
          <table:table-cell table:formula="of:=(10^-4)*(1/1.875)*[.L30]" office:value-type="float" office:value="0.00106666666666667" calcext:value-type="float">
            <text:p>0,0010666667</text:p>
          </table:table-cell>
          <table:table-cell table:formula="of:=(10^-4)*(1/1.875)*[.M30]" office:value-type="float" office:value="0.0000266666666666667" calcext:value-type="float">
            <text:p>2,66666666666667E-005</text:p>
          </table:table-cell>
          <table:table-cell table:formula="of:=[.P30]/[.N30]" office:value-type="float" office:value="0.0000238095238095238" calcext:value-type="float">
            <text:p>2,38095238095238E-005</text:p>
          </table:table-cell>
          <table:table-cell table:formula="of:=SQRT(([.Q30]/[.N30])^2+(([.O30]*[.P30])/[.N30]^2)^2)" office:value-type="float" office:value="0.00000065186003854005" calcext:value-type="float">
            <text:p>6,5186003854005E-007</text:p>
          </table:table-cell>
          <table:table-cell table:formula="of:=-([.$B$62]/(2*[.$B$59]))+SQRT(([.$B$62]/(2*[.$B$59]))^2+((9*1.81*10^-5*[.J30])/(2*9.81*874)))" office:value-type="float" office:value="0.000000662599073350705" calcext:value-type="float">
            <text:p>6,62599073350705E-007</text:p>
          </table:table-cell>
          <table:table-cell table:formula="of:=SQRT((9*[.J30]*(1.8*10^-5))/(2*9.81*874))" office:value-type="float" office:value="0.000000691075383749058" calcext:value-type="float">
            <text:p>6,91075383749058E-007</text:p>
          </table:table-cell>
          <table:table-cell table:formula="of:=SQRT([.W30]+[.X30])" office:value-type="float" office:value="0.00000000015954738104384" calcext:value-type="float">
            <text:p>1,5954738104384E-010</text:p>
          </table:table-cell>
          <table:table-cell table:formula="of:=((([.$B$62]*[.$C$59])/([.$B$59]^2*2))*(1+[.$B$62]/([.$B$59]*SQRT(([.$B$62]^2/[.$B$59]^2)+(18*1.81*10^-5*[.J30]/(9.81*874))))))^2" office:value-type="float" office:value="2.54553068130013E-020" calcext:value-type="float">
            <text:p>2,54553068130013E-020</text:p>
          </table:table-cell>
          <table:table-cell table:formula="of:=(9*1.81*10^-5*[.K30])/(2*9.81*874*[.Y30])^2" office:value-type="float" office:value="5.99849470739947E-026" calcext:value-type="float">
            <text:p>5,99849470739947E-026</text:p>
          </table:table-cell>
          <table:table-cell table:formula="of:=SQRT([.Z30]+[.AA30]*[.J30])" office:value-type="float" office:value="4010.25541570735" calcext:value-type="float">
            <text:p>4010,2554157074</text:p>
          </table:table-cell>
          <table:table-cell table:formula="of:=[.$B$59]/[.$B$62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formula="of:=([.J30]+[.R30])*(SQRT([.J30])/[.B30])*(2*10^-10)" office:value-type="float" office:value="2.09394572501973E-019" calcext:value-type="float">
            <text:p>2,09394572501973E-019</text:p>
          </table:table-cell>
          <table:table-cell table:formula="of:=SQRT([.AD30]+[.AE30]+[.AF30])*2*10^-10" office:value-type="float" office:value="8.71539859048604E-021" calcext:value-type="float">
            <text:p>8,71539859048604E-021</text:p>
          </table:table-cell>
          <table:table-cell table:formula="of:=(((((3*SQRT([.J30]))/(2*[.B30]))+([.R30]/(2*[.B30]*SQRT([.J30]))))*[.K30])^2)" office:value-type="float" office:value="1.81042504757008E-021" calcext:value-type="float">
            <text:p>1,81042504757008E-021</text:p>
          </table:table-cell>
          <table:table-cell table:formula="of:=((SQRT([.J30])*[.S30])/[.B30])^2" office:value-type="float" office:value="8.42310526199311E-023" calcext:value-type="float">
            <text:p>8,42310526199311E-023</text:p>
          </table:table-cell>
          <table:table-cell table:formula="of:=(([.J30]+[.R30])*(SQRT([.J30])/[.B30]^2)*[.C30])^2" office:value-type="float" office:value="4.29821458614685E-024" calcext:value-type="float">
            <text:p>4,29821458614685E-024</text:p>
          </table:table-cell>
          <table:table-cell table:formula="of:=[.AB30]/(1+[.AH30])^(3/2)" office:value-type="float" office:value="1.83034314788919E-019" calcext:value-type="float">
            <text:p>1,83034314788919E-019</text:p>
          </table:table-cell>
          <table:table-cell table:formula="of:=([.$B$62]/([.$B$59]*[.T30]))" office:value-type="float" office:value="0.0938436968338086" calcext:value-type="float">
            <text:p>0,0938436968</text:p>
          </table:table-cell>
          <table:table-cell table:formula="of:=SQRT([.AJ30]+[.AK30]+[.AL30])" office:value-type="float" office:value="1.91049757545205E-022" calcext:value-type="float">
            <text:p>1,91049757545205E-022</text:p>
          </table:table-cell>
          <table:table-cell table:formula="of:=([.$AC$14]/(1+([.$B$62]/([.$B$59]*[.T30])^(3/2))))^2" office:value-type="float" office:value="3.65000098580815E-044" calcext:value-type="float">
            <text:p>3,65000098580815E-044</text:p>
          </table:table-cell>
          <table:table-cell table:formula="of:=((3*[.AB30]*[.$B$62]*[.$C$59])/(2*(1+([.$B$62]/([.$B$59]*[.T30])^(5/2)))*[.$B$59]^2*[.T30]))^2" office:value-type="float" office:value="7.30387973267207E-061" calcext:value-type="float">
            <text:p>7,30387973267207E-061</text:p>
          </table:table-cell>
          <table:table-cell table:formula="of:=((3*[.AB30]*[.$B$62]*[.V30])/(2*(1+([.$B$62]/([.$B$59]*[.T30])^(5/2)))*[.$B$59]*[.T30]^2))^2" office:value-type="float" office:value="1.75544356356244E-063" calcext:value-type="float">
            <text:p>1,75544356356244E-063</text:p>
          </table:table-cell>
          <table:table-cell table:number-columns-repeated="2"/>
          <table:table-cell table:formula="of:=[.AB30]/(1+[.AP30])^(3/2)" office:value-type="float" office:value="1.84009202769559E-019" calcext:value-type="float">
            <text:p>1,84009202769559E-019</text:p>
          </table:table-cell>
          <table:table-cell table:formula="of:=([.$B$62]/([.$B$59]*[.U30]))" office:value-type="float" office:value="0.0899767927263707" calcext:value-type="float">
            <text:p>0,0899767927</text:p>
          </table:table-cell>
          <table:table-cell table:number-columns-repeated="2"/>
          <table:table-cell table:formula="of:=10^19*[.AG30]" office:value-type="float" office:value="1.83034314788919" calcext:value-type="float">
            <text:p>1,8303431479</text:p>
          </table:table-cell>
          <table:table-cell table:number-columns-repeated="97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42.2" calcext:value-type="float">
            <text:p>42,2</text:p>
          </table:table-cell>
          <table:table-cell office:value-type="float" office:value="0.5" calcext:value-type="float">
            <text:p>0,5</text:p>
          </table:table-cell>
          <table:table-cell table:formula="of:=(10^-4/1.875)*[.D31]" office:value-type="float" office:value="0.00266666666666667" calcext:value-type="float">
            <text:p>0,0026666667</text:p>
          </table:table-cell>
          <table:table-cell table:formula="of:=(10^-4)*(1/1.875)*[.E31]" office:value-type="float" office:value="0.0000266666666666667" calcext:value-type="float">
            <text:p>2,66666666666667E-005</text:p>
          </table:table-cell>
          <table:table-cell table:formula="of:=[.H31]/[.F31]" office:value-type="float" office:value="0.0000631911532385466" calcext:value-type="float">
            <text:p>6,31911532385466E-005</text:p>
          </table:table-cell>
          <table:table-cell table:formula="of:=SQRT(([.I31]/[.F31])^2+(([.G31]*[.H31])/[.F31]^2)^2)" office:value-type="float" office:value="0.000000979734335220778" calcext:value-type="float">
            <text:p>9,79734335220778E-007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20.9" calcext:value-type="float">
            <text:p>20,9</text:p>
          </table:table-cell>
          <table:table-cell office:value-type="float" office:value="0.5" calcext:value-type="float">
            <text:p>0,5</text:p>
          </table:table-cell>
          <table:table-cell table:formula="of:=(10^-4)*(1/1.875)*[.L31]" office:value-type="float" office:value="0.00106666666666667" calcext:value-type="float">
            <text:p>0,0010666667</text:p>
          </table:table-cell>
          <table:table-cell table:formula="of:=(10^-4)*(1/1.875)*[.M31]" office:value-type="float" office:value="0.0000266666666666667" calcext:value-type="float">
            <text:p>2,66666666666667E-005</text:p>
          </table:table-cell>
          <table:table-cell table:formula="of:=[.P31]/[.N31]" office:value-type="float" office:value="0.00005103668261563" calcext:value-type="float">
            <text:p>5,103668261563E-005</text:p>
          </table:table-cell>
          <table:table-cell table:formula="of:=SQRT(([.Q31]/[.N31])^2+(([.O31]*[.P31])/[.N31]^2)^2)" office:value-type="float" office:value="0.00000176599549254771" calcext:value-type="float">
            <text:p>0,000001766</text:p>
          </table:table-cell>
          <table:table-cell table:formula="of:=-([.$B$62]/(2*[.$B$59]))+SQRT(([.$B$62]/(2*[.$B$59]))^2+((9*1.81*10^-5*[.J31])/(2*9.81*874)))" office:value-type="float" office:value="0.000000744322199245751" calcext:value-type="float">
            <text:p>7,44322199245751E-007</text:p>
          </table:table-cell>
          <table:table-cell table:formula="of:=SQRT((9*[.J31]*(1.8*10^-5))/(2*9.81*874))" office:value-type="float" office:value="0.000000772645767819823" calcext:value-type="float">
            <text:p>7,72645767819823E-007</text:p>
          </table:table-cell>
          <table:table-cell table:formula="of:=SQRT([.W31]+[.X31])" office:value-type="float" office:value="0.000000000158825990650358" calcext:value-type="float">
            <text:p>1,58825990650358E-010</text:p>
          </table:table-cell>
          <table:table-cell table:formula="of:=((([.$B$62]*[.$C$59])/([.$B$59]^2*2))*(1+[.$B$62]/([.$B$59]*SQRT(([.$B$62]^2/[.$B$59]^2)+(18*1.81*10^-5*[.J31]/(9.81*874))))))^2" office:value-type="float" office:value="2.52256615567906E-020" calcext:value-type="float">
            <text:p>2,52256615567906E-020</text:p>
          </table:table-cell>
          <table:table-cell table:formula="of:=(9*1.81*10^-5*[.K31])/(2*9.81*874*[.Y31])^2" office:value-type="float" office:value="3.37492769852917E-026" calcext:value-type="float">
            <text:p>3,37492769852917E-026</text:p>
          </table:table-cell>
          <table:table-cell table:formula="of:=SQRT([.Z31]+[.AA31]*[.J31])" office:value-type="float" office:value="4010.25541570735" calcext:value-type="float">
            <text:p>4010,2554157074</text:p>
          </table:table-cell>
          <table:table-cell table:formula="of:=[.$B$59]/[.$B$62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formula="of:=([.J31]+[.R31])*(SQRT([.J31])/[.B31])*(2*10^-10)" office:value-type="float" office:value="3.5961575233736E-019" calcext:value-type="float">
            <text:p>3,5961575233736E-019</text:p>
          </table:table-cell>
          <table:table-cell table:formula="of:=SQRT([.AD31]+[.AE31]+[.AF31])*2*10^-10" office:value-type="float" office:value="8.11794989515466E-021" calcext:value-type="float">
            <text:p>8,11794989515466E-021</text:p>
          </table:table-cell>
          <table:table-cell table:formula="of:=(((((3*SQRT([.J31]))/(2*[.B31]))+([.R31]/(2*[.B31]*SQRT([.J31]))))*[.K31])^2)" office:value-type="float" office:value="8.62075867512707E-022" calcext:value-type="float">
            <text:p>8,62075867512707E-022</text:p>
          </table:table-cell>
          <table:table-cell table:formula="of:=((SQRT([.J31])*[.S31])/[.B31])^2" office:value-type="float" office:value="7.72774364424844E-022" calcext:value-type="float">
            <text:p>7,72774364424844E-022</text:p>
          </table:table-cell>
          <table:table-cell table:formula="of:=(([.J31]+[.R31])*(SQRT([.J31])/[.B31]^2)*[.C31])^2" office:value-type="float" office:value="1.26775305684899E-023" calcext:value-type="float">
            <text:p>1,26775305684899E-023</text:p>
          </table:table-cell>
          <table:table-cell table:formula="of:=[.AB31]/(1+[.AH31])^(3/2)" office:value-type="float" office:value="3.18838845456242E-019" calcext:value-type="float">
            <text:p>3,18838845456242E-019</text:p>
          </table:table-cell>
          <table:table-cell table:formula="of:=([.$B$62]/([.$B$59]*[.T31]))" office:value-type="float" office:value="0.0835400940948639" calcext:value-type="float">
            <text:p>0,0835400941</text:p>
          </table:table-cell>
          <table:table-cell table:formula="of:=SQRT([.AJ31]+[.AK31]+[.AL31])" office:value-type="float" office:value="2.27087986269825E-022" calcext:value-type="float">
            <text:p>2,27087986269825E-022</text:p>
          </table:table-cell>
          <table:table-cell table:formula="of:=([.$AC$14]/(1+([.$B$62]/([.$B$59]*[.T31])^(3/2))))^2" office:value-type="float" office:value="5.15689535080842E-044" calcext:value-type="float">
            <text:p>5,15689535080842E-044</text:p>
          </table:table-cell>
          <table:table-cell table:formula="of:=((3*[.AB31]*[.$B$62]*[.$C$59])/(2*(1+([.$B$62]/([.$B$59]*[.T31])^(5/2)))*[.$B$59]^2*[.T31]))^2" office:value-type="float" office:value="3.0537299439506E-060" calcext:value-type="float">
            <text:p>3,0537299439506E-060</text:p>
          </table:table-cell>
          <table:table-cell table:formula="of:=((3*[.AB31]*[.$B$62]*[.V31])/(2*(1+([.$B$62]/([.$B$59]*[.T31])^(5/2)))*[.$B$59]*[.T31]^2))^2" office:value-type="float" office:value="5.76377974994503E-063" calcext:value-type="float">
            <text:p>5,76377974994503E-063</text:p>
          </table:table-cell>
          <table:table-cell table:number-columns-repeated="2"/>
          <table:table-cell table:formula="of:=[.AB31]/(1+[.AP31])^(3/2)" office:value-type="float" office:value="3.20195335655683E-019" calcext:value-type="float">
            <text:p>3,20195335655683E-019</text:p>
          </table:table-cell>
          <table:table-cell table:formula="of:=([.$B$62]/([.$B$59]*[.U31]))" office:value-type="float" office:value="0.0804776899734294" calcext:value-type="float">
            <text:p>0,08047769</text:p>
          </table:table-cell>
          <table:table-cell table:number-columns-repeated="2"/>
          <table:table-cell table:formula="of:=10^19*[.AG31]" office:value-type="float" office:value="3.18838845456243" calcext:value-type="float">
            <text:p>3,1883884546</text:p>
          </table:table-cell>
          <table:table-cell table:number-columns-repeated="97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26.7" calcext:value-type="float">
            <text:p>26,7</text:p>
          </table:table-cell>
          <table:table-cell office:value-type="float" office:value="0.5" calcext:value-type="float">
            <text:p>0,5</text:p>
          </table:table-cell>
          <table:table-cell table:formula="of:=(10^-4/1.875)*[.D32]" office:value-type="float" office:value="0.000533333333333333" calcext:value-type="float">
            <text:p>0,0005333333</text:p>
          </table:table-cell>
          <table:table-cell table:formula="of:=(10^-4)*(1/1.875)*[.E32]" office:value-type="float" office:value="0.0000266666666666667" calcext:value-type="float">
            <text:p>2,66666666666667E-005</text:p>
          </table:table-cell>
          <table:table-cell table:formula="of:=[.H32]/[.F32]" office:value-type="float" office:value="0.0000199750312109863" calcext:value-type="float">
            <text:p>0,000019975</text:p>
          </table:table-cell>
          <table:table-cell table:formula="of:=SQRT(([.I32]/[.F32])^2+(([.G32]*[.H32])/[.F32]^2)^2)" office:value-type="float" office:value="0.00000106650304569848" calcext:value-type="float">
            <text:p>1,06650304569848E-006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2.2" calcext:value-type="float">
            <text:p>2,2</text:p>
          </table:table-cell>
          <table:table-cell office:value-type="float" office:value="0.5" calcext:value-type="float">
            <text:p>0,5</text:p>
          </table:table-cell>
          <table:table-cell table:formula="of:=(10^-4)*(1/1.875)*[.L32]" office:value-type="float" office:value="0.000533333333333333" calcext:value-type="float">
            <text:p>0,0005333333</text:p>
          </table:table-cell>
          <table:table-cell table:formula="of:=(10^-4)*(1/1.875)*[.M32]" office:value-type="float" office:value="0.0000266666666666667" calcext:value-type="float">
            <text:p>2,66666666666667E-005</text:p>
          </table:table-cell>
          <table:table-cell table:formula="of:=[.P32]/[.N32]" office:value-type="float" office:value="0.000242424242424242" calcext:value-type="float">
            <text:p>0,0002424242</text:p>
          </table:table-cell>
          <table:table-cell table:formula="of:=SQRT(([.Q32]/[.N32])^2+(([.O32]*[.P32])/[.N32]^2)^2)" office:value-type="float" office:value="0.0000564139977351855" calcext:value-type="float">
            <text:p>0,000056414</text:p>
          </table:table-cell>
          <table:table-cell table:formula="of:=-([.$B$62]/(2*[.$B$59]))+SQRT(([.$B$62]/(2*[.$B$59]))^2+((9*1.81*10^-5*[.J32])/(2*9.81*874)))" office:value-type="float" office:value="0.000000405628926215335" calcext:value-type="float">
            <text:p>4,05628926215335E-007</text:p>
          </table:table-cell>
          <table:table-cell table:formula="of:=SQRT((9*[.J32]*(1.8*10^-5))/(2*9.81*874))" office:value-type="float" office:value="0.000000434406207689427" calcext:value-type="float">
            <text:p>4,34406207689427E-007</text:p>
          </table:table-cell>
          <table:table-cell table:formula="of:=SQRT([.W32]+[.X32])" office:value-type="float" office:value="0.000000000163574376482469" calcext:value-type="float">
            <text:p>1,63574376482469E-010</text:p>
          </table:table-cell>
          <table:table-cell table:formula="of:=((([.$B$62]*[.$C$59])/([.$B$59]^2*2))*(1+[.$B$62]/([.$B$59]*SQRT(([.$B$62]^2/[.$B$59]^2)+(18*1.81*10^-5*[.J32]/(9.81*874))))))^2" office:value-type="float" office:value="2.67565399033969E-020" calcext:value-type="float">
            <text:p>2,67565399033969E-020</text:p>
          </table:table-cell>
          <table:table-cell table:formula="of:=(9*1.81*10^-5*[.K32])/(2*9.81*874*[.Y32])^2" office:value-type="float" office:value="3.67382313765949E-026" calcext:value-type="float">
            <text:p>3,67382313765949E-026</text:p>
          </table:table-cell>
          <table:table-cell table:formula="of:=SQRT([.Z32]+[.AA32]*[.J32])" office:value-type="float" office:value="4010.25541570735" calcext:value-type="float">
            <text:p>4010,2554157074</text:p>
          </table:table-cell>
          <table:table-cell table:formula="of:=[.$B$59]/[.$B$62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formula="of:=([.J32]+[.R32])*(SQRT([.J32])/[.B32])*(2*10^-10)" office:value-type="float" office:value="4.64456429622595E-019" calcext:value-type="float">
            <text:p>4,64456429622595E-019</text:p>
          </table:table-cell>
          <table:table-cell table:formula="of:=SQRT([.AD32]+[.AE32]+[.AF32])*2*10^-10" office:value-type="float" office:value="1.00875931309848E-019" calcext:value-type="float">
            <text:p>1,00875931309848E-019</text:p>
          </table:table-cell>
          <table:table-cell table:formula="of:=(((((3*SQRT([.J32]))/(2*[.B32]))+([.R32]/(2*[.B32]*SQRT([.J32]))))*[.K32])^2)" office:value-type="float" office:value="5.10284086060402E-021" calcext:value-type="float">
            <text:p>5,10284086060402E-021</text:p>
          </table:table-cell>
          <table:table-cell table:formula="of:=((SQRT([.J32])*[.S32])/[.B32])^2" office:value-type="float" office:value="2.49274850155804E-019" calcext:value-type="float">
            <text:p>2,49274850155804E-019</text:p>
          </table:table-cell>
          <table:table-cell table:formula="of:=(([.J32]+[.R32])*(SQRT([.J32])/[.B32]^2)*[.C32])^2" office:value-type="float" office:value="2.11469243228868E-023" calcext:value-type="float">
            <text:p>2,11469243228868E-023</text:p>
          </table:table-cell>
          <table:table-cell table:formula="of:=[.AB32]/(1+[.AH32])^(3/2)" office:value-type="float" office:value="3.75002842843042E-019" calcext:value-type="float">
            <text:p>3,75002842843042E-019</text:p>
          </table:table-cell>
          <table:table-cell table:formula="of:=([.$B$62]/([.$B$59]*[.T32]))" office:value-type="float" office:value="0.153294655640205" calcext:value-type="float">
            <text:p>0,1532946556</text:p>
          </table:table-cell>
          <table:table-cell table:formula="of:=SQRT([.AJ32]+[.AK32]+[.AL32])" office:value-type="float" office:value="9.19244861027208E-023" calcext:value-type="float">
            <text:p>9,19244861027208E-023</text:p>
          </table:table-cell>
          <table:table-cell table:formula="of:=([.$AC$14]/(1+([.$B$62]/([.$B$59]*[.T32])^(3/2))))^2" office:value-type="float" office:value="8.45011114524931E-045" calcext:value-type="float">
            <text:p>8,45011114524931E-045</text:p>
          </table:table-cell>
          <table:table-cell table:formula="of:=((3*[.AB32]*[.$B$62]*[.$C$59])/(2*(1+([.$B$62]/([.$B$59]*[.T32])^(5/2)))*[.$B$59]^2*[.T32]))^2" office:value-type="float" office:value="8.24417145900515E-061" calcext:value-type="float">
            <text:p>8,24417145900515E-061</text:p>
          </table:table-cell>
          <table:table-cell table:formula="of:=((3*[.AB32]*[.$B$62]*[.V32])/(2*(1+([.$B$62]/([.$B$59]*[.T32])^(5/2)))*[.$B$59]*[.T32]^2))^2" office:value-type="float" office:value="5.55744629019123E-063" calcext:value-type="float">
            <text:p>5,55744629019123E-063</text:p>
          </table:table-cell>
          <table:table-cell table:number-columns-repeated="2"/>
          <table:table-cell table:formula="of:=[.AB32]/(1+[.AP32])^(3/2)" office:value-type="float" office:value="3.80010900385174E-019" calcext:value-type="float">
            <text:p>3,80010900385174E-019</text:p>
          </table:table-cell>
          <table:table-cell table:formula="of:=([.$B$62]/([.$B$59]*[.U32]))" office:value-type="float" office:value="0.14313963626952" calcext:value-type="float">
            <text:p>0,1431396363</text:p>
          </table:table-cell>
          <table:table-cell table:number-columns-repeated="2"/>
          <table:table-cell table:formula="of:=10^19*[.AG32]" office:value-type="float" office:value="3.75002842843043" calcext:value-type="float">
            <text:p>3,7500284284</text:p>
          </table:table-cell>
          <table:table-cell table:number-columns-repeated="97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7.9" calcext:value-type="float">
            <text:p>17,9</text:p>
          </table:table-cell>
          <table:table-cell office:value-type="float" office:value="0.5" calcext:value-type="float">
            <text:p>0,5</text:p>
          </table:table-cell>
          <table:table-cell table:formula="of:=(10^-4/1.875)*[.D33]" office:value-type="float" office:value="0.00106666666666667" calcext:value-type="float">
            <text:p>0,0010666667</text:p>
          </table:table-cell>
          <table:table-cell table:formula="of:=(10^-4)*(1/1.875)*[.E33]" office:value-type="float" office:value="0.0000266666666666667" calcext:value-type="float">
            <text:p>2,66666666666667E-005</text:p>
          </table:table-cell>
          <table:table-cell table:formula="of:=[.H33]/[.F33]" office:value-type="float" office:value="0.0000595903165735568" calcext:value-type="float">
            <text:p>5,95903165735568E-005</text:p>
          </table:table-cell>
          <table:table-cell table:formula="of:=SQRT(([.I33]/[.F33])^2+(([.G33]*[.H33])/[.F33]^2)^2)" office:value-type="float" office:value="0.00000223384243451458" calcext:value-type="float">
            <text:p>2,23384243451458E-006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76.9" calcext:value-type="float">
            <text:p>76,9</text:p>
          </table:table-cell>
          <table:table-cell office:value-type="float" office:value="0.5" calcext:value-type="float">
            <text:p>0,5</text:p>
          </table:table-cell>
          <table:table-cell table:formula="of:=(10^-4)*(1/1.875)*[.L33]" office:value-type="float" office:value="0.00106666666666667" calcext:value-type="float">
            <text:p>0,0010666667</text:p>
          </table:table-cell>
          <table:table-cell table:formula="of:=(10^-4)*(1/1.875)*[.M33]" office:value-type="float" office:value="0.0000266666666666667" calcext:value-type="float">
            <text:p>2,66666666666667E-005</text:p>
          </table:table-cell>
          <table:table-cell table:formula="of:=[.P33]/[.N33]" office:value-type="float" office:value="0.0000138708279150412" calcext:value-type="float">
            <text:p>1,38708279150412E-005</text:p>
          </table:table-cell>
          <table:table-cell table:formula="of:=SQRT(([.Q33]/[.N33])^2+(([.O33]*[.P33])/[.N33]^2)^2)" office:value-type="float" office:value="0.000000358306699379937" calcext:value-type="float">
            <text:p>3,58306699379937E-007</text:p>
          </table:table-cell>
          <table:table-cell table:formula="of:=-([.$B$62]/(2*[.$B$59]))+SQRT(([.$B$62]/(2*[.$B$59]))^2+((9*1.81*10^-5*[.J33])/(2*9.81*874)))" office:value-type="float" office:value="0.000000721941983164143" calcext:value-type="float">
            <text:p>7,21941983164143E-007</text:p>
          </table:table-cell>
          <table:table-cell table:formula="of:=SQRT((9*[.J33]*(1.8*10^-5))/(2*9.81*874))" office:value-type="float" office:value="0.000000750308965228275" calcext:value-type="float">
            <text:p>7,50308965228275E-007</text:p>
          </table:table-cell>
          <table:table-cell table:formula="of:=SQRT([.W33]+[.X33])" office:value-type="float" office:value="0.00000000015900809306465" calcext:value-type="float">
            <text:p>1,5900809306465E-010</text:p>
          </table:table-cell>
          <table:table-cell table:formula="of:=((([.$B$62]*[.$C$59])/([.$B$59]^2*2))*(1+[.$B$62]/([.$B$59]*SQRT(([.$B$62]^2/[.$B$59]^2)+(18*1.81*10^-5*[.J33]/(9.81*874))))))^2" office:value-type="float" office:value="2.52834967100463E-020" calcext:value-type="float">
            <text:p>2,52834967100463E-020</text:p>
          </table:table-cell>
          <table:table-cell table:formula="of:=(9*1.81*10^-5*[.K33])/(2*9.81*874*[.Y33])^2" office:value-type="float" office:value="7.69500101748931E-026" calcext:value-type="float">
            <text:p>7,69500101748931E-026</text:p>
          </table:table-cell>
          <table:table-cell table:formula="of:=SQRT([.Z33]+[.AA33]*[.J33])" office:value-type="float" office:value="4010.25541570735" calcext:value-type="float">
            <text:p>4010,2554157074</text:p>
          </table:table-cell>
          <table:table-cell table:formula="of:=[.$B$59]/[.$B$62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formula="of:=([.J33]+[.R33])*(SQRT([.J33])/[.B33])*(2*10^-10)" office:value-type="float" office:value="2.24586762157803E-019" calcext:value-type="float">
            <text:p>2,24586762157803E-019</text:p>
          </table:table-cell>
          <table:table-cell table:formula="of:=SQRT([.AD33]+[.AE33]+[.AF33])*2*10^-10" office:value-type="float" office:value="1.11019780126748E-020" calcext:value-type="float">
            <text:p>1,11019780126748E-020</text:p>
          </table:table-cell>
          <table:table-cell table:formula="of:=(((((3*SQRT([.J33]))/(2*[.B33]))+([.R33]/(2*[.B33]*SQRT([.J33]))))*[.K33])^2)" office:value-type="float" office:value="3.04640463390367E-021" calcext:value-type="float">
            <text:p>3,04640463390367E-021</text:p>
          </table:table-cell>
          <table:table-cell table:formula="of:=((SQRT([.J33])*[.S33])/[.B33])^2" office:value-type="float" office:value="2.99987247480752E-023" calcext:value-type="float">
            <text:p>2,99987247480752E-023</text:p>
          </table:table-cell>
          <table:table-cell table:formula="of:=(([.J33]+[.R33])*(SQRT([.J33])/[.B33]^2)*[.C33])^2" office:value-type="float" office:value="4.94453619611074E-024" calcext:value-type="float">
            <text:p>4,94453619611074E-024</text:p>
          </table:table-cell>
          <table:table-cell table:formula="of:=[.AB33]/(1+[.AH33])^(3/2)" office:value-type="float" office:value="1.98409076870612E-019" calcext:value-type="float">
            <text:p>1,98409076870612E-019</text:p>
          </table:table-cell>
          <table:table-cell table:formula="of:=([.$B$62]/([.$B$59]*[.T33]))" office:value-type="float" office:value="0.0861298387016626" calcext:value-type="float">
            <text:p>0,0861298387</text:p>
          </table:table-cell>
          <table:table-cell table:formula="of:=SQRT([.AJ33]+[.AK33]+[.AL33])" office:value-type="float" office:value="2.17023449294056E-022" calcext:value-type="float">
            <text:p>2,17023449294056E-022</text:p>
          </table:table-cell>
          <table:table-cell table:formula="of:=([.$AC$14]/(1+([.$B$62]/([.$B$59]*[.T33])^(3/2))))^2" office:value-type="float" office:value="4.70991775434899E-044" calcext:value-type="float">
            <text:p>4,70991775434899E-044</text:p>
          </table:table-cell>
          <table:table-cell table:formula="of:=((3*[.AB33]*[.$B$62]*[.$C$59])/(2*(1+([.$B$62]/([.$B$59]*[.T33])^(5/2)))*[.$B$59]^2*[.T33]))^2" office:value-type="float" office:value="1.08678966759413E-060" calcext:value-type="float">
            <text:p>1,08678966759413E-060</text:p>
          </table:table-cell>
          <table:table-cell table:formula="of:=((3*[.AB33]*[.$B$62]*[.V33])/(2*(1+([.$B$62]/([.$B$59]*[.T33])^(5/2)))*[.$B$59]*[.T33]^2))^2" office:value-type="float" office:value="2.18541998577553E-063" calcext:value-type="float">
            <text:p>2,18541998577553E-063</text:p>
          </table:table-cell>
          <table:table-cell table:number-columns-repeated="2"/>
          <table:table-cell table:formula="of:=[.AB33]/(1+[.AP33])^(3/2)" office:value-type="float" office:value="1.9930470535975E-019" calcext:value-type="float">
            <text:p>1,9930470535975E-019</text:p>
          </table:table-cell>
          <table:table-cell table:formula="of:=([.$B$62]/([.$B$59]*[.U33]))" office:value-type="float" office:value="0.082873522033644" calcext:value-type="float">
            <text:p>0,082873522</text:p>
          </table:table-cell>
          <table:table-cell table:number-columns-repeated="2"/>
          <table:table-cell table:formula="of:=10^19*[.AG33]" office:value-type="float" office:value="1.98409076870612" calcext:value-type="float">
            <text:p>1,9840907687</text:p>
          </table:table-cell>
          <table:table-cell table:number-columns-repeated="97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21.7" calcext:value-type="float">
            <text:p>21,7</text:p>
          </table:table-cell>
          <table:table-cell office:value-type="float" office:value="0.5" calcext:value-type="float">
            <text:p>0,5</text:p>
          </table:table-cell>
          <table:table-cell table:formula="of:=(10^-4/1.875)*[.D34]" office:value-type="float" office:value="0.000533333333333333" calcext:value-type="float">
            <text:p>0,0005333333</text:p>
          </table:table-cell>
          <table:table-cell table:formula="of:=(10^-4)*(1/1.875)*[.E34]" office:value-type="float" office:value="0.0000266666666666667" calcext:value-type="float">
            <text:p>2,66666666666667E-005</text:p>
          </table:table-cell>
          <table:table-cell table:formula="of:=[.H34]/[.F34]" office:value-type="float" office:value="0.0000245775729646697" calcext:value-type="float">
            <text:p>2,45775729646697E-005</text:p>
          </table:table-cell>
          <table:table-cell table:formula="of:=SQRT(([.I34]/[.F34])^2+(([.G34]*[.H34])/[.F34]^2)^2)" office:value-type="float" office:value="0.00000135308625518887" calcext:value-type="float">
            <text:p>1,35308625518887E-006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2.7" calcext:value-type="float">
            <text:p>2,7</text:p>
          </table:table-cell>
          <table:table-cell office:value-type="float" office:value="0.5" calcext:value-type="float">
            <text:p>0,5</text:p>
          </table:table-cell>
          <table:table-cell table:formula="of:=(10^-4)*(1/1.875)*[.L34]" office:value-type="float" office:value="0.000533333333333333" calcext:value-type="float">
            <text:p>0,0005333333</text:p>
          </table:table-cell>
          <table:table-cell table:formula="of:=(10^-4)*(1/1.875)*[.M34]" office:value-type="float" office:value="0.0000266666666666667" calcext:value-type="float">
            <text:p>2,66666666666667E-005</text:p>
          </table:table-cell>
          <table:table-cell table:formula="of:=[.P34]/[.N34]" office:value-type="float" office:value="0.000197530864197531" calcext:value-type="float">
            <text:p>0,0001975309</text:p>
          </table:table-cell>
          <table:table-cell table:formula="of:=SQRT(([.Q34]/[.N34])^2+(([.O34]*[.P34])/[.N34]^2)^2)" office:value-type="float" office:value="0.0000378896703311164" calcext:value-type="float">
            <text:p>3,78896703311164E-005</text:p>
          </table:table-cell>
          <table:table-cell table:formula="of:=-([.$B$62]/(2*[.$B$59]))+SQRT(([.$B$62]/(2*[.$B$59]))^2+((9*1.81*10^-5*[.J34])/(2*9.81*874)))" office:value-type="float" office:value="0.00000045310647591794" calcext:value-type="float">
            <text:p>4,5310647591794E-007</text:p>
          </table:table-cell>
          <table:table-cell table:formula="of:=SQRT((9*[.J34]*(1.8*10^-5))/(2*9.81*874))" office:value-type="float" office:value="0.000000481861009873706" calcext:value-type="float">
            <text:p>4,81861009873706E-007</text:p>
          </table:table-cell>
          <table:table-cell table:formula="of:=SQRT([.W34]+[.X34])" office:value-type="float" office:value="0.000000000162508454602306" calcext:value-type="float">
            <text:p>1,62508454602306E-010</text:p>
          </table:table-cell>
          <table:table-cell table:formula="of:=((([.$B$62]*[.$C$59])/([.$B$59]^2*2))*(1+[.$B$62]/([.$B$59]*SQRT(([.$B$62]^2/[.$B$59]^2)+(18*1.81*10^-5*[.J34]/(9.81*874))))))^2" office:value-type="float" office:value="2.64089512069587E-020" calcext:value-type="float">
            <text:p>2,64089512069587E-020</text:p>
          </table:table-cell>
          <table:table-cell table:formula="of:=(9*1.81*10^-5*[.K34])/(2*9.81*874*[.Y34])^2" office:value-type="float" office:value="4.66102709374471E-026" calcext:value-type="float">
            <text:p>4,66102709374471E-026</text:p>
          </table:table-cell>
          <table:table-cell table:formula="of:=SQRT([.Z34]+[.AA34]*[.J34])" office:value-type="float" office:value="4010.25541570735" calcext:value-type="float">
            <text:p>4010,2554157074</text:p>
          </table:table-cell>
          <table:table-cell table:formula="of:=[.$B$59]/[.$B$62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formula="of:=([.J34]+[.R34])*(SQRT([.J34])/[.B34])*(2*10^-10)" office:value-type="float" office:value="4.36087030680399E-019" calcext:value-type="float">
            <text:p>4,36087030680399E-019</text:p>
          </table:table-cell>
          <table:table-cell table:formula="of:=SQRT([.AD34]+[.AE34]+[.AF34])*2*10^-10" office:value-type="float" office:value="7.58282391003623E-020" calcext:value-type="float">
            <text:p>7,58282391003623E-020</text:p>
          </table:table-cell>
          <table:table-cell table:formula="of:=(((((3*SQRT([.J34]))/(2*[.B34]))+([.R34]/(2*[.B34]*SQRT([.J34]))))*[.K34])^2)" office:value-type="float" office:value="5.37343761654276E-021" calcext:value-type="float">
            <text:p>5,37343761654276E-021</text:p>
          </table:table-cell>
          <table:table-cell table:formula="of:=((SQRT([.J34])*[.S34])/[.B34])^2" office:value-type="float" office:value="1.38355966033937E-019" calcext:value-type="float">
            <text:p>1,38355966033937E-019</text:p>
          </table:table-cell>
          <table:table-cell table:formula="of:=(([.J34]+[.R34])*(SQRT([.J34])/[.B34]^2)*[.C34])^2" office:value-type="float" office:value="1.86424760638808E-023" calcext:value-type="float">
            <text:p>1,86424760638808E-023</text:p>
          </table:table-cell>
          <table:table-cell table:formula="of:=[.AB34]/(1+[.AH34])^(3/2)" office:value-type="float" office:value="3.59583300713434E-019" calcext:value-type="float">
            <text:p>3,59583300713434E-019</text:p>
          </table:table-cell>
          <table:table-cell table:formula="of:=([.$B$62]/([.$B$59]*[.T34]))" office:value-type="float" office:value="0.137232085319273" calcext:value-type="float">
            <text:p>0,1372320853</text:p>
          </table:table-cell>
          <table:table-cell table:formula="of:=SQRT([.AJ34]+[.AK34]+[.AL34])" office:value-type="float" office:value="1.08445347982223E-022" calcext:value-type="float">
            <text:p>1,08445347982223E-022</text:p>
          </table:table-cell>
          <table:table-cell table:formula="of:=([.$AC$14]/(1+([.$B$62]/([.$B$59]*[.T34])^(3/2))))^2" office:value-type="float" office:value="1.17603934989854E-044" calcext:value-type="float">
            <text:p>1,17603934989854E-044</text:p>
          </table:table-cell>
          <table:table-cell table:formula="of:=((3*[.AB34]*[.$B$62]*[.$C$59])/(2*(1+([.$B$62]/([.$B$59]*[.T34])^(5/2)))*[.$B$59]^2*[.T34]))^2" office:value-type="float" office:value="1.01301867660459E-060" calcext:value-type="float">
            <text:p>1,01301867660459E-060</text:p>
          </table:table-cell>
          <table:table-cell table:formula="of:=((3*[.AB34]*[.$B$62]*[.V34])/(2*(1+([.$B$62]/([.$B$59]*[.T34])^(5/2)))*[.$B$59]*[.T34]^2))^2" office:value-type="float" office:value="5.40162439264277E-063" calcext:value-type="float">
            <text:p>5,40162439264277E-063</text:p>
          </table:table-cell>
          <table:table-cell table:number-columns-repeated="2"/>
          <table:table-cell table:formula="of:=[.AB34]/(1+[.AP34])^(3/2)" office:value-type="float" office:value="3.63502581522614E-019" calcext:value-type="float">
            <text:p>3,63502581522614E-019</text:p>
          </table:table-cell>
          <table:table-cell table:formula="of:=([.$B$62]/([.$B$59]*[.U34]))" office:value-type="float" office:value="0.129042909236801" calcext:value-type="float">
            <text:p>0,1290429092</text:p>
          </table:table-cell>
          <table:table-cell table:number-columns-repeated="2"/>
          <table:table-cell table:formula="of:=10^19*[.AG34]" office:value-type="float" office:value="3.59583300713435" calcext:value-type="float">
            <text:p>3,5958330071</text:p>
          </table:table-cell>
          <table:table-cell table:number-columns-repeated="97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8.4" calcext:value-type="float">
            <text:p>8,4</text:p>
          </table:table-cell>
          <table:table-cell office:value-type="float" office:value="0.5" calcext:value-type="float">
            <text:p>0,5</text:p>
          </table:table-cell>
          <table:table-cell table:formula="of:=(10^-4/1.875)*[.D35]" office:value-type="float" office:value="0.000533333333333333" calcext:value-type="float">
            <text:p>0,0005333333</text:p>
          </table:table-cell>
          <table:table-cell table:formula="of:=(10^-4)*(1/1.875)*[.E35]" office:value-type="float" office:value="0.0000266666666666667" calcext:value-type="float">
            <text:p>2,66666666666667E-005</text:p>
          </table:table-cell>
          <table:table-cell table:formula="of:=[.H35]/[.F35]" office:value-type="float" office:value="0.0000634920634920635" calcext:value-type="float">
            <text:p>6,34920634920635E-005</text:p>
          </table:table-cell>
          <table:table-cell table:formula="of:=SQRT(([.I35]/[.F35])^2+(([.G35]*[.H35])/[.F35]^2)^2)" office:value-type="float" office:value="0.00000493569999011777" calcext:value-type="float">
            <text:p>4,93569999011777E-006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4.5" calcext:value-type="float">
            <text:p>4,5</text:p>
          </table:table-cell>
          <table:table-cell office:value-type="float" office:value="0.5" calcext:value-type="float">
            <text:p>0,5</text:p>
          </table:table-cell>
          <table:table-cell table:formula="of:=(10^-4)*(1/1.875)*[.L35]" office:value-type="float" office:value="0.000533333333333333" calcext:value-type="float">
            <text:p>0,0005333333</text:p>
          </table:table-cell>
          <table:table-cell table:formula="of:=(10^-4)*(1/1.875)*[.M35]" office:value-type="float" office:value="0.0000266666666666667" calcext:value-type="float">
            <text:p>2,66666666666667E-005</text:p>
          </table:table-cell>
          <table:table-cell table:formula="of:=[.P35]/[.N35]" office:value-type="float" office:value="0.000118518518518519" calcext:value-type="float">
            <text:p>0,0001185185</text:p>
          </table:table-cell>
          <table:table-cell table:formula="of:=SQRT(([.Q35]/[.N35])^2+(([.O35]*[.P35])/[.N35]^2)^2)" office:value-type="float" office:value="0.0000144406335469704" calcext:value-type="float">
            <text:p>1,44406335469704E-005</text:p>
          </table:table-cell>
          <table:table-cell table:formula="of:=-([.$B$62]/(2*[.$B$59]))+SQRT(([.$B$62]/(2*[.$B$59]))^2+((9*1.81*10^-5*[.J35])/(2*9.81*874)))" office:value-type="float" office:value="0.000000746163265988637" calcext:value-type="float">
            <text:p>7,46163265988637E-007</text:p>
          </table:table-cell>
          <table:table-cell table:formula="of:=SQRT((9*[.J35]*(1.8*10^-5))/(2*9.81*874))" office:value-type="float" office:value="0.000000774483215760233" calcext:value-type="float">
            <text:p>7,74483215760233E-007</text:p>
          </table:table-cell>
          <table:table-cell table:formula="of:=SQRT([.W35]+[.X35])" office:value-type="float" office:value="0.000000000158811917026303" calcext:value-type="float">
            <text:p>1,58811917026303E-010</text:p>
          </table:table-cell>
          <table:table-cell table:formula="of:=((([.$B$62]*[.$C$59])/([.$B$59]^2*2))*(1+[.$B$62]/([.$B$59]*SQRT(([.$B$62]^2/[.$B$59]^2)+(18*1.81*10^-5*[.J35]/(9.81*874))))))^2" office:value-type="float" office:value="2.52210549676561E-020" calcext:value-type="float">
            <text:p>2,52210549676561E-020</text:p>
          </table:table-cell>
          <table:table-cell table:formula="of:=(9*1.81*10^-5*[.K35])/(2*9.81*874*[.Y35])^2" office:value-type="float" office:value="1.70021913180422E-025" calcext:value-type="float">
            <text:p>1,70021913180422E-025</text:p>
          </table:table-cell>
          <table:table-cell table:formula="of:=SQRT([.Z35]+[.AA35]*[.J35])" office:value-type="float" office:value="4010.25541570735" calcext:value-type="float">
            <text:p>4010,2554157074</text:p>
          </table:table-cell>
          <table:table-cell table:formula="of:=[.$B$59]/[.$B$62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formula="of:=([.J35]+[.R35])*(SQRT([.J35])/[.B35])*(2*10^-10)" office:value-type="float" office:value="5.74374270153534E-019" calcext:value-type="float">
            <text:p>5,74374270153534E-019</text:p>
          </table:table-cell>
          <table:table-cell table:formula="of:=SQRT([.AD35]+[.AE35]+[.AF35])*2*10^-10" office:value-type="float" office:value="5.92827498364088E-020" calcext:value-type="float">
            <text:p>5,92827498364088E-020</text:p>
          </table:table-cell>
          <table:table-cell table:formula="of:=(((((3*SQRT([.J35]))/(2*[.B35]))+([.R35]/(2*[.B35]*SQRT([.J35]))))*[.K35])^2)" office:value-type="float" office:value="3.59118190480292E-020" calcext:value-type="float">
            <text:p>3,59118190480292E-020</text:p>
          </table:table-cell>
          <table:table-cell table:formula="of:=((SQRT([.J35])*[.S35])/[.B35])^2" office:value-type="float" office:value="5.1916951120668E-020" calcext:value-type="float">
            <text:p>5,1916951120668E-020</text:p>
          </table:table-cell>
          <table:table-cell table:formula="of:=(([.J35]+[.R35])*(SQRT([.J35])/[.B35]^2)*[.C35])^2" office:value-type="float" office:value="3.23405354587203E-023" calcext:value-type="float">
            <text:p>3,23405354587203E-023</text:p>
          </table:table-cell>
          <table:table-cell table:formula="of:=[.AB35]/(1+[.AH35])^(3/2)" office:value-type="float" office:value="5.09391196657208E-019" calcext:value-type="float">
            <text:p>5,09391196657208E-019</text:p>
          </table:table-cell>
          <table:table-cell table:formula="of:=([.$B$62]/([.$B$59]*[.T35]))" office:value-type="float" office:value="0.0833339691139834" calcext:value-type="float">
            <text:p>0,0833339691</text:p>
          </table:table-cell>
          <table:table-cell table:formula="of:=SQRT([.AJ35]+[.AK35]+[.AL35])" office:value-type="float" office:value="2.27922327807855E-022" calcext:value-type="float">
            <text:p>2,27922327807855E-022</text:p>
          </table:table-cell>
          <table:table-cell table:formula="of:=([.$AC$14]/(1+([.$B$62]/([.$B$59]*[.T35])^(3/2))))^2" office:value-type="float" office:value="5.19485875133514E-044" calcext:value-type="float">
            <text:p>5,19485875133514E-044</text:p>
          </table:table-cell>
          <table:table-cell table:formula="of:=((3*[.AB35]*[.$B$62]*[.$C$59])/(2*(1+([.$B$62]/([.$B$59]*[.T35])^(5/2)))*[.$B$59]^2*[.T35]))^2" office:value-type="float" office:value="7.84805152561317E-060" calcext:value-type="float">
            <text:p>7,84805152561317E-060</text:p>
          </table:table-cell>
          <table:table-cell table:formula="of:=((3*[.AB35]*[.$B$62]*[.V35])/(2*(1+([.$B$62]/([.$B$59]*[.T35])^(5/2)))*[.$B$59]*[.T35]^2))^2" office:value-type="float" office:value="1.47372292707609E-062" calcext:value-type="float">
            <text:p>1,47372292707609E-062</text:p>
          </table:table-cell>
          <table:table-cell table:number-columns-repeated="2"/>
          <table:table-cell table:formula="of:=[.AB35]/(1+[.AP35])^(3/2)" office:value-type="float" office:value="5.11548008124532E-019" calcext:value-type="float">
            <text:p>5,11548008124532E-019</text:p>
          </table:table-cell>
          <table:table-cell table:formula="of:=([.$B$62]/([.$B$59]*[.U35]))" office:value-type="float" office:value="0.0802867580556273" calcext:value-type="float">
            <text:p>0,0802867581</text:p>
          </table:table-cell>
          <table:table-cell table:number-columns-repeated="2"/>
          <table:table-cell table:formula="of:=10^19*[.AG35]" office:value-type="float" office:value="5.09391196657209" calcext:value-type="float">
            <text:p>5,0939119666</text:p>
          </table:table-cell>
          <table:table-cell table:number-columns-repeated="97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8.5" calcext:value-type="float">
            <text:p>18,5</text:p>
          </table:table-cell>
          <table:table-cell office:value-type="float" office:value="0.5" calcext:value-type="float">
            <text:p>0,5</text:p>
          </table:table-cell>
          <table:table-cell table:formula="of:=(10^-4/1.875)*[.D36]" office:value-type="float" office:value="0.00106666666666667" calcext:value-type="float">
            <text:p>0,0010666667</text:p>
          </table:table-cell>
          <table:table-cell table:formula="of:=(10^-4)*(1/1.875)*[.E36]" office:value-type="float" office:value="0.0000266666666666667" calcext:value-type="float">
            <text:p>2,66666666666667E-005</text:p>
          </table:table-cell>
          <table:table-cell table:formula="of:=[.H36]/[.F36]" office:value-type="float" office:value="0.0000576576576576577" calcext:value-type="float">
            <text:p>5,76576576576577E-005</text:p>
          </table:table-cell>
          <table:table-cell table:formula="of:=SQRT(([.I36]/[.F36])^2+(([.G36]*[.H36])/[.F36]^2)^2)" office:value-type="float" office:value="0.00000212275747371029" calcext:value-type="float">
            <text:p>2,12275747371029E-006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72.9" calcext:value-type="float">
            <text:p>72,9</text:p>
          </table:table-cell>
          <table:table-cell office:value-type="float" office:value="0.5" calcext:value-type="float">
            <text:p>0,5</text:p>
          </table:table-cell>
          <table:table-cell table:formula="of:=(10^-4)*(1/1.875)*[.L36]" office:value-type="float" office:value="0.00106666666666667" calcext:value-type="float">
            <text:p>0,0010666667</text:p>
          </table:table-cell>
          <table:table-cell table:formula="of:=(10^-4)*(1/1.875)*[.M36]" office:value-type="float" office:value="0.0000266666666666667" calcext:value-type="float">
            <text:p>2,66666666666667E-005</text:p>
          </table:table-cell>
          <table:table-cell table:formula="of:=[.P36]/[.N36]" office:value-type="float" office:value="0.0000146319158664838" calcext:value-type="float">
            <text:p>1,46319158664838E-005</text:p>
          </table:table-cell>
          <table:table-cell table:formula="of:=SQRT(([.Q36]/[.N36])^2+(([.O36]*[.P36])/[.N36]^2)^2)" office:value-type="float" office:value="0.000000379314438392242" calcext:value-type="float">
            <text:p>3,79314438392242E-007</text:p>
          </table:table-cell>
          <table:table-cell table:formula="of:=-([.$B$62]/(2*[.$B$59]))+SQRT(([.$B$62]/(2*[.$B$59]))^2+((9*1.81*10^-5*[.J36])/(2*9.81*874)))" office:value-type="float" office:value="0.000000709651159171848" calcext:value-type="float">
            <text:p>7,09651159171848E-007</text:p>
          </table:table-cell>
          <table:table-cell table:formula="of:=SQRT((9*[.J36]*(1.8*10^-5))/(2*9.81*874))" office:value-type="float" office:value="0.000000738041507113158" calcext:value-type="float">
            <text:p>0,000000738</text:p>
          </table:table-cell>
          <table:table-cell table:formula="of:=SQRT([.W36]+[.X36])" office:value-type="float" office:value="0.000000000159112691257363" calcext:value-type="float">
            <text:p>1,59112691257363E-010</text:p>
          </table:table-cell>
          <table:table-cell table:formula="of:=((([.$B$62]*[.$C$59])/([.$B$59]^2*2))*(1+[.$B$62]/([.$B$59]*SQRT(([.$B$62]^2/[.$B$59]^2)+(18*1.81*10^-5*[.J36]/(9.81*874))))))^2" office:value-type="float" office:value="2.53167753957361E-020" calcext:value-type="float">
            <text:p>2,53167753957361E-020</text:p>
          </table:table-cell>
          <table:table-cell table:formula="of:=(9*1.81*10^-5*[.K36])/(2*9.81*874*[.Y36])^2" office:value-type="float" office:value="7.31234247666769E-026" calcext:value-type="float">
            <text:p>7,31234247666769E-026</text:p>
          </table:table-cell>
          <table:table-cell table:formula="of:=SQRT([.Z36]+[.AA36]*[.J36])" office:value-type="float" office:value="4010.25541570735" calcext:value-type="float">
            <text:p>4010,2554157074</text:p>
          </table:table-cell>
          <table:table-cell table:formula="of:=[.$B$59]/[.$B$62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formula="of:=([.J36]+[.R36])*(SQRT([.J36])/[.B36])*(2*10^-10)" office:value-type="float" office:value="2.17391609409828E-019" calcext:value-type="float">
            <text:p>2,17391609409828E-019</text:p>
          </table:table-cell>
          <table:table-cell table:formula="of:=SQRT([.AD36]+[.AE36]+[.AF36])*2*10^-10" office:value-type="float" office:value="1.04567547558204E-020" calcext:value-type="float">
            <text:p>1,04567547558204E-020</text:p>
          </table:table-cell>
          <table:table-cell table:formula="of:=(((((3*SQRT([.J36]))/(2*[.B36]))+([.R36]/(2*[.B36]*SQRT([.J36]))))*[.K36])^2)" office:value-type="float" office:value="2.6964310381317E-021" calcext:value-type="float">
            <text:p>2,6964310381317E-021</text:p>
          </table:table-cell>
          <table:table-cell table:formula="of:=((SQRT([.J36])*[.S36])/[.B36])^2" office:value-type="float" office:value="3.25291703889146E-023" calcext:value-type="float">
            <text:p>3,25291703889146E-023</text:p>
          </table:table-cell>
          <table:table-cell table:formula="of:=(([.J36]+[.R36])*(SQRT([.J36])/[.B36]^2)*[.C36])^2" office:value-type="float" office:value="4.63279206369916E-024" calcext:value-type="float">
            <text:p>4,63279206369916E-024</text:p>
          </table:table-cell>
          <table:table-cell table:formula="of:=[.AB36]/(1+[.AH36])^(3/2)" office:value-type="float" office:value="1.91657607080412E-019" calcext:value-type="float">
            <text:p>1,91657607080412E-019</text:p>
          </table:table-cell>
          <table:table-cell table:formula="of:=([.$B$62]/([.$B$59]*[.T36]))" office:value-type="float" office:value="0.0876215669603782" calcext:value-type="float">
            <text:p>0,087621567</text:p>
          </table:table-cell>
          <table:table-cell table:formula="of:=SQRT([.AJ36]+[.AK36]+[.AL36])" office:value-type="float" office:value="2.11557992578082E-022" calcext:value-type="float">
            <text:p>2,11557992578082E-022</text:p>
          </table:table-cell>
          <table:table-cell table:formula="of:=([.$AC$14]/(1+([.$B$62]/([.$B$59]*[.T36])^(3/2))))^2" office:value-type="float" office:value="4.47567842236677E-044" calcext:value-type="float">
            <text:p>4,47567842236677E-044</text:p>
          </table:table-cell>
          <table:table-cell table:formula="of:=((3*[.AB36]*[.$B$62]*[.$C$59])/(2*(1+([.$B$62]/([.$B$59]*[.T36])^(5/2)))*[.$B$59]^2*[.T36]))^2" office:value-type="float" office:value="9.67142801548691E-061" calcext:value-type="float">
            <text:p>9,67142801548691E-061</text:p>
          </table:table-cell>
          <table:table-cell table:formula="of:=((3*[.AB36]*[.$B$62]*[.V36])/(2*(1+([.$B$62]/([.$B$59]*[.T36])^(5/2)))*[.$B$59]*[.T36]^2))^2" office:value-type="float" office:value="2.01542184295298E-063" calcext:value-type="float">
            <text:p>2,01542184295298E-063</text:p>
          </table:table-cell>
          <table:table-cell table:number-columns-repeated="2"/>
          <table:table-cell table:formula="of:=[.AB36]/(1+[.AP36])^(3/2)" office:value-type="float" office:value="1.92551994409211E-019" calcext:value-type="float">
            <text:p>1,92551994409211E-019</text:p>
          </table:table-cell>
          <table:table-cell table:formula="of:=([.$B$62]/([.$B$59]*[.U36]))" office:value-type="float" office:value="0.0842510156442358" calcext:value-type="float">
            <text:p>0,0842510156</text:p>
          </table:table-cell>
          <table:table-cell table:number-columns-repeated="2"/>
          <table:table-cell table:formula="of:=10^19*[.AG36]" office:value-type="float" office:value="1.91657607080412" calcext:value-type="float">
            <text:p>1,9165760708</text:p>
          </table:table-cell>
          <table:table-cell table:number-columns-repeated="97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9.7" calcext:value-type="float">
            <text:p>19,7</text:p>
          </table:table-cell>
          <table:table-cell office:value-type="float" office:value="0.5" calcext:value-type="float">
            <text:p>0,5</text:p>
          </table:table-cell>
          <table:table-cell table:formula="of:=(10^-4/1.875)*[.D37]" office:value-type="float" office:value="0.00106666666666667" calcext:value-type="float">
            <text:p>0,0010666667</text:p>
          </table:table-cell>
          <table:table-cell table:formula="of:=(10^-4)*(1/1.875)*[.E37]" office:value-type="float" office:value="0.0000266666666666667" calcext:value-type="float">
            <text:p>2,66666666666667E-005</text:p>
          </table:table-cell>
          <table:table-cell table:formula="of:=[.H37]/[.F37]" office:value-type="float" office:value="0.0000541455160744501" calcext:value-type="float">
            <text:p>5,41455160744501E-005</text:p>
          </table:table-cell>
          <table:table-cell table:formula="of:=SQRT(([.I37]/[.F37])^2+(([.G37]*[.H37])/[.F37]^2)^2)" office:value-type="float" office:value="0.00000192896429234395" calcext:value-type="float">
            <text:p>0,000001929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76.3" calcext:value-type="float">
            <text:p>76,3</text:p>
          </table:table-cell>
          <table:table-cell office:value-type="float" office:value="0.5" calcext:value-type="float">
            <text:p>0,5</text:p>
          </table:table-cell>
          <table:table-cell table:formula="of:=(10^-4)*(1/1.875)*[.L37]" office:value-type="float" office:value="0.00106666666666667" calcext:value-type="float">
            <text:p>0,0010666667</text:p>
          </table:table-cell>
          <table:table-cell table:formula="of:=(10^-4)*(1/1.875)*[.M37]" office:value-type="float" office:value="0.0000266666666666667" calcext:value-type="float">
            <text:p>2,66666666666667E-005</text:p>
          </table:table-cell>
          <table:table-cell table:formula="of:=[.P37]/[.N37]" office:value-type="float" office:value="0.0000139799038881608" calcext:value-type="float">
            <text:p>1,39799038881608E-005</text:p>
          </table:table-cell>
          <table:table-cell table:formula="of:=SQRT(([.Q37]/[.N37])^2+(([.O37]*[.P37])/[.N37]^2)^2)" office:value-type="float" office:value="0.000000361304890863656" calcext:value-type="float">
            <text:p>3,61304890863656E-007</text:p>
          </table:table-cell>
          <table:table-cell table:formula="of:=-([.$B$62]/(2*[.$B$59]))+SQRT(([.$B$62]/(2*[.$B$59]))^2+((9*1.81*10^-5*[.J37])/(2*9.81*874)))" office:value-type="float" office:value="0.000000686777071488998" calcext:value-type="float">
            <text:p>6,86777071488998E-007</text:p>
          </table:table-cell>
          <table:table-cell table:formula="of:=SQRT((9*[.J37]*(1.8*10^-5))/(2*9.81*874))" office:value-type="float" office:value="0.000000715209934218829" calcext:value-type="float">
            <text:p>7,15209934218829E-007</text:p>
          </table:table-cell>
          <table:table-cell table:formula="of:=SQRT([.W37]+[.X37])" office:value-type="float" office:value="0.000000000159316894081578" calcext:value-type="float">
            <text:p>1,59316894081578E-010</text:p>
          </table:table-cell>
          <table:table-cell table:formula="of:=((([.$B$62]*[.$C$59])/([.$B$59]^2*2))*(1+[.$B$62]/([.$B$59]*SQRT(([.$B$62]^2/[.$B$59]^2)+(18*1.81*10^-5*[.J37]/(9.81*874))))))^2" office:value-type="float" office:value="2.53818062920425E-020" calcext:value-type="float">
            <text:p>2,53818062920425E-020</text:p>
          </table:table-cell>
          <table:table-cell table:formula="of:=(9*1.81*10^-5*[.K37])/(2*9.81*874*[.Y37])^2" office:value-type="float" office:value="6.64477581898596E-026" calcext:value-type="float">
            <text:p>6,64477581898596E-026</text:p>
          </table:table-cell>
          <table:table-cell table:formula="of:=SQRT([.Z37]+[.AA37]*[.J37])" office:value-type="float" office:value="4010.25541570735" calcext:value-type="float">
            <text:p>4010,2554157074</text:p>
          </table:table-cell>
          <table:table-cell table:formula="of:=[.$B$59]/[.$B$62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formula="of:=([.J37]+[.R37])*(SQRT([.J37])/[.B37])*(2*10^-10)" office:value-type="float" office:value="1.98531333094665E-019" calcext:value-type="float">
            <text:p>1,98531333094665E-019</text:p>
          </table:table-cell>
          <table:table-cell table:formula="of:=SQRT([.AD37]+[.AE37]+[.AF37])*2*10^-10" office:value-type="float" office:value="9.22649925012798E-021" calcext:value-type="float">
            <text:p>9,22649925012798E-021</text:p>
          </table:table-cell>
          <table:table-cell table:formula="of:=(((((3*SQRT([.J37]))/(2*[.B37]))+([.R37]/(2*[.B37]*SQRT([.J37]))))*[.K37])^2)" office:value-type="float" office:value="2.09662760358362E-021" calcext:value-type="float">
            <text:p>2,09662760358362E-021</text:p>
          </table:table-cell>
          <table:table-cell table:formula="of:=((SQRT([.J37])*[.S37])/[.B37])^2" office:value-type="float" office:value="2.77158002205347E-023" calcext:value-type="float">
            <text:p>2,77158002205347E-023</text:p>
          </table:table-cell>
          <table:table-cell table:formula="of:=(([.J37]+[.R37])*(SQRT([.J37])/[.B37]^2)*[.C37])^2" office:value-type="float" office:value="3.86380651116016E-024" calcext:value-type="float">
            <text:p>3,86380651116016E-024</text:p>
          </table:table-cell>
          <table:table-cell table:formula="of:=[.AB37]/(1+[.AH37])^(3/2)" office:value-type="float" office:value="1.74327821196276E-019" calcext:value-type="float">
            <text:p>1,74327821196276E-019</text:p>
          </table:table-cell>
          <table:table-cell table:formula="of:=([.$B$62]/([.$B$59]*[.T37]))" office:value-type="float" office:value="0.090539927937711" calcext:value-type="float">
            <text:p>0,0905399279</text:p>
          </table:table-cell>
          <table:table-cell table:formula="of:=SQRT([.AJ37]+[.AK37]+[.AL37])" office:value-type="float" office:value="2.01505026590985E-022" calcext:value-type="float">
            <text:p>2,01505026590985E-022</text:p>
          </table:table-cell>
          <table:table-cell table:formula="of:=([.$AC$14]/(1+([.$B$62]/([.$B$59]*[.T37])^(3/2))))^2" office:value-type="float" office:value="4.06042757414335E-044" calcext:value-type="float">
            <text:p>4,06042757414335E-044</text:p>
          </table:table-cell>
          <table:table-cell table:formula="of:=((3*[.AB37]*[.$B$62]*[.$C$59])/(2*(1+([.$B$62]/([.$B$59]*[.T37])^(5/2)))*[.$B$59]^2*[.T37]))^2" office:value-type="float" office:value="7.31098308849528E-061" calcext:value-type="float">
            <text:p>7,31098308849528E-061</text:p>
          </table:table-cell>
          <table:table-cell table:formula="of:=((3*[.AB37]*[.$B$62]*[.V37])/(2*(1+([.$B$62]/([.$B$59]*[.T37])^(5/2)))*[.$B$59]*[.T37]^2))^2" office:value-type="float" office:value="1.63088528377028E-063" calcext:value-type="float">
            <text:p>1,63088528377028E-063</text:p>
          </table:table-cell>
          <table:table-cell table:number-columns-repeated="2"/>
          <table:table-cell table:formula="of:=[.AB37]/(1+[.AP37])^(3/2)" office:value-type="float" office:value="1.75194460848862E-019" calcext:value-type="float">
            <text:p>1,75194460848862E-019</text:p>
          </table:table-cell>
          <table:table-cell table:formula="of:=([.$B$62]/([.$B$59]*[.U37]))" office:value-type="float" office:value="0.0869405521188705" calcext:value-type="float">
            <text:p>0,0869405521</text:p>
          </table:table-cell>
          <table:table-cell table:number-columns-repeated="2"/>
          <table:table-cell table:formula="of:=10^19*[.AG37]" office:value-type="float" office:value="1.74327821196277" calcext:value-type="float">
            <text:p>1,743278212</text:p>
          </table:table-cell>
          <table:table-cell table:number-columns-repeated="97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3.7" calcext:value-type="float">
            <text:p>3,7</text:p>
          </table:table-cell>
          <table:table-cell office:value-type="float" office:value="0.5" calcext:value-type="float">
            <text:p>0,5</text:p>
          </table:table-cell>
          <table:table-cell table:formula="of:=(10^-4/1.875)*[.D38]" office:value-type="float" office:value="0.00106666666666667" calcext:value-type="float">
            <text:p>0,0010666667</text:p>
          </table:table-cell>
          <table:table-cell table:formula="of:=(10^-4)*(1/1.875)*[.E38]" office:value-type="float" office:value="0.0000266666666666667" calcext:value-type="float">
            <text:p>2,66666666666667E-005</text:p>
          </table:table-cell>
          <table:table-cell table:formula="of:=[.H38]/[.F38]" office:value-type="float" office:value="0.000288288288288288" calcext:value-type="float">
            <text:p>0,0002882883</text:p>
          </table:table-cell>
          <table:table-cell table:formula="of:=SQRT(([.I38]/[.F38])^2+(([.G38]*[.H38])/[.F38]^2)^2)" office:value-type="float" office:value="0.0000396189348690459" calcext:value-type="float">
            <text:p>3,96189348690459E-005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8.6" calcext:value-type="float">
            <text:p>8,6</text:p>
          </table:table-cell>
          <table:table-cell office:value-type="float" office:value="0.5" calcext:value-type="float">
            <text:p>0,5</text:p>
          </table:table-cell>
          <table:table-cell table:formula="of:=(10^-4)*(1/1.875)*[.L38]" office:value-type="float" office:value="0.00106666666666667" calcext:value-type="float">
            <text:p>0,0010666667</text:p>
          </table:table-cell>
          <table:table-cell table:formula="of:=(10^-4)*(1/1.875)*[.M38]" office:value-type="float" office:value="0.0000266666666666667" calcext:value-type="float">
            <text:p>2,66666666666667E-005</text:p>
          </table:table-cell>
          <table:table-cell table:formula="of:=[.P38]/[.N38]" office:value-type="float" office:value="0.000124031007751938" calcext:value-type="float">
            <text:p>0,000124031</text:p>
          </table:table-cell>
          <table:table-cell table:formula="of:=SQRT(([.Q38]/[.N38])^2+(([.O38]*[.P38])/[.N38]^2)^2)" office:value-type="float" office:value="0.00000784951231558381" calcext:value-type="float">
            <text:p>7,84951231558381E-006</text:p>
          </table:table-cell>
          <table:table-cell table:formula="of:=-([.$B$62]/(2*[.$B$59]))+SQRT(([.$B$62]/(2*[.$B$59]))^2+((9*1.81*10^-5*[.J38])/(2*9.81*874)))" office:value-type="float" office:value="0.00000162409047613085" calcext:value-type="float">
            <text:p>1,62409047613085E-006</text:p>
          </table:table-cell>
          <table:table-cell table:formula="of:=SQRT((9*[.J38]*(1.8*10^-5))/(2*9.81*874))" office:value-type="float" office:value="0.00000165031098012142" calcext:value-type="float">
            <text:p>1,65031098012142E-006</text:p>
          </table:table-cell>
          <table:table-cell table:formula="of:=SQRT([.W38]+[.X38])" office:value-type="float" office:value="0.000000000155575921794025" calcext:value-type="float">
            <text:p>1,55575921794025E-010</text:p>
          </table:table-cell>
          <table:table-cell table:formula="of:=((([.$B$62]*[.$C$59])/([.$B$59]^2*2))*(1+[.$B$62]/([.$B$59]*SQRT(([.$B$62]^2/[.$B$59]^2)+(18*1.81*10^-5*[.J38]/(9.81*874))))))^2" office:value-type="float" office:value="2.42025026737161E-020" calcext:value-type="float">
            <text:p>2,42025026737161E-020</text:p>
          </table:table-cell>
          <table:table-cell table:formula="of:=(9*1.81*10^-5*[.K38])/(2*9.81*874*[.Y38])^2" office:value-type="float" office:value="1.36476834452918E-024" calcext:value-type="float">
            <text:p>1,36476834452918E-024</text:p>
          </table:table-cell>
          <table:table-cell table:formula="of:=SQRT([.Z38]+[.AA38]*[.J38])" office:value-type="float" office:value="4010.25541570735" calcext:value-type="float">
            <text:p>4010,2554157074</text:p>
          </table:table-cell>
          <table:table-cell table:formula="of:=[.$B$59]/[.$B$62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formula="of:=([.J38]+[.R38])*(SQRT([.J38])/[.B38])*(2*10^-10)" office:value-type="float" office:value="2.77259079496E-018" calcext:value-type="float">
            <text:p>2,77259079496E-018</text:p>
          </table:table-cell>
          <table:table-cell table:formula="of:=SQRT([.AD38]+[.AE38]+[.AF38])*2*10^-10" office:value-type="float" office:value="4.60000084165995E-019" calcext:value-type="float">
            <text:p>4,60000084165995E-019</text:p>
          </table:table-cell>
          <table:table-cell table:formula="of:=(((((3*SQRT([.J38]))/(2*[.B38]))+([.R38]/(2*[.B38]*SQRT([.J38]))))*[.K38])^2)" office:value-type="float" office:value="5.2195969979283E-018" calcext:value-type="float">
            <text:p>5,2195969979283E-018</text:p>
          </table:table-cell>
          <table:table-cell table:formula="of:=((SQRT([.J38])*[.S38])/[.B38])^2" office:value-type="float" office:value="6.96513588567118E-020" calcext:value-type="float">
            <text:p>6,96513588567118E-020</text:p>
          </table:table-cell>
          <table:table-cell table:formula="of:=(([.J38]+[.R38])*(SQRT([.J38])/[.B38]^2)*[.C38])^2" office:value-type="float" office:value="7.53579033065085E-022" calcext:value-type="float">
            <text:p>7,53579033065085E-022</text:p>
          </table:table-cell>
          <table:table-cell table:formula="of:=[.AB38]/(1+[.AH38])^(3/2)" office:value-type="float" office:value="2.62065567725851E-018" calcext:value-type="float">
            <text:p>2,62065567725851E-018</text:p>
          </table:table-cell>
          <table:table-cell table:formula="of:=([.$B$62]/([.$B$59]*[.T38]))" office:value-type="float" office:value="0.0382865040314885" calcext:value-type="float">
            <text:p>0,038286504</text:p>
          </table:table-cell>
          <table:table-cell table:formula="of:=SQRT([.AJ38]+[.AK38]+[.AL38])" office:value-type="float" office:value="7.15523782083868E-022" calcext:value-type="float">
            <text:p>7,15523782083868E-022</text:p>
          </table:table-cell>
          <table:table-cell table:formula="of:=([.$AC$14]/(1+([.$B$62]/([.$B$59]*[.T38])^(3/2))))^2" office:value-type="float" office:value="5.119742827276E-043" calcext:value-type="float">
            <text:p>5,119742827276E-043</text:p>
          </table:table-cell>
          <table:table-cell table:formula="of:=((3*[.AB38]*[.$B$62]*[.$C$59])/(2*(1+([.$B$62]/([.$B$59]*[.T38])^(5/2)))*[.$B$59]^2*[.T38]))^2" office:value-type="float" office:value="1.88569942849982E-057" calcext:value-type="float">
            <text:p>1,88569942849982E-057</text:p>
          </table:table-cell>
          <table:table-cell table:formula="of:=((3*[.AB38]*[.$B$62]*[.V38])/(2*(1+([.$B$62]/([.$B$59]*[.T38])^(5/2)))*[.$B$59]*[.T38]^2))^2" office:value-type="float" office:value="7.17285981789657E-061" calcext:value-type="float">
            <text:p>7,17285981789657E-061</text:p>
          </table:table-cell>
          <table:table-cell table:number-columns-repeated="2"/>
          <table:table-cell table:formula="of:=[.AB38]/(1+[.AP38])^(3/2)" office:value-type="float" office:value="2.62296042355068E-018" calcext:value-type="float">
            <text:p>2,62296042355068E-018</text:p>
          </table:table-cell>
          <table:table-cell table:formula="of:=([.$B$62]/([.$B$59]*[.U38]))" office:value-type="float" office:value="0.0376781996307819" calcext:value-type="float">
            <text:p>0,0376781996</text:p>
          </table:table-cell>
          <table:table-cell table:number-columns-repeated="2"/>
          <table:table-cell table:formula="of:=10^19*[.AG38]" office:value-type="float" office:value="26.2065567725852" calcext:value-type="float">
            <text:p>26,2065567726</text:p>
          </table:table-cell>
          <table:table-cell table:number-columns-repeated="97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2.9" calcext:value-type="float">
            <text:p>2,9</text:p>
          </table:table-cell>
          <table:table-cell office:value-type="float" office:value="0.5" calcext:value-type="float">
            <text:p>0,5</text:p>
          </table:table-cell>
          <table:table-cell table:formula="of:=(10^-4/1.875)*[.D39]" office:value-type="float" office:value="0.00106666666666667" calcext:value-type="float">
            <text:p>0,0010666667</text:p>
          </table:table-cell>
          <table:table-cell table:formula="of:=(10^-4)*(1/1.875)*[.E39]" office:value-type="float" office:value="0.0000266666666666667" calcext:value-type="float">
            <text:p>2,66666666666667E-005</text:p>
          </table:table-cell>
          <table:table-cell table:formula="of:=[.H39]/[.F39]" office:value-type="float" office:value="0.000367816091954023" calcext:value-type="float">
            <text:p>0,0003678161</text:p>
          </table:table-cell>
          <table:table-cell table:formula="of:=SQRT(([.I39]/[.F39])^2+(([.G39]*[.H39])/[.F39]^2)^2)" office:value-type="float" office:value="0.0000640797664387772" calcext:value-type="float">
            <text:p>6,40797664387772E-005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5.5" calcext:value-type="float">
            <text:p>5,5</text:p>
          </table:table-cell>
          <table:table-cell office:value-type="float" office:value="0.5" calcext:value-type="float">
            <text:p>0,5</text:p>
          </table:table-cell>
          <table:table-cell table:formula="of:=(10^-4)*(1/1.875)*[.L39]" office:value-type="float" office:value="0.00106666666666667" calcext:value-type="float">
            <text:p>0,0010666667</text:p>
          </table:table-cell>
          <table:table-cell table:formula="of:=(10^-4)*(1/1.875)*[.M39]" office:value-type="float" office:value="0.0000266666666666667" calcext:value-type="float">
            <text:p>2,66666666666667E-005</text:p>
          </table:table-cell>
          <table:table-cell table:formula="of:=[.P39]/[.N39]" office:value-type="float" office:value="0.000193939393939394" calcext:value-type="float">
            <text:p>0,0001939394</text:p>
          </table:table-cell>
          <table:table-cell table:formula="of:=SQRT(([.Q39]/[.N39])^2+(([.O39]*[.P39])/[.N39]^2)^2)" office:value-type="float" office:value="0.0000182853716916289" calcext:value-type="float">
            <text:p>1,82853716916289E-005</text:p>
          </table:table-cell>
          <table:table-cell table:formula="of:=-([.$B$62]/(2*[.$B$59]))+SQRT(([.$B$62]/(2*[.$B$59]))^2+((9*1.81*10^-5*[.J39])/(2*9.81*874)))" office:value-type="float" office:value="0.00000183843235713872" calcext:value-type="float">
            <text:p>1,83843235713872E-006</text:p>
          </table:table-cell>
          <table:table-cell table:formula="of:=SQRT((9*[.J39]*(1.8*10^-5))/(2*9.81*874))" office:value-type="float" office:value="0.00000186409332912577" calcext:value-type="float">
            <text:p>1,86409332912577E-006</text:p>
          </table:table-cell>
          <table:table-cell table:formula="of:=SQRT([.W39]+[.X39])" office:value-type="float" office:value="0.000000000155249789470241" calcext:value-type="float">
            <text:p>1,55249789470241E-010</text:p>
          </table:table-cell>
          <table:table-cell table:formula="of:=((([.$B$62]*[.$C$59])/([.$B$59]^2*2))*(1+[.$B$62]/([.$B$59]*SQRT(([.$B$62]^2/[.$B$59]^2)+(18*1.81*10^-5*[.J39]/(9.81*874))))))^2" office:value-type="float" office:value="2.41002897507483E-020" calcext:value-type="float">
            <text:p>2,41002897507483E-020</text:p>
          </table:table-cell>
          <table:table-cell table:formula="of:=(9*1.81*10^-5*[.K39])/(2*9.81*874*[.Y39])^2" office:value-type="float" office:value="2.20737980588151E-024" calcext:value-type="float">
            <text:p>2,20737980588151E-024</text:p>
          </table:table-cell>
          <table:table-cell table:formula="of:=SQRT([.Z39]+[.AA39]*[.J39])" office:value-type="float" office:value="4010.25541570735" calcext:value-type="float">
            <text:p>4010,2554157074</text:p>
          </table:table-cell>
          <table:table-cell table:formula="of:=[.$B$59]/[.$B$62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formula="of:=([.J39]+[.R39])*(SQRT([.J39])/[.B39])*(2*10^-10)" office:value-type="float" office:value="4.26679033495419E-018" calcext:value-type="float">
            <text:p>4,26679033495419E-018</text:p>
          </table:table-cell>
          <table:table-cell table:formula="of:=SQRT([.AD39]+[.AE39]+[.AF39])*2*10^-10" office:value-type="float" office:value="8.69592806168923E-019" calcext:value-type="float">
            <text:p>8,69592806168923E-019</text:p>
          </table:table-cell>
          <table:table-cell table:formula="of:=(((((3*SQRT([.J39]))/(2*[.B39]))+([.R39]/(2*[.B39]*SQRT([.J39]))))*[.K39])^2)" office:value-type="float" office:value="1.84207750584734E-017" calcext:value-type="float">
            <text:p>1,84207750584734E-017</text:p>
          </table:table-cell>
          <table:table-cell table:formula="of:=((SQRT([.J39])*[.S39])/[.B39])^2" office:value-type="float" office:value="4.82231477095788E-019" calcext:value-type="float">
            <text:p>4,82231477095788E-019</text:p>
          </table:table-cell>
          <table:table-cell table:formula="of:=(([.J39]+[.R39])*(SQRT([.J39])/[.B39]^2)*[.C39])^2" office:value-type="float" office:value="1.78467794946167E-021" calcext:value-type="float">
            <text:p>1,78467794946167E-021</text:p>
          </table:table-cell>
          <table:table-cell table:formula="of:=[.AB39]/(1+[.AH39])^(3/2)" office:value-type="float" office:value="4.05912295430353E-018" calcext:value-type="float">
            <text:p>4,05912295430353E-018</text:p>
          </table:table-cell>
          <table:table-cell table:formula="of:=([.$B$62]/([.$B$59]*[.T39]))" office:value-type="float" office:value="0.0338227002589654" calcext:value-type="float">
            <text:p>0,0338227003</text:p>
          </table:table-cell>
          <table:table-cell table:formula="of:=SQRT([.AJ39]+[.AK39]+[.AL39])" office:value-type="float" office:value="8.56063437212917E-022" calcext:value-type="float">
            <text:p>8,56063437212917E-022</text:p>
          </table:table-cell>
          <table:table-cell table:formula="of:=([.$AC$14]/(1+([.$B$62]/([.$B$59]*[.T39])^(3/2))))^2" office:value-type="float" office:value="7.32844608532788E-043" calcext:value-type="float">
            <text:p>7,32844608532788E-043</text:p>
          </table:table-cell>
          <table:table-cell table:formula="of:=((3*[.AB39]*[.$B$62]*[.$C$59])/(2*(1+([.$B$62]/([.$B$59]*[.T39])^(5/2)))*[.$B$59]^2*[.T39]))^2" office:value-type="float" office:value="6.47762511124951E-057" calcext:value-type="float">
            <text:p>6,47762511124951E-057</text:p>
          </table:table-cell>
          <table:table-cell table:formula="of:=((3*[.AB39]*[.$B$62]*[.V39])/(2*(1+([.$B$62]/([.$B$59]*[.T39])^(5/2)))*[.$B$59]*[.T39]^2))^2" office:value-type="float" office:value="1.91486467162372E-060" calcext:value-type="float">
            <text:p>1,91486467162372E-060</text:p>
          </table:table-cell>
          <table:table-cell table:number-columns-repeated="2"/>
          <table:table-cell table:formula="of:=[.AB39]/(1+[.AP39])^(3/2)" office:value-type="float" office:value="4.0618666483382E-018" calcext:value-type="float">
            <text:p>4,0618666483382E-018</text:p>
          </table:table-cell>
          <table:table-cell table:formula="of:=([.$B$62]/([.$B$59]*[.U39]))" office:value-type="float" office:value="0.0333570994490109" calcext:value-type="float">
            <text:p>0,0333570994</text:p>
          </table:table-cell>
          <table:table-cell table:number-columns-repeated="2"/>
          <table:table-cell table:formula="of:=10^19*[.AG39]" office:value-type="float" office:value="40.5912295430353" calcext:value-type="float">
            <text:p>40,591229543</text:p>
          </table:table-cell>
          <table:table-cell table:number-columns-repeated="97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7.2" calcext:value-type="float">
            <text:p>17,2</text:p>
          </table:table-cell>
          <table:table-cell office:value-type="float" office:value="0.5" calcext:value-type="float">
            <text:p>0,5</text:p>
          </table:table-cell>
          <table:table-cell table:formula="of:=(10^-4/1.875)*[.D40]" office:value-type="float" office:value="0.00106666666666667" calcext:value-type="float">
            <text:p>0,0010666667</text:p>
          </table:table-cell>
          <table:table-cell table:formula="of:=(10^-4)*(1/1.875)*[.E40]" office:value-type="float" office:value="0.0000266666666666667" calcext:value-type="float">
            <text:p>2,66666666666667E-005</text:p>
          </table:table-cell>
          <table:table-cell table:formula="of:=[.H40]/[.F40]" office:value-type="float" office:value="0.000062015503875969" calcext:value-type="float">
            <text:p>6,2015503875969E-005</text:p>
          </table:table-cell>
          <table:table-cell table:formula="of:=SQRT(([.I40]/[.F40])^2+(([.G40]*[.H40])/[.F40]^2)^2)" office:value-type="float" office:value="0.00000237775187940112" calcext:value-type="float">
            <text:p>2,37775187940112E-006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8.7" calcext:value-type="float">
            <text:p>8,7</text:p>
          </table:table-cell>
          <table:table-cell office:value-type="float" office:value="0.5" calcext:value-type="float">
            <text:p>0,5</text:p>
          </table:table-cell>
          <table:table-cell table:formula="of:=(10^-4)*(1/1.875)*[.L40]" office:value-type="float" office:value="0.00106666666666667" calcext:value-type="float">
            <text:p>0,0010666667</text:p>
          </table:table-cell>
          <table:table-cell table:formula="of:=(10^-4)*(1/1.875)*[.M40]" office:value-type="float" office:value="0.0000266666666666667" calcext:value-type="float">
            <text:p>2,66666666666667E-005</text:p>
          </table:table-cell>
          <table:table-cell table:formula="of:=[.P40]/[.N40]" office:value-type="float" office:value="0.000122605363984674" calcext:value-type="float">
            <text:p>0,0001226054</text:p>
          </table:table-cell>
          <table:table-cell table:formula="of:=SQRT(([.Q40]/[.N40])^2+(([.O40]*[.P40])/[.N40]^2)^2)" office:value-type="float" office:value="0.00000768408637295519" calcext:value-type="float">
            <text:p>7,68408637295519E-006</text:p>
          </table:table-cell>
          <table:table-cell table:formula="of:=-([.$B$62]/(2*[.$B$59]))+SQRT(([.$B$62]/(2*[.$B$59]))^2+((9*1.81*10^-5*[.J40])/(2*9.81*874)))" office:value-type="float" office:value="0.000000737086899154883" calcext:value-type="float">
            <text:p>7,37086899154883E-007</text:p>
          </table:table-cell>
          <table:table-cell table:formula="of:=SQRT((9*[.J40]*(1.8*10^-5))/(2*9.81*874))" office:value-type="float" office:value="0.000000765424620911014" calcext:value-type="float">
            <text:p>7,65424620911014E-007</text:p>
          </table:table-cell>
          <table:table-cell table:formula="of:=SQRT([.W40]+[.X40])" office:value-type="float" office:value="0.000000000158883810357596" calcext:value-type="float">
            <text:p>1,58883810357596E-010</text:p>
          </table:table-cell>
          <table:table-cell table:formula="of:=((([.$B$62]*[.$C$59])/([.$B$59]^2*2))*(1+[.$B$62]/([.$B$59]*SQRT(([.$B$62]^2/[.$B$59]^2)+(18*1.81*10^-5*[.J40]/(9.81*874))))))^2" office:value-type="float" office:value="2.52439832864357E-020" calcext:value-type="float">
            <text:p>2,52439832864357E-020</text:p>
          </table:table-cell>
          <table:table-cell table:formula="of:=(9*1.81*10^-5*[.K40])/(2*9.81*874*[.Y40])^2" office:value-type="float" office:value="8.19073129269508E-026" calcext:value-type="float">
            <text:p>8,19073129269508E-026</text:p>
          </table:table-cell>
          <table:table-cell table:formula="of:=SQRT([.Z40]+[.AA40]*[.J40])" office:value-type="float" office:value="4010.25541570735" calcext:value-type="float">
            <text:p>4010,2554157074</text:p>
          </table:table-cell>
          <table:table-cell table:formula="of:=[.$B$59]/[.$B$62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formula="of:=([.J40]+[.R40])*(SQRT([.J40])/[.B40])*(2*10^-10)" office:value-type="float" office:value="5.75797193897362E-019" calcext:value-type="float">
            <text:p>5,75797193897362E-019</text:p>
          </table:table-cell>
          <table:table-cell table:formula="of:=SQRT([.AD40]+[.AE40]+[.AF40])*2*10^-10" office:value-type="float" office:value="3.02685672351021E-020" calcext:value-type="float">
            <text:p>3,02685672351021E-020</text:p>
          </table:table-cell>
          <table:table-cell table:formula="of:=(((((3*SQRT([.J40]))/(2*[.B40]))+([.R40]/(2*[.B40]*SQRT([.J40]))))*[.K40])^2)" office:value-type="float" office:value="8.51388704112595E-021" calcext:value-type="float">
            <text:p>8,51388704112595E-021</text:p>
          </table:table-cell>
          <table:table-cell table:formula="of:=((SQRT([.J40])*[.S40])/[.B40])^2" office:value-type="float" office:value="1.43582660491952E-020" calcext:value-type="float">
            <text:p>1,43582660491952E-020</text:p>
          </table:table-cell>
          <table:table-cell table:formula="of:=(([.J40]+[.R40])*(SQRT([.J40])/[.B40]^2)*[.C40])^2" office:value-type="float" office:value="3.25009713263481E-023" calcext:value-type="float">
            <text:p>3,25009713263481E-023</text:p>
          </table:table-cell>
          <table:table-cell table:formula="of:=[.AB40]/(1+[.AH40])^(3/2)" office:value-type="float" office:value="5.09928438021115E-019" calcext:value-type="float">
            <text:p>5,09928438021115E-019</text:p>
          </table:table-cell>
          <table:table-cell table:formula="of:=([.$B$62]/([.$B$59]*[.T40]))" office:value-type="float" office:value="0.0843601299021598" calcext:value-type="float">
            <text:p>0,0843601299</text:p>
          </table:table-cell>
          <table:table-cell table:formula="of:=SQRT([.AJ40]+[.AK40]+[.AL40])" office:value-type="float" office:value="2.23818452079668E-022" calcext:value-type="float">
            <text:p>2,23818452079668E-022</text:p>
          </table:table-cell>
          <table:table-cell table:formula="of:=([.$AC$14]/(1+([.$B$62]/([.$B$59]*[.T40])^(3/2))))^2" office:value-type="float" office:value="5.00946994913385E-044" calcext:value-type="float">
            <text:p>5,00946994913385E-044</text:p>
          </table:table-cell>
          <table:table-cell table:formula="of:=((3*[.AB40]*[.$B$62]*[.$C$59])/(2*(1+([.$B$62]/([.$B$59]*[.T40])^(5/2)))*[.$B$59]^2*[.T40]))^2" office:value-type="float" office:value="7.60265814488318E-060" calcext:value-type="float">
            <text:p>7,60265814488318E-060</text:p>
          </table:table-cell>
          <table:table-cell table:formula="of:=((3*[.AB40]*[.$B$62]*[.V40])/(2*(1+([.$B$62]/([.$B$59]*[.T40])^(5/2)))*[.$B$59]*[.T40]^2))^2" office:value-type="float" office:value="1.46434334833052E-062" calcext:value-type="float">
            <text:p>1,46434334833052E-062</text:p>
          </table:table-cell>
          <table:table-cell table:number-columns-repeated="2"/>
          <table:table-cell table:formula="of:=[.AB40]/(1+[.AP40])^(3/2)" office:value-type="float" office:value="5.12139458271869E-019" calcext:value-type="float">
            <text:p>5,12139458271869E-019</text:p>
          </table:table-cell>
          <table:table-cell table:formula="of:=([.$B$62]/([.$B$59]*[.U40]))" office:value-type="float" office:value="0.0812369302778346" calcext:value-type="float">
            <text:p>0,0812369303</text:p>
          </table:table-cell>
          <table:table-cell table:number-columns-repeated="2"/>
          <table:table-cell table:formula="of:=10^19*[.AG40]" office:value-type="float" office:value="5.09928438021116" calcext:value-type="float">
            <text:p>5,0992843802</text:p>
          </table:table-cell>
          <table:table-cell table:number-columns-repeated="97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5.1" calcext:value-type="float">
            <text:p>15,1</text:p>
          </table:table-cell>
          <table:table-cell office:value-type="float" office:value="0.5" calcext:value-type="float">
            <text:p>0,5</text:p>
          </table:table-cell>
          <table:table-cell table:formula="of:=(10^-4/1.875)*[.D41]" office:value-type="float" office:value="0.00106666666666667" calcext:value-type="float">
            <text:p>0,0010666667</text:p>
          </table:table-cell>
          <table:table-cell table:formula="of:=(10^-4)*(1/1.875)*[.E41]" office:value-type="float" office:value="0.0000266666666666667" calcext:value-type="float">
            <text:p>2,66666666666667E-005</text:p>
          </table:table-cell>
          <table:table-cell table:formula="of:=[.H41]/[.F41]" office:value-type="float" office:value="0.0000706401766004415" calcext:value-type="float">
            <text:p>7,06401766004415E-005</text:p>
          </table:table-cell>
          <table:table-cell table:formula="of:=SQRT(([.I41]/[.F41])^2+(([.G41]*[.H41])/[.F41]^2)^2)" office:value-type="float" office:value="0.00000293088053953308" calcext:value-type="float">
            <text:p>2,93088053953308E-006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8.6" calcext:value-type="float">
            <text:p>8,6</text:p>
          </table:table-cell>
          <table:table-cell office:value-type="float" office:value="0.5" calcext:value-type="float">
            <text:p>0,5</text:p>
          </table:table-cell>
          <table:table-cell table:formula="of:=(10^-4)*(1/1.875)*[.L41]" office:value-type="float" office:value="0.00106666666666667" calcext:value-type="float">
            <text:p>0,0010666667</text:p>
          </table:table-cell>
          <table:table-cell table:formula="of:=(10^-4)*(1/1.875)*[.M41]" office:value-type="float" office:value="0.0000266666666666667" calcext:value-type="float">
            <text:p>2,66666666666667E-005</text:p>
          </table:table-cell>
          <table:table-cell table:formula="of:=[.P41]/[.N41]" office:value-type="float" office:value="0.000124031007751938" calcext:value-type="float">
            <text:p>0,000124031</text:p>
          </table:table-cell>
          <table:table-cell table:formula="of:=SQRT(([.Q41]/[.N41])^2+(([.O41]*[.P41])/[.N41]^2)^2)" office:value-type="float" office:value="0.00000784951231558381" calcext:value-type="float">
            <text:p>7,84951231558381E-006</text:p>
          </table:table-cell>
          <table:table-cell table:formula="of:=-([.$B$62]/(2*[.$B$59]))+SQRT(([.$B$62]/(2*[.$B$59]))^2+((9*1.81*10^-5*[.J41])/(2*9.81*874)))" office:value-type="float" office:value="0.000000788682929767479" calcext:value-type="float">
            <text:p>7,88682929767479E-007</text:p>
          </table:table-cell>
          <table:table-cell table:formula="of:=SQRT((9*[.J41]*(1.8*10^-5))/(2*9.81*874))" office:value-type="float" office:value="0.000000816917458567802" calcext:value-type="float">
            <text:p>8,16917458567802E-007</text:p>
          </table:table-cell>
          <table:table-cell table:formula="of:=SQRT([.W41]+[.X41])" office:value-type="float" office:value="0.00000000015849488402837" calcext:value-type="float">
            <text:p>1,5849488402837E-010</text:p>
          </table:table-cell>
          <table:table-cell table:formula="of:=((([.$B$62]*[.$C$59])/([.$B$59]^2*2))*(1+[.$B$62]/([.$B$59]*SQRT(([.$B$62]^2/[.$B$59]^2)+(18*1.81*10^-5*[.J41]/(9.81*874))))))^2" office:value-type="float" office:value="2.51205273020227E-020" calcext:value-type="float">
            <text:p>2,51205273020227E-020</text:p>
          </table:table-cell>
          <table:table-cell table:formula="of:=(9*1.81*10^-5*[.K41])/(2*9.81*874*[.Y41])^2" office:value-type="float" office:value="1.00961143836215E-025" calcext:value-type="float">
            <text:p>1,00961143836215E-025</text:p>
          </table:table-cell>
          <table:table-cell table:formula="of:=SQRT([.Z41]+[.AA41]*[.J41])" office:value-type="float" office:value="4010.25541570735" calcext:value-type="float">
            <text:p>4010,2554157074</text:p>
          </table:table-cell>
          <table:table-cell table:formula="of:=[.$B$59]/[.$B$62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formula="of:=([.J41]+[.R41])*(SQRT([.J41])/[.B41])*(2*10^-10)" office:value-type="float" office:value="6.47986826456082E-019" calcext:value-type="float">
            <text:p>6,47986826456082E-019</text:p>
          </table:table-cell>
          <table:table-cell table:formula="of:=SQRT([.AD41]+[.AE41]+[.AF41])*2*10^-10" office:value-type="float" office:value="3.49640733839424E-020" calcext:value-type="float">
            <text:p>3,49640733839424E-020</text:p>
          </table:table-cell>
          <table:table-cell table:formula="of:=(((((3*SQRT([.J41]))/(2*[.B41]))+([.R41]/(2*[.B41]*SQRT([.J41]))))*[.K41])^2)" office:value-type="float" office:value="1.34541100840632E-020" calcext:value-type="float">
            <text:p>1,34541100840632E-020</text:p>
          </table:table-cell>
          <table:table-cell table:formula="of:=((SQRT([.J41])*[.S41])/[.B41])^2" office:value-type="float" office:value="1.70668892562804E-020" calcext:value-type="float">
            <text:p>1,70668892562804E-020</text:p>
          </table:table-cell>
          <table:table-cell table:formula="of:=(([.J41]+[.R41])*(SQRT([.J41])/[.B41]^2)*[.C41])^2" office:value-type="float" office:value="4.11613495991201E-023" calcext:value-type="float">
            <text:p>4,11613495991201E-023</text:p>
          </table:table-cell>
          <table:table-cell table:formula="of:=[.AB41]/(1+[.AH41])^(3/2)" office:value-type="float" office:value="5.78268935318572E-019" calcext:value-type="float">
            <text:p>5,78268935318572E-019</text:p>
          </table:table-cell>
          <table:table-cell table:formula="of:=([.$B$62]/([.$B$59]*[.T41]))" office:value-type="float" office:value="0.0788412481302446" calcext:value-type="float">
            <text:p>0,0788412481</text:p>
          </table:table-cell>
          <table:table-cell table:formula="of:=SQRT([.AJ41]+[.AK41]+[.AL41])" office:value-type="float" office:value="2.47457298073135E-022" calcext:value-type="float">
            <text:p>2,47457298073135E-022</text:p>
          </table:table-cell>
          <table:table-cell table:formula="of:=([.$AC$14]/(1+([.$B$62]/([.$B$59]*[.T41])^(3/2))))^2" office:value-type="float" office:value="6.12351143696561E-044" calcext:value-type="float">
            <text:p>6,12351143696561E-044</text:p>
          </table:table-cell>
          <table:table-cell table:formula="of:=((3*[.AB41]*[.$B$62]*[.$C$59])/(2*(1+([.$B$62]/([.$B$59]*[.T41])^(5/2)))*[.$B$59]^2*[.T41]))^2" office:value-type="float" office:value="1.17953266834648E-059" calcext:value-type="float">
            <text:p>1,17953266834648E-059</text:p>
          </table:table-cell>
          <table:table-cell table:formula="of:=((3*[.AB41]*[.$B$62]*[.V41])/(2*(1+([.$B$62]/([.$B$59]*[.T41])^(5/2)))*[.$B$59]*[.T41]^2))^2" office:value-type="float" office:value="1.97465457445153E-062" calcext:value-type="float">
            <text:p>1,97465457445153E-062</text:p>
          </table:table-cell>
          <table:table-cell table:number-columns-repeated="2"/>
          <table:table-cell table:formula="of:=[.AB41]/(1+[.AP41])^(3/2)" office:value-type="float" office:value="5.80466757185122E-019" calcext:value-type="float">
            <text:p>5,80466757185122E-019</text:p>
          </table:table-cell>
          <table:table-cell table:formula="of:=([.$B$62]/([.$B$59]*[.U41]))" office:value-type="float" office:value="0.0761163149467997" calcext:value-type="float">
            <text:p>0,0761163149</text:p>
          </table:table-cell>
          <table:table-cell table:number-columns-repeated="2"/>
          <table:table-cell table:formula="of:=10^19*[.AG41]" office:value-type="float" office:value="5.78268935318573" calcext:value-type="float">
            <text:p>5,7826893532</text:p>
          </table:table-cell>
          <table:table-cell table:number-columns-repeated="97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,5</text:p>
          </table:table-cell>
          <table:table-cell table:formula="of:=(10^-4/1.875)*[.D42]" office:value-type="float" office:value="0.00106666666666667" calcext:value-type="float">
            <text:p>0,0010666667</text:p>
          </table:table-cell>
          <table:table-cell table:formula="of:=(10^-4)*(1/1.875)*[.E42]" office:value-type="float" office:value="0.0000266666666666667" calcext:value-type="float">
            <text:p>2,66666666666667E-005</text:p>
          </table:table-cell>
          <table:table-cell table:formula="of:=[.H42]/[.F42]" office:value-type="float" office:value="0.0000666666666666667" calcext:value-type="float">
            <text:p>6,66666666666667E-005</text:p>
          </table:table-cell>
          <table:table-cell table:formula="of:=SQRT(([.I42]/[.F42])^2+(([.G42]*[.H42])/[.F42]^2)^2)" office:value-type="float" office:value="0.00000266796843226369" calcext:value-type="float">
            <text:p>0,000002668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8.7" calcext:value-type="float">
            <text:p>8,7</text:p>
          </table:table-cell>
          <table:table-cell office:value-type="float" office:value="0.5" calcext:value-type="float">
            <text:p>0,5</text:p>
          </table:table-cell>
          <table:table-cell table:formula="of:=(10^-4)*(1/1.875)*[.L42]" office:value-type="float" office:value="0.00106666666666667" calcext:value-type="float">
            <text:p>0,0010666667</text:p>
          </table:table-cell>
          <table:table-cell table:formula="of:=(10^-4)*(1/1.875)*[.M42]" office:value-type="float" office:value="0.0000266666666666667" calcext:value-type="float">
            <text:p>2,66666666666667E-005</text:p>
          </table:table-cell>
          <table:table-cell table:formula="of:=[.P42]/[.N42]" office:value-type="float" office:value="0.000122605363984674" calcext:value-type="float">
            <text:p>0,0001226054</text:p>
          </table:table-cell>
          <table:table-cell table:formula="of:=SQRT(([.Q42]/[.N42])^2+(([.O42]*[.P42])/[.N42]^2)^2)" office:value-type="float" office:value="0.00000768408637295519" calcext:value-type="float">
            <text:p>7,68408637295519E-006</text:p>
          </table:table-cell>
          <table:table-cell table:formula="of:=-([.$B$62]/(2*[.$B$59]))+SQRT(([.$B$62]/(2*[.$B$59]))^2+((9*1.81*10^-5*[.J42])/(2*9.81*874)))" office:value-type="float" office:value="0.000000765327262247151" calcext:value-type="float">
            <text:p>7,65327262247151E-007</text:p>
          </table:table-cell>
          <table:table-cell table:formula="of:=SQRT((9*[.J42]*(1.8*10^-5))/(2*9.81*874))" office:value-type="float" office:value="0.000000793609138095718" calcext:value-type="float">
            <text:p>7,93609138095718E-007</text:p>
          </table:table-cell>
          <table:table-cell table:formula="of:=SQRT([.W42]+[.X42])" office:value-type="float" office:value="0.000000000158664691926043" calcext:value-type="float">
            <text:p>1,58664691926043E-010</text:p>
          </table:table-cell>
          <table:table-cell table:formula="of:=((([.$B$62]*[.$C$59])/([.$B$59]^2*2))*(1+[.$B$62]/([.$B$59]*SQRT(([.$B$62]^2/[.$B$59]^2)+(18*1.81*10^-5*[.J42]/(9.81*874))))))^2" office:value-type="float" office:value="2.51743925594744E-020" calcext:value-type="float">
            <text:p>2,51743925594744E-020</text:p>
          </table:table-cell>
          <table:table-cell table:formula="of:=(9*1.81*10^-5*[.K42])/(2*9.81*874*[.Y42])^2" office:value-type="float" office:value="9.19045116329327E-026" calcext:value-type="float">
            <text:p>9,19045116329327E-026</text:p>
          </table:table-cell>
          <table:table-cell table:formula="of:=SQRT([.Z42]+[.AA42]*[.J42])" office:value-type="float" office:value="4010.25541570735" calcext:value-type="float">
            <text:p>4010,2554157074</text:p>
          </table:table-cell>
          <table:table-cell table:formula="of:=[.$B$59]/[.$B$62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formula="of:=([.J42]+[.R42])*(SQRT([.J42])/[.B42])*(2*10^-10)" office:value-type="float" office:value="6.12039468879475E-019" calcext:value-type="float">
            <text:p>6,12039468879475E-019</text:p>
          </table:table-cell>
          <table:table-cell table:formula="of:=SQRT([.AD42]+[.AE42]+[.AF42])*2*10^-10" office:value-type="float" office:value="3.24746032045938E-020" calcext:value-type="float">
            <text:p>3,24746032045938E-020</text:p>
          </table:table-cell>
          <table:table-cell table:formula="of:=(((((3*SQRT([.J42]))/(2*[.B42]))+([.R42]/(2*[.B42]*SQRT([.J42]))))*[.K42])^2)" office:value-type="float" office:value="1.08931391932037E-020" calcext:value-type="float">
            <text:p>1,08931391932037E-020</text:p>
          </table:table-cell>
          <table:table-cell table:formula="of:=((SQRT([.J42])*[.S42])/[.B42])^2" office:value-type="float" office:value="1.54351360028848E-020" calcext:value-type="float">
            <text:p>1,54351360028848E-020</text:p>
          </table:table-cell>
          <table:table-cell table:formula="of:=(([.J42]+[.R42])*(SQRT([.J42])/[.B42]^2)*[.C42])^2" office:value-type="float" office:value="3.67211363068592E-023" calcext:value-type="float">
            <text:p>3,67211363068592E-023</text:p>
          </table:table-cell>
          <table:table-cell table:formula="of:=[.AB42]/(1+[.AH42])^(3/2)" office:value-type="float" office:value="5.44367134043844E-019" calcext:value-type="float">
            <text:p>5,44367134043844E-019</text:p>
          </table:table-cell>
          <table:table-cell table:formula="of:=([.$B$62]/([.$B$59]*[.T42]))" office:value-type="float" office:value="0.0812472645745184" calcext:value-type="float">
            <text:p>0,0812472646</text:p>
          </table:table-cell>
          <table:table-cell table:formula="of:=SQRT([.AJ42]+[.AK42]+[.AL42])" office:value-type="float" office:value="2.36664221082388E-022" calcext:value-type="float">
            <text:p>2,36664221082388E-022</text:p>
          </table:table-cell>
          <table:table-cell table:formula="of:=([.$AC$14]/(1+([.$B$62]/([.$B$59]*[.T42])^(3/2))))^2" office:value-type="float" office:value="5.60099535405334E-044" calcext:value-type="float">
            <text:p>5,60099535405334E-044</text:p>
          </table:table-cell>
          <table:table-cell table:formula="of:=((3*[.AB42]*[.$B$62]*[.$C$59])/(2*(1+([.$B$62]/([.$B$59]*[.T42])^(5/2)))*[.$B$59]^2*[.T42]))^2" office:value-type="float" office:value="9.61547423188852E-060" calcext:value-type="float">
            <text:p>9,61547423188852E-060</text:p>
          </table:table-cell>
          <table:table-cell table:formula="of:=((3*[.AB42]*[.$B$62]*[.V42])/(2*(1+([.$B$62]/([.$B$59]*[.T42])^(5/2)))*[.$B$59]*[.T42]^2))^2" office:value-type="float" office:value="1.71313849301381E-062" calcext:value-type="float">
            <text:p>1,71313849301381E-062</text:p>
          </table:table-cell>
          <table:table-cell table:number-columns-repeated="2"/>
          <table:table-cell table:formula="of:=[.AB42]/(1+[.AP42])^(3/2)" office:value-type="float" office:value="5.46561071600249E-019" calcext:value-type="float">
            <text:p>5,46561071600249E-019</text:p>
          </table:table-cell>
          <table:table-cell table:formula="of:=([.$B$62]/([.$B$59]*[.U42]))" office:value-type="float" office:value="0.0783518530432879" calcext:value-type="float">
            <text:p>0,078351853</text:p>
          </table:table-cell>
          <table:table-cell table:number-columns-repeated="2"/>
          <table:table-cell table:formula="of:=10^19*[.AG42]" office:value-type="float" office:value="5.44367134043845" calcext:value-type="float">
            <text:p>5,4436713404</text:p>
          </table:table-cell>
          <table:table-cell table:number-columns-repeated="97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7.3" calcext:value-type="float">
            <text:p>17,3</text:p>
          </table:table-cell>
          <table:table-cell office:value-type="float" office:value="0.5" calcext:value-type="float">
            <text:p>0,5</text:p>
          </table:table-cell>
          <table:table-cell table:formula="of:=(10^-4/1.875)*[.D43]" office:value-type="float" office:value="0.00106666666666667" calcext:value-type="float">
            <text:p>0,0010666667</text:p>
          </table:table-cell>
          <table:table-cell table:formula="of:=(10^-4)*(1/1.875)*[.E43]" office:value-type="float" office:value="0.0000266666666666667" calcext:value-type="float">
            <text:p>2,66666666666667E-005</text:p>
          </table:table-cell>
          <table:table-cell table:formula="of:=[.H43]/[.F43]" office:value-type="float" office:value="0.0000616570327552986" calcext:value-type="float">
            <text:p>0,000061657</text:p>
          </table:table-cell>
          <table:table-cell table:formula="of:=SQRT(([.I43]/[.F43])^2+(([.G43]*[.H43])/[.F43]^2)^2)" office:value-type="float" office:value="0.00000235616220323854" calcext:value-type="float">
            <text:p>2,35616220323854E-006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,5</text:p>
          </table:table-cell>
          <table:table-cell table:formula="of:=(10^-4)*(1/1.875)*[.L43]" office:value-type="float" office:value="0.00106666666666667" calcext:value-type="float">
            <text:p>0,0010666667</text:p>
          </table:table-cell>
          <table:table-cell table:formula="of:=(10^-4)*(1/1.875)*[.M43]" office:value-type="float" office:value="0.0000266666666666667" calcext:value-type="float">
            <text:p>2,66666666666667E-005</text:p>
          </table:table-cell>
          <table:table-cell table:formula="of:=[.P43]/[.N43]" office:value-type="float" office:value="0.000118518518518519" calcext:value-type="float">
            <text:p>0,0001185185</text:p>
          </table:table-cell>
          <table:table-cell table:formula="of:=SQRT(([.Q43]/[.N43])^2+(([.O43]*[.P43])/[.N43]^2)^2)" office:value-type="float" office:value="0.00000722031677348521" calcext:value-type="float">
            <text:p>7,22031677348521E-006</text:p>
          </table:table-cell>
          <table:table-cell table:formula="of:=-([.$B$62]/(2*[.$B$59]))+SQRT(([.$B$62]/(2*[.$B$59]))^2+((9*1.81*10^-5*[.J43])/(2*9.81*874)))" office:value-type="float" office:value="0.000000734867163294924" calcext:value-type="float">
            <text:p>7,34867163294924E-007</text:p>
          </table:table-cell>
          <table:table-cell table:formula="of:=SQRT((9*[.J43]*(1.8*10^-5))/(2*9.81*874))" office:value-type="float" office:value="0.000000763209204915969" calcext:value-type="float">
            <text:p>7,63209204915969E-007</text:p>
          </table:table-cell>
          <table:table-cell table:formula="of:=SQRT([.W43]+[.X43])" office:value-type="float" office:value="0.000000000158901718551887" calcext:value-type="float">
            <text:p>1,58901718551887E-010</text:p>
          </table:table-cell>
          <table:table-cell table:formula="of:=((([.$B$62]*[.$C$59])/([.$B$59]^2*2))*(1+[.$B$62]/([.$B$59]*SQRT(([.$B$62]^2/[.$B$59]^2)+(18*1.81*10^-5*[.J43]/(9.81*874))))))^2" office:value-type="float" office:value="2.52496749951378E-020" calcext:value-type="float">
            <text:p>2,52496749951378E-020</text:p>
          </table:table-cell>
          <table:table-cell table:formula="of:=(9*1.81*10^-5*[.K43])/(2*9.81*874*[.Y43])^2" office:value-type="float" office:value="8.11636052353451E-026" calcext:value-type="float">
            <text:p>8,11636052353451E-026</text:p>
          </table:table-cell>
          <table:table-cell table:formula="of:=SQRT([.Z43]+[.AA43]*[.J43])" office:value-type="float" office:value="4010.25541570735" calcext:value-type="float">
            <text:p>4010,2554157074</text:p>
          </table:table-cell>
          <table:table-cell table:formula="of:=[.$B$59]/[.$B$62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formula="of:=([.J43]+[.R43])*(SQRT([.J43])/[.B43])*(2*10^-10)" office:value-type="float" office:value="5.60306663392187E-019" calcext:value-type="float">
            <text:p>5,60306663392187E-019</text:p>
          </table:table-cell>
          <table:table-cell table:formula="of:=SQRT([.AD43]+[.AE43]+[.AF43])*2*10^-10" office:value-type="float" office:value="2.88198241194448E-020" calcext:value-type="float">
            <text:p>2,88198241194448E-020</text:p>
          </table:table-cell>
          <table:table-cell table:formula="of:=(((((3*SQRT([.J43]))/(2*[.B43]))+([.R43]/(2*[.B43]*SQRT([.J43]))))*[.K43])^2)" office:value-type="float" office:value="8.12966549305141E-021" calcext:value-type="float">
            <text:p>8,12966549305141E-021</text:p>
          </table:table-cell>
          <table:table-cell table:formula="of:=((SQRT([.J43])*[.S43])/[.B43])^2" office:value-type="float" office:value="1.26041153009714E-020" calcext:value-type="float">
            <text:p>1,26041153009714E-020</text:p>
          </table:table-cell>
          <table:table-cell table:formula="of:=(([.J43]+[.R43])*(SQRT([.J43])/[.B43]^2)*[.C43])^2" office:value-type="float" office:value="3.07757628704721E-023" calcext:value-type="float">
            <text:p>3,07757628704721E-023</text:p>
          </table:table-cell>
          <table:table-cell table:formula="of:=[.AB43]/(1+[.AH43])^(3/2)" office:value-type="float" office:value="4.96035100548252E-019" calcext:value-type="float">
            <text:p>4,96035100548252E-019</text:p>
          </table:table-cell>
          <table:table-cell table:formula="of:=([.$B$62]/([.$B$59]*[.T43]))" office:value-type="float" office:value="0.0846149476635834" calcext:value-type="float">
            <text:p>0,0846149477</text:p>
          </table:table-cell>
          <table:table-cell table:formula="of:=SQRT([.AJ43]+[.AK43]+[.AL43])" office:value-type="float" office:value="2.22818392852964E-022" calcext:value-type="float">
            <text:p>2,22818392852964E-022</text:p>
          </table:table-cell>
          <table:table-cell table:formula="of:=([.$AC$14]/(1+([.$B$62]/([.$B$59]*[.T43])^(3/2))))^2" office:value-type="float" office:value="4.96480361935779E-044" calcext:value-type="float">
            <text:p>4,96480361935779E-044</text:p>
          </table:table-cell>
          <table:table-cell table:formula="of:=((3*[.AB43]*[.$B$62]*[.$C$59])/(2*(1+([.$B$62]/([.$B$59]*[.T43])^(5/2)))*[.$B$59]^2*[.T43]))^2" office:value-type="float" office:value="7.134251222272E-060" calcext:value-type="float">
            <text:p>7,134251222272E-060</text:p>
          </table:table-cell>
          <table:table-cell table:formula="of:=((3*[.AB43]*[.$B$62]*[.V43])/(2*(1+([.$B$62]/([.$B$59]*[.T43])^(5/2)))*[.$B$59]*[.T43]^2))^2" office:value-type="float" office:value="1.38274930976736E-062" calcext:value-type="float">
            <text:p>1,38274930976736E-062</text:p>
          </table:table-cell>
          <table:table-cell table:number-columns-repeated="2"/>
          <table:table-cell table:formula="of:=[.AB43]/(1+[.AP43])^(3/2)" office:value-type="float" office:value="4.98198505925728E-019" calcext:value-type="float">
            <text:p>4,98198505925728E-019</text:p>
          </table:table-cell>
          <table:table-cell table:formula="of:=([.$B$62]/([.$B$59]*[.U43]))" office:value-type="float" office:value="0.0814727418922212" calcext:value-type="float">
            <text:p>0,0814727419</text:p>
          </table:table-cell>
          <table:table-cell table:number-columns-repeated="2"/>
          <table:table-cell table:formula="of:=10^19*[.AG43]" office:value-type="float" office:value="4.96035100548253" calcext:value-type="float">
            <text:p>4,9603510055</text:p>
          </table:table-cell>
          <table:table-cell table:number-columns-repeated="97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5.7" calcext:value-type="float">
            <text:p>15,7</text:p>
          </table:table-cell>
          <table:table-cell office:value-type="float" office:value="0.5" calcext:value-type="float">
            <text:p>0,5</text:p>
          </table:table-cell>
          <table:table-cell table:formula="of:=(10^-4/1.875)*[.D44]" office:value-type="float" office:value="0.00106666666666667" calcext:value-type="float">
            <text:p>0,0010666667</text:p>
          </table:table-cell>
          <table:table-cell table:formula="of:=(10^-4)*(1/1.875)*[.E44]" office:value-type="float" office:value="0.0000266666666666667" calcext:value-type="float">
            <text:p>2,66666666666667E-005</text:p>
          </table:table-cell>
          <table:table-cell table:formula="of:=[.H44]/[.F44]" office:value-type="float" office:value="0.0000679405520169851" calcext:value-type="float">
            <text:p>6,79405520169851E-005</text:p>
          </table:table-cell>
          <table:table-cell table:formula="of:=SQRT(([.I44]/[.F44])^2+(([.G44]*[.H44])/[.F44]^2)^2)" office:value-type="float" office:value="0.0000027507450063575" calcext:value-type="float">
            <text:p>2,7507450063575E-006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8.4" calcext:value-type="float">
            <text:p>8,4</text:p>
          </table:table-cell>
          <table:table-cell office:value-type="float" office:value="0.5" calcext:value-type="float">
            <text:p>0,5</text:p>
          </table:table-cell>
          <table:table-cell table:formula="of:=(10^-4)*(1/1.875)*[.L44]" office:value-type="float" office:value="0.00106666666666667" calcext:value-type="float">
            <text:p>0,0010666667</text:p>
          </table:table-cell>
          <table:table-cell table:formula="of:=(10^-4)*(1/1.875)*[.M44]" office:value-type="float" office:value="0.0000266666666666667" calcext:value-type="float">
            <text:p>2,66666666666667E-005</text:p>
          </table:table-cell>
          <table:table-cell table:formula="of:=[.P44]/[.N44]" office:value-type="float" office:value="0.000126984126984127" calcext:value-type="float">
            <text:p>0,0001269841</text:p>
          </table:table-cell>
          <table:table-cell table:formula="of:=SQRT(([.Q44]/[.N44])^2+(([.O44]*[.P44])/[.N44]^2)^2)" office:value-type="float" office:value="0.00000819818404411565" calcext:value-type="float">
            <text:p>8,19818404411565E-006</text:p>
          </table:table-cell>
          <table:table-cell table:formula="of:=-([.$B$62]/(2*[.$B$59]))+SQRT(([.$B$62]/(2*[.$B$59]))^2+((9*1.81*10^-5*[.J44])/(2*9.81*874)))" office:value-type="float" office:value="0.000000772888855286234" calcext:value-type="float">
            <text:p>7,72888855286234E-007</text:p>
          </table:table-cell>
          <table:table-cell table:formula="of:=SQRT((9*[.J44]*(1.8*10^-5))/(2*9.81*874))" office:value-type="float" office:value="0.000000801155512035742" calcext:value-type="float">
            <text:p>8,01155512035742E-007</text:p>
          </table:table-cell>
          <table:table-cell table:formula="of:=SQRT([.W44]+[.X44])" office:value-type="float" office:value="0.000000000158608634742391" calcext:value-type="float">
            <text:p>1,58608634742391E-010</text:p>
          </table:table-cell>
          <table:table-cell table:formula="of:=((([.$B$62]*[.$C$59])/([.$B$59]^2*2))*(1+[.$B$62]/([.$B$59]*SQRT(([.$B$62]^2/[.$B$59]^2)+(18*1.81*10^-5*[.J44]/(9.81*874))))))^2" office:value-type="float" office:value="2.51566042588978E-020" calcext:value-type="float">
            <text:p>2,51566042588978E-020</text:p>
          </table:table-cell>
          <table:table-cell table:formula="of:=(9*1.81*10^-5*[.K44])/(2*9.81*874*[.Y44])^2" office:value-type="float" office:value="9.47559474013403E-026" calcext:value-type="float">
            <text:p>9,47559474013403E-026</text:p>
          </table:table-cell>
          <table:table-cell table:formula="of:=SQRT([.Z44]+[.AA44]*[.J44])" office:value-type="float" office:value="4010.25541570735" calcext:value-type="float">
            <text:p>4010,2554157074</text:p>
          </table:table-cell>
          <table:table-cell table:formula="of:=[.$B$59]/[.$B$62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formula="of:=([.J44]+[.R44])*(SQRT([.J44])/[.B44])*(2*10^-10)" office:value-type="float" office:value="6.36311805593038E-019" calcext:value-type="float">
            <text:p>6,36311805593038E-019</text:p>
          </table:table-cell>
          <table:table-cell table:formula="of:=SQRT([.AD44]+[.AE44]+[.AF44])*2*10^-10" office:value-type="float" office:value="3.45788594246528E-020" calcext:value-type="float">
            <text:p>3,45788594246528E-020</text:p>
          </table:table-cell>
          <table:table-cell table:formula="of:=(((((3*SQRT([.J44]))/(2*[.B44]))+([.R44]/(2*[.B44]*SQRT([.J44]))))*[.K44])^2)" office:value-type="float" office:value="1.19474448359923E-020" calcext:value-type="float">
            <text:p>1,19474448359923E-020</text:p>
          </table:table-cell>
          <table:table-cell table:formula="of:=((SQRT([.J44])*[.S44])/[.B44])^2" office:value-type="float" office:value="1.79053016689647E-020" calcext:value-type="float">
            <text:p>1,79053016689647E-020</text:p>
          </table:table-cell>
          <table:table-cell table:formula="of:=(([.J44]+[.R44])*(SQRT([.J44])/[.B44]^2)*[.C44])^2" office:value-type="float" office:value="3.96914727906159E-023" calcext:value-type="float">
            <text:p>3,96914727906159E-023</text:p>
          </table:table-cell>
          <table:table-cell table:formula="of:=[.AB44]/(1+[.AH44])^(3/2)" office:value-type="float" office:value="5.66580386255551E-019" calcext:value-type="float">
            <text:p>5,66580386255551E-019</text:p>
          </table:table-cell>
          <table:table-cell table:formula="of:=([.$B$62]/([.$B$59]*[.T44]))" office:value-type="float" office:value="0.0804523782903531" calcext:value-type="float">
            <text:p>0,0804523783</text:p>
          </table:table-cell>
          <table:table-cell table:formula="of:=SQRT([.AJ44]+[.AK44]+[.AL44])" office:value-type="float" office:value="2.4014196480831E-022" calcext:value-type="float">
            <text:p>2,4014196480831E-022</text:p>
          </table:table-cell>
          <table:table-cell table:formula="of:=([.$AC$14]/(1+([.$B$62]/([.$B$59]*[.T44])^(3/2))))^2" office:value-type="float" office:value="5.76681632619957E-044" calcext:value-type="float">
            <text:p>5,76681632619957E-044</text:p>
          </table:table-cell>
          <table:table-cell table:formula="of:=((3*[.AB44]*[.$B$62]*[.$C$59])/(2*(1+([.$B$62]/([.$B$59]*[.T44])^(5/2)))*[.$B$59]^2*[.T44]))^2" office:value-type="float" office:value="1.07043769446454E-059" calcext:value-type="float">
            <text:p>1,07043769446454E-059</text:p>
          </table:table-cell>
          <table:table-cell table:formula="of:=((3*[.AB44]*[.$B$62]*[.V44])/(2*(1+([.$B$62]/([.$B$59]*[.T44])^(5/2)))*[.$B$59]*[.T44]^2))^2" office:value-type="float" office:value="1.86868674472206E-062" calcext:value-type="float">
            <text:p>1,86868674472206E-062</text:p>
          </table:table-cell>
          <table:table-cell table:number-columns-repeated="2"/>
          <table:table-cell table:formula="of:=[.AB44]/(1+[.AP44])^(3/2)" office:value-type="float" office:value="5.68820509546439E-019" calcext:value-type="float">
            <text:p>5,68820509546439E-019</text:p>
          </table:table-cell>
          <table:table-cell table:formula="of:=([.$B$62]/([.$B$59]*[.U44]))" office:value-type="float" office:value="0.0776138285610547" calcext:value-type="float">
            <text:p>0,0776138286</text:p>
          </table:table-cell>
          <table:table-cell table:number-columns-repeated="2"/>
          <table:table-cell table:formula="of:=10^19*[.AG44]" office:value-type="float" office:value="5.66580386255552" calcext:value-type="float">
            <text:p>5,6658038626</text:p>
          </table:table-cell>
          <table:table-cell table:number-columns-repeated="97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1.8" calcext:value-type="float">
            <text:p>11,8</text:p>
          </table:table-cell>
          <table:table-cell office:value-type="float" office:value="0.5" calcext:value-type="float">
            <text:p>0,5</text:p>
          </table:table-cell>
          <table:table-cell table:formula="of:=(10^-4/1.875)*[.D45]" office:value-type="float" office:value="0.00106666666666667" calcext:value-type="float">
            <text:p>0,0010666667</text:p>
          </table:table-cell>
          <table:table-cell table:formula="of:=(10^-4)*(1/1.875)*[.E45]" office:value-type="float" office:value="0.0000266666666666667" calcext:value-type="float">
            <text:p>2,66666666666667E-005</text:p>
          </table:table-cell>
          <table:table-cell table:formula="of:=[.H45]/[.F45]" office:value-type="float" office:value="0.0000903954802259887" calcext:value-type="float">
            <text:p>9,03954802259887E-005</text:p>
          </table:table-cell>
          <table:table-cell table:formula="of:=SQRT(([.I45]/[.F45])^2+(([.G45]*[.H45])/[.F45]^2)^2)" office:value-type="float" office:value="0.00000444729325349997" calcext:value-type="float">
            <text:p>4,44729325349997E-006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,5</text:p>
          </table:table-cell>
          <table:table-cell table:formula="of:=(10^-4)*(1/1.875)*[.L45]" office:value-type="float" office:value="0.00106666666666667" calcext:value-type="float">
            <text:p>0,0010666667</text:p>
          </table:table-cell>
          <table:table-cell table:formula="of:=(10^-4)*(1/1.875)*[.M45]" office:value-type="float" office:value="0.0000266666666666667" calcext:value-type="float">
            <text:p>2,66666666666667E-005</text:p>
          </table:table-cell>
          <table:table-cell table:formula="of:=[.P45]/[.N45]" office:value-type="float" office:value="0.0000627450980392157" calcext:value-type="float">
            <text:p>6,27450980392157E-005</text:p>
          </table:table-cell>
          <table:table-cell table:formula="of:=SQRT(([.Q45]/[.N45])^2+(([.O45]*[.P45])/[.N45]^2)^2)" office:value-type="float" office:value="0.00000242203547836802" calcext:value-type="float">
            <text:p>0,000002422</text:p>
          </table:table-cell>
          <table:table-cell table:formula="of:=-([.$B$62]/(2*[.$B$59]))+SQRT(([.$B$62]/(2*[.$B$59]))^2+((9*1.81*10^-5*[.J45])/(2*9.81*874)))" office:value-type="float" office:value="0.000000896108663520511" calcext:value-type="float">
            <text:p>8,96108663520511E-007</text:p>
          </table:table-cell>
          <table:table-cell table:formula="of:=SQRT((9*[.J45]*(1.8*10^-5))/(2*9.81*874))" office:value-type="float" office:value="0.00000092411420826871" calcext:value-type="float">
            <text:p>9,2411420826871E-007</text:p>
          </table:table-cell>
          <table:table-cell table:formula="of:=SQRT([.W45]+[.X45])" office:value-type="float" office:value="0.000000000157824061432334" calcext:value-type="float">
            <text:p>1,57824061432334E-010</text:p>
          </table:table-cell>
          <table:table-cell table:formula="of:=((([.$B$62]*[.$C$59])/([.$B$59]^2*2))*(1+[.$B$62]/([.$B$59]*SQRT(([.$B$62]^2/[.$B$59]^2)+(18*1.81*10^-5*[.J45]/(9.81*874))))))^2" office:value-type="float" office:value="2.49082811694144E-020" calcext:value-type="float">
            <text:p>2,49082811694144E-020</text:p>
          </table:table-cell>
          <table:table-cell table:formula="of:=(9*1.81*10^-5*[.K45])/(2*9.81*874*[.Y45])^2" office:value-type="float" office:value="1.5319758270324E-025" calcext:value-type="float">
            <text:p>1,5319758270324E-025</text:p>
          </table:table-cell>
          <table:table-cell table:formula="of:=SQRT([.Z45]+[.AA45]*[.J45])" office:value-type="float" office:value="4010.25541570735" calcext:value-type="float">
            <text:p>4010,2554157074</text:p>
          </table:table-cell>
          <table:table-cell table:formula="of:=[.$B$59]/[.$B$62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formula="of:=([.J45]+[.R45])*(SQRT([.J45])/[.B45])*(2*10^-10)" office:value-type="float" office:value="5.7663667184568E-019" calcext:value-type="float">
            <text:p>5,7663667184568E-019</text:p>
          </table:table-cell>
          <table:table-cell table:formula="of:=SQRT([.AD45]+[.AE45]+[.AF45])*2*10^-10" office:value-type="float" office:value="3.22673193262495E-020" calcext:value-type="float">
            <text:p>3,22673193262495E-020</text:p>
          </table:table-cell>
          <table:table-cell table:formula="of:=(((((3*SQRT([.J45]))/(2*[.B45]))+([.R45]/(2*[.B45]*SQRT([.J45]))))*[.K45])^2)" office:value-type="float" office:value="2.3917564222717E-020" calcext:value-type="float">
            <text:p>2,3917564222717E-020</text:p>
          </table:table-cell>
          <table:table-cell table:formula="of:=((SQRT([.J45])*[.S45])/[.B45])^2" office:value-type="float" office:value="2.07933738047337E-021" calcext:value-type="float">
            <text:p>2,07933738047337E-021</text:p>
          </table:table-cell>
          <table:table-cell table:formula="of:=(([.J45]+[.R45])*(SQRT([.J45])/[.B45]^2)*[.C45])^2" office:value-type="float" office:value="3.25958093635195E-023" calcext:value-type="float">
            <text:p>3,25958093635195E-023</text:p>
          </table:table-cell>
          <table:table-cell table:formula="of:=[.AB45]/(1+[.AH45])^(3/2)" office:value-type="float" office:value="5.21432671325046E-019" calcext:value-type="float">
            <text:p>5,21432671325046E-019</text:p>
          </table:table-cell>
          <table:table-cell table:formula="of:=([.$B$62]/([.$B$59]*[.T45]))" office:value-type="float" office:value="0.0693897393175497" calcext:value-type="float">
            <text:p>0,0693897393</text:p>
          </table:table-cell>
          <table:table-cell table:formula="of:=SQRT([.AJ45]+[.AK45]+[.AL45])" office:value-type="float" office:value="2.98991267741453E-022" calcext:value-type="float">
            <text:p>2,98991267741453E-022</text:p>
          </table:table-cell>
          <table:table-cell table:formula="of:=([.$AC$14]/(1+([.$B$62]/([.$B$59]*[.T45])^(3/2))))^2" office:value-type="float" office:value="8.93957781856411E-044" calcext:value-type="float">
            <text:p>8,93957781856411E-044</text:p>
          </table:table-cell>
          <table:table-cell table:formula="of:=((3*[.AB45]*[.$B$62]*[.$C$59])/(2*(1+([.$B$62]/([.$B$59]*[.T45])^(5/2)))*[.$B$59]^2*[.T45]))^2" office:value-type="float" office:value="1.37011442530483E-059" calcext:value-type="float">
            <text:p>1,37011442530483E-059</text:p>
          </table:table-cell>
          <table:table-cell table:formula="of:=((3*[.AB45]*[.$B$62]*[.V45])/(2*(1+([.$B$62]/([.$B$59]*[.T45])^(5/2)))*[.$B$59]*[.T45]^2))^2" office:value-type="float" office:value="1.761722352315E-062" calcext:value-type="float">
            <text:p>1,761722352315E-062</text:p>
          </table:table-cell>
          <table:table-cell table:number-columns-repeated="2"/>
          <table:table-cell table:formula="of:=[.AB45]/(1+[.AP45])^(3/2)" office:value-type="float" office:value="5.22974498753003E-019" calcext:value-type="float">
            <text:p>5,22974498753003E-019</text:p>
          </table:table-cell>
          <table:table-cell table:formula="of:=([.$B$62]/([.$B$59]*[.U45]))" office:value-type="float" office:value="0.0672868634693748" calcext:value-type="float">
            <text:p>0,0672868635</text:p>
          </table:table-cell>
          <table:table-cell table:number-columns-repeated="2"/>
          <table:table-cell table:formula="of:=10^19*[.AG45]" office:value-type="float" office:value="5.21432671325047" calcext:value-type="float">
            <text:p>5,2143267133</text:p>
          </table:table-cell>
          <table:table-cell table:number-columns-repeated="97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1.2" calcext:value-type="float">
            <text:p>11,2</text:p>
          </table:table-cell>
          <table:table-cell office:value-type="float" office:value="0.5" calcext:value-type="float">
            <text:p>0,5</text:p>
          </table:table-cell>
          <table:table-cell table:formula="of:=(10^-4/1.875)*[.D46]" office:value-type="float" office:value="0.00106666666666667" calcext:value-type="float">
            <text:p>0,0010666667</text:p>
          </table:table-cell>
          <table:table-cell table:formula="of:=(10^-4)*(1/1.875)*[.E46]" office:value-type="float" office:value="0.0000266666666666667" calcext:value-type="float">
            <text:p>2,66666666666667E-005</text:p>
          </table:table-cell>
          <table:table-cell table:formula="of:=[.H46]/[.F46]" office:value-type="float" office:value="0.0000952380952380953" calcext:value-type="float">
            <text:p>9,52380952380953E-005</text:p>
          </table:table-cell>
          <table:table-cell table:formula="of:=SQRT(([.I46]/[.F46])^2+(([.G46]*[.H46])/[.F46]^2)^2)" office:value-type="float" office:value="0.00000487297577615456" calcext:value-type="float">
            <text:p>0,000004873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8.1" calcext:value-type="float">
            <text:p>18,1</text:p>
          </table:table-cell>
          <table:table-cell office:value-type="float" office:value="0.5" calcext:value-type="float">
            <text:p>0,5</text:p>
          </table:table-cell>
          <table:table-cell table:formula="of:=(10^-4)*(1/1.875)*[.L46]" office:value-type="float" office:value="0.00106666666666667" calcext:value-type="float">
            <text:p>0,0010666667</text:p>
          </table:table-cell>
          <table:table-cell table:formula="of:=(10^-4)*(1/1.875)*[.M46]" office:value-type="float" office:value="0.0000266666666666667" calcext:value-type="float">
            <text:p>2,66666666666667E-005</text:p>
          </table:table-cell>
          <table:table-cell table:formula="of:=[.P46]/[.N46]" office:value-type="float" office:value="0.0000589318600368324" calcext:value-type="float">
            <text:p>5,89318600368324E-005</text:p>
          </table:table-cell>
          <table:table-cell table:formula="of:=SQRT(([.Q46]/[.N46])^2+(([.O46]*[.P46])/[.N46]^2)^2)" office:value-type="float" office:value="0.00000219563887772585" calcext:value-type="float">
            <text:p>2,19563887772585E-006</text:p>
          </table:table-cell>
          <table:table-cell table:formula="of:=-([.$B$62]/(2*[.$B$59]))+SQRT(([.$B$62]/(2*[.$B$59]))^2+((9*1.81*10^-5*[.J46])/(2*9.81*874)))" office:value-type="float" office:value="0.000000920593147634144" calcext:value-type="float">
            <text:p>9,20593147634144E-007</text:p>
          </table:table-cell>
          <table:table-cell table:formula="of:=SQRT((9*[.J46]*(1.8*10^-5))/(2*9.81*874))" office:value-type="float" office:value="0.000000948544346481211" calcext:value-type="float">
            <text:p>9,48544346481211E-007</text:p>
          </table:table-cell>
          <table:table-cell table:formula="of:=SQRT([.W46]+[.X46])" office:value-type="float" office:value="0.000000000157692373829689" calcext:value-type="float">
            <text:p>1,57692373829689E-010</text:p>
          </table:table-cell>
          <table:table-cell table:formula="of:=((([.$B$62]*[.$C$59])/([.$B$59]^2*2))*(1+[.$B$62]/([.$B$59]*SQRT(([.$B$62]^2/[.$B$59]^2)+(18*1.81*10^-5*[.J46]/(9.81*874))))))^2" office:value-type="float" office:value="2.48667169028139E-020" calcext:value-type="float">
            <text:p>2,48667169028139E-020</text:p>
          </table:table-cell>
          <table:table-cell table:formula="of:=(9*1.81*10^-5*[.K46])/(2*9.81*874*[.Y46])^2" office:value-type="float" office:value="1.67861228600299E-025" calcext:value-type="float">
            <text:p>1,67861228600299E-025</text:p>
          </table:table-cell>
          <table:table-cell table:formula="of:=SQRT([.Z46]+[.AA46]*[.J46])" office:value-type="float" office:value="4010.25541570735" calcext:value-type="float">
            <text:p>4010,2554157074</text:p>
          </table:table-cell>
          <table:table-cell table:formula="of:=[.$B$59]/[.$B$62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formula="of:=([.J46]+[.R46])*(SQRT([.J46])/[.B46])*(2*10^-10)" office:value-type="float" office:value="5.95859289502074E-019" calcext:value-type="float">
            <text:p>5,95859289502074E-019</text:p>
          </table:table-cell>
          <table:table-cell table:formula="of:=SQRT([.AD46]+[.AE46]+[.AF46])*2*10^-10" office:value-type="float" office:value="3.51382735109664E-020" calcext:value-type="float">
            <text:p>3,51382735109664E-020</text:p>
          </table:table-cell>
          <table:table-cell table:formula="of:=(((((3*SQRT([.J46]))/(2*[.B46]))+([.R46]/(2*[.B46]*SQRT([.J46]))))*[.K46])^2)" office:value-type="float" office:value="2.90323311289663E-020" calcext:value-type="float">
            <text:p>2,90323311289663E-020</text:p>
          </table:table-cell>
          <table:table-cell table:formula="of:=((SQRT([.J46])*[.S46])/[.B46])^2" office:value-type="float" office:value="1.80032026043431E-021" calcext:value-type="float">
            <text:p>1,80032026043431E-021</text:p>
          </table:table-cell>
          <table:table-cell table:formula="of:=(([.J46]+[.R46])*(SQRT([.J46])/[.B46]^2)*[.C46])^2" office:value-type="float" office:value="3.48052438864736E-023" calcext:value-type="float">
            <text:p>3,48052438864736E-023</text:p>
          </table:table-cell>
          <table:table-cell table:formula="of:=[.AB46]/(1+[.AH46])^(3/2)" office:value-type="float" office:value="5.40212841762338E-019" calcext:value-type="float">
            <text:p>5,40212841762338E-019</text:p>
          </table:table-cell>
          <table:table-cell table:formula="of:=([.$B$62]/([.$B$59]*[.T46]))" office:value-type="float" office:value="0.0675442205079258" calcext:value-type="float">
            <text:p>0,0675442205</text:p>
          </table:table-cell>
          <table:table-cell table:formula="of:=SQRT([.AJ46]+[.AK46]+[.AL46])" office:value-type="float" office:value="3.11154330288587E-022" calcext:value-type="float">
            <text:p>3,11154330288587E-022</text:p>
          </table:table-cell>
          <table:table-cell table:formula="of:=([.$AC$14]/(1+([.$B$62]/([.$B$59]*[.T46])^(3/2))))^2" office:value-type="float" office:value="9.6817017257339E-044" calcext:value-type="float">
            <text:p>9,6817017257339E-044</text:p>
          </table:table-cell>
          <table:table-cell table:formula="of:=((3*[.AB46]*[.$B$62]*[.$C$59])/(2*(1+([.$B$62]/([.$B$59]*[.T46])^(5/2)))*[.$B$59]^2*[.T46]))^2" office:value-type="float" office:value="1.58621092140427E-059" calcext:value-type="float">
            <text:p>1,58621092140427E-059</text:p>
          </table:table-cell>
          <table:table-cell table:formula="of:=((3*[.AB46]*[.$B$62]*[.V46])/(2*(1+([.$B$62]/([.$B$59]*[.T46])^(5/2)))*[.$B$59]*[.T46]^2))^2" office:value-type="float" office:value="1.92931166002096E-062" calcext:value-type="float">
            <text:p>1,92931166002096E-062</text:p>
          </table:table-cell>
          <table:table-cell table:number-columns-repeated="2"/>
          <table:table-cell table:formula="of:=[.AB46]/(1+[.AP46])^(3/2)" office:value-type="float" office:value="5.41727150555084E-019" calcext:value-type="float">
            <text:p>5,41727150555084E-019</text:p>
          </table:table-cell>
          <table:table-cell table:formula="of:=([.$B$62]/([.$B$59]*[.U46]))" office:value-type="float" office:value="0.0655538634461913" calcext:value-type="float">
            <text:p>0,0655538634</text:p>
          </table:table-cell>
          <table:table-cell table:number-columns-repeated="2"/>
          <table:table-cell table:formula="of:=10^19*[.AG46]" office:value-type="float" office:value="5.40212841762339" calcext:value-type="float">
            <text:p>5,4021284176</text:p>
          </table:table-cell>
          <table:table-cell table:number-columns-repeated="97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1.3" calcext:value-type="float">
            <text:p>11,3</text:p>
          </table:table-cell>
          <table:table-cell office:value-type="float" office:value="0.5" calcext:value-type="float">
            <text:p>0,5</text:p>
          </table:table-cell>
          <table:table-cell table:formula="of:=(10^-4/1.875)*[.D47]" office:value-type="float" office:value="0.00106666666666667" calcext:value-type="float">
            <text:p>0,0010666667</text:p>
          </table:table-cell>
          <table:table-cell table:formula="of:=(10^-4)*(1/1.875)*[.E47]" office:value-type="float" office:value="0.0000266666666666667" calcext:value-type="float">
            <text:p>2,66666666666667E-005</text:p>
          </table:table-cell>
          <table:table-cell table:formula="of:=[.H47]/[.F47]" office:value-type="float" office:value="0.0000943952802359882" calcext:value-type="float">
            <text:p>9,43952802359882E-005</text:p>
          </table:table-cell>
          <table:table-cell table:formula="of:=SQRT(([.I47]/[.F47])^2+(([.G47]*[.H47])/[.F47]^2)^2)" office:value-type="float" office:value="0.00000479734859667114" calcext:value-type="float">
            <text:p>4,79734859667114E-006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7.8" calcext:value-type="float">
            <text:p>17,8</text:p>
          </table:table-cell>
          <table:table-cell office:value-type="float" office:value="0.5" calcext:value-type="float">
            <text:p>0,5</text:p>
          </table:table-cell>
          <table:table-cell table:formula="of:=(10^-4)*(1/1.875)*[.L47]" office:value-type="float" office:value="0.00106666666666667" calcext:value-type="float">
            <text:p>0,0010666667</text:p>
          </table:table-cell>
          <table:table-cell table:formula="of:=(10^-4)*(1/1.875)*[.M47]" office:value-type="float" office:value="0.0000266666666666667" calcext:value-type="float">
            <text:p>2,66666666666667E-005</text:p>
          </table:table-cell>
          <table:table-cell table:formula="of:=[.P47]/[.N47]" office:value-type="float" office:value="0.0000599250936329588" calcext:value-type="float">
            <text:p>5,99250936329588E-005</text:p>
          </table:table-cell>
          <table:table-cell table:formula="of:=SQRT(([.Q47]/[.N47])^2+(([.O47]*[.P47])/[.N47]^2)^2)" office:value-type="float" office:value="0.00000225340805929807" calcext:value-type="float">
            <text:p>2,25340805929807E-006</text:p>
          </table:table-cell>
          <table:table-cell table:formula="of:=-([.$B$62]/(2*[.$B$59]))+SQRT(([.$B$62]/(2*[.$B$59]))^2+((9*1.81*10^-5*[.J47])/(2*9.81*874)))" office:value-type="float" office:value="0.000000916377314996279" calcext:value-type="float">
            <text:p>9,16377314996279E-007</text:p>
          </table:table-cell>
          <table:table-cell table:formula="of:=SQRT((9*[.J47]*(1.8*10^-5))/(2*9.81*874))" office:value-type="float" office:value="0.000000944337920670521" calcext:value-type="float">
            <text:p>9,44337920670521E-007</text:p>
          </table:table-cell>
          <table:table-cell table:formula="of:=SQRT([.W47]+[.X47])" office:value-type="float" office:value="0.000000000157714562813671" calcext:value-type="float">
            <text:p>1,57714562813671E-010</text:p>
          </table:table-cell>
          <table:table-cell table:formula="of:=((([.$B$62]*[.$C$59])/([.$B$59]^2*2))*(1+[.$B$62]/([.$B$59]*SQRT(([.$B$62]^2/[.$B$59]^2)+(18*1.81*10^-5*[.J47]/(9.81*874))))))^2" office:value-type="float" office:value="2.48737180674365E-020" calcext:value-type="float">
            <text:p>2,48737180674365E-020</text:p>
          </table:table-cell>
          <table:table-cell table:formula="of:=(9*1.81*10^-5*[.K47])/(2*9.81*874*[.Y47])^2" office:value-type="float" office:value="1.65256070715915E-025" calcext:value-type="float">
            <text:p>1,65256070715915E-025</text:p>
          </table:table-cell>
          <table:table-cell table:formula="of:=SQRT([.Z47]+[.AA47]*[.J47])" office:value-type="float" office:value="4010.25541570735" calcext:value-type="float">
            <text:p>4010,2554157074</text:p>
          </table:table-cell>
          <table:table-cell table:formula="of:=[.$B$59]/[.$B$62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formula="of:=([.J47]+[.R47])*(SQRT([.J47])/[.B47])*(2*10^-10)" office:value-type="float" office:value="5.93795667309301E-019" calcext:value-type="float">
            <text:p>5,93795667309301E-019</text:p>
          </table:table-cell>
          <table:table-cell table:formula="of:=SQRT([.AD47]+[.AE47]+[.AF47])*2*10^-10" office:value-type="float" office:value="3.46705298461616E-020" calcext:value-type="float">
            <text:p>3,46705298461616E-020</text:p>
          </table:table-cell>
          <table:table-cell table:formula="of:=(((((3*SQRT([.J47]))/(2*[.B47]))+([.R47]/(2*[.B47]*SQRT([.J47]))))*[.K47])^2)" office:value-type="float" office:value="2.81370552933395E-020" calcext:value-type="float">
            <text:p>2,81370552933395E-020</text:p>
          </table:table-cell>
          <table:table-cell table:formula="of:=((SQRT([.J47])*[.S47])/[.B47])^2" office:value-type="float" office:value="1.87952112063399E-021" calcext:value-type="float">
            <text:p>1,87952112063399E-021</text:p>
          </table:table-cell>
          <table:table-cell table:formula="of:=(([.J47]+[.R47])*(SQRT([.J47])/[.B47]^2)*[.C47])^2" office:value-type="float" office:value="3.45645813660717E-023" calcext:value-type="float">
            <text:p>3,45645813660717E-023</text:p>
          </table:table-cell>
          <table:table-cell table:formula="of:=[.AB47]/(1+[.AH47])^(3/2)" office:value-type="float" office:value="5.38106973483254E-019" calcext:value-type="float">
            <text:p>5,38106973483254E-019</text:p>
          </table:table-cell>
          <table:table-cell table:formula="of:=([.$B$62]/([.$B$59]*[.T47]))" office:value-type="float" office:value="0.0678549605542544" calcext:value-type="float">
            <text:p>0,0678549606</text:p>
          </table:table-cell>
          <table:table-cell table:formula="of:=SQRT([.AJ47]+[.AK47]+[.AL47])" office:value-type="float" office:value="3.09049356673532E-022" calcext:value-type="float">
            <text:p>3,09049356673532E-022</text:p>
          </table:table-cell>
          <table:table-cell table:formula="of:=([.$AC$14]/(1+([.$B$62]/([.$B$59]*[.T47])^(3/2))))^2" office:value-type="float" office:value="9.55115048603241E-044" calcext:value-type="float">
            <text:p>9,55115048603241E-044</text:p>
          </table:table-cell>
          <table:table-cell table:formula="of:=((3*[.AB47]*[.$B$62]*[.$C$59])/(2*(1+([.$B$62]/([.$B$59]*[.T47])^(5/2)))*[.$B$59]^2*[.T47]))^2" office:value-type="float" office:value="1.55370059122666E-059" calcext:value-type="float">
            <text:p>1,55370059122666E-059</text:p>
          </table:table-cell>
          <table:table-cell table:formula="of:=((3*[.AB47]*[.$B$62]*[.V47])/(2*(1+([.$B$62]/([.$B$59]*[.T47])^(5/2)))*[.$B$59]*[.T47]^2))^2" office:value-type="float" office:value="1.90773396493085E-062" calcext:value-type="float">
            <text:p>1,90773396493085E-062</text:p>
          </table:table-cell>
          <table:table-cell table:number-columns-repeated="2"/>
          <table:table-cell table:formula="of:=[.AB47]/(1+[.AP47])^(3/2)" office:value-type="float" office:value="5.39629170158396E-019" calcext:value-type="float">
            <text:p>5,39629170158396E-019</text:p>
          </table:table-cell>
          <table:table-cell table:formula="of:=([.$B$62]/([.$B$59]*[.U47]))" office:value-type="float" office:value="0.0658458642831319" calcext:value-type="float">
            <text:p>0,0658458643</text:p>
          </table:table-cell>
          <table:table-cell table:number-columns-repeated="2"/>
          <table:table-cell table:formula="of:=10^19*[.AG47]" office:value-type="float" office:value="5.38106973483255" calcext:value-type="float">
            <text:p>5,3810697348</text:p>
          </table:table-cell>
          <table:table-cell table:number-columns-repeated="97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1.3" calcext:value-type="float">
            <text:p>11,3</text:p>
          </table:table-cell>
          <table:table-cell office:value-type="float" office:value="0.5" calcext:value-type="float">
            <text:p>0,5</text:p>
          </table:table-cell>
          <table:table-cell table:formula="of:=(10^-4/1.875)*[.D48]" office:value-type="float" office:value="0.00106666666666667" calcext:value-type="float">
            <text:p>0,0010666667</text:p>
          </table:table-cell>
          <table:table-cell table:formula="of:=(10^-4)*(1/1.875)*[.E48]" office:value-type="float" office:value="0.0000266666666666667" calcext:value-type="float">
            <text:p>2,66666666666667E-005</text:p>
          </table:table-cell>
          <table:table-cell table:formula="of:=[.H48]/[.F48]" office:value-type="float" office:value="0.0000943952802359882" calcext:value-type="float">
            <text:p>9,43952802359882E-005</text:p>
          </table:table-cell>
          <table:table-cell table:formula="of:=SQRT(([.I48]/[.F48])^2+(([.G48]*[.H48])/[.F48]^2)^2)" office:value-type="float" office:value="0.00000479734859667114" calcext:value-type="float">
            <text:p>4,79734859667114E-006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7.5" calcext:value-type="float">
            <text:p>17,5</text:p>
          </table:table-cell>
          <table:table-cell office:value-type="float" office:value="0.5" calcext:value-type="float">
            <text:p>0,5</text:p>
          </table:table-cell>
          <table:table-cell table:formula="of:=(10^-4)*(1/1.875)*[.L48]" office:value-type="float" office:value="0.00106666666666667" calcext:value-type="float">
            <text:p>0,0010666667</text:p>
          </table:table-cell>
          <table:table-cell table:formula="of:=(10^-4)*(1/1.875)*[.M48]" office:value-type="float" office:value="0.0000266666666666667" calcext:value-type="float">
            <text:p>2,66666666666667E-005</text:p>
          </table:table-cell>
          <table:table-cell table:formula="of:=[.P48]/[.N48]" office:value-type="float" office:value="0.000060952380952381" calcext:value-type="float">
            <text:p>6,0952380952381E-005</text:p>
          </table:table-cell>
          <table:table-cell table:formula="of:=SQRT(([.Q48]/[.N48])^2+(([.O48]*[.P48])/[.N48]^2)^2)" office:value-type="float" office:value="0.00000231404534698986" calcext:value-type="float">
            <text:p>0,000002314</text:p>
          </table:table-cell>
          <table:table-cell table:formula="of:=-([.$B$62]/(2*[.$B$59]))+SQRT(([.$B$62]/(2*[.$B$59]))^2+((9*1.81*10^-5*[.J48])/(2*9.81*874)))" office:value-type="float" office:value="0.000000916377314996279" calcext:value-type="float">
            <text:p>9,16377314996279E-007</text:p>
          </table:table-cell>
          <table:table-cell table:formula="of:=SQRT((9*[.J48]*(1.8*10^-5))/(2*9.81*874))" office:value-type="float" office:value="0.000000944337920670521" calcext:value-type="float">
            <text:p>9,44337920670521E-007</text:p>
          </table:table-cell>
          <table:table-cell table:formula="of:=SQRT([.W48]+[.X48])" office:value-type="float" office:value="0.000000000157714562813671" calcext:value-type="float">
            <text:p>1,57714562813671E-010</text:p>
          </table:table-cell>
          <table:table-cell table:formula="of:=((([.$B$62]*[.$C$59])/([.$B$59]^2*2))*(1+[.$B$62]/([.$B$59]*SQRT(([.$B$62]^2/[.$B$59]^2)+(18*1.81*10^-5*[.J48]/(9.81*874))))))^2" office:value-type="float" office:value="2.48737180674365E-020" calcext:value-type="float">
            <text:p>2,48737180674365E-020</text:p>
          </table:table-cell>
          <table:table-cell table:formula="of:=(9*1.81*10^-5*[.K48])/(2*9.81*874*[.Y48])^2" office:value-type="float" office:value="1.65256070715915E-025" calcext:value-type="float">
            <text:p>1,65256070715915E-025</text:p>
          </table:table-cell>
          <table:table-cell table:formula="of:=SQRT([.Z48]+[.AA48]*[.J48])" office:value-type="float" office:value="4010.25541570735" calcext:value-type="float">
            <text:p>4010,2554157074</text:p>
          </table:table-cell>
          <table:table-cell table:formula="of:=[.$B$59]/[.$B$62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formula="of:=([.J48]+[.R48])*(SQRT([.J48])/[.B48])*(2*10^-10)" office:value-type="float" office:value="5.97748474991536E-019" calcext:value-type="float">
            <text:p>5,97748474991536E-019</text:p>
          </table:table-cell>
          <table:table-cell table:formula="of:=SQRT([.AD48]+[.AE48]+[.AF48])*2*10^-10" office:value-type="float" office:value="3.48269179631912E-020" calcext:value-type="float">
            <text:p>3,48269179631912E-020</text:p>
          </table:table-cell>
          <table:table-cell table:formula="of:=(((((3*SQRT([.J48]))/(2*[.B48]))+([.R48]/(2*[.B48]*SQRT([.J48]))))*[.K48])^2)" office:value-type="float" office:value="2.83057943704851E-020" calcext:value-type="float">
            <text:p>2,83057943704851E-020</text:p>
          </table:table-cell>
          <table:table-cell table:formula="of:=((SQRT([.J48])*[.S48])/[.B48])^2" office:value-type="float" office:value="1.98203470448831E-021" calcext:value-type="float">
            <text:p>1,98203470448831E-021</text:p>
          </table:table-cell>
          <table:table-cell table:formula="of:=(([.J48]+[.R48])*(SQRT([.J48])/[.B48]^2)*[.C48])^2" office:value-type="float" office:value="3.50262953979715E-023" calcext:value-type="float">
            <text:p>3,50262953979715E-023</text:p>
          </table:table-cell>
          <table:table-cell table:formula="of:=[.AB48]/(1+[.AH48])^(3/2)" office:value-type="float" office:value="5.41689069978311E-019" calcext:value-type="float">
            <text:p>5,41689069978311E-019</text:p>
          </table:table-cell>
          <table:table-cell table:formula="of:=([.$B$62]/([.$B$59]*[.T48]))" office:value-type="float" office:value="0.0678549605542544" calcext:value-type="float">
            <text:p>0,0678549606</text:p>
          </table:table-cell>
          <table:table-cell table:formula="of:=SQRT([.AJ48]+[.AK48]+[.AL48])" office:value-type="float" office:value="3.09049356673532E-022" calcext:value-type="float">
            <text:p>3,09049356673532E-022</text:p>
          </table:table-cell>
          <table:table-cell table:formula="of:=([.$AC$14]/(1+([.$B$62]/([.$B$59]*[.T48])^(3/2))))^2" office:value-type="float" office:value="9.55115048603241E-044" calcext:value-type="float">
            <text:p>9,55115048603241E-044</text:p>
          </table:table-cell>
          <table:table-cell table:formula="of:=((3*[.AB48]*[.$B$62]*[.$C$59])/(2*(1+([.$B$62]/([.$B$59]*[.T48])^(5/2)))*[.$B$59]^2*[.T48]))^2" office:value-type="float" office:value="1.57445493963733E-059" calcext:value-type="float">
            <text:p>1,57445493963733E-059</text:p>
          </table:table-cell>
          <table:table-cell table:formula="of:=((3*[.AB48]*[.$B$62]*[.V48])/(2*(1+([.$B$62]/([.$B$59]*[.T48])^(5/2)))*[.$B$59]*[.T48]^2))^2" office:value-type="float" office:value="1.93321749477349E-062" calcext:value-type="float">
            <text:p>1,93321749477349E-062</text:p>
          </table:table-cell>
          <table:table-cell table:number-columns-repeated="2"/>
          <table:table-cell table:formula="of:=[.AB48]/(1+[.AP48])^(3/2)" office:value-type="float" office:value="5.43221399685812E-019" calcext:value-type="float">
            <text:p>5,43221399685812E-019</text:p>
          </table:table-cell>
          <table:table-cell table:formula="of:=([.$B$62]/([.$B$59]*[.U48]))" office:value-type="float" office:value="0.0658458642831319" calcext:value-type="float">
            <text:p>0,0658458643</text:p>
          </table:table-cell>
          <table:table-cell table:number-columns-repeated="2"/>
          <table:table-cell table:formula="of:=10^19*[.AG48]" office:value-type="float" office:value="5.41689069978313" calcext:value-type="float">
            <text:p>5,4168906998</text:p>
          </table:table-cell>
          <table:table-cell table:number-columns-repeated="97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9.3" calcext:value-type="float">
            <text:p>9,3</text:p>
          </table:table-cell>
          <table:table-cell office:value-type="float" office:value="0.5" calcext:value-type="float">
            <text:p>0,5</text:p>
          </table:table-cell>
          <table:table-cell table:formula="of:=(10^-4/1.875)*[.D49]" office:value-type="float" office:value="0.00106666666666667" calcext:value-type="float">
            <text:p>0,0010666667</text:p>
          </table:table-cell>
          <table:table-cell table:formula="of:=(10^-4)*(1/1.875)*[.E49]" office:value-type="float" office:value="0.0000266666666666667" calcext:value-type="float">
            <text:p>2,66666666666667E-005</text:p>
          </table:table-cell>
          <table:table-cell table:formula="of:=[.H49]/[.F49]" office:value-type="float" office:value="0.000114695340501792" calcext:value-type="float">
            <text:p>0,0001146953</text:p>
          </table:table-cell>
          <table:table-cell table:formula="of:=SQRT(([.I49]/[.F49])^2+(([.G49]*[.H49])/[.F49]^2)^2)" office:value-type="float" office:value="0.00000680048354289009" calcext:value-type="float">
            <text:p>6,80048354289009E-006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55.9" calcext:value-type="float">
            <text:p>55,9</text:p>
          </table:table-cell>
          <table:table-cell office:value-type="float" office:value="0.5" calcext:value-type="float">
            <text:p>0,5</text:p>
          </table:table-cell>
          <table:table-cell table:formula="of:=(10^-4)*(1/1.875)*[.L49]" office:value-type="float" office:value="0.00106666666666667" calcext:value-type="float">
            <text:p>0,0010666667</text:p>
          </table:table-cell>
          <table:table-cell table:formula="of:=(10^-4)*(1/1.875)*[.M49]" office:value-type="float" office:value="0.0000266666666666667" calcext:value-type="float">
            <text:p>2,66666666666667E-005</text:p>
          </table:table-cell>
          <table:table-cell table:formula="of:=[.P49]/[.N49]" office:value-type="float" office:value="0.0000190816935002982" calcext:value-type="float">
            <text:p>1,90816935002982E-005</text:p>
          </table:table-cell>
          <table:table-cell table:formula="of:=SQRT(([.Q49]/[.N49])^2+(([.O49]*[.P49])/[.N49]^2)^2)" office:value-type="float" office:value="0.000000506655746109171" calcext:value-type="float">
            <text:p>5,06655746109171E-007</text:p>
          </table:table-cell>
          <table:table-cell table:formula="of:=-([.$B$62]/(2*[.$B$59]))+SQRT(([.$B$62]/(2*[.$B$59]))^2+((9*1.81*10^-5*[.J49])/(2*9.81*874)))" office:value-type="float" office:value="0.00000101319878182562" calcext:value-type="float">
            <text:p>1,01319878182562E-006</text:p>
          </table:table-cell>
          <table:table-cell table:formula="of:=SQRT((9*[.J49]*(1.8*10^-5))/(2*9.81*874))" office:value-type="float" office:value="0.00000104093875255481" calcext:value-type="float">
            <text:p>1,04093875255481E-006</text:p>
          </table:table-cell>
          <table:table-cell table:formula="of:=SQRT([.W49]+[.X49])" office:value-type="float" office:value="0.000000000157250203689699" calcext:value-type="float">
            <text:p>1,57250203689699E-010</text:p>
          </table:table-cell>
          <table:table-cell table:formula="of:=((([.$B$62]*[.$C$59])/([.$B$59]^2*2))*(1+[.$B$62]/([.$B$59]*SQRT(([.$B$62]^2/[.$B$59]^2)+(18*1.81*10^-5*[.J49]/(9.81*874))))))^2" office:value-type="float" office:value="2.47273923016383E-020" calcext:value-type="float">
            <text:p>2,47273923016383E-020</text:p>
          </table:table-cell>
          <table:table-cell table:formula="of:=(9*1.81*10^-5*[.K49])/(2*9.81*874*[.Y49])^2" office:value-type="float" office:value="2.34258813304931E-025" calcext:value-type="float">
            <text:p>2,34258813304931E-025</text:p>
          </table:table-cell>
          <table:table-cell table:formula="of:=SQRT([.Z49]+[.AA49]*[.J49])" office:value-type="float" office:value="4010.25541570735" calcext:value-type="float">
            <text:p>4010,2554157074</text:p>
          </table:table-cell>
          <table:table-cell table:formula="of:=[.$B$59]/[.$B$62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formula="of:=([.J49]+[.R49])*(SQRT([.J49])/[.B49])*(2*10^-10)" office:value-type="float" office:value="5.67404881709442E-019" calcext:value-type="float">
            <text:p>5,67404881709442E-019</text:p>
          </table:table-cell>
          <table:table-cell table:formula="of:=SQRT([.AD49]+[.AE49]+[.AF49])*2*10^-10" office:value-type="float" office:value="4.57292670744301E-020" calcext:value-type="float">
            <text:p>4,57292670744301E-020</text:p>
          </table:table-cell>
          <table:table-cell table:formula="of:=(((((3*SQRT([.J49]))/(2*[.B49]))+([.R49]/(2*[.B49]*SQRT([.J49]))))*[.K49])^2)" office:value-type="float" office:value="5.21321375365975E-020" calcext:value-type="float">
            <text:p>5,21321375365975E-020</text:p>
          </table:table-cell>
          <table:table-cell table:formula="of:=((SQRT([.J49])*[.S49])/[.B49])^2" office:value-type="float" office:value="1.15448677877095E-022" calcext:value-type="float">
            <text:p>1,15448677877095E-022</text:p>
          </table:table-cell>
          <table:table-cell table:formula="of:=(([.J49]+[.R49])*(SQRT([.J49])/[.B49]^2)*[.C49])^2" office:value-type="float" office:value="3.15604646395163E-023" calcext:value-type="float">
            <text:p>3,15604646395163E-023</text:p>
          </table:table-cell>
          <table:table-cell table:formula="of:=[.AB49]/(1+[.AH49])^(3/2)" office:value-type="float" office:value="5.18910441135692E-019" calcext:value-type="float">
            <text:p>5,18910441135692E-019</text:p>
          </table:table-cell>
          <table:table-cell table:formula="of:=([.$B$62]/([.$B$59]*[.T49]))" office:value-type="float" office:value="0.0613707277162794" calcext:value-type="float">
            <text:p>0,0613707277</text:p>
          </table:table-cell>
          <table:table-cell table:formula="of:=SQRT([.AJ49]+[.AK49]+[.AL49])" office:value-type="float" office:value="3.58482874105892E-022" calcext:value-type="float">
            <text:p>3,58482874105892E-022</text:p>
          </table:table-cell>
          <table:table-cell table:formula="of:=([.$AC$14]/(1+([.$B$62]/([.$B$59]*[.T49])^(3/2))))^2" office:value-type="float" office:value="1.28509971027221E-043" calcext:value-type="float">
            <text:p>1,28509971027221E-043</text:p>
          </table:table-cell>
          <table:table-cell table:formula="of:=((3*[.AB49]*[.$B$62]*[.$C$59])/(2*(1+([.$B$62]/([.$B$59]*[.T49])^(5/2)))*[.$B$59]^2*[.T49]))^2" office:value-type="float" office:value="1.91752220928425E-059" calcext:value-type="float">
            <text:p>1,91752220928425E-059</text:p>
          </table:table-cell>
          <table:table-cell table:formula="of:=((3*[.AB49]*[.$B$62]*[.V49])/(2*(1+([.$B$62]/([.$B$59]*[.T49])^(5/2)))*[.$B$59]*[.T49]^2))^2" office:value-type="float" office:value="1.91464854263948E-062" calcext:value-type="float">
            <text:p>1,91464854263948E-062</text:p>
          </table:table-cell>
          <table:table-cell table:number-columns-repeated="2"/>
          <table:table-cell table:formula="of:=[.AB49]/(1+[.AP49])^(3/2)" office:value-type="float" office:value="5.20112140586368E-019" calcext:value-type="float">
            <text:p>5,20112140586368E-019</text:p>
          </table:table-cell>
          <table:table-cell table:formula="of:=([.$B$62]/([.$B$59]*[.U49]))" office:value-type="float" office:value="0.0597352595522778" calcext:value-type="float">
            <text:p>0,0597352596</text:p>
          </table:table-cell>
          <table:table-cell table:number-columns-repeated="2"/>
          <table:table-cell table:formula="of:=10^19*[.AG49]" office:value-type="float" office:value="5.18910441135693" calcext:value-type="float">
            <text:p>5,1891044114</text:p>
          </table:table-cell>
          <table:table-cell table:number-columns-repeated="97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20.2" calcext:value-type="float">
            <text:p>20,2</text:p>
          </table:table-cell>
          <table:table-cell office:value-type="float" office:value="0.5" calcext:value-type="float">
            <text:p>0,5</text:p>
          </table:table-cell>
          <table:table-cell table:formula="of:=(10^-4/1.875)*[.D50]" office:value-type="float" office:value="0.00106666666666667" calcext:value-type="float">
            <text:p>0,0010666667</text:p>
          </table:table-cell>
          <table:table-cell table:formula="of:=(10^-4)*(1/1.875)*[.E50]" office:value-type="float" office:value="0.0000266666666666667" calcext:value-type="float">
            <text:p>2,66666666666667E-005</text:p>
          </table:table-cell>
          <table:table-cell table:formula="of:=[.H50]/[.F50]" office:value-type="float" office:value="0.0000528052805280528" calcext:value-type="float">
            <text:p>5,28052805280528E-005</text:p>
          </table:table-cell>
          <table:table-cell table:formula="of:=SQRT(([.I50]/[.F50])^2+(([.G50]*[.H50])/[.F50]^2)^2)" office:value-type="float" office:value="0.0000018577292681071" calcext:value-type="float">
            <text:p>1,8577292681071E-006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60.9" calcext:value-type="float">
            <text:p>60,9</text:p>
          </table:table-cell>
          <table:table-cell office:value-type="float" office:value="0.5" calcext:value-type="float">
            <text:p>0,5</text:p>
          </table:table-cell>
          <table:table-cell table:formula="of:=(10^-4)*(1/1.875)*[.L50]" office:value-type="float" office:value="0.00106666666666667" calcext:value-type="float">
            <text:p>0,0010666667</text:p>
          </table:table-cell>
          <table:table-cell table:formula="of:=(10^-4)*(1/1.875)*[.M50]" office:value-type="float" office:value="0.0000266666666666667" calcext:value-type="float">
            <text:p>2,66666666666667E-005</text:p>
          </table:table-cell>
          <table:table-cell table:formula="of:=[.P50]/[.N50]" office:value-type="float" office:value="0.0000175150519978106" calcext:value-type="float">
            <text:p>1,75150519978106E-005</text:p>
          </table:table-cell>
          <table:table-cell table:formula="of:=SQRT(([.Q50]/[.N50])^2+(([.O50]*[.P50])/[.N50]^2)^2)" office:value-type="float" office:value="0.000000460884578431716" calcext:value-type="float">
            <text:p>4,60884578431716E-007</text:p>
          </table:table-cell>
          <table:table-cell table:formula="of:=-([.$B$62]/(2*[.$B$59]))+SQRT(([.$B$62]/(2*[.$B$59]))^2+((9*1.81*10^-5*[.J50])/(2*9.81*874)))" office:value-type="float" office:value="0.000000677853778549956" calcext:value-type="float">
            <text:p>6,77853778549956E-007</text:p>
          </table:table-cell>
          <table:table-cell table:formula="of:=SQRT((9*[.J50]*(1.8*10^-5))/(2*9.81*874))" office:value-type="float" office:value="0.00000070630286274095" calcext:value-type="float">
            <text:p>7,0630286274095E-007</text:p>
          </table:table-cell>
          <table:table-cell table:formula="of:=SQRT([.W50]+[.X50])" office:value-type="float" office:value="0.000000000159400128363768" calcext:value-type="float">
            <text:p>1,59400128363768E-010</text:p>
          </table:table-cell>
          <table:table-cell table:formula="of:=((([.$B$62]*[.$C$59])/([.$B$59]^2*2))*(1+[.$B$62]/([.$B$59]*SQRT(([.$B$62]^2/[.$B$59]^2)+(18*1.81*10^-5*[.J50]/(9.81*874))))))^2" office:value-type="float" office:value="2.54083369284871E-020" calcext:value-type="float">
            <text:p>2,54083369284871E-020</text:p>
          </table:table-cell>
          <table:table-cell table:formula="of:=(9*1.81*10^-5*[.K50])/(2*9.81*874*[.Y50])^2" office:value-type="float" office:value="6.39938985285244E-026" calcext:value-type="float">
            <text:p>6,39938985285244E-026</text:p>
          </table:table-cell>
          <table:table-cell table:formula="of:=SQRT([.Z50]+[.AA50]*[.J50])" office:value-type="float" office:value="4010.25541570735" calcext:value-type="float">
            <text:p>4010,2554157074</text:p>
          </table:table-cell>
          <table:table-cell table:formula="of:=[.$B$59]/[.$B$62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formula="of:=([.J50]+[.R50])*(SQRT([.J50])/[.B50])*(2*10^-10)" office:value-type="float" office:value="2.02375628425786E-019" calcext:value-type="float">
            <text:p>2,02375628425786E-019</text:p>
          </table:table-cell>
          <table:table-cell table:formula="of:=SQRT([.AD50]+[.AE50]+[.AF50])*2*10^-10" office:value-type="float" office:value="9.01338076700222E-021" calcext:value-type="float">
            <text:p>9,01338076700222E-021</text:p>
          </table:table-cell>
          <table:table-cell table:formula="of:=(((((3*SQRT([.J50]))/(2*[.B50]))+([.R50]/(2*[.B50]*SQRT([.J50]))))*[.K50])^2)" office:value-type="float" office:value="1.98302852833214E-021" calcext:value-type="float">
            <text:p>1,98302852833214E-021</text:p>
          </table:table-cell>
          <table:table-cell table:formula="of:=((SQRT([.J50])*[.S50])/[.B50])^2" office:value-type="float" office:value="4.39824027370498E-023" calcext:value-type="float">
            <text:p>4,39824027370498E-023</text:p>
          </table:table-cell>
          <table:table-cell table:formula="of:=(([.J50]+[.R50])*(SQRT([.J50])/[.B50]^2)*[.C50])^2" office:value-type="float" office:value="4.01489020495361E-024" calcext:value-type="float">
            <text:p>4,01489020495361E-024</text:p>
          </table:table-cell>
          <table:table-cell table:formula="of:=[.AB50]/(1+[.AH50])^(3/2)" office:value-type="float" office:value="1.77412522151811E-019" calcext:value-type="float">
            <text:p>1,77412522151811E-019</text:p>
          </table:table-cell>
          <table:table-cell table:formula="of:=([.$B$62]/([.$B$59]*[.T50]))" office:value-type="float" office:value="0.0917317989949119" calcext:value-type="float">
            <text:p>0,091731799</text:p>
          </table:table-cell>
          <table:table-cell table:formula="of:=SQRT([.AJ50]+[.AK50]+[.AL50])" office:value-type="float" office:value="1.97625709375188E-022" calcext:value-type="float">
            <text:p>1,97625709375188E-022</text:p>
          </table:table-cell>
          <table:table-cell table:formula="of:=([.$AC$14]/(1+([.$B$62]/([.$B$59]*[.T50])^(3/2))))^2" office:value-type="float" office:value="3.90559210060462E-044" calcext:value-type="float">
            <text:p>3,90559210060462E-044</text:p>
          </table:table-cell>
          <table:table-cell table:formula="of:=((3*[.AB50]*[.$B$62]*[.$C$59])/(2*(1+([.$B$62]/([.$B$59]*[.T50])^(5/2)))*[.$B$59]^2*[.T50]))^2" office:value-type="float" office:value="7.30457216281874E-061" calcext:value-type="float">
            <text:p>7,30457216281874E-061</text:p>
          </table:table-cell>
          <table:table-cell table:formula="of:=((3*[.AB50]*[.$B$62]*[.V50])/(2*(1+([.$B$62]/([.$B$59]*[.T50])^(5/2)))*[.$B$59]*[.T50]^2))^2" office:value-type="float" office:value="1.67438614714887E-063" calcext:value-type="float">
            <text:p>1,67438614714887E-063</text:p>
          </table:table-cell>
          <table:table-cell table:number-columns-repeated="2"/>
          <table:table-cell table:formula="of:=[.AB50]/(1+[.AP50])^(3/2)" office:value-type="float" office:value="1.78316999012359E-019" calcext:value-type="float">
            <text:p>1,78316999012359E-019</text:p>
          </table:table-cell>
          <table:table-cell table:formula="of:=([.$B$62]/([.$B$59]*[.U50]))" office:value-type="float" office:value="0.0880369453984388" calcext:value-type="float">
            <text:p>0,0880369454</text:p>
          </table:table-cell>
          <table:table-cell table:number-columns-repeated="2"/>
          <table:table-cell table:formula="of:=10^19*[.AG50]" office:value-type="float" office:value="1.77412522151811" calcext:value-type="float">
            <text:p>1,7741252215</text:p>
          </table:table-cell>
          <table:table-cell table:number-columns-repeated="97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9.1" calcext:value-type="float">
            <text:p>9,1</text:p>
          </table:table-cell>
          <table:table-cell office:value-type="float" office:value="0.5" calcext:value-type="float">
            <text:p>0,5</text:p>
          </table:table-cell>
          <table:table-cell table:formula="of:=(10^-4/1.875)*[.D51]" office:value-type="float" office:value="0.00106666666666667" calcext:value-type="float">
            <text:p>0,0010666667</text:p>
          </table:table-cell>
          <table:table-cell table:formula="of:=(10^-4)*(1/1.875)*[.E51]" office:value-type="float" office:value="0.0000266666666666667" calcext:value-type="float">
            <text:p>2,66666666666667E-005</text:p>
          </table:table-cell>
          <table:table-cell table:formula="of:=[.H51]/[.F51]" office:value-type="float" office:value="0.000117216117216117" calcext:value-type="float">
            <text:p>0,0001172161</text:p>
          </table:table-cell>
          <table:table-cell table:formula="of:=SQRT(([.I51]/[.F51])^2+(([.G51]*[.H51])/[.F51]^2)^2)" office:value-type="float" office:value="0.0000070757760016013" calcext:value-type="float">
            <text:p>7,0757760016013E-006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45.4" calcext:value-type="float">
            <text:p>45,4</text:p>
          </table:table-cell>
          <table:table-cell office:value-type="float" office:value="0.5" calcext:value-type="float">
            <text:p>0,5</text:p>
          </table:table-cell>
          <table:table-cell table:formula="of:=(10^-4)*(1/1.875)*[.L51]" office:value-type="float" office:value="0.00106666666666667" calcext:value-type="float">
            <text:p>0,0010666667</text:p>
          </table:table-cell>
          <table:table-cell table:formula="of:=(10^-4)*(1/1.875)*[.M51]" office:value-type="float" office:value="0.0000266666666666667" calcext:value-type="float">
            <text:p>2,66666666666667E-005</text:p>
          </table:table-cell>
          <table:table-cell table:formula="of:=[.P51]/[.N51]" office:value-type="float" office:value="0.0000234948604992658" calcext:value-type="float">
            <text:p>2,34948604992658E-005</text:p>
          </table:table-cell>
          <table:table-cell table:formula="of:=SQRT(([.Q51]/[.N51])^2+(([.O51]*[.P51])/[.N51]^2)^2)" office:value-type="float" office:value="0.000000641840253332819" calcext:value-type="float">
            <text:p>6,41840253332819E-007</text:p>
          </table:table-cell>
          <table:table-cell table:formula="of:=-([.$B$62]/(2*[.$B$59]))+SQRT(([.$B$62]/(2*[.$B$59]))^2+((9*1.81*10^-5*[.J51])/(2*9.81*874)))" office:value-type="float" office:value="0.00000102460205533091" calcext:value-type="float">
            <text:p>1,02460205533091E-006</text:p>
          </table:table-cell>
          <table:table-cell table:formula="of:=SQRT((9*[.J51]*(1.8*10^-5))/(2*9.81*874))" office:value-type="float" office:value="0.00000105231547024292" calcext:value-type="float">
            <text:p>1,05231547024292E-006</text:p>
          </table:table-cell>
          <table:table-cell table:formula="of:=SQRT([.W51]+[.X51])" office:value-type="float" office:value="0.000000000157201126851573" calcext:value-type="float">
            <text:p>1,57201126851573E-010</text:p>
          </table:table-cell>
          <table:table-cell table:formula="of:=((([.$B$62]*[.$C$59])/([.$B$59]^2*2))*(1+[.$B$62]/([.$B$59]*SQRT(([.$B$62]^2/[.$B$59]^2)+(18*1.81*10^-5*[.J51]/(9.81*874))))))^2" office:value-type="float" office:value="2.47119505414883E-020" calcext:value-type="float">
            <text:p>2,47119505414883E-020</text:p>
          </table:table-cell>
          <table:table-cell table:formula="of:=(9*1.81*10^-5*[.K51])/(2*9.81*874*[.Y51])^2" office:value-type="float" office:value="2.43741916128834E-025" calcext:value-type="float">
            <text:p>2,43741916128834E-025</text:p>
          </table:table-cell>
          <table:table-cell table:formula="of:=SQRT([.Z51]+[.AA51]*[.J51])" office:value-type="float" office:value="4010.25541570735" calcext:value-type="float">
            <text:p>4010,2554157074</text:p>
          </table:table-cell>
          <table:table-cell table:formula="of:=[.$B$59]/[.$B$62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formula="of:=([.J51]+[.R51])*(SQRT([.J51])/[.B51])*(2*10^-10)" office:value-type="float" office:value="6.03337422860086E-019" calcext:value-type="float">
            <text:p>6,03337422860086E-019</text:p>
          </table:table-cell>
          <table:table-cell table:formula="of:=SQRT([.AD51]+[.AE51]+[.AF51])*2*10^-10" office:value-type="float" office:value="4.86422656112498E-020" calcext:value-type="float">
            <text:p>4,86422656112498E-020</text:p>
          </table:table-cell>
          <table:table-cell table:formula="of:=(((((3*SQRT([.J51]))/(2*[.B51]))+([.R51]/(2*[.B51]*SQRT([.J51]))))*[.K51])^2)" office:value-type="float" office:value="5.89267187249327E-020" calcext:value-type="float">
            <text:p>5,89267187249327E-020</text:p>
          </table:table-cell>
          <table:table-cell table:formula="of:=((SQRT([.J51])*[.S51])/[.B51])^2" office:value-type="float" office:value="1.89347020787616E-022" calcext:value-type="float">
            <text:p>1,89347020787616E-022</text:p>
          </table:table-cell>
          <table:table-cell table:formula="of:=(([.J51]+[.R51])*(SQRT([.J51])/[.B51]^2)*[.C51])^2" office:value-type="float" office:value="3.56843491641458E-023" calcext:value-type="float">
            <text:p>3,56843491641458E-023</text:p>
          </table:table-cell>
          <table:table-cell table:formula="of:=[.AB51]/(1+[.AH51])^(3/2)" office:value-type="float" office:value="5.52304983855381E-019" calcext:value-type="float">
            <text:p>5,52304983855381E-019</text:p>
          </table:table-cell>
          <table:table-cell table:formula="of:=([.$B$62]/([.$B$59]*[.T51]))" office:value-type="float" office:value="0.0606877043027245" calcext:value-type="float">
            <text:p>0,0606877043</text:p>
          </table:table-cell>
          <table:table-cell table:formula="of:=SQRT([.AJ51]+[.AK51]+[.AL51])" office:value-type="float" office:value="3.6445136765321E-022" calcext:value-type="float">
            <text:p>3,6445136765321E-022</text:p>
          </table:table-cell>
          <table:table-cell table:formula="of:=([.$AC$14]/(1+([.$B$62]/([.$B$59]*[.T51])^(3/2))))^2" office:value-type="float" office:value="1.32824799384295E-043" calcext:value-type="float">
            <text:p>1,32824799384295E-043</text:p>
          </table:table-cell>
          <table:table-cell table:formula="of:=((3*[.AB51]*[.$B$62]*[.$C$59])/(2*(1+([.$B$62]/([.$B$59]*[.T51])^(5/2)))*[.$B$59]^2*[.T51]))^2" office:value-type="float" office:value="2.2421077791003E-059" calcext:value-type="float">
            <text:p>2,2421077791003E-059</text:p>
          </table:table-cell>
          <table:table-cell table:formula="of:=((3*[.AB51]*[.$B$62]*[.V51])/(2*(1+([.$B$62]/([.$B$59]*[.T51])^(5/2)))*[.$B$59]*[.T51]^2))^2" office:value-type="float" office:value="2.18782659376428E-062" calcext:value-type="float">
            <text:p>2,18782659376428E-062</text:p>
          </table:table-cell>
          <table:table-cell table:number-columns-repeated="2"/>
          <table:table-cell table:formula="of:=[.AB51]/(1+[.AP51])^(3/2)" office:value-type="float" office:value="5.53555663697049E-019" calcext:value-type="float">
            <text:p>5,53555663697049E-019</text:p>
          </table:table-cell>
          <table:table-cell table:formula="of:=([.$B$62]/([.$B$59]*[.U51]))" office:value-type="float" office:value="0.0590894539900018" calcext:value-type="float">
            <text:p>0,059089454</text:p>
          </table:table-cell>
          <table:table-cell table:number-columns-repeated="2"/>
          <table:table-cell table:formula="of:=10^19*[.AG51]" office:value-type="float" office:value="5.52304983855382" calcext:value-type="float">
            <text:p>5,5230498386</text:p>
          </table:table-cell>
          <table:table-cell table:number-columns-repeated="97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,5</text:p>
          </table:table-cell>
          <table:table-cell table:formula="of:=(10^-4/1.875)*[.D52]" office:value-type="float" office:value="0.00106666666666667" calcext:value-type="float">
            <text:p>0,0010666667</text:p>
          </table:table-cell>
          <table:table-cell table:formula="of:=(10^-4)*(1/1.875)*[.E52]" office:value-type="float" office:value="0.0000266666666666667" calcext:value-type="float">
            <text:p>2,66666666666667E-005</text:p>
          </table:table-cell>
          <table:table-cell table:formula="of:=[.H52]/[.F52]" office:value-type="float" office:value="0.000096969696969697" calcext:value-type="float">
            <text:p>9,6969696969697E-005</text:p>
          </table:table-cell>
          <table:table-cell table:formula="of:=SQRT(([.I52]/[.F52])^2+(([.G52]*[.H52])/[.F52]^2)^2)" office:value-type="float" office:value="0.00000503039656661745" calcext:value-type="float">
            <text:p>5,03039656661745E-006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9.7" calcext:value-type="float">
            <text:p>9,7</text:p>
          </table:table-cell>
          <table:table-cell office:value-type="float" office:value="0.5" calcext:value-type="float">
            <text:p>0,5</text:p>
          </table:table-cell>
          <table:table-cell table:formula="of:=(10^-4)*(1/1.875)*[.L52]" office:value-type="float" office:value="0.00106666666666667" calcext:value-type="float">
            <text:p>0,0010666667</text:p>
          </table:table-cell>
          <table:table-cell table:formula="of:=(10^-4)*(1/1.875)*[.M52]" office:value-type="float" office:value="0.0000266666666666667" calcext:value-type="float">
            <text:p>2,66666666666667E-005</text:p>
          </table:table-cell>
          <table:table-cell table:formula="of:=[.P52]/[.N52]" office:value-type="float" office:value="0.000109965635738832" calcext:value-type="float">
            <text:p>0,0001099656</text:p>
          </table:table-cell>
          <table:table-cell table:formula="of:=SQRT(([.Q52]/[.N52])^2+(([.O52]*[.P52])/[.N52]^2)^2)" office:value-type="float" office:value="0.00000629982224803305" calcext:value-type="float">
            <text:p>6,29982224803305E-006</text:p>
          </table:table-cell>
          <table:table-cell table:formula="of:=-([.$B$62]/(2*[.$B$59]))+SQRT(([.$B$62]/(2*[.$B$59]))^2+((9*1.81*10^-5*[.J52])/(2*9.81*874)))" office:value-type="float" office:value="0.000000929196692999894" calcext:value-type="float">
            <text:p>9,29196692999894E-007</text:p>
          </table:table-cell>
          <table:table-cell table:formula="of:=SQRT((9*[.J52]*(1.8*10^-5))/(2*9.81*874))" office:value-type="float" office:value="0.00000095712863318576" calcext:value-type="float">
            <text:p>9,5712863318576E-007</text:p>
          </table:table-cell>
          <table:table-cell table:formula="of:=SQRT([.W52]+[.X52])" office:value-type="float" office:value="0.000000000157647696284287" calcext:value-type="float">
            <text:p>1,57647696284287E-010</text:p>
          </table:table-cell>
          <table:table-cell table:formula="of:=((([.$B$62]*[.$C$59])/([.$B$59]^2*2))*(1+[.$B$62]/([.$B$59]*SQRT(([.$B$62]^2/[.$B$59]^2)+(18*1.81*10^-5*[.J52]/(9.81*874))))))^2" office:value-type="float" office:value="2.48526228597811E-020" calcext:value-type="float">
            <text:p>2,48526228597811E-020</text:p>
          </table:table-cell>
          <table:table-cell table:formula="of:=(9*1.81*10^-5*[.K52])/(2*9.81*874*[.Y52])^2" office:value-type="float" office:value="1.73283961753137E-025" calcext:value-type="float">
            <text:p>1,73283961753137E-025</text:p>
          </table:table-cell>
          <table:table-cell table:formula="of:=SQRT([.Z52]+[.AA52]*[.J52])" office:value-type="float" office:value="4010.25541570735" calcext:value-type="float">
            <text:p>4010,2554157074</text:p>
          </table:table-cell>
          <table:table-cell table:formula="of:=[.$B$59]/[.$B$62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formula="of:=([.J52]+[.R52])*(SQRT([.J52])/[.B52])*(2*10^-10)" office:value-type="float" office:value="8.07032986594757E-019" calcext:value-type="float">
            <text:p>8,07032986594757E-019</text:p>
          </table:table-cell>
          <table:table-cell table:formula="of:=SQRT([.AD52]+[.AE52]+[.AF52])*2*10^-10" office:value-type="float" office:value="4.74401271099114E-020" calcext:value-type="float">
            <text:p>4,74401271099114E-020</text:p>
          </table:table-cell>
          <table:table-cell table:formula="of:=(((((3*SQRT([.J52]))/(2*[.B52]))+([.R52]/(2*[.B52]*SQRT([.J52]))))*[.K52])^2)" office:value-type="float" office:value="4.11095776339548E-020" calcext:value-type="float">
            <text:p>4,11095776339548E-020</text:p>
          </table:table-cell>
          <table:table-cell table:formula="of:=((SQRT([.J52])*[.S52])/[.B52])^2" office:value-type="float" office:value="1.50907169697325E-020" calcext:value-type="float">
            <text:p>1,50907169697325E-020</text:p>
          </table:table-cell>
          <table:table-cell table:formula="of:=(([.J52]+[.R52])*(SQRT([.J52])/[.B52]^2)*[.C52])^2" office:value-type="float" office:value="6.38469014265321E-023" calcext:value-type="float">
            <text:p>6,38469014265321E-023</text:p>
          </table:table-cell>
          <table:table-cell table:formula="of:=[.AB52]/(1+[.AH52])^(3/2)" office:value-type="float" office:value="7.3230874813836E-019" calcext:value-type="float">
            <text:p>7,3230874813836E-019</text:p>
          </table:table-cell>
          <table:table-cell table:formula="of:=([.$B$62]/([.$B$59]*[.T52]))" office:value-type="float" office:value="0.0669188203426949" calcext:value-type="float">
            <text:p>0,0669188203</text:p>
          </table:table-cell>
          <table:table-cell table:formula="of:=SQRT([.AJ52]+[.AK52]+[.AL52])" office:value-type="float" office:value="3.15463784156628E-022" calcext:value-type="float">
            <text:p>3,15463784156628E-022</text:p>
          </table:table-cell>
          <table:table-cell table:formula="of:=([.$AC$14]/(1+([.$B$62]/([.$B$59]*[.T52])^(3/2))))^2" office:value-type="float" office:value="9.95173991144197E-044" calcext:value-type="float">
            <text:p>9,95173991144197E-044</text:p>
          </table:table-cell>
          <table:table-cell table:formula="of:=((3*[.AB52]*[.$B$62]*[.$C$59])/(2*(1+([.$B$62]/([.$B$59]*[.T52])^(5/2)))*[.$B$59]^2*[.T52]))^2" office:value-type="float" office:value="2.99209812567489E-059" calcext:value-type="float">
            <text:p>2,99209812567489E-059</text:p>
          </table:table-cell>
          <table:table-cell table:formula="of:=((3*[.AB52]*[.$B$62]*[.V52])/(2*(1+([.$B$62]/([.$B$59]*[.T52])^(5/2)))*[.$B$59]*[.T52]^2))^2" office:value-type="float" office:value="3.57018997335417E-062" calcext:value-type="float">
            <text:p>3,57018997335417E-062</text:p>
          </table:table-cell>
          <table:table-cell table:number-columns-repeated="2"/>
          <table:table-cell table:formula="of:=[.AB52]/(1+[.AP52])^(3/2)" office:value-type="float" office:value="7.34323993046504E-019" calcext:value-type="float">
            <text:p>7,34323993046504E-019</text:p>
          </table:table-cell>
          <table:table-cell table:formula="of:=([.$B$62]/([.$B$59]*[.U52]))" office:value-type="float" office:value="0.064965924543413" calcext:value-type="float">
            <text:p>0,0649659245</text:p>
          </table:table-cell>
          <table:table-cell table:number-columns-repeated="2"/>
          <table:table-cell table:formula="of:=10^19*[.AG52]" office:value-type="float" office:value="7.32308748138361" calcext:value-type="float">
            <text:p>7,3230874814</text:p>
          </table:table-cell>
          <table:table-cell table:number-columns-repeated="97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38.5" calcext:value-type="float">
            <text:p>38,5</text:p>
          </table:table-cell>
          <table:table-cell office:value-type="float" office:value="0.5" calcext:value-type="float">
            <text:p>0,5</text:p>
          </table:table-cell>
          <table:table-cell table:formula="of:=(10^-4/1.875)*[.D53]" office:value-type="float" office:value="0.00106666666666667" calcext:value-type="float">
            <text:p>0,0010666667</text:p>
          </table:table-cell>
          <table:table-cell table:formula="of:=(10^-4)*(1/1.875)*[.E53]" office:value-type="float" office:value="0.0000266666666666667" calcext:value-type="float">
            <text:p>2,66666666666667E-005</text:p>
          </table:table-cell>
          <table:table-cell table:formula="of:=[.H53]/[.F53]" office:value-type="float" office:value="0.0000277056277056277" calcext:value-type="float">
            <text:p>2,77056277056277E-005</text:p>
          </table:table-cell>
          <table:table-cell table:formula="of:=SQRT(([.I53]/[.F53])^2+(([.G53]*[.H53])/[.F53]^2)^2)" office:value-type="float" office:value="0.000000780523397250938" calcext:value-type="float">
            <text:p>7,80523397250938E-007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2.9" calcext:value-type="float">
            <text:p>12,9</text:p>
          </table:table-cell>
          <table:table-cell office:value-type="float" office:value="0.5" calcext:value-type="float">
            <text:p>0,5</text:p>
          </table:table-cell>
          <table:table-cell table:formula="of:=(10^-4)*(1/1.875)*[.L53]" office:value-type="float" office:value="0.00106666666666667" calcext:value-type="float">
            <text:p>0,0010666667</text:p>
          </table:table-cell>
          <table:table-cell table:formula="of:=(10^-4)*(1/1.875)*[.M53]" office:value-type="float" office:value="0.0000266666666666667" calcext:value-type="float">
            <text:p>2,66666666666667E-005</text:p>
          </table:table-cell>
          <table:table-cell table:formula="of:=[.P53]/[.N53]" office:value-type="float" office:value="0.000082687338501292" calcext:value-type="float">
            <text:p>8,2687338501292E-005</text:p>
          </table:table-cell>
          <table:table-cell table:formula="of:=SQRT(([.Q53]/[.N53])^2+(([.O53]*[.P53])/[.N53]^2)^2)" office:value-type="float" office:value="0.00000381377236777502" calcext:value-type="float">
            <text:p>3,81377236777502E-006</text:p>
          </table:table-cell>
          <table:table-cell table:formula="of:=-([.$B$62]/(2*[.$B$59]))+SQRT(([.$B$62]/(2*[.$B$59]))^2+((9*1.81*10^-5*[.J53])/(2*9.81*874)))" office:value-type="float" office:value="0.000000482876767954238" calcext:value-type="float">
            <text:p>4,82876767954238E-007</text:p>
          </table:table-cell>
          <table:table-cell table:formula="of:=SQRT((9*[.J53]*(1.8*10^-5))/(2*9.81*874))" office:value-type="float" office:value="0.000000511606774350335" calcext:value-type="float">
            <text:p>5,11606774350335E-007</text:p>
          </table:table-cell>
          <table:table-cell table:formula="of:=SQRT([.W53]+[.X53])" office:value-type="float" office:value="0.000000000161940457578397" calcext:value-type="float">
            <text:p>1,61940457578397E-010</text:p>
          </table:table-cell>
          <table:table-cell table:formula="of:=((([.$B$62]*[.$C$59])/([.$B$59]^2*2))*(1+[.$B$62]/([.$B$59]*SQRT(([.$B$62]^2/[.$B$59]^2)+(18*1.81*10^-5*[.J53]/(9.81*874))))))^2" office:value-type="float" office:value="2.62246849137176E-020" calcext:value-type="float">
            <text:p>2,62246849137176E-020</text:p>
          </table:table-cell>
          <table:table-cell table:formula="of:=(9*1.81*10^-5*[.K53])/(2*9.81*874*[.Y53])^2" office:value-type="float" office:value="2.68869829098995E-026" calcext:value-type="float">
            <text:p>2,68869829098995E-026</text:p>
          </table:table-cell>
          <table:table-cell table:formula="of:=SQRT([.Z53]+[.AA53]*[.J53])" office:value-type="float" office:value="4010.25541570735" calcext:value-type="float">
            <text:p>4010,2554157074</text:p>
          </table:table-cell>
          <table:table-cell table:formula="of:=[.$B$59]/[.$B$62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formula="of:=([.J53]+[.R53])*(SQRT([.J53])/[.B53])*(2*10^-10)" office:value-type="float" office:value="2.30125114384092E-019" calcext:value-type="float">
            <text:p>2,30125114384092E-019</text:p>
          </table:table-cell>
          <table:table-cell table:formula="of:=SQRT([.AD53]+[.AE53]+[.AF53])*2*10^-10" office:value-type="float" office:value="9.33362896019966E-021" calcext:value-type="float">
            <text:p>9,33362896019966E-021</text:p>
          </table:table-cell>
          <table:table-cell table:formula="of:=(((((3*SQRT([.J53]))/(2*[.B53]))+([.R53]/(2*[.B53]*SQRT([.J53]))))*[.K53])^2)" office:value-type="float" office:value="5.92587217088128E-022" calcext:value-type="float">
            <text:p>5,92587217088128E-022</text:p>
          </table:table-cell>
          <table:table-cell table:formula="of:=((SQRT([.J53])*[.S53])/[.B53])^2" office:value-type="float" office:value="1.58013711258267E-021" calcext:value-type="float">
            <text:p>1,58013711258267E-021</text:p>
          </table:table-cell>
          <table:table-cell table:formula="of:=(([.J53]+[.R53])*(SQRT([.J53])/[.B53]^2)*[.C53])^2" office:value-type="float" office:value="5.19140949615643E-024" calcext:value-type="float">
            <text:p>5,19140949615643E-024</text:p>
          </table:table-cell>
          <table:table-cell table:formula="of:=[.AB53]/(1+[.AH53])^(3/2)" office:value-type="float" office:value="1.91891168302664E-019" calcext:value-type="float">
            <text:p>1,91891168302664E-019</text:p>
          </table:table-cell>
          <table:table-cell table:formula="of:=([.$B$62]/([.$B$59]*[.T53]))" office:value-type="float" office:value="0.128771460315479" calcext:value-type="float">
            <text:p>0,1287714603</text:p>
          </table:table-cell>
          <table:table-cell table:formula="of:=SQRT([.AJ53]+[.AK53]+[.AL53])" office:value-type="float" office:value="1.19247926329805E-022" calcext:value-type="float">
            <text:p>1,19247926329805E-022</text:p>
          </table:table-cell>
          <table:table-cell table:formula="of:=([.$AC$14]/(1+([.$B$62]/([.$B$59]*[.T53])^(3/2))))^2" office:value-type="float" office:value="1.42200679339587E-044" calcext:value-type="float">
            <text:p>1,42200679339587E-044</text:p>
          </table:table-cell>
          <table:table-cell table:formula="of:=((3*[.AB53]*[.$B$62]*[.$C$59])/(2*(1+([.$B$62]/([.$B$59]*[.T53])^(5/2)))*[.$B$59]^2*[.T53]))^2" office:value-type="float" office:value="3.41434396978828E-061" calcext:value-type="float">
            <text:p>3,41434396978828E-061</text:p>
          </table:table-cell>
          <table:table-cell table:formula="of:=((3*[.AB53]*[.$B$62]*[.V53])/(2*(1+([.$B$62]/([.$B$59]*[.T53])^(5/2)))*[.$B$59]*[.T53]^2))^2" office:value-type="float" office:value="1.5918455215872E-063" calcext:value-type="float">
            <text:p>1,5918455215872E-063</text:p>
          </table:table-cell>
          <table:table-cell table:number-columns-repeated="2"/>
          <table:table-cell table:formula="of:=[.AB53]/(1+[.AP53])^(3/2)" office:value-type="float" office:value="1.93750039195844E-019" calcext:value-type="float">
            <text:p>1,93750039195844E-019</text:p>
          </table:table-cell>
          <table:table-cell table:formula="of:=([.$B$62]/([.$B$59]*[.U53]))" office:value-type="float" office:value="0.12154011572823" calcext:value-type="float">
            <text:p>0,1215401157</text:p>
          </table:table-cell>
          <table:table-cell table:number-columns-repeated="2"/>
          <table:table-cell table:formula="of:=10^19*[.AG53]" office:value-type="float" office:value="1.91891168302665" calcext:value-type="float">
            <text:p>1,918911683</text:p>
          </table:table-cell>
          <table:table-cell table:number-columns-repeated="97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1.2" calcext:value-type="float">
            <text:p>11,2</text:p>
          </table:table-cell>
          <table:table-cell office:value-type="float" office:value="0.5" calcext:value-type="float">
            <text:p>0,5</text:p>
          </table:table-cell>
          <table:table-cell table:formula="of:=(10^-4/1.875)*[.D54]" office:value-type="float" office:value="0.00106666666666667" calcext:value-type="float">
            <text:p>0,0010666667</text:p>
          </table:table-cell>
          <table:table-cell table:formula="of:=(10^-4)*(1/1.875)*[.E54]" office:value-type="float" office:value="0.0000266666666666667" calcext:value-type="float">
            <text:p>2,66666666666667E-005</text:p>
          </table:table-cell>
          <table:table-cell table:formula="of:=[.H54]/[.F54]" office:value-type="float" office:value="0.0000952380952380953" calcext:value-type="float">
            <text:p>9,52380952380953E-005</text:p>
          </table:table-cell>
          <table:table-cell table:formula="of:=SQRT(([.I54]/[.F54])^2+(([.G54]*[.H54])/[.F54]^2)^2)" office:value-type="float" office:value="0.00000487297577615456" calcext:value-type="float">
            <text:p>0,000004873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85.2" calcext:value-type="float">
            <text:p>85,2</text:p>
          </table:table-cell>
          <table:table-cell office:value-type="float" office:value="0.5" calcext:value-type="float">
            <text:p>0,5</text:p>
          </table:table-cell>
          <table:table-cell table:formula="of:=(10^-4)*(1/1.875)*[.L54]" office:value-type="float" office:value="0.00106666666666667" calcext:value-type="float">
            <text:p>0,0010666667</text:p>
          </table:table-cell>
          <table:table-cell table:formula="of:=(10^-4)*(1/1.875)*[.M54]" office:value-type="float" office:value="0.0000266666666666667" calcext:value-type="float">
            <text:p>2,66666666666667E-005</text:p>
          </table:table-cell>
          <table:table-cell table:formula="of:=[.P54]/[.N54]" office:value-type="float" office:value="0.0000125195618153365" calcext:value-type="float">
            <text:p>1,25195618153365E-005</text:p>
          </table:table-cell>
          <table:table-cell table:formula="of:=SQRT(([.Q54]/[.N54])^2+(([.O54]*[.P54])/[.N54]^2)^2)" office:value-type="float" office:value="0.000000321496842208632" calcext:value-type="float">
            <text:p>3,21496842208632E-007</text:p>
          </table:table-cell>
          <table:table-cell table:formula="of:=-([.$B$62]/(2*[.$B$59]))+SQRT(([.$B$62]/(2*[.$B$59]))^2+((9*1.81*10^-5*[.J54])/(2*9.81*874)))" office:value-type="float" office:value="0.000000920593147634144" calcext:value-type="float">
            <text:p>9,20593147634144E-007</text:p>
          </table:table-cell>
          <table:table-cell table:formula="of:=SQRT((9*[.J54]*(1.8*10^-5))/(2*9.81*874))" office:value-type="float" office:value="0.000000948544346481211" calcext:value-type="float">
            <text:p>9,48544346481211E-007</text:p>
          </table:table-cell>
          <table:table-cell table:formula="of:=SQRT([.W54]+[.X54])" office:value-type="float" office:value="0.000000000157692373829689" calcext:value-type="float">
            <text:p>1,57692373829689E-010</text:p>
          </table:table-cell>
          <table:table-cell table:formula="of:=((([.$B$62]*[.$C$59])/([.$B$59]^2*2))*(1+[.$B$62]/([.$B$59]*SQRT(([.$B$62]^2/[.$B$59]^2)+(18*1.81*10^-5*[.J54]/(9.81*874))))))^2" office:value-type="float" office:value="2.48667169028139E-020" calcext:value-type="float">
            <text:p>2,48667169028139E-020</text:p>
          </table:table-cell>
          <table:table-cell table:formula="of:=(9*1.81*10^-5*[.K54])/(2*9.81*874*[.Y54])^2" office:value-type="float" office:value="1.67861228600299E-025" calcext:value-type="float">
            <text:p>1,67861228600299E-025</text:p>
          </table:table-cell>
          <table:table-cell table:formula="of:=SQRT([.Z54]+[.AA54]*[.J54])" office:value-type="float" office:value="4010.25541570735" calcext:value-type="float">
            <text:p>4010,2554157074</text:p>
          </table:table-cell>
          <table:table-cell table:formula="of:=[.$B$59]/[.$B$62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formula="of:=([.J54]+[.R54])*(SQRT([.J54])/[.B54])*(2*10^-10)" office:value-type="float" office:value="4.1647804110577E-019" calcext:value-type="float">
            <text:p>4,1647804110577E-019</text:p>
          </table:table-cell>
          <table:table-cell table:formula="of:=SQRT([.AD54]+[.AE54]+[.AF54])*2*10^-10" office:value-type="float" office:value="2.95263079037275E-020" calcext:value-type="float">
            <text:p>2,95263079037275E-020</text:p>
          </table:table-cell>
          <table:table-cell table:formula="of:=(((((3*SQRT([.J54]))/(2*[.B54]))+([.R54]/(2*[.B54]*SQRT([.J54]))))*[.K54])^2)" office:value-type="float" office:value="2.17394683652547E-020" calcext:value-type="float">
            <text:p>2,17394683652547E-020</text:p>
          </table:table-cell>
          <table:table-cell table:formula="of:=((SQRT([.J54])*[.S54])/[.B54])^2" office:value-type="float" office:value="3.85994723393587E-023" calcext:value-type="float">
            <text:p>3,85994723393587E-023</text:p>
          </table:table-cell>
          <table:table-cell table:formula="of:=(([.J54]+[.R54])*(SQRT([.J54])/[.B54]^2)*[.C54])^2" office:value-type="float" office:value="1.70036230490442E-023" calcext:value-type="float">
            <text:p>1,70036230490442E-023</text:p>
          </table:table-cell>
          <table:table-cell table:formula="of:=[.AB54]/(1+[.AH54])^(3/2)" office:value-type="float" office:value="3.77583751870963E-019" calcext:value-type="float">
            <text:p>3,77583751870963E-019</text:p>
          </table:table-cell>
          <table:table-cell table:formula="of:=([.$B$62]/([.$B$59]*[.T54]))" office:value-type="float" office:value="0.0675442205079258" calcext:value-type="float">
            <text:p>0,0675442205</text:p>
          </table:table-cell>
          <table:table-cell table:formula="of:=SQRT([.AJ54]+[.AK54]+[.AL54])" office:value-type="float" office:value="3.11154330288587E-022" calcext:value-type="float">
            <text:p>3,11154330288587E-022</text:p>
          </table:table-cell>
          <table:table-cell table:formula="of:=([.$AC$14]/(1+([.$B$62]/([.$B$59]*[.T54])^(3/2))))^2" office:value-type="float" office:value="9.6817017257339E-044" calcext:value-type="float">
            <text:p>9,6817017257339E-044</text:p>
          </table:table-cell>
          <table:table-cell table:formula="of:=((3*[.AB54]*[.$B$62]*[.$C$59])/(2*(1+([.$B$62]/([.$B$59]*[.T54])^(5/2)))*[.$B$59]^2*[.T54]))^2" office:value-type="float" office:value="7.74921522509919E-060" calcext:value-type="float">
            <text:p>7,74921522509919E-060</text:p>
          </table:table-cell>
          <table:table-cell table:formula="of:=((3*[.AB54]*[.$B$62]*[.V54])/(2*(1+([.$B$62]/([.$B$59]*[.T54])^(5/2)))*[.$B$59]*[.T54]^2))^2" office:value-type="float" office:value="9.42538667969835E-063" calcext:value-type="float">
            <text:p>9,42538667969835E-063</text:p>
          </table:table-cell>
          <table:table-cell table:number-columns-repeated="2"/>
          <table:table-cell table:formula="of:=[.AB54]/(1+[.AP54])^(3/2)" office:value-type="float" office:value="3.7864218356909E-019" calcext:value-type="float">
            <text:p>3,7864218356909E-019</text:p>
          </table:table-cell>
          <table:table-cell table:formula="of:=([.$B$62]/([.$B$59]*[.U54]))" office:value-type="float" office:value="0.0655538634461913" calcext:value-type="float">
            <text:p>0,0655538634</text:p>
          </table:table-cell>
          <table:table-cell table:number-columns-repeated="2"/>
          <table:table-cell table:formula="of:=10^19*[.AG54]" office:value-type="float" office:value="3.77583751870964" calcext:value-type="float">
            <text:p>3,7758375187</text:p>
          </table:table-cell>
          <table:table-cell table:number-columns-repeated="97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29.6" calcext:value-type="float">
            <text:p>29,6</text:p>
          </table:table-cell>
          <table:table-cell office:value-type="float" office:value="0.5" calcext:value-type="float">
            <text:p>0,5</text:p>
          </table:table-cell>
          <table:table-cell table:formula="of:=(10^-4/1.875)*[.D55]" office:value-type="float" office:value="0.00106666666666667" calcext:value-type="float">
            <text:p>0,0010666667</text:p>
          </table:table-cell>
          <table:table-cell table:formula="of:=(10^-4)*(1/1.875)*[.E55]" office:value-type="float" office:value="0.0000266666666666667" calcext:value-type="float">
            <text:p>2,66666666666667E-005</text:p>
          </table:table-cell>
          <table:table-cell table:formula="of:=[.H55]/[.F55]" office:value-type="float" office:value="0.000036036036036036" calcext:value-type="float">
            <text:p>0,000036036</text:p>
          </table:table-cell>
          <table:table-cell table:formula="of:=SQRT(([.I55]/[.F55])^2+(([.G55]*[.H55])/[.F55]^2)^2)" office:value-type="float" office:value="0.00000108727117417902" calcext:value-type="float">
            <text:p>1,08727117417902E-006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20.8" calcext:value-type="float">
            <text:p>20,8</text:p>
          </table:table-cell>
          <table:table-cell office:value-type="float" office:value="0.5" calcext:value-type="float">
            <text:p>0,5</text:p>
          </table:table-cell>
          <table:table-cell table:formula="of:=(10^-4)*(1/1.875)*[.L55]" office:value-type="float" office:value="0.00106666666666667" calcext:value-type="float">
            <text:p>0,0010666667</text:p>
          </table:table-cell>
          <table:table-cell table:formula="of:=(10^-4)*(1/1.875)*[.M55]" office:value-type="float" office:value="0.0000266666666666667" calcext:value-type="float">
            <text:p>2,66666666666667E-005</text:p>
          </table:table-cell>
          <table:table-cell table:formula="of:=[.P55]/[.N55]" office:value-type="float" office:value="0.0000512820512820513" calcext:value-type="float">
            <text:p>5,12820512820513E-005</text:p>
          </table:table-cell>
          <table:table-cell table:formula="of:=SQRT(([.Q55]/[.N55])^2+(([.O55]*[.P55])/[.N55]^2)^2)" office:value-type="float" office:value="0.00000177856891487884" calcext:value-type="float">
            <text:p>1,77856891487884E-006</text:p>
          </table:table-cell>
          <table:table-cell table:formula="of:=-([.$B$62]/(2*[.$B$59]))+SQRT(([.$B$62]/(2*[.$B$59]))^2+((9*1.81*10^-5*[.J55])/(2*9.81*874)))" office:value-type="float" office:value="0.00000055482663486044" calcext:value-type="float">
            <text:p>5,5482663486044E-007</text:p>
          </table:table-cell>
          <table:table-cell table:formula="of:=SQRT((9*[.J55]*(1.8*10^-5))/(2*9.81*874))" office:value-type="float" office:value="0.000000583473042555236" calcext:value-type="float">
            <text:p>5,83473042555236E-007</text:p>
          </table:table-cell>
          <table:table-cell table:formula="of:=SQRT([.W55]+[.X55])" office:value-type="float" office:value="0.00000000016080617873799" calcext:value-type="float">
            <text:p>1,6080617873799E-010</text:p>
          </table:table-cell>
          <table:table-cell table:formula="of:=((([.$B$62]*[.$C$59])/([.$B$59]^2*2))*(1+[.$B$62]/([.$B$59]*SQRT(([.$B$62]^2/[.$B$59]^2)+(18*1.81*10^-5*[.J55]/(9.81*874))))))^2" office:value-type="float" office:value="2.58585896666755E-020" calcext:value-type="float">
            <text:p>2,58585896666755E-020</text:p>
          </table:table-cell>
          <table:table-cell table:formula="of:=(9*1.81*10^-5*[.K55])/(2*9.81*874*[.Y55])^2" office:value-type="float" office:value="3.74536389063286E-026" calcext:value-type="float">
            <text:p>3,74536389063286E-026</text:p>
          </table:table-cell>
          <table:table-cell table:formula="of:=SQRT([.Z55]+[.AA55]*[.J55])" office:value-type="float" office:value="4010.25541570735" calcext:value-type="float">
            <text:p>4010,2554157074</text:p>
          </table:table-cell>
          <table:table-cell table:formula="of:=[.$B$59]/[.$B$62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formula="of:=([.J55]+[.R55])*(SQRT([.J55])/[.B55])*(2*10^-10)" office:value-type="float" office:value="2.07592346455461E-019" calcext:value-type="float">
            <text:p>2,07592346455461E-019</text:p>
          </table:table-cell>
          <table:table-cell table:formula="of:=SQRT([.AD55]+[.AE55]+[.AF55])*2*10^-10" office:value-type="float" office:value="7.12237761548197E-021" calcext:value-type="float">
            <text:p>7,12237761548197E-021</text:p>
          </table:table-cell>
          <table:table-cell table:formula="of:=(((((3*SQRT([.J55]))/(2*[.B55]))+([.R55]/(2*[.B55]*SQRT([.J55]))))*[.K55])^2)" office:value-type="float" office:value="8.1699424629101E-022" calcext:value-type="float">
            <text:p>8,1699424629101E-022</text:p>
          </table:table-cell>
          <table:table-cell table:formula="of:=((SQRT([.J55])*[.S55])/[.B55])^2" office:value-type="float" office:value="4.46987781268331E-022" calcext:value-type="float">
            <text:p>4,46987781268331E-022</text:p>
          </table:table-cell>
          <table:table-cell table:formula="of:=(([.J55]+[.R55])*(SQRT([.J55])/[.B55]^2)*[.C55])^2" office:value-type="float" office:value="4.22454487862799E-024" calcext:value-type="float">
            <text:p>4,22454487862799E-024</text:p>
          </table:table-cell>
          <table:table-cell table:formula="of:=[.AB55]/(1+[.AH55])^(3/2)" office:value-type="float" office:value="1.7701568526388E-019" calcext:value-type="float">
            <text:p>1,7701568526388E-019</text:p>
          </table:table-cell>
          <table:table-cell table:formula="of:=([.$B$62]/([.$B$59]*[.T55]))" office:value-type="float" office:value="0.112072389202308" calcext:value-type="float">
            <text:p>0,1120723892</text:p>
          </table:table-cell>
          <table:table-cell table:formula="of:=SQRT([.AJ55]+[.AK55]+[.AL55])" office:value-type="float" office:value="1.46685744375244E-022" calcext:value-type="float">
            <text:p>1,46685744375244E-022</text:p>
          </table:table-cell>
          <table:table-cell table:formula="of:=([.$AC$14]/(1+([.$B$62]/([.$B$59]*[.T55])^(3/2))))^2" office:value-type="float" office:value="2.15167076029194E-044" calcext:value-type="float">
            <text:p>2,15167076029194E-044</text:p>
          </table:table-cell>
          <table:table-cell table:formula="of:=((3*[.AB55]*[.$B$62]*[.$C$59])/(2*(1+([.$B$62]/([.$B$59]*[.T55])^(5/2)))*[.$B$59]^2*[.T55]))^2" office:value-type="float" office:value="4.21468267262934E-061" calcext:value-type="float">
            <text:p>4,21468267262934E-061</text:p>
          </table:table-cell>
          <table:table-cell table:formula="of:=((3*[.AB55]*[.$B$62]*[.V55])/(2*(1+([.$B$62]/([.$B$59]*[.T55])^(5/2)))*[.$B$59]*[.T55]^2))^2" office:value-type="float" office:value="1.46761212032672E-063" calcext:value-type="float">
            <text:p>1,46761212032672E-063</text:p>
          </table:table-cell>
          <table:table-cell table:number-columns-repeated="2"/>
          <table:table-cell table:formula="of:=[.AB55]/(1+[.AP55])^(3/2)" office:value-type="float" office:value="1.78337623603866E-019" calcext:value-type="float">
            <text:p>1,78337623603866E-019</text:p>
          </table:table-cell>
          <table:table-cell table:formula="of:=([.$B$62]/([.$B$59]*[.U55]))" office:value-type="float" office:value="0.106570041847305" calcext:value-type="float">
            <text:p>0,1065700418</text:p>
          </table:table-cell>
          <table:table-cell table:number-columns-repeated="2"/>
          <table:table-cell table:formula="of:=10^19*[.AG55]" office:value-type="float" office:value="1.7701568526388" calcext:value-type="float">
            <text:p>1,7701568526</text:p>
          </table:table-cell>
          <table:table-cell table:number-columns-repeated="979"/>
        </table:table-row>
        <table:table-row table:style-name="ro1">
          <table:table-cell table:number-columns-repeated="22"/>
          <table:table-cell table:style-name="Default" table:number-columns-repeated="3"/>
          <table:table-cell table:number-columns-repeated="2"/>
          <table:table-cell table:style-name="Default" table:number-columns-repeated="11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 calcext:value-type="string">
            <text:p>Stadtnetz-wuppertal.de</text:p>
          </table:table-cell>
          <table:table-cell table:number-columns-repeated="21"/>
          <table:table-cell table:style-name="Default" table:number-columns-repeated="3"/>
          <table:table-cell table:number-columns-repeated="2"/>
          <table:table-cell table:style-name="Default" table:number-columns-repeated="11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/>
          <table:table-cell office:value-type="string" calcext:value-type="string">
            <text:p>Druck/mbar</text:p>
          </table:table-cell>
          <table:table-cell office:value-type="string" calcext:value-type="string">
            <text:p>Fehler/mbar</text:p>
          </table:table-cell>
          <table:table-cell table:number-columns-repeated="19"/>
          <table:table-cell table:style-name="Default" table:number-columns-repeated="3"/>
          <table:table-cell table:number-columns-repeated="2"/>
          <table:table-cell table:style-name="Default" table:number-columns-repeated="11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/>
          <table:table-cell table:formula="of:=1018/1000" office:value-type="float" office:value="1.018" calcext:value-type="float">
            <text:p>1,018</text:p>
          </table:table-cell>
          <table:table-cell table:formula="of:=5/1000" office:value-type="float" office:value="0.005" calcext:value-type="float">
            <text:p>0,005</text:p>
          </table:table-cell>
          <table:table-cell table:number-columns-repeated="19"/>
          <table:table-cell table:style-name="Default" table:number-columns-repeated="3"/>
          <table:table-cell table:number-columns-repeated="2"/>
          <table:table-cell table:style-name="Default" table:number-columns-repeated="11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table:number-columns-repeated="22"/>
          <table:table-cell table:style-name="Default" table:number-columns-repeated="3"/>
          <table:table-cell table:number-columns-repeated="2"/>
          <table:table-cell table:style-name="Default" table:number-columns-repeated="11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/>
          <table:table-cell office:value-type="string" calcext:value-type="string">
            <text:p>B/mbar*m</text:p>
          </table:table-cell>
          <table:table-cell table:number-columns-repeated="20"/>
          <table:table-cell table:style-name="Default" table:number-columns-repeated="3"/>
          <table:table-cell table:number-columns-repeated="2"/>
          <table:table-cell table:style-name="Default" table:number-columns-repeated="11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/>
          <table:table-cell table:formula="of:=(6.33/1000)*10^-5" office:value-type="float" office:value="0.0000000633" calcext:value-type="float">
            <text:p>6,33E-008</text:p>
          </table:table-cell>
          <table:table-cell table:number-columns-repeated="20"/>
          <table:table-cell table:style-name="Default" table:number-columns-repeated="3"/>
          <table:table-cell table:number-columns-repeated="2"/>
          <table:table-cell table:style-name="Default" table:number-columns-repeated="11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979"/>
        </table:table-row>
      </table:table>
      <table:table table:name="tex" table:style-name="ta1">
        <table:table-column table:style-name="co1" table:number-columns-repeated="22" table:default-cell-style-name="Default"/>
        <table:table-column table:style-name="co1" table:number-columns-repeated="2" table:default-cell-style-name="ce3"/>
        <table:table-column table:style-name="co1" table:default-cell-style-name="ce4"/>
        <table:table-column table:style-name="co1" table:number-columns-repeated="999" table:default-cell-style-name="Default"/>
        <table:table-row table:style-name="ro1">
          <table:table-cell office:value-type="string" calcext:value-type="string">
            <text:p>Bestimung der Elementarladung mit dem Millikanversuch</text:p>
          </table:table-cell>
          <table:table-cell table:number-columns-repeated="21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6"/>
          <table:table-cell office:value-type="string" calcext:value-type="string">
            <text:p>Stadtnetz-wuppertal.de</text:p>
          </table:table-cell>
          <table:table-cell table:number-columns-repeated="15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7"/>
          <table:table-cell office:value-type="string" calcext:value-type="string">
            <text:p>Druck/mbar</text:p>
          </table:table-cell>
          <table:table-cell office:value-type="string" calcext:value-type="string">
            <text:p>Fehler/mbar</text:p>
          </table:table-cell>
          <table:table-cell table:number-columns-repeated="13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7"/>
          <table:table-cell table:formula="of:=1018/1000" office:value-type="float" office:value="1.018" calcext:value-type="float">
            <text:p>1,018</text:p>
          </table:table-cell>
          <table:table-cell table:formula="of:=5/1000" office:value-type="float" office:value="0.005" calcext:value-type="float">
            <text:p>0,005</text:p>
          </table:table-cell>
          <table:table-cell table:number-columns-repeated="13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7"/>
          <table:table-cell office:value-type="string" calcext:value-type="string">
            <text:p>B/mbar*m</text:p>
          </table:table-cell>
          <table:table-cell office:value-type="string" calcext:value-type="string">
            <text:p>$\nu$/(Ns/m$^2$)</text:p>
          </table:table-cell>
          <table:table-cell table:number-columns-repeated="13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7"/>
          <table:table-cell table:formula="of:=(6.33/1000)*10^-5" office:value-type="float" office:value="0.0000000633" calcext:value-type="float">
            <text:p>6,33E-008</text:p>
          </table:table-cell>
          <table:table-cell table:style-name="ce11" office:value-type="float" office:value="0.0000181" calcext:value-type="float">
            <text:p>1,81E-005</text:p>
          </table:table-cell>
          <table:table-cell table:number-columns-repeated="13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7"/>
          <table:table-cell office:value-type="string" calcext:value-type="string">
            <text:p>d/m</text:p>
          </table:table-cell>
          <table:table-cell office:value-type="string" calcext:value-type="string">
            <text:p>$\roh_\text{Oel}$/(kg/m$^3$)</text:p>
          </table:table-cell>
          <table:table-cell table:number-columns-repeated="12"/>
          <table:table-cell table:formula="of:=9*(1.81*10^-5)*[.G62]" office:value-type="float" office:value="0.00000000467096774193548" calcext:value-type="float">
            <text:p>4,67096774193548E-009</text:p>
          </table:table-cell>
          <table:table-cell table:style-name="Default" table:formula="of:=[.V7]/[.V8]" office:value-type="float" office:value="0.000000000000272393307040607" calcext:value-type="float">
            <text:p>2,72393307040607E-013</text:p>
          </table:table-cell>
          <table:table-cell table:style-name="Default" table:formula="of:=SQRT([.W7])" office:value-type="float" office:value="0.00000052191312211958" calcext:value-type="float">
            <text:p>5,2191312211958E-007</text:p>
          </table:table-cell>
          <table:table-cell table:style-name="Default"/>
          <table:table-cell table:number-columns-repeated="999"/>
        </table:table-row>
        <table:table-row table:style-name="ro1">
          <table:table-cell table:number-columns-repeated="7"/>
          <table:table-cell table:style-name="ce11" office:value-type="float" office:value="0.006" calcext:value-type="float">
            <text:p>6,00E-003</text:p>
          </table:table-cell>
          <table:table-cell office:value-type="float" office:value="875.3" calcext:value-type="float">
            <text:p>875,3</text:p>
          </table:table-cell>
          <table:table-cell table:number-columns-repeated="12"/>
          <table:table-cell table:formula="of:=2*874*9.81" office:value-type="float" office:value="17147.88" calcext:value-type="float">
            <text:p>17147,88</text:p>
          </table:table-cell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7"/>
          <table:table-cell office:value-type="string" calcext:value-type="string">
            <text:p>$\roh_\text{L}$/(kg/m$^3$)</text:p>
          </table:table-cell>
          <table:table-cell office:value-type="string" calcext:value-type="string">
            <text:p>$\roh$/(kg/m$^3$)</text:p>
          </table:table-cell>
          <table:table-cell table:number-columns-repeated="13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7"/>
          <table:table-cell office:value-type="float" office:value="1.29" calcext:value-type="float">
            <text:p>1,29</text:p>
          </table:table-cell>
          <table:table-cell office:value-type="float" office:value="874" calcext:value-type="float">
            <text:p>874</text:p>
          </table:table-cell>
          <table:table-cell table:number-columns-repeated="13"/>
          <table:table-cell table:style-name="Default" table:number-columns-repeated="3"/>
          <table:table-cell table:number-columns-repeated="999"/>
        </table:table-row>
        <table:table-row table:style-name="ro1" table:number-rows-repeated="2">
          <table:table-cell table:number-columns-repeated="22"/>
          <table:table-cell table:style-name="Default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Nummer der Messung</text:p>
          </table:table-cell>
          <table:table-cell/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Fehler</text:p>
          </table:table-cell>
          <table:table-cell/>
          <table:table-cell office:value-type="string" calcext:value-type="string">
            <text:p>Fehler/s</text:p>
          </table:table-cell>
          <table:table-cell table:number-columns-repeated="5"/>
          <table:table-cell office:value-type="string" calcext:value-type="string">
            <text:p>Fehler</text:p>
          </table:table-cell>
          <table:table-cell/>
          <table:table-cell office:value-type="string" calcext:value-type="string">
            <text:p>Fehler/s</text:p>
          </table:table-cell>
          <table:table-cell/>
          <table:table-cell office:value-type="string" calcext:value-type="string">
            <text:p>Fehler/m</text:p>
          </table:table-cell>
          <table:table-cell table:number-columns-repeated="3"/>
          <table:table-cell office:value-type="string" calcext:value-type="string">
            <text:p>Radius_2/m</text:p>
          </table:table-cell>
          <table:table-cell/>
          <table:table-cell office:value-type="string" calcext:value-type="string">
            <text:p>Hilfsterm 1</text:p>
          </table:table-cell>
          <table:table-cell office:value-type="string" calcext:value-type="string">
            <text:p>Hilfsterm 2</text:p>
          </table:table-cell>
          <table:table-cell office:value-type="string" calcext:value-type="string">
            <text:p>Subhilfsterm</text:p>
          </table:table-cell>
          <table:table-cell table:number-columns-repeated="2" office:value-type="string" calcext:value-type="string">
            <text:p>Subsubterm</text:p>
          </table:table-cell>
          <table:table-cell table:number-columns-repeated="2"/>
          <table:table-cell table:style-name="ce3" office:value-type="string" calcext:value-type="string">
            <text:p>Hilfsterm 1</text:p>
          </table:table-cell>
          <table:table-cell table:style-name="ce6" office:value-type="string" calcext:value-type="string">
            <text:p>Hilfsterm 2</text:p>
          </table:table-cell>
          <table:table-cell table:style-name="ce3" office:value-type="string" calcext:value-type="string">
            <text:p>Hilfsterm 3</text:p>
          </table:table-cell>
          <table:table-cell/>
          <table:table-cell table:style-name="ce3" office:value-type="string" calcext:value-type="string">
            <text:p>Hilfsterme</text:p>
          </table:table-cell>
          <table:table-cell/>
          <table:table-cell table:style-name="ce3" office:value-type="string" calcext:value-type="string">
            <text:p>Hilfsterm 1</text:p>
          </table:table-cell>
          <table:table-cell table:style-name="ce3" office:value-type="string" calcext:value-type="string">
            <text:p>Hilfsterm 2</text:p>
          </table:table-cell>
          <table:table-cell table:style-name="ce3" office:value-type="string" calcext:value-type="string">
            <text:p>Hilfsterm 3</text:p>
          </table:table-cell>
          <table:table-cell table:number-columns-repeated="2"/>
          <table:table-cell office:value-type="string" calcext:value-type="string">
            <text:p>Q_k_2/C</text:p>
          </table:table-cell>
          <table:table-cell table:style-name="ce3" office:value-type="string" calcext:value-type="string">
            <text:p>Hilfsterme</text:p>
          </table:table-cell>
          <table:table-cell office:value-type="string" calcext:value-type="string">
            <text:p>Fehler/C</text:p>
          </table:table-cell>
          <table:table-cell/>
          <table:table-cell table:style-name="ce8" office:value-type="string" calcext:value-type="string">
            <text:p>Plotdaten</text:p>
          </table:table-cell>
          <table:table-cell table:number-columns-repeated="97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5"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table:formula="of:=(10^-4)*(1/1.875)*[.M14]" office:value-type="float" office:value="0.0000266666666666667" calcext:value-type="float">
            <text:p>2,66666666666667E-005</text:p>
          </table:table-cell>
          <table:table-cell table:number-columns-repeated="3"/>
          <table:table-cell table:formula="of:=SQRT((9*[.G62]*(1.8*10^-5))/(2*9.81*874))" office:value-type="float" office:value="0.000000520469376277407" calcext:value-type="float">
            <text:p>5,20469376277407E-007</text:p>
          </table:table-cell>
          <table:table-cell/>
          <table:table-cell table:formula="of:=((([.$H$6]*[.$I$4])/([.$H$4]^2*2))*(1+[.$H$6]/([.$H$4]*SQRT(([.$H$6]^2/[.$H$4]^2)+(18*1.81*10^-5*[.G62]/(9.81*874))))))^2" office:value-type="float" office:value="2.61739475351764E-020" calcext:value-type="float">
            <text:p>2,61739475351764E-020</text:p>
          </table:table-cell>
          <table:table-cell table:formula="of:=(9*1.81*10^-5*[.H62])/(2*9.81*874*[.Y14])^2" office:value-type="float" office:value="5.60721155828853E-026" calcext:value-type="float">
            <text:p>5,60721155828853E-026</text:p>
          </table:table-cell>
          <table:table-cell table:formula="of:=SQRT([.Z14]+[.AA14]*[.G62])" office:value-type="float" office:value="4010.25541570735" calcext:value-type="float">
            <text:p>4010,2554157074</text:p>
          </table:table-cell>
          <table:table-cell table:formula="of:=[.$H$4]/[.$H$6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number-columns-repeated="2"/>
          <table:table-cell table:style-name="ce3" table:formula="of:=(((((3*SQRT([.G62]))/(2*[.B62]))+([.O62]/(2*[.B62]*SQRT([.G62]))))*[.H62])^2)" office:value-type="float" office:value="6.89596763716896E-021" calcext:value-type="float">
            <text:p>6,89596763716896E-021</text:p>
          </table:table-cell>
          <table:table-cell table:style-name="ce3" table:formula="of:=((SQRT([.G62])*[.P62])/[.B62])^2" office:value-type="float" office:value="5.18072471564466E-021" calcext:value-type="float">
            <text:p>5,18072471564466E-021</text:p>
          </table:table-cell>
          <table:table-cell table:style-name="ce3" table:formula="of:=(([.G62]+[.O62])*(SQRT([.G62])/[.B62]^2)*[.C14])^2" office:value-type="float" office:value="4.63938671124392E-023" calcext:value-type="float">
            <text:p>4,63938671124392E-023</text:p>
          </table:table-cell>
          <table:table-cell/>
          <table:table-cell table:style-name="ce3" table:formula="of:=([.$H$6]/([.$H$4]*[.U61]))" office:value-type="float" office:value="0.126448408842508" calcext:value-type="float">
            <text:p>0,1264484088</text:p>
          </table:table-cell>
          <table:table-cell/>
          <table:table-cell table:style-name="ce3" table:formula="of:=([.$W$61]/(1+([.$H$6]/([.$H$4]*[.U61])^(3/2))))^2" office:value-type="float" office:value="1.50137861406545E-044" calcext:value-type="float">
            <text:p>1,50137861406545E-044</text:p>
          </table:table-cell>
          <table:table-cell table:style-name="ce3" table:formula="of:=((3*[.V61]*[.$H$6]*[.$I$4])/(2*(1+([.$H$6]/([.$H$4]*[.U61])^(5/2)))*[.$H$4]^2*[.U61]))^2" office:value-type="float" office:value="7.70925593983263E-061" calcext:value-type="float">
            <text:p>7,70925593983263E-061</text:p>
          </table:table-cell>
          <table:table-cell table:style-name="ce3" table:formula="of:=((3*[.V61]*[.$H$6]*[.S61])/(2*(1+([.$H$6]/([.$H$4]*[.U61])^(5/2)))*[.$H$4]*[.U61]^2))^2" office:value-type="float" office:value="3.45901975923023E-063" calcext:value-type="float">
            <text:p>3,45901975923023E-063</text:p>
          </table:table-cell>
          <table:table-cell table:number-columns-repeated="2"/>
          <table:table-cell table:formula="of:=[.V61]/(1+[.AP14])^(3/2)" office:value-type="float" office:value="2.84078420396982E-019" calcext:value-type="float">
            <text:p>2,84078420396982E-019</text:p>
          </table:table-cell>
          <table:table-cell table:style-name="ce3" table:formula="of:=([.$H$6]/([.$H$4]*[.U14]))" office:value-type="float" office:value="0.119470519104556" calcext:value-type="float">
            <text:p>0,1194705191</text:p>
          </table:table-cell>
          <table:table-cell table:number-columns-repeated="2"/>
          <table:table-cell table:style-name="ce8" table:formula="of:=10^19*[.X61]" office:value-type="float" office:value="2.8144288706989" calcext:value-type="float">
            <text:p>2,8144288707</text:p>
          </table:table-cell>
          <table:table-cell table:number-columns-repeated="97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5"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table:formula="of:=(10^-4)*(1/1.875)*[.M15]" office:value-type="float" office:value="0.0000266666666666667" calcext:value-type="float">
            <text:p>2,66666666666667E-005</text:p>
          </table:table-cell>
          <table:table-cell table:number-columns-repeated="3"/>
          <table:table-cell table:formula="of:=SQRT((9*[.G63]*(1.8*10^-5))/(2*9.81*874))" office:value-type="float" office:value="0.000000505089224480377" calcext:value-type="float">
            <text:p>5,05089224480377E-007</text:p>
          </table:table-cell>
          <table:table-cell/>
          <table:table-cell table:formula="of:=((([.$H$6]*[.$I$4])/([.$H$4]^2*2))*(1+[.$H$6]/([.$H$4]*SQRT(([.$H$6]^2/[.$H$4]^2)+(18*1.81*10^-5*[.G63]/(9.81*874))))))^2" office:value-type="float" office:value="2.62631597149915E-020" calcext:value-type="float">
            <text:p>2,62631597149915E-020</text:p>
          </table:table-cell>
          <table:table-cell table:formula="of:=(9*1.81*10^-5*[.H63])/(2*9.81*874*[.Y15])^2" office:value-type="float" office:value="2.60667218204694E-026" calcext:value-type="float">
            <text:p>2,60667218204694E-026</text:p>
          </table:table-cell>
          <table:table-cell table:formula="of:=SQRT([.Z15]+[.AA15]*[.G63])" office:value-type="float" office:value="4010.25541570735" calcext:value-type="float">
            <text:p>4010,2554157074</text:p>
          </table:table-cell>
          <table:table-cell table:formula="of:=[.$H$4]/[.$H$6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number-columns-repeated="2"/>
          <table:table-cell table:style-name="ce3" table:formula="of:=(((((3*SQRT([.G63]))/(2*[.B63]))+([.O63]/(2*[.B63]*SQRT([.G63]))))*[.H63])^2)" office:value-type="float" office:value="4.99960230818549E-022" calcext:value-type="float">
            <text:p>4,99960230818549E-022</text:p>
          </table:table-cell>
          <table:table-cell table:style-name="ce3" table:formula="of:=((SQRT([.G63])*[.P63])/[.B63])^2" office:value-type="float" office:value="1.06361034879597E-021" calcext:value-type="float">
            <text:p>1,06361034879597E-021</text:p>
          </table:table-cell>
          <table:table-cell table:style-name="ce3" table:formula="of:=(([.G63]+[.O63])*(SQRT([.G63])/[.B63]^2)*[.C15])^2" office:value-type="float" office:value="4.24210992023091E-024" calcext:value-type="float">
            <text:p>4,24210992023091E-024</text:p>
          </table:table-cell>
          <table:table-cell/>
          <table:table-cell table:style-name="ce3" table:formula="of:=([.$H$6]/([.$H$4]*[.U62]))" office:value-type="float" office:value="0.130534944583449" calcext:value-type="float">
            <text:p>0,1305349446</text:p>
          </table:table-cell>
          <table:table-cell/>
          <table:table-cell table:style-name="ce3" table:formula="of:=([.$W$61]/(1+([.$H$6]/([.$H$4]*[.U62])^(3/2))))^2" office:value-type="float" office:value="1.36544799600026E-044" calcext:value-type="float">
            <text:p>1,36544799600026E-044</text:p>
          </table:table-cell>
          <table:table-cell table:style-name="ce3" table:formula="of:=((3*[.V62]*[.$H$6]*[.$I$4])/(2*(1+([.$H$6]/([.$H$4]*[.U62])^(5/2)))*[.$H$4]^2*[.U62]))^2" office:value-type="float" office:value="2.67844292481171E-061" calcext:value-type="float">
            <text:p>2,67844292481171E-061</text:p>
          </table:table-cell>
          <table:table-cell table:style-name="ce3" table:formula="of:=((3*[.V62]*[.$H$6]*[.S62])/(2*(1+([.$H$6]/([.$H$4]*[.U62])^(5/2)))*[.$H$4]*[.U62]^2))^2" office:value-type="float" office:value="1.28507082459428E-063" calcext:value-type="float">
            <text:p>1,28507082459428E-063</text:p>
          </table:table-cell>
          <table:table-cell table:number-columns-repeated="2"/>
          <table:table-cell table:formula="of:=[.V62]/(1+[.AP15])^(3/2)" office:value-type="float" office:value="1.74775195314392E-019" calcext:value-type="float">
            <text:p>1,74775195314392E-019</text:p>
          </table:table-cell>
          <table:table-cell table:style-name="ce3" table:formula="of:=([.$H$6]/([.$H$4]*[.U15]))" office:value-type="float" office:value="0.123108440149077" calcext:value-type="float">
            <text:p>0,1231084401</text:p>
          </table:table-cell>
          <table:table-cell table:number-columns-repeated="2"/>
          <table:table-cell table:style-name="ce8" table:formula="of:=10^19*[.X62]" office:value-type="float" office:value="1.73055874516753" calcext:value-type="float">
            <text:p>1,7305587452</text:p>
          </table:table-cell>
          <table:table-cell table:number-columns-repeated="97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5"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table:formula="of:=(10^-4)*(1/1.875)*[.M16]" office:value-type="float" office:value="0.0000266666666666667" calcext:value-type="float">
            <text:p>2,66666666666667E-005</text:p>
          </table:table-cell>
          <table:table-cell table:number-columns-repeated="3"/>
          <table:table-cell table:formula="of:=SQRT((9*[.G64]*(1.8*10^-5))/(2*9.81*874))" office:value-type="float" office:value="0.000000670722139653027" calcext:value-type="float">
            <text:p>6,70722139653027E-007</text:p>
          </table:table-cell>
          <table:table-cell/>
          <table:table-cell table:formula="of:=((([.$H$6]*[.$I$4])/([.$H$4]^2*2))*(1+[.$H$6]/([.$H$4]*SQRT(([.$H$6]^2/[.$H$4]^2)+(18*1.81*10^-5*[.G64]/(9.81*874))))))^2" office:value-type="float" office:value="2.55214808733384E-020" calcext:value-type="float">
            <text:p>2,55214808733384E-020</text:p>
          </table:table-cell>
          <table:table-cell table:formula="of:=(9*1.81*10^-5*[.H64])/(2*9.81*874*[.Y16])^2" office:value-type="float" office:value="5.49761501707605E-026" calcext:value-type="float">
            <text:p>5,49761501707605E-026</text:p>
          </table:table-cell>
          <table:table-cell table:formula="of:=SQRT([.Z16]+[.AA16]*[.G64])" office:value-type="float" office:value="4010.25541570735" calcext:value-type="float">
            <text:p>4010,2554157074</text:p>
          </table:table-cell>
          <table:table-cell table:formula="of:=[.$H$4]/[.$H$6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number-columns-repeated="2"/>
          <table:table-cell table:style-name="ce3" table:formula="of:=(((((3*SQRT([.G64]))/(2*[.B64]))+([.O64]/(2*[.B64]*SQRT([.G64]))))*[.H64])^2)" office:value-type="float" office:value="1.44742780103206E-021" calcext:value-type="float">
            <text:p>1,44742780103206E-021</text:p>
          </table:table-cell>
          <table:table-cell table:style-name="ce3" table:formula="of:=((SQRT([.G64])*[.P64])/[.B64])^2" office:value-type="float" office:value="7.53708377690044E-023" calcext:value-type="float">
            <text:p>7,53708377690044E-023</text:p>
          </table:table-cell>
          <table:table-cell table:style-name="ce3" table:formula="of:=(([.G64]+[.O64])*(SQRT([.G64])/[.B64]^2)*[.C16])^2" office:value-type="float" office:value="3.68141177122554E-024" calcext:value-type="float">
            <text:p>3,68141177122554E-024</text:p>
          </table:table-cell>
          <table:table-cell/>
          <table:table-cell table:style-name="ce3" table:formula="of:=([.$H$6]/([.$H$4]*[.U63]))" office:value-type="float" office:value="0.096822998753088" calcext:value-type="float">
            <text:p>0,0968229988</text:p>
          </table:table-cell>
          <table:table-cell/>
          <table:table-cell table:style-name="ce3" table:formula="of:=([.$W$61]/(1+([.$H$6]/([.$H$4]*[.U63])^(3/2))))^2" office:value-type="float" office:value="3.3259668329039E-044" calcext:value-type="float">
            <text:p>3,3259668329039E-044</text:p>
          </table:table-cell>
          <table:table-cell table:style-name="ce3" table:formula="of:=((3*[.V63]*[.$H$6]*[.$I$4])/(2*(1+([.$H$6]/([.$H$4]*[.U63])^(5/2)))*[.$H$4]^2*[.U63]))^2" office:value-type="float" office:value="5.69586454274869E-061" calcext:value-type="float">
            <text:p>5,69586454274869E-061</text:p>
          </table:table-cell>
          <table:table-cell table:style-name="ce3" table:formula="of:=((3*[.V63]*[.$H$6]*[.S63])/(2*(1+([.$H$6]/([.$H$4]*[.U63])^(5/2)))*[.$H$4]*[.U63]^2))^2" office:value-type="float" office:value="1.46105713808062E-063" calcext:value-type="float">
            <text:p>1,46105713808062E-063</text:p>
          </table:table-cell>
          <table:table-cell table:number-columns-repeated="2"/>
          <table:table-cell table:formula="of:=[.V63]/(1+[.AP16])^(3/2)" office:value-type="float" office:value="1.69657431283801E-019" calcext:value-type="float">
            <text:p>1,69657431283801E-019</text:p>
          </table:table-cell>
          <table:table-cell table:style-name="ce3" table:formula="of:=([.$H$6]/([.$H$4]*[.U16]))" office:value-type="float" office:value="0.0927071627515576" calcext:value-type="float">
            <text:p>0,0927071628</text:p>
          </table:table-cell>
          <table:table-cell table:number-columns-repeated="2"/>
          <table:table-cell table:style-name="ce8" table:formula="of:=10^19*[.X63]" office:value-type="float" office:value="1.68703366666799" calcext:value-type="float">
            <text:p>1,6870336667</text:p>
          </table:table-cell>
          <table:table-cell table:number-columns-repeated="97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5"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table:formula="of:=(10^-4)*(1/1.875)*[.M17]" office:value-type="float" office:value="0.0000266666666666667" calcext:value-type="float">
            <text:p>2,66666666666667E-005</text:p>
          </table:table-cell>
          <table:table-cell table:number-columns-repeated="3"/>
          <table:table-cell table:formula="of:=SQRT((9*[.G65]*(1.8*10^-5))/(2*9.81*874))" office:value-type="float" office:value="0.00000062255822789471" calcext:value-type="float">
            <text:p>6,2255822789471E-007</text:p>
          </table:table-cell>
          <table:table-cell/>
          <table:table-cell table:formula="of:=((([.$H$6]*[.$I$4])/([.$H$4]^2*2))*(1+[.$H$6]/([.$H$4]*SQRT(([.$H$6]^2/[.$H$4]^2)+(18*1.81*10^-5*[.G65]/(9.81*874))))))^2" office:value-type="float" office:value="2.56956581535549E-020" calcext:value-type="float">
            <text:p>2,56956581535549E-020</text:p>
          </table:table-cell>
          <table:table-cell table:formula="of:=(9*1.81*10^-5*[.H65])/(2*9.81*874*[.Y17])^2" office:value-type="float" office:value="8.91485559228235E-026" calcext:value-type="float">
            <text:p>8,91485559228235E-026</text:p>
          </table:table-cell>
          <table:table-cell table:formula="of:=SQRT([.Z17]+[.AA17]*[.G65])" office:value-type="float" office:value="4010.25541570735" calcext:value-type="float">
            <text:p>4010,2554157074</text:p>
          </table:table-cell>
          <table:table-cell table:formula="of:=[.$H$4]/[.$H$6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number-columns-repeated="2"/>
          <table:table-cell table:style-name="ce3" table:formula="of:=(((((3*SQRT([.G65]))/(2*[.B65]))+([.O65]/(2*[.B65]*SQRT([.G65]))))*[.H65])^2)" office:value-type="float" office:value="3.06277226940278E-020" calcext:value-type="float">
            <text:p>3,06277226940278E-020</text:p>
          </table:table-cell>
          <table:table-cell table:style-name="ce3" table:formula="of:=((SQRT([.G65])*[.P65])/[.B65])^2" office:value-type="float" office:value="1.28618408620069E-021" calcext:value-type="float">
            <text:p>1,28618408620069E-021</text:p>
          </table:table-cell>
          <table:table-cell table:style-name="ce3" table:formula="of:=(([.G65]+[.O65])*(SQRT([.G65])/[.B65]^2)*[.C17])^2" office:value-type="float" office:value="2.02356961842488E-022" calcext:value-type="float">
            <text:p>2,02356961842488E-022</text:p>
          </table:table-cell>
          <table:table-cell/>
          <table:table-cell table:style-name="ce3" table:formula="of:=([.$H$6]/([.$H$4]*[.U64]))" office:value-type="float" office:value="0.104686946112278" calcext:value-type="float">
            <text:p>0,1046869461</text:p>
          </table:table-cell>
          <table:table-cell/>
          <table:table-cell table:style-name="ce3" table:formula="of:=([.$W$61]/(1+([.$H$6]/([.$H$4]*[.U64])^(3/2))))^2" office:value-type="float" office:value="2.63615776811044E-044" calcext:value-type="float">
            <text:p>2,63615776811044E-044</text:p>
          </table:table-cell>
          <table:table-cell table:style-name="ce3" table:formula="of:=((3*[.V64]*[.$H$6]*[.$I$4])/(2*(1+([.$H$6]/([.$H$4]*[.U64])^(5/2)))*[.$H$4]^2*[.U64]))^2" office:value-type="float" office:value="2.54899318858504E-060" calcext:value-type="float">
            <text:p>2,54899318858504E-060</text:p>
          </table:table-cell>
          <table:table-cell table:style-name="ce3" table:formula="of:=((3*[.V64]*[.$H$6]*[.S64])/(2*(1+([.$H$6]/([.$H$4]*[.U64])^(5/2)))*[.$H$4]*[.U64]^2))^2" office:value-type="float" office:value="7.69588683145012E-063" calcext:value-type="float">
            <text:p>7,69588683145012E-063</text:p>
          </table:table-cell>
          <table:table-cell table:number-columns-repeated="2"/>
          <table:table-cell table:formula="of:=[.V64]/(1+[.AP17])^(3/2)" office:value-type="float" office:value="3.99564116856965E-019" calcext:value-type="float">
            <text:p>3,99564116856965E-019</text:p>
          </table:table-cell>
          <table:table-cell table:style-name="ce3" table:formula="of:=([.$H$6]/([.$H$4]*[.U17]))" office:value-type="float" office:value="0.0998794068984699" calcext:value-type="float">
            <text:p>0,0998794069</text:p>
          </table:table-cell>
          <table:table-cell table:number-columns-repeated="2"/>
          <table:table-cell table:style-name="ce8" table:formula="of:=10^19*[.X64]" office:value-type="float" office:value="3.969586338563" calcext:value-type="float">
            <text:p>3,9695863386</text:p>
          </table:table-cell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5"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table:formula="of:=(10^-4)*(1/1.875)*[.M18]" office:value-type="float" office:value="0.0000266666666666667" calcext:value-type="float">
            <text:p>2,66666666666667E-005</text:p>
          </table:table-cell>
          <table:table-cell table:number-columns-repeated="3"/>
          <table:table-cell table:formula="of:=SQRT((9*[.G66]*(1.8*10^-5))/(2*9.81*874))" office:value-type="float" office:value="0.000000632362897654141" calcext:value-type="float">
            <text:p>6,32362897654141E-007</text:p>
          </table:table-cell>
          <table:table-cell/>
          <table:table-cell table:formula="of:=((([.$H$6]*[.$I$4])/([.$H$4]^2*2))*(1+[.$H$6]/([.$H$4]*SQRT(([.$H$6]^2/[.$H$4]^2)+(18*1.81*10^-5*[.G66]/(9.81*874))))))^2" office:value-type="float" office:value="2.56580077591982E-020" calcext:value-type="float">
            <text:p>2,56580077591982E-020</text:p>
          </table:table-cell>
          <table:table-cell table:formula="of:=(9*1.81*10^-5*[.H66])/(2*9.81*874*[.Y18])^2" office:value-type="float" office:value="9.30748528418944E-026" calcext:value-type="float">
            <text:p>9,30748528418944E-026</text:p>
          </table:table-cell>
          <table:table-cell table:formula="of:=SQRT([.Z18]+[.AA18]*[.G66])" office:value-type="float" office:value="4010.25541570735" calcext:value-type="float">
            <text:p>4010,2554157074</text:p>
          </table:table-cell>
          <table:table-cell table:formula="of:=[.$H$4]/[.$H$6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number-columns-repeated="2"/>
          <table:table-cell table:style-name="ce3" table:formula="of:=(((((3*SQRT([.G66]))/(2*[.B66]))+([.O66]/(2*[.B66]*SQRT([.G66]))))*[.H66])^2)" office:value-type="float" office:value="4.52270255119946E-020" calcext:value-type="float">
            <text:p>4,52270255119946E-020</text:p>
          </table:table-cell>
          <table:table-cell table:style-name="ce3" table:formula="of:=((SQRT([.G66])*[.P66])/[.B66])^2" office:value-type="float" office:value="9.36651678853379E-021" calcext:value-type="float">
            <text:p>9,36651678853379E-021</text:p>
          </table:table-cell>
          <table:table-cell table:style-name="ce3" table:formula="of:=(([.G66]+[.O66])*(SQRT([.G66])/[.B66]^2)*[.C18])^2" office:value-type="float" office:value="4.05783938408651E-022" calcext:value-type="float">
            <text:p>4,05783938408651E-022</text:p>
          </table:table-cell>
          <table:table-cell/>
          <table:table-cell table:style-name="ce3" table:formula="of:=([.$H$6]/([.$H$4]*[.U65]))" office:value-type="float" office:value="0.102984339864025" calcext:value-type="float">
            <text:p>0,1029843399</text:p>
          </table:table-cell>
          <table:table-cell/>
          <table:table-cell table:style-name="ce3" table:formula="of:=([.$W$61]/(1+([.$H$6]/([.$H$4]*[.U65])^(3/2))))^2" office:value-type="float" office:value="2.76806296833094E-044" calcext:value-type="float">
            <text:p>2,76806296833094E-044</text:p>
          </table:table-cell>
          <table:table-cell table:style-name="ce3" table:formula="of:=((3*[.V65]*[.$H$6]*[.$I$4])/(2*(1+([.$H$6]/([.$H$4]*[.U65])^(5/2)))*[.$H$4]^2*[.U65]))^2" office:value-type="float" office:value="5.36919777670006E-060" calcext:value-type="float">
            <text:p>5,36919777670006E-060</text:p>
          </table:table-cell>
          <table:table-cell table:style-name="ce3" table:formula="of:=((3*[.V65]*[.$H$6]*[.S65])/(2*(1+([.$H$6]/([.$H$4]*[.U65])^(5/2)))*[.$H$4]*[.U65]^2))^2" office:value-type="float" office:value="1.56646238763404E-062" calcext:value-type="float">
            <text:p>1,56646238763404E-062</text:p>
          </table:table-cell>
          <table:table-cell table:number-columns-repeated="2"/>
          <table:table-cell table:formula="of:=[.V65]/(1+[.AP18])^(3/2)" office:value-type="float" office:value="5.67012581756412E-019" calcext:value-type="float">
            <text:p>5,67012581756412E-019</text:p>
          </table:table-cell>
          <table:table-cell table:style-name="ce3" table:formula="of:=([.$H$6]/([.$H$4]*[.U18]))" office:value-type="float" office:value="0.0983307951692869" calcext:value-type="float">
            <text:p>0,0983307952</text:p>
          </table:table-cell>
          <table:table-cell table:number-columns-repeated="2"/>
          <table:table-cell table:style-name="ce8" table:formula="of:=10^19*[.X65]" office:value-type="float" office:value="5.63427988728123" calcext:value-type="float">
            <text:p>5,6342798873</text:p>
          </table:table-cell>
          <table:table-cell table:number-columns-repeated="979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5"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table:formula="of:=(10^-4)*(1/1.875)*[.M19]" office:value-type="float" office:value="0.0000266666666666667" calcext:value-type="float">
            <text:p>2,66666666666667E-005</text:p>
          </table:table-cell>
          <table:table-cell table:number-columns-repeated="3"/>
          <table:table-cell table:formula="of:=SQRT((9*[.G67]*(1.8*10^-5))/(2*9.81*874))" office:value-type="float" office:value="0.000000589478069116332" calcext:value-type="float">
            <text:p>5,89478069116332E-007</text:p>
          </table:table-cell>
          <table:table-cell/>
          <table:table-cell table:formula="of:=((([.$H$6]*[.$I$4])/([.$H$4]^2*2))*(1+[.$H$6]/([.$H$4]*SQRT(([.$H$6]^2/[.$H$4]^2)+(18*1.81*10^-5*[.G67]/(9.81*874))))))^2" office:value-type="float" office:value="2.58321229181296E-020" calcext:value-type="float">
            <text:p>2,58321229181296E-020</text:p>
          </table:table-cell>
          <table:table-cell table:formula="of:=(9*1.81*10^-5*[.H67])/(2*9.81*874*[.Y19])^2" office:value-type="float" office:value="7.69564043470416E-026" calcext:value-type="float">
            <text:p>7,69564043470416E-026</text:p>
          </table:table-cell>
          <table:table-cell table:formula="of:=SQRT([.Z19]+[.AA19]*[.G67])" office:value-type="float" office:value="4010.25541570735" calcext:value-type="float">
            <text:p>4010,2554157074</text:p>
          </table:table-cell>
          <table:table-cell table:formula="of:=[.$H$4]/[.$H$6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number-columns-repeated="2"/>
          <table:table-cell table:style-name="ce3" table:formula="of:=(((((3*SQRT([.G67]))/(2*[.B67]))+([.O67]/(2*[.B67]*SQRT([.G67]))))*[.H67])^2)" office:value-type="float" office:value="2.20546518527979E-020" calcext:value-type="float">
            <text:p>2,20546518527979E-020</text:p>
          </table:table-cell>
          <table:table-cell table:style-name="ce3" table:formula="of:=((SQRT([.G67])*[.P67])/[.B67])^2" office:value-type="float" office:value="1.64918860922465E-021" calcext:value-type="float">
            <text:p>1,64918860922465E-021</text:p>
          </table:table-cell>
          <table:table-cell table:style-name="ce3" table:formula="of:=(([.G67]+[.O67])*(SQRT([.G67])/[.B67]^2)*[.C19])^2" office:value-type="float" office:value="1.73876523437459E-022" calcext:value-type="float">
            <text:p>1,73876523437459E-022</text:p>
          </table:table-cell>
          <table:table-cell/>
          <table:table-cell table:style-name="ce3" table:formula="of:=([.$H$6]/([.$H$4]*[.U66]))" office:value-type="float" office:value="0.110870756795672" calcext:value-type="float">
            <text:p>0,1108707568</text:p>
          </table:table-cell>
          <table:table-cell/>
          <table:table-cell table:style-name="ce3" table:formula="of:=([.$W$61]/(1+([.$H$6]/([.$H$4]*[.U66])^(3/2))))^2" office:value-type="float" office:value="2.22190948504282E-044" calcext:value-type="float">
            <text:p>2,22190948504282E-044</text:p>
          </table:table-cell>
          <table:table-cell table:style-name="ce3" table:formula="of:=((3*[.V66]*[.$H$6]*[.$I$4])/(2*(1+([.$H$6]/([.$H$4]*[.U66])^(5/2)))*[.$H$4]^2*[.U66]))^2" office:value-type="float" office:value="1.84381791339736E-060" calcext:value-type="float">
            <text:p>1,84381791339736E-060</text:p>
          </table:table-cell>
          <table:table-cell table:style-name="ce3" table:formula="of:=((3*[.V66]*[.$H$6]*[.S66])/(2*(1+([.$H$6]/([.$H$4]*[.U66])^(5/2)))*[.$H$4]*[.U66]^2))^2" office:value-type="float" office:value="6.27707228129503E-063" calcext:value-type="float">
            <text:p>6,27707228129503E-063</text:p>
          </table:table-cell>
          <table:table-cell table:number-columns-repeated="2"/>
          <table:table-cell table:formula="of:=[.V66]/(1+[.AP19])^(3/2)" office:value-type="float" office:value="3.67567031149249E-019" calcext:value-type="float">
            <text:p>3,67567031149249E-019</text:p>
          </table:table-cell>
          <table:table-cell table:style-name="ce3" table:formula="of:=([.$H$6]/([.$H$4]*[.U19]))" office:value-type="float" office:value="0.105484410395622" calcext:value-type="float">
            <text:p>0,1054844104</text:p>
          </table:table-cell>
          <table:table-cell table:number-columns-repeated="2"/>
          <table:table-cell table:style-name="ce8" table:formula="of:=10^19*[.X66]" office:value-type="float" office:value="3.64896907572836" calcext:value-type="float">
            <text:p>3,6489690757</text:p>
          </table:table-cell>
          <table:table-cell table:number-columns-repeated="97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5"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table:formula="of:=(10^-4)*(1/1.875)*[.M20]" office:value-type="float" office:value="0.0000266666666666667" calcext:value-type="float">
            <text:p>2,66666666666667E-005</text:p>
          </table:table-cell>
          <table:table-cell table:number-columns-repeated="3"/>
          <table:table-cell table:formula="of:=SQRT((9*[.G68]*(1.8*10^-5))/(2*9.81*874))" office:value-type="float" office:value="0.000000608670423748753" calcext:value-type="float">
            <text:p>6,08670423748753E-007</text:p>
          </table:table-cell>
          <table:table-cell/>
          <table:table-cell table:formula="of:=((([.$H$6]*[.$I$4])/([.$H$4]^2*2))*(1+[.$H$6]/([.$H$4]*SQRT(([.$H$6]^2/[.$H$4]^2)+(18*1.81*10^-5*[.G68]/(9.81*874))))))^2" office:value-type="float" office:value="2.5751106127862E-020" calcext:value-type="float">
            <text:p>2,5751106127862E-020</text:p>
          </table:table-cell>
          <table:table-cell table:formula="of:=(9*1.81*10^-5*[.H68])/(2*9.81*874*[.Y20])^2" office:value-type="float" office:value="8.3837633626614E-026" calcext:value-type="float">
            <text:p>8,3837633626614E-026</text:p>
          </table:table-cell>
          <table:table-cell table:formula="of:=SQRT([.Z20]+[.AA20]*[.G68])" office:value-type="float" office:value="4010.25541570735" calcext:value-type="float">
            <text:p>4010,2554157074</text:p>
          </table:table-cell>
          <table:table-cell table:formula="of:=[.$H$4]/[.$H$6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number-columns-repeated="2"/>
          <table:table-cell table:style-name="ce3" table:formula="of:=(((((3*SQRT([.G68]))/(2*[.B68]))+([.O68]/(2*[.B68]*SQRT([.G68]))))*[.H68])^2)" office:value-type="float" office:value="2.72516116499132E-020" calcext:value-type="float">
            <text:p>2,72516116499132E-020</text:p>
          </table:table-cell>
          <table:table-cell table:style-name="ce3" table:formula="of:=((SQRT([.G68])*[.P68])/[.B68])^2" office:value-type="float" office:value="1.69962844390074E-021" calcext:value-type="float">
            <text:p>1,69962844390074E-021</text:p>
          </table:table-cell>
          <table:table-cell table:style-name="ce3" table:formula="of:=(([.G68]+[.O68])*(SQRT([.G68])/[.B68]^2)*[.C20])^2" office:value-type="float" office:value="1.9948349569879E-022" calcext:value-type="float">
            <text:p>1,9948349569879E-022</text:p>
          </table:table-cell>
          <table:table-cell/>
          <table:table-cell table:style-name="ce3" table:formula="of:=([.$H$6]/([.$H$4]*[.U67]))" office:value-type="float" office:value="0.107197134020704" calcext:value-type="float">
            <text:p>0,107197134</text:p>
          </table:table-cell>
          <table:table-cell/>
          <table:table-cell table:style-name="ce3" table:formula="of:=([.$W$61]/(1+([.$H$6]/([.$H$4]*[.U67])^(3/2))))^2" office:value-type="float" office:value="2.45653592804257E-044" calcext:value-type="float">
            <text:p>2,45653592804257E-044</text:p>
          </table:table-cell>
          <table:table-cell table:style-name="ce3" table:formula="of:=((3*[.V67]*[.$H$6]*[.$I$4])/(2*(1+([.$H$6]/([.$H$4]*[.U67])^(5/2)))*[.$H$4]^2*[.U67]))^2" office:value-type="float" office:value="2.34037561526543E-060" calcext:value-type="float">
            <text:p>2,34037561526543E-060</text:p>
          </table:table-cell>
          <table:table-cell table:style-name="ce3" table:formula="of:=((3*[.V67]*[.$H$6]*[.S67])/(2*(1+([.$H$6]/([.$H$4]*[.U67])^(5/2)))*[.$H$4]*[.U67]^2))^2" office:value-type="float" office:value="7.42493915666566E-063" calcext:value-type="float">
            <text:p>7,42493915666566E-063</text:p>
          </table:table-cell>
          <table:table-cell table:number-columns-repeated="2"/>
          <table:table-cell table:formula="of:=[.V67]/(1+[.AP20])^(3/2)" office:value-type="float" office:value="3.95487281405502E-019" calcext:value-type="float">
            <text:p>3,95487281405502E-019</text:p>
          </table:table-cell>
          <table:table-cell table:style-name="ce3" table:formula="of:=([.$H$6]/([.$H$4]*[.U20]))" office:value-type="float" office:value="0.102158317762377" calcext:value-type="float">
            <text:p>0,1021583178</text:p>
          </table:table-cell>
          <table:table-cell table:number-columns-repeated="2"/>
          <table:table-cell table:style-name="ce8" table:formula="of:=10^19*[.X67]" office:value-type="float" office:value="3.92790581763021" calcext:value-type="float">
            <text:p>3,9279058176</text:p>
          </table:table-cell>
          <table:table-cell table:number-columns-repeated="97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5"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table:formula="of:=(10^-4)*(1/1.875)*[.M21]" office:value-type="float" office:value="0.0000266666666666667" calcext:value-type="float">
            <text:p>2,66666666666667E-005</text:p>
          </table:table-cell>
          <table:table-cell table:number-columns-repeated="3"/>
          <table:table-cell table:formula="of:=SQRT((9*[.G69]*(1.8*10^-5))/(2*9.81*874))" office:value-type="float" office:value="0.000000606444930287133" calcext:value-type="float">
            <text:p>6,06444930287133E-007</text:p>
          </table:table-cell>
          <table:table-cell/>
          <table:table-cell table:formula="of:=((([.$H$6]*[.$I$4])/([.$H$4]^2*2))*(1+[.$H$6]/([.$H$4]*SQRT(([.$H$6]^2/[.$H$4]^2)+(18*1.81*10^-5*[.G69]/(9.81*874))))))^2" office:value-type="float" office:value="2.57602324533359E-020" calcext:value-type="float">
            <text:p>2,57602324533359E-020</text:p>
          </table:table-cell>
          <table:table-cell table:formula="of:=(9*1.81*10^-5*[.H69])/(2*9.81*874*[.Y21])^2" office:value-type="float" office:value="8.30130032433558E-026" calcext:value-type="float">
            <text:p>8,30130032433558E-026</text:p>
          </table:table-cell>
          <table:table-cell table:formula="of:=SQRT([.Z21]+[.AA21]*[.G69])" office:value-type="float" office:value="4010.25541570735" calcext:value-type="float">
            <text:p>4010,2554157074</text:p>
          </table:table-cell>
          <table:table-cell table:formula="of:=[.$H$4]/[.$H$6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number-columns-repeated="2"/>
          <table:table-cell table:style-name="ce3" table:formula="of:=(((((3*SQRT([.G69]))/(2*[.B69]))+([.O69]/(2*[.B69]*SQRT([.G69]))))*[.H69])^2)" office:value-type="float" office:value="2.59920086354423E-020" calcext:value-type="float">
            <text:p>2,59920086354423E-020</text:p>
          </table:table-cell>
          <table:table-cell table:style-name="ce3" table:formula="of:=((SQRT([.G69])*[.P69])/[.B69])^2" office:value-type="float" office:value="1.41417568953629E-021" calcext:value-type="float">
            <text:p>1,41417568953629E-021</text:p>
          </table:table-cell>
          <table:table-cell table:style-name="ce3" table:formula="of:=(([.G69]+[.O69])*(SQRT([.G69])/[.B69]^2)*[.C21])^2" office:value-type="float" office:value="1.86122096941953E-022" calcext:value-type="float">
            <text:p>1,86122096941953E-022</text:p>
          </table:table-cell>
          <table:table-cell/>
          <table:table-cell table:style-name="ce3" table:formula="of:=([.$H$6]/([.$H$4]*[.U68]))" office:value-type="float" office:value="0.107610606799873" calcext:value-type="float">
            <text:p>0,1076106068</text:p>
          </table:table-cell>
          <table:table-cell/>
          <table:table-cell table:style-name="ce3" table:formula="of:=([.$W$61]/(1+([.$H$6]/([.$H$4]*[.U68])^(3/2))))^2" office:value-type="float" office:value="2.42852735368684E-044" calcext:value-type="float">
            <text:p>2,42852735368684E-044</text:p>
          </table:table-cell>
          <table:table-cell table:style-name="ce3" table:formula="of:=((3*[.V68]*[.$H$6]*[.$I$4])/(2*(1+([.$H$6]/([.$H$4]*[.U68])^(5/2)))*[.$H$4]^2*[.U68]))^2" office:value-type="float" office:value="2.15854354128848E-060" calcext:value-type="float">
            <text:p>2,15854354128848E-060</text:p>
          </table:table-cell>
          <table:table-cell table:style-name="ce3" table:formula="of:=((3*[.V68]*[.$H$6]*[.S68])/(2*(1+([.$H$6]/([.$H$4]*[.U68])^(5/2)))*[.$H$4]*[.U68]^2))^2" office:value-type="float" office:value="6.90344445101056E-063" calcext:value-type="float">
            <text:p>6,90344445101056E-063</text:p>
          </table:table-cell>
          <table:table-cell table:number-columns-repeated="2"/>
          <table:table-cell table:formula="of:=[.V68]/(1+[.AP21])^(3/2)" office:value-type="float" office:value="3.81818051984375E-019" calcext:value-type="float">
            <text:p>3,81818051984375E-019</text:p>
          </table:table-cell>
          <table:table-cell table:style-name="ce3" table:formula="of:=([.$H$6]/([.$H$4]*[.U21]))" office:value-type="float" office:value="0.102533211931453" calcext:value-type="float">
            <text:p>0,1025332119</text:p>
          </table:table-cell>
          <table:table-cell table:number-columns-repeated="2"/>
          <table:table-cell table:style-name="ce8" table:formula="of:=10^19*[.X68]" office:value-type="float" office:value="3.79195626410215" calcext:value-type="float">
            <text:p>3,7919562641</text:p>
          </table:table-cell>
          <table:table-cell table:number-columns-repeated="97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5"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table:formula="of:=(10^-4)*(1/1.875)*[.M22]" office:value-type="float" office:value="0.0000266666666666667" calcext:value-type="float">
            <text:p>2,66666666666667E-005</text:p>
          </table:table-cell>
          <table:table-cell table:number-columns-repeated="3"/>
          <table:table-cell table:formula="of:=SQRT((9*[.G70]*(1.8*10^-5))/(2*9.81*874))" office:value-type="float" office:value="0.000000447148093102018" calcext:value-type="float">
            <text:p>4,47148093102018E-007</text:p>
          </table:table-cell>
          <table:table-cell/>
          <table:table-cell table:formula="of:=((([.$H$6]*[.$I$4])/([.$H$4]^2*2))*(1+[.$H$6]/([.$H$4]*SQRT(([.$H$6]^2/[.$H$4]^2)+(18*1.81*10^-5*[.G70]/(9.81*874))))))^2" office:value-type="float" office:value="2.66557826990459E-020" calcext:value-type="float">
            <text:p>2,66557826990459E-020</text:p>
          </table:table-cell>
          <table:table-cell table:formula="of:=(9*1.81*10^-5*[.H70])/(2*9.81*874*[.Y22])^2" office:value-type="float" office:value="3.92174437614273E-026" calcext:value-type="float">
            <text:p>3,92174437614273E-026</text:p>
          </table:table-cell>
          <table:table-cell table:formula="of:=SQRT([.Z22]+[.AA22]*[.G70])" office:value-type="float" office:value="4010.25541570735" calcext:value-type="float">
            <text:p>4010,2554157074</text:p>
          </table:table-cell>
          <table:table-cell table:formula="of:=[.$H$4]/[.$H$6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number-columns-repeated="2"/>
          <table:table-cell table:style-name="ce3" table:formula="of:=(((((3*SQRT([.G70]))/(2*[.B70]))+([.O70]/(2*[.B70]*SQRT([.G70]))))*[.H70])^2)" office:value-type="float" office:value="3.4343518073346E-021" calcext:value-type="float">
            <text:p>3,4343518073346E-021</text:p>
          </table:table-cell>
          <table:table-cell table:style-name="ce3" table:formula="of:=((SQRT([.G70])*[.P70])/[.B70])^2" office:value-type="float" office:value="3.74839518152727E-022" calcext:value-type="float">
            <text:p>3,74839518152727E-022</text:p>
          </table:table-cell>
          <table:table-cell table:style-name="ce3" table:formula="of:=(([.G70]+[.O70])*(SQRT([.G70])/[.B70]^2)*[.C22])^2" office:value-type="float" office:value="3.63585881769643E-023" calcext:value-type="float">
            <text:p>3,63585881769643E-023</text:p>
          </table:table-cell>
          <table:table-cell/>
          <table:table-cell table:style-name="ce3" table:formula="of:=([.$H$6]/([.$H$4]*[.U69]))" office:value-type="float" office:value="0.148624553158093" calcext:value-type="float">
            <text:p>0,1486245532</text:p>
          </table:table-cell>
          <table:table-cell/>
          <table:table-cell table:style-name="ce3" table:formula="of:=([.$W$61]/(1+([.$H$6]/([.$H$4]*[.U69])^(3/2))))^2" office:value-type="float" office:value="9.26828888611175E-045" calcext:value-type="float">
            <text:p>9,26828888611175E-045</text:p>
          </table:table-cell>
          <table:table-cell table:style-name="ce3" table:formula="of:=((3*[.V69]*[.$H$6]*[.$I$4])/(2*(1+([.$H$6]/([.$H$4]*[.U69])^(5/2)))*[.$H$4]^2*[.U69]))^2" office:value-type="float" office:value="1.60052862163457E-061" calcext:value-type="float">
            <text:p>1,60052862163457E-061</text:p>
          </table:table-cell>
          <table:table-cell table:style-name="ce3" table:formula="of:=((3*[.V69]*[.$H$6]*[.S69])/(2*(1+([.$H$6]/([.$H$4]*[.U69])^(5/2)))*[.$H$4]*[.U69]^2))^2" office:value-type="float" office:value="1.010369738627E-063" calcext:value-type="float">
            <text:p>1,010369738627E-063</text:p>
          </table:table-cell>
          <table:table-cell table:number-columns-repeated="2"/>
          <table:table-cell table:formula="of:=[.V69]/(1+[.AP22])^(3/2)" office:value-type="float" office:value="1.60704555685236E-019" calcext:value-type="float">
            <text:p>1,60704555685236E-019</text:p>
          </table:table-cell>
          <table:table-cell table:style-name="ce3" table:formula="of:=([.$H$6]/([.$H$4]*[.U22]))" office:value-type="float" office:value="0.139060744127336" calcext:value-type="float">
            <text:p>0,1390607441</text:p>
          </table:table-cell>
          <table:table-cell table:number-columns-repeated="2"/>
          <table:table-cell table:style-name="ce8" table:formula="of:=10^19*[.X69]" office:value-type="float" office:value="1.58701624511054" calcext:value-type="float">
            <text:p>1,5870162451</text:p>
          </table:table-cell>
          <table:table-cell table:number-columns-repeated="97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5"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table:formula="of:=(10^-4)*(1/1.875)*[.M23]" office:value-type="float" office:value="0.0000266666666666667" calcext:value-type="float">
            <text:p>2,66666666666667E-005</text:p>
          </table:table-cell>
          <table:table-cell table:number-columns-repeated="3"/>
          <table:table-cell table:formula="of:=SQRT((9*[.G71]*(1.8*10^-5))/(2*9.81*874))" office:value-type="float" office:value="0.000000431986098565435" calcext:value-type="float">
            <text:p>0,000000432</text:p>
          </table:table-cell>
          <table:table-cell/>
          <table:table-cell table:formula="of:=((([.$H$6]*[.$I$4])/([.$H$4]^2*2))*(1+[.$H$6]/([.$H$4]*SQRT(([.$H$6]^2/[.$H$4]^2)+(18*1.81*10^-5*[.G71]/(9.81*874))))))^2" office:value-type="float" office:value="2.67763659949374E-020" calcext:value-type="float">
            <text:p>2,67763659949374E-020</text:p>
          </table:table-cell>
          <table:table-cell table:formula="of:=(9*1.81*10^-5*[.H71])/(2*9.81*874*[.Y23])^2" office:value-type="float" office:value="3.62806128224972E-026" calcext:value-type="float">
            <text:p>3,62806128224972E-026</text:p>
          </table:table-cell>
          <table:table-cell table:formula="of:=SQRT([.Z23]+[.AA23]*[.G71])" office:value-type="float" office:value="4010.25541570735" calcext:value-type="float">
            <text:p>4010,2554157074</text:p>
          </table:table-cell>
          <table:table-cell table:formula="of:=[.$H$4]/[.$H$6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number-columns-repeated="2"/>
          <table:table-cell table:style-name="ce3" table:formula="of:=(((((3*SQRT([.G71]))/(2*[.B71]))+([.O71]/(2*[.B71]*SQRT([.G71]))))*[.H71])^2)" office:value-type="float" office:value="3.57621157540543E-021" calcext:value-type="float">
            <text:p>3,57621157540543E-021</text:p>
          </table:table-cell>
          <table:table-cell table:style-name="ce3" table:formula="of:=((SQRT([.G71])*[.P71])/[.B71])^2" office:value-type="float" office:value="1.12254455201197E-021" calcext:value-type="float">
            <text:p>1,12254455201197E-021</text:p>
          </table:table-cell>
          <table:table-cell table:style-name="ce3" table:formula="of:=(([.G71]+[.O71])*(SQRT([.G71])/[.B71]^2)*[.C23])^2" office:value-type="float" office:value="5.1211094734973E-023" calcext:value-type="float">
            <text:p>5,1211094734973E-023</text:p>
          </table:table-cell>
          <table:table-cell/>
          <table:table-cell table:style-name="ce3" table:formula="of:=([.$H$6]/([.$H$4]*[.U70]))" office:value-type="float" office:value="0.154214948487765" calcext:value-type="float">
            <text:p>0,1542149485</text:p>
          </table:table-cell>
          <table:table-cell/>
          <table:table-cell table:style-name="ce3" table:formula="of:=([.$W$61]/(1+([.$H$6]/([.$H$4]*[.U70])^(3/2))))^2" office:value-type="float" office:value="8.30035090387965E-045" calcext:value-type="float">
            <text:p>8,30035090387965E-045</text:p>
          </table:table-cell>
          <table:table-cell table:style-name="ce3" table:formula="of:=((3*[.V70]*[.$H$6]*[.$I$4])/(2*(1+([.$H$6]/([.$H$4]*[.U70])^(5/2)))*[.$H$4]^2*[.U70]))^2" office:value-type="float" office:value="2.01796096070191E-061" calcext:value-type="float">
            <text:p>2,01796096070191E-061</text:p>
          </table:table-cell>
          <table:table-cell table:style-name="ce3" table:formula="of:=((3*[.V70]*[.$H$6]*[.S70])/(2*(1+([.$H$6]/([.$H$4]*[.U70])^(5/2)))*[.$H$4]*[.U70]^2))^2" office:value-type="float" office:value="1.37772206443837E-063" calcext:value-type="float">
            <text:p>1,37772206443837E-063</text:p>
          </table:table-cell>
          <table:table-cell table:number-columns-repeated="2"/>
          <table:table-cell table:formula="of:=[.V70]/(1+[.AP23])^(3/2)" office:value-type="float" office:value="1.89505269555573E-019" calcext:value-type="float">
            <text:p>1,89505269555573E-019</text:p>
          </table:table-cell>
          <table:table-cell table:style-name="ce3" table:formula="of:=([.$H$6]/([.$H$4]*[.U23]))" office:value-type="float" office:value="0.143941545268192" calcext:value-type="float">
            <text:p>0,1439415453</text:p>
          </table:table-cell>
          <table:table-cell table:number-columns-repeated="2"/>
          <table:table-cell table:style-name="ce8" table:formula="of:=10^19*[.X70]" office:value-type="float" office:value="1.86980793348275" calcext:value-type="float">
            <text:p>1,8698079335</text:p>
          </table:table-cell>
          <table:table-cell table:number-columns-repeated="97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5"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table:formula="of:=(10^-4)*(1/1.875)*[.M24]" office:value-type="float" office:value="0.0000266666666666667" calcext:value-type="float">
            <text:p>2,66666666666667E-005</text:p>
          </table:table-cell>
          <table:table-cell table:number-columns-repeated="3"/>
          <table:table-cell table:formula="of:=SQRT((9*[.G72]*(1.8*10^-5))/(2*9.81*874))" office:value-type="float" office:value="0.000000783871233868712" calcext:value-type="float">
            <text:p>7,83871233868712E-007</text:p>
          </table:table-cell>
          <table:table-cell/>
          <table:table-cell table:formula="of:=((([.$H$6]*[.$I$4])/([.$H$4]^2*2))*(1+[.$H$6]/([.$H$4]*SQRT(([.$H$6]^2/[.$H$4]^2)+(18*1.81*10^-5*[.G72]/(9.81*874))))))^2" office:value-type="float" office:value="2.51978613089749E-020" calcext:value-type="float">
            <text:p>2,51978613089749E-020</text:p>
          </table:table-cell>
          <table:table-cell table:formula="of:=(9*1.81*10^-5*[.H72])/(2*9.81*874*[.Y24])^2" office:value-type="float" office:value="8.83359036799331E-026" calcext:value-type="float">
            <text:p>8,83359036799331E-026</text:p>
          </table:table-cell>
          <table:table-cell table:formula="of:=SQRT([.Z24]+[.AA24]*[.G72])" office:value-type="float" office:value="4010.25541570735" calcext:value-type="float">
            <text:p>4010,2554157074</text:p>
          </table:table-cell>
          <table:table-cell table:formula="of:=[.$H$4]/[.$H$6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number-columns-repeated="2"/>
          <table:table-cell table:style-name="ce3" table:formula="of:=(((((3*SQRT([.G72]))/(2*[.B72]))+([.O72]/(2*[.B72]*SQRT([.G72]))))*[.H72])^2)" office:value-type="float" office:value="6.14486549834747E-021" calcext:value-type="float">
            <text:p>6,14486549834747E-021</text:p>
          </table:table-cell>
          <table:table-cell table:style-name="ce3" table:formula="of:=((SQRT([.G72])*[.P72])/[.B72])^2" office:value-type="float" office:value="9.34600346957194E-022" calcext:value-type="float">
            <text:p>9,34600346957194E-022</text:p>
          </table:table-cell>
          <table:table-cell table:style-name="ce3" table:formula="of:=(([.G72]+[.O72])*(SQRT([.G72])/[.B72]^2)*[.C24])^2" office:value-type="float" office:value="1.41408616970062E-023" calcext:value-type="float">
            <text:p>1,41408616970062E-023</text:p>
          </table:table-cell>
          <table:table-cell/>
          <table:table-cell table:style-name="ce3" table:formula="of:=([.$H$6]/([.$H$4]*[.U71]))" office:value-type="float" office:value="0.082296486505468" calcext:value-type="float">
            <text:p>0,0822964865</text:p>
          </table:table-cell>
          <table:table-cell/>
          <table:table-cell table:style-name="ce3" table:formula="of:=([.$W$61]/(1+([.$H$6]/([.$H$4]*[.U71])^(3/2))))^2" office:value-type="float" office:value="5.39169780068914E-044" calcext:value-type="float">
            <text:p>5,39169780068914E-044</text:p>
          </table:table-cell>
          <table:table-cell table:style-name="ce3" table:formula="of:=((3*[.V71]*[.$H$6]*[.$I$4])/(2*(1+([.$H$6]/([.$H$4]*[.U71])^(5/2)))*[.$H$4]^2*[.U71]))^2" office:value-type="float" office:value="3.56297547801285E-060" calcext:value-type="float">
            <text:p>3,56297547801285E-060</text:p>
          </table:table-cell>
          <table:table-cell table:style-name="ce3" table:formula="of:=((3*[.V71]*[.$H$6]*[.S71])/(2*(1+([.$H$6]/([.$H$4]*[.U71])^(5/2)))*[.$H$4]*[.U71]^2))^2" office:value-type="float" office:value="6.51904995165484E-063" calcext:value-type="float">
            <text:p>6,51904995165484E-063</text:p>
          </table:table-cell>
          <table:table-cell table:number-columns-repeated="2"/>
          <table:table-cell table:formula="of:=[.V71]/(1+[.AP24])^(3/2)" office:value-type="float" office:value="3.38712194290823E-019" calcext:value-type="float">
            <text:p>3,38712194290823E-019</text:p>
          </table:table-cell>
          <table:table-cell table:style-name="ce3" table:formula="of:=([.$H$6]/([.$H$4]*[.U24]))" office:value-type="float" office:value="0.0793252053082746" calcext:value-type="float">
            <text:p>0,0793252053</text:p>
          </table:table-cell>
          <table:table-cell table:number-columns-repeated="2"/>
          <table:table-cell table:style-name="ce8" table:formula="of:=10^19*[.X71]" office:value-type="float" office:value="3.37318327451698" calcext:value-type="float">
            <text:p>3,3731832745</text:p>
          </table:table-cell>
          <table:table-cell table:number-columns-repeated="97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5"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table:formula="of:=(10^-4)*(1/1.875)*[.M25]" office:value-type="float" office:value="0.0000266666666666667" calcext:value-type="float">
            <text:p>2,66666666666667E-005</text:p>
          </table:table-cell>
          <table:table-cell table:number-columns-repeated="3"/>
          <table:table-cell table:formula="of:=SQRT((9*[.G73]*(1.8*10^-5))/(2*9.81*874))" office:value-type="float" office:value="0.000000993954639805375" calcext:value-type="float">
            <text:p>0,000000994</text:p>
          </table:table-cell>
          <table:table-cell/>
          <table:table-cell table:formula="of:=((([.$H$6]*[.$I$4])/([.$H$4]^2*2))*(1+[.$H$6]/([.$H$4]*SQRT(([.$H$6]^2/[.$H$4]^2)+(18*1.81*10^-5*[.G73]/(9.81*874))))))^2" office:value-type="float" office:value="2.47949602124662E-020" calcext:value-type="float">
            <text:p>2,47949602124662E-020</text:p>
          </table:table-cell>
          <table:table-cell table:formula="of:=(9*1.81*10^-5*[.H73])/(2*9.81*874*[.Y25])^2" office:value-type="float" office:value="1.98224364942861E-025" calcext:value-type="float">
            <text:p>1,98224364942861E-025</text:p>
          </table:table-cell>
          <table:table-cell table:formula="of:=SQRT([.Z25]+[.AA25]*[.G73])" office:value-type="float" office:value="4010.25541570735" calcext:value-type="float">
            <text:p>4010,2554157074</text:p>
          </table:table-cell>
          <table:table-cell table:formula="of:=[.$H$4]/[.$H$6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number-columns-repeated="2"/>
          <table:table-cell table:style-name="ce3" table:formula="of:=(((((3*SQRT([.G73]))/(2*[.B73]))+([.O73]/(2*[.B73]*SQRT([.G73]))))*[.H73])^2)" office:value-type="float" office:value="4.02968061752021E-020" calcext:value-type="float">
            <text:p>4,02968061752021E-020</text:p>
          </table:table-cell>
          <table:table-cell table:style-name="ce3" table:formula="of:=((SQRT([.G73])*[.P73])/[.B73])^2" office:value-type="float" office:value="9.80180291030382E-022" calcext:value-type="float">
            <text:p>9,80180291030382E-022</text:p>
          </table:table-cell>
          <table:table-cell table:style-name="ce3" table:formula="of:=(([.G73]+[.O73])*(SQRT([.G73])/[.B73]^2)*[.C25])^2" office:value-type="float" office:value="3.67371249947679E-023" calcext:value-type="float">
            <text:p>3,67371249947679E-023</text:p>
          </table:table-cell>
          <table:table-cell/>
          <table:table-cell table:style-name="ce3" table:formula="of:=([.$H$6]/([.$H$4]*[.U72]))" office:value-type="float" office:value="0.0643622263617308" calcext:value-type="float">
            <text:p>0,0643622264</text:p>
          </table:table-cell>
          <table:table-cell/>
          <table:table-cell table:style-name="ce3" table:formula="of:=([.$W$61]/(1+([.$H$6]/([.$H$4]*[.U72])^(3/2))))^2" office:value-type="float" office:value="1.11661198628086E-043" calcext:value-type="float">
            <text:p>1,11661198628086E-043</text:p>
          </table:table-cell>
          <table:table-cell table:style-name="ce3" table:formula="of:=((3*[.V72]*[.$H$6]*[.$I$4])/(2*(1+([.$H$6]/([.$H$4]*[.U72])^(5/2)))*[.$H$4]^2*[.U72]))^2" office:value-type="float" office:value="1.93505282751993E-059" calcext:value-type="float">
            <text:p>1,93505282751993E-059</text:p>
          </table:table-cell>
          <table:table-cell table:style-name="ce3" table:formula="of:=((3*[.V72]*[.$H$6]*[.S72])/(2*(1+([.$H$6]/([.$H$4]*[.U72])^(5/2)))*[.$H$4]*[.U72]^2))^2" office:value-type="float" office:value="2.13091199335948E-062" calcext:value-type="float">
            <text:p>2,13091199335948E-062</text:p>
          </table:table-cell>
          <table:table-cell table:number-columns-repeated="2"/>
          <table:table-cell table:formula="of:=[.V72]/(1+[.AP25])^(3/2)" office:value-type="float" office:value="5.58913260470998E-019" calcext:value-type="float">
            <text:p>5,58913260470998E-019</text:p>
          </table:table-cell>
          <table:table-cell table:style-name="ce3" table:formula="of:=([.$H$6]/([.$H$4]*[.U25]))" office:value-type="float" office:value="0.062558937874732" calcext:value-type="float">
            <text:p>0,0625589379</text:p>
          </table:table-cell>
          <table:table-cell table:number-columns-repeated="2"/>
          <table:table-cell table:style-name="ce8" table:formula="of:=10^19*[.X72]" office:value-type="float" office:value="5.57493459763565" calcext:value-type="float">
            <text:p>5,5749345976</text:p>
          </table:table-cell>
          <table:table-cell table:number-columns-repeated="979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5"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table:formula="of:=(10^-4)*(1/1.875)*[.M26]" office:value-type="float" office:value="0.0000266666666666667" calcext:value-type="float">
            <text:p>2,66666666666667E-005</text:p>
          </table:table-cell>
          <table:table-cell table:number-columns-repeated="3"/>
          <table:table-cell table:formula="of:=SQRT((9*[.G74]*(1.8*10^-5))/(2*9.81*874))" office:value-type="float" office:value="0.000000542025340846407" calcext:value-type="float">
            <text:p>0,000000542</text:p>
          </table:table-cell>
          <table:table-cell/>
          <table:table-cell table:formula="of:=((([.$H$6]*[.$I$4])/([.$H$4]^2*2))*(1+[.$H$6]/([.$H$4]*SQRT(([.$H$6]^2/[.$H$4]^2)+(18*1.81*10^-5*[.G74]/(9.81*874))))))^2" office:value-type="float" office:value="2.60576185856856E-020" calcext:value-type="float">
            <text:p>2,60576185856856E-020</text:p>
          </table:table-cell>
          <table:table-cell table:formula="of:=(9*1.81*10^-5*[.H74])/(2*9.81*874*[.Y26])^2" office:value-type="float" office:value="3.10014671433606E-026" calcext:value-type="float">
            <text:p>3,10014671433606E-026</text:p>
          </table:table-cell>
          <table:table-cell table:formula="of:=SQRT([.Z26]+[.AA26]*[.G74])" office:value-type="float" office:value="4010.25541570735" calcext:value-type="float">
            <text:p>4010,2554157074</text:p>
          </table:table-cell>
          <table:table-cell table:formula="of:=[.$H$4]/[.$H$6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number-columns-repeated="2"/>
          <table:table-cell table:style-name="ce3" table:formula="of:=(((((3*SQRT([.G74]))/(2*[.B74]))+([.O74]/(2*[.B74]*SQRT([.G74]))))*[.H74])^2)" office:value-type="float" office:value="4.37162792134771E-022" calcext:value-type="float">
            <text:p>4,37162792134771E-022</text:p>
          </table:table-cell>
          <table:table-cell table:style-name="ce3" table:formula="of:=((SQRT([.G74])*[.P74])/[.B74])^2" office:value-type="float" office:value="1.60829190166867E-022" calcext:value-type="float">
            <text:p>1,60829190166867E-022</text:p>
          </table:table-cell>
          <table:table-cell table:style-name="ce3" table:formula="of:=(([.G74]+[.O74])*(SQRT([.G74])/[.B74]^2)*[.C26])^2" office:value-type="float" office:value="2.25391067131455E-024" calcext:value-type="float">
            <text:p>2,25391067131455E-024</text:p>
          </table:table-cell>
          <table:table-cell/>
          <table:table-cell table:style-name="ce3" table:formula="of:=([.$H$6]/([.$H$4]*[.U73]))" office:value-type="float" office:value="0.121132823315734" calcext:value-type="float">
            <text:p>0,1211328233</text:p>
          </table:table-cell>
          <table:table-cell/>
          <table:table-cell table:style-name="ce3" table:formula="of:=([.$W$61]/(1+([.$H$6]/([.$H$4]*[.U73])^(3/2))))^2" office:value-type="float" office:value="1.70656674368445E-044" calcext:value-type="float">
            <text:p>1,70656674368445E-044</text:p>
          </table:table-cell>
          <table:table-cell table:style-name="ce3" table:formula="of:=((3*[.V73]*[.$H$6]*[.$I$4])/(2*(1+([.$H$6]/([.$H$4]*[.U73])^(5/2)))*[.$H$4]^2*[.U73]))^2" office:value-type="float" office:value="1.78086921419309E-061" calcext:value-type="float">
            <text:p>1,78086921419309E-061</text:p>
          </table:table-cell>
          <table:table-cell table:style-name="ce3" table:formula="of:=((3*[.V73]*[.$H$6]*[.S73])/(2*(1+([.$H$6]/([.$H$4]*[.U73])^(5/2)))*[.$H$4]*[.U73]^2))^2" office:value-type="float" office:value="7.30019781780099E-064" calcext:value-type="float">
            <text:p>7,30019781780099E-064</text:p>
          </table:table-cell>
          <table:table-cell table:number-columns-repeated="2"/>
          <table:table-cell table:formula="of:=[.V73]/(1+[.AP26])^(3/2)" office:value-type="float" office:value="1.28837255754306E-019" calcext:value-type="float">
            <text:p>1,28837255754306E-019</text:p>
          </table:table-cell>
          <table:table-cell table:style-name="ce3" table:formula="of:=([.$H$6]/([.$H$4]*[.U26]))" office:value-type="float" office:value="0.114719261030835" calcext:value-type="float">
            <text:p>0,114719261</text:p>
          </table:table-cell>
          <table:table-cell table:number-columns-repeated="2"/>
          <table:table-cell table:style-name="ce8" table:formula="of:=10^19*[.X73]" office:value-type="float" office:value="1.2773329705054" calcext:value-type="float">
            <text:p>1,2773329705</text:p>
          </table:table-cell>
          <table:table-cell table:number-columns-repeated="97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5"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table:formula="of:=(10^-4)*(1/1.875)*[.M27]" office:value-type="float" office:value="0.0000266666666666667" calcext:value-type="float">
            <text:p>2,66666666666667E-005</text:p>
          </table:table-cell>
          <table:table-cell table:number-columns-repeated="3"/>
          <table:table-cell table:formula="of:=SQRT((9*[.G75]*(1.8*10^-5))/(2*9.81*874))" office:value-type="float" office:value="0.000000932046664562884" calcext:value-type="float">
            <text:p>0,000000932</text:p>
          </table:table-cell>
          <table:table-cell/>
          <table:table-cell table:formula="of:=((([.$H$6]*[.$I$4])/([.$H$4]^2*2))*(1+[.$H$6]/([.$H$4]*SQRT(([.$H$6]^2/[.$H$4]^2)+(18*1.81*10^-5*[.G75]/(9.81*874))))))^2" office:value-type="float" office:value="2.48945429396651E-020" calcext:value-type="float">
            <text:p>2,48945429396651E-020</text:p>
          </table:table-cell>
          <table:table-cell table:formula="of:=(9*1.81*10^-5*[.H75])/(2*9.81*874*[.Y27])^2" office:value-type="float" office:value="1.57836385880968E-025" calcext:value-type="float">
            <text:p>1,57836385880968E-025</text:p>
          </table:table-cell>
          <table:table-cell table:formula="of:=SQRT([.Z27]+[.AA27]*[.G75])" office:value-type="float" office:value="4010.25541570735" calcext:value-type="float">
            <text:p>4010,2554157074</text:p>
          </table:table-cell>
          <table:table-cell table:formula="of:=[.$H$4]/[.$H$6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number-columns-repeated="2"/>
          <table:table-cell table:style-name="ce3" table:formula="of:=(((((3*SQRT([.G75]))/(2*[.B75]))+([.O75]/(2*[.B75]*SQRT([.G75]))))*[.H75])^2)" office:value-type="float" office:value="4.02384392614682E-020" calcext:value-type="float">
            <text:p>4,02384392614682E-020</text:p>
          </table:table-cell>
          <table:table-cell table:style-name="ce3" table:formula="of:=((SQRT([.G75])*[.P75])/[.B75])^2" office:value-type="float" office:value="4.31102093628477E-020" calcext:value-type="float">
            <text:p>4,31102093628477E-020</text:p>
          </table:table-cell>
          <table:table-cell table:style-name="ce3" table:formula="of:=(([.G75]+[.O75])*(SQRT([.G75])/[.B75]^2)*[.C27])^2" office:value-type="float" office:value="8.15074669047089E-023" calcext:value-type="float">
            <text:p>8,15074669047089E-023</text:p>
          </table:table-cell>
          <table:table-cell/>
          <table:table-cell table:style-name="ce3" table:formula="of:=([.$H$6]/([.$H$4]*[.U74]))" office:value-type="float" office:value="0.0687795464276475" calcext:value-type="float">
            <text:p>0,0687795464</text:p>
          </table:table-cell>
          <table:table-cell/>
          <table:table-cell table:style-name="ce3" table:formula="of:=([.$W$61]/(1+([.$H$6]/([.$H$4]*[.U74])^(3/2))))^2" office:value-type="float" office:value="9.1762995170534E-044" calcext:value-type="float">
            <text:p>9,1762995170534E-044</text:p>
          </table:table-cell>
          <table:table-cell table:style-name="ce3" table:formula="of:=((3*[.V74]*[.$H$6]*[.$I$4])/(2*(1+([.$H$6]/([.$H$4]*[.U74])^(5/2)))*[.$H$4]^2*[.U74]))^2" office:value-type="float" office:value="3.51803625737867E-059" calcext:value-type="float">
            <text:p>3,51803625737867E-059</text:p>
          </table:table-cell>
          <table:table-cell table:style-name="ce3" table:formula="of:=((3*[.V74]*[.$H$6]*[.S74])/(2*(1+([.$H$6]/([.$H$4]*[.U74])^(5/2)))*[.$H$4]*[.U74]^2))^2" office:value-type="float" office:value="4.44190759782229E-062" calcext:value-type="float">
            <text:p>4,44190759782229E-062</text:p>
          </table:table-cell>
          <table:table-cell table:number-columns-repeated="2"/>
          <table:table-cell table:formula="of:=[.V74]/(1+[.AP27])^(3/2)" office:value-type="float" office:value="8.2765236043967E-019" calcext:value-type="float">
            <text:p>8,2765236043967E-019</text:p>
          </table:table-cell>
          <table:table-cell table:style-name="ce3" table:formula="of:=([.$H$6]/([.$H$4]*[.U27]))" office:value-type="float" office:value="0.0667141988980218" calcext:value-type="float">
            <text:p>0,0667141989</text:p>
          </table:table-cell>
          <table:table-cell table:number-columns-repeated="2"/>
          <table:table-cell table:style-name="ce8" table:formula="of:=10^19*[.X74]" office:value-type="float" office:value="8.25254442633039" calcext:value-type="float">
            <text:p>8,2525444263</text:p>
          </table:table-cell>
          <table:table-cell table:number-columns-repeated="979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5"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table:formula="of:=(10^-4)*(1/1.875)*[.M28]" office:value-type="float" office:value="0.0000266666666666667" calcext:value-type="float">
            <text:p>2,66666666666667E-005</text:p>
          </table:table-cell>
          <table:table-cell table:number-columns-repeated="3"/>
          <table:table-cell table:formula="of:=SQRT((9*[.G76]*(1.8*10^-5))/(2*9.81*874))" office:value-type="float" office:value="0.000000653447423257643" calcext:value-type="float">
            <text:p>6,53447423257643E-007</text:p>
          </table:table-cell>
          <table:table-cell/>
          <table:table-cell table:formula="of:=((([.$H$6]*[.$I$4])/([.$H$4]^2*2))*(1+[.$H$6]/([.$H$4]*SQRT(([.$H$6]^2/[.$H$4]^2)+(18*1.81*10^-5*[.G76]/(9.81*874))))))^2" office:value-type="float" office:value="2.55809425051804E-020" calcext:value-type="float">
            <text:p>2,55809425051804E-020</text:p>
          </table:table-cell>
          <table:table-cell table:formula="of:=(9*1.81*10^-5*[.H76])/(2*9.81*874*[.Y28])^2" office:value-type="float" office:value="5.10208587190132E-026" calcext:value-type="float">
            <text:p>5,10208587190132E-026</text:p>
          </table:table-cell>
          <table:table-cell table:formula="of:=SQRT([.Z28]+[.AA28]*[.G76])" office:value-type="float" office:value="4010.25541570735" calcext:value-type="float">
            <text:p>4010,2554157074</text:p>
          </table:table-cell>
          <table:table-cell table:formula="of:=[.$H$4]/[.$H$6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number-columns-repeated="2"/>
          <table:table-cell table:style-name="ce3" table:formula="of:=(((((3*SQRT([.G76]))/(2*[.B76]))+([.O76]/(2*[.B76]*SQRT([.G76]))))*[.H76])^2)" office:value-type="float" office:value="2.19131964843752E-021" calcext:value-type="float">
            <text:p>2,19131964843752E-021</text:p>
          </table:table-cell>
          <table:table-cell table:style-name="ce3" table:formula="of:=((SQRT([.G76])*[.P76])/[.B76])^2" office:value-type="float" office:value="2.20925502848416E-021" calcext:value-type="float">
            <text:p>2,20925502848416E-021</text:p>
          </table:table-cell>
          <table:table-cell table:style-name="ce3" table:formula="of:=(([.G76]+[.O76])*(SQRT([.G76])/[.B76]^2)*[.C28])^2" office:value-type="float" office:value="1.07217316108977E-023" calcext:value-type="float">
            <text:p>1,07217316108977E-023</text:p>
          </table:table-cell>
          <table:table-cell/>
          <table:table-cell table:style-name="ce3" table:formula="of:=([.$H$6]/([.$H$4]*[.U75]))" office:value-type="float" office:value="0.0995040275370106" calcext:value-type="float">
            <text:p>0,0995040275</text:p>
          </table:table-cell>
          <table:table-cell/>
          <table:table-cell table:style-name="ce3" table:formula="of:=([.$W$61]/(1+([.$H$6]/([.$H$4]*[.U75])^(3/2))))^2" office:value-type="float" office:value="3.06634017332557E-044" calcext:value-type="float">
            <text:p>3,06634017332557E-044</text:p>
          </table:table-cell>
          <table:table-cell table:style-name="ce3" table:formula="of:=((3*[.V75]*[.$H$6]*[.$I$4])/(2*(1+([.$H$6]/([.$H$4]*[.U75])^(5/2)))*[.$H$4]^2*[.U75]))^2" office:value-type="float" office:value="1.52835343244004E-060" calcext:value-type="float">
            <text:p>1,52835343244004E-060</text:p>
          </table:table-cell>
          <table:table-cell table:style-name="ce3" table:formula="of:=((3*[.V75]*[.$H$6]*[.S75])/(2*(1+([.$H$6]/([.$H$4]*[.U75])^(5/2)))*[.$H$4]*[.U75]^2))^2" office:value-type="float" office:value="4.15017306114984E-063" calcext:value-type="float">
            <text:p>4,15017306114984E-063</text:p>
          </table:table-cell>
          <table:table-cell table:number-columns-repeated="2"/>
          <table:table-cell table:formula="of:=[.V75]/(1+[.AP28])^(3/2)" office:value-type="float" office:value="2.88561689909049E-019" calcext:value-type="float">
            <text:p>2,88561689909049E-019</text:p>
          </table:table-cell>
          <table:table-cell table:style-name="ce3" table:formula="of:=([.$H$6]/([.$H$4]*[.U28]))" office:value-type="float" office:value="0.0951579948879366" calcext:value-type="float">
            <text:p>0,0951579949</text:p>
          </table:table-cell>
          <table:table-cell table:number-columns-repeated="2"/>
          <table:table-cell table:style-name="ce8" table:formula="of:=10^19*[.X75]" office:value-type="float" office:value="2.86852475934544" calcext:value-type="float">
            <text:p>2,8685247593</text:p>
          </table:table-cell>
          <table:table-cell table:number-columns-repeated="979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5"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table:formula="of:=(10^-4)*(1/1.875)*[.M29]" office:value-type="float" office:value="0.0000266666666666667" calcext:value-type="float">
            <text:p>2,66666666666667E-005</text:p>
          </table:table-cell>
          <table:table-cell table:number-columns-repeated="3"/>
          <table:table-cell table:formula="of:=SQRT((9*[.G77]*(1.8*10^-5))/(2*9.81*874))" office:value-type="float" office:value="0.000000497587482587855" calcext:value-type="float">
            <text:p>4,97587482587855E-007</text:p>
          </table:table-cell>
          <table:table-cell/>
          <table:table-cell table:formula="of:=((([.$H$6]*[.$I$4])/([.$H$4]^2*2))*(1+[.$H$6]/([.$H$4]*SQRT(([.$H$6]^2/[.$H$4]^2)+(18*1.81*10^-5*[.G77]/(9.81*874))))))^2" office:value-type="float" office:value="2.6308721453216E-020" calcext:value-type="float">
            <text:p>2,6308721453216E-020</text:p>
          </table:table-cell>
          <table:table-cell table:formula="of:=(9*1.81*10^-5*[.H77])/(2*9.81*874*[.Y29])^2" office:value-type="float" office:value="2.51477630594368E-026" calcext:value-type="float">
            <text:p>2,51477630594368E-026</text:p>
          </table:table-cell>
          <table:table-cell table:formula="of:=SQRT([.Z29]+[.AA29]*[.G77])" office:value-type="float" office:value="4010.25541570735" calcext:value-type="float">
            <text:p>4010,2554157074</text:p>
          </table:table-cell>
          <table:table-cell table:formula="of:=[.$H$4]/[.$H$6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number-columns-repeated="2"/>
          <table:table-cell table:style-name="ce3" table:formula="of:=(((((3*SQRT([.G77]))/(2*[.B77]))+([.O77]/(2*[.B77]*SQRT([.G77]))))*[.H77])^2)" office:value-type="float" office:value="1.34152777093313E-021" calcext:value-type="float">
            <text:p>1,34152777093313E-021</text:p>
          </table:table-cell>
          <table:table-cell table:style-name="ce3" table:formula="of:=((SQRT([.G77])*[.P77])/[.B77])^2" office:value-type="float" office:value="2.62228867762423E-020" calcext:value-type="float">
            <text:p>2,62228867762423E-020</text:p>
          </table:table-cell>
          <table:table-cell table:style-name="ce3" table:formula="of:=(([.G77]+[.O77])*(SQRT([.G77])/[.B77]^2)*[.C29])^2" office:value-type="float" office:value="1.72665368860329E-023" calcext:value-type="float">
            <text:p>1,72665368860329E-023</text:p>
          </table:table-cell>
          <table:table-cell/>
          <table:table-cell table:style-name="ce3" table:formula="of:=([.$H$6]/([.$H$4]*[.U76]))" office:value-type="float" office:value="0.132625365019403" calcext:value-type="float">
            <text:p>0,132625365</text:p>
          </table:table-cell>
          <table:table-cell/>
          <table:table-cell table:style-name="ce3" table:formula="of:=([.$W$61]/(1+([.$H$6]/([.$H$4]*[.U76])^(3/2))))^2" office:value-type="float" office:value="1.30221982602295E-044" calcext:value-type="float">
            <text:p>1,30221982602295E-044</text:p>
          </table:table-cell>
          <table:table-cell table:style-name="ce3" table:formula="of:=((3*[.V76]*[.$H$6]*[.$I$4])/(2*(1+([.$H$6]/([.$H$4]*[.U76])^(5/2)))*[.$H$4]^2*[.U76]))^2" office:value-type="float" office:value="1.03945647853509E-060" calcext:value-type="float">
            <text:p>1,03945647853509E-060</text:p>
          </table:table-cell>
          <table:table-cell table:style-name="ce3" table:formula="of:=((3*[.V76]*[.$H$6]*[.S76])/(2*(1+([.$H$6]/([.$H$4]*[.U76])^(5/2)))*[.$H$4]*[.U76]^2))^2" office:value-type="float" office:value="5.15707367700137E-063" calcext:value-type="float">
            <text:p>5,15707367700137E-063</text:p>
          </table:table-cell>
          <table:table-cell table:number-columns-repeated="2"/>
          <table:table-cell table:formula="of:=[.V76]/(1+[.AP29])^(3/2)" office:value-type="float" office:value="3.51735170181088E-019" calcext:value-type="float">
            <text:p>3,51735170181088E-019</text:p>
          </table:table-cell>
          <table:table-cell table:style-name="ce3" table:formula="of:=([.$H$6]/([.$H$4]*[.U29]))" office:value-type="float" office:value="0.124964450951411" calcext:value-type="float">
            <text:p>0,124964451</text:p>
          </table:table-cell>
          <table:table-cell table:number-columns-repeated="2"/>
          <table:table-cell table:style-name="ce8" table:formula="of:=10^19*[.X76]" office:value-type="float" office:value="3.4817258273524" calcext:value-type="float">
            <text:p>3,4817258274</text:p>
          </table:table-cell>
          <table:table-cell table:number-columns-repeated="979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5"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table:formula="of:=(10^-4)*(1/1.875)*[.M30]" office:value-type="float" office:value="0.0000266666666666667" calcext:value-type="float">
            <text:p>2,66666666666667E-005</text:p>
          </table:table-cell>
          <table:table-cell table:number-columns-repeated="3"/>
          <table:table-cell table:formula="of:=SQRT((9*[.G78]*(1.8*10^-5))/(2*9.81*874))" office:value-type="float" office:value="0.000000691075383749058" calcext:value-type="float">
            <text:p>6,91075383749058E-007</text:p>
          </table:table-cell>
          <table:table-cell/>
          <table:table-cell table:formula="of:=((([.$H$6]*[.$I$4])/([.$H$4]^2*2))*(1+[.$H$6]/([.$H$4]*SQRT(([.$H$6]^2/[.$H$4]^2)+(18*1.81*10^-5*[.G78]/(9.81*874))))))^2" office:value-type="float" office:value="2.54553068130013E-020" calcext:value-type="float">
            <text:p>2,54553068130013E-020</text:p>
          </table:table-cell>
          <table:table-cell table:formula="of:=(9*1.81*10^-5*[.H78])/(2*9.81*874*[.Y30])^2" office:value-type="float" office:value="5.99849470739948E-026" calcext:value-type="float">
            <text:p>5,99849470739948E-026</text:p>
          </table:table-cell>
          <table:table-cell table:formula="of:=SQRT([.Z30]+[.AA30]*[.G78])" office:value-type="float" office:value="4010.25541570735" calcext:value-type="float">
            <text:p>4010,2554157074</text:p>
          </table:table-cell>
          <table:table-cell table:formula="of:=[.$H$4]/[.$H$6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number-columns-repeated="2"/>
          <table:table-cell table:style-name="ce3" table:formula="of:=(((((3*SQRT([.G78]))/(2*[.B78]))+([.O78]/(2*[.B78]*SQRT([.G78]))))*[.H78])^2)" office:value-type="float" office:value="1.81042504757008E-021" calcext:value-type="float">
            <text:p>1,81042504757008E-021</text:p>
          </table:table-cell>
          <table:table-cell table:style-name="ce3" table:formula="of:=((SQRT([.G78])*[.P78])/[.B78])^2" office:value-type="float" office:value="8.42310526199311E-023" calcext:value-type="float">
            <text:p>8,42310526199311E-023</text:p>
          </table:table-cell>
          <table:table-cell table:style-name="ce3" table:formula="of:=(([.G78]+[.O78])*(SQRT([.G78])/[.B78]^2)*[.C30])^2" office:value-type="float" office:value="4.29821458614685E-024" calcext:value-type="float">
            <text:p>4,29821458614685E-024</text:p>
          </table:table-cell>
          <table:table-cell/>
          <table:table-cell table:style-name="ce3" table:formula="of:=([.$H$6]/([.$H$4]*[.U77]))" office:value-type="float" office:value="0.0938436968338086" calcext:value-type="float">
            <text:p>0,0938436968</text:p>
          </table:table-cell>
          <table:table-cell/>
          <table:table-cell table:style-name="ce3" table:formula="of:=([.$W$61]/(1+([.$H$6]/([.$H$4]*[.U77])^(3/2))))^2" office:value-type="float" office:value="3.65000098580815E-044" calcext:value-type="float">
            <text:p>3,65000098580815E-044</text:p>
          </table:table-cell>
          <table:table-cell table:style-name="ce3" table:formula="of:=((3*[.V77]*[.$H$6]*[.$I$4])/(2*(1+([.$H$6]/([.$H$4]*[.U77])^(5/2)))*[.$H$4]^2*[.U77]))^2" office:value-type="float" office:value="7.30387973267207E-061" calcext:value-type="float">
            <text:p>7,30387973267207E-061</text:p>
          </table:table-cell>
          <table:table-cell table:style-name="ce3" table:formula="of:=((3*[.V77]*[.$H$6]*[.S77])/(2*(1+([.$H$6]/([.$H$4]*[.U77])^(5/2)))*[.$H$4]*[.U77]^2))^2" office:value-type="float" office:value="1.75544356356244E-063" calcext:value-type="float">
            <text:p>1,75544356356244E-063</text:p>
          </table:table-cell>
          <table:table-cell table:number-columns-repeated="2"/>
          <table:table-cell table:formula="of:=[.V77]/(1+[.AP30])^(3/2)" office:value-type="float" office:value="1.84009202769559E-019" calcext:value-type="float">
            <text:p>1,84009202769559E-019</text:p>
          </table:table-cell>
          <table:table-cell table:style-name="ce3" table:formula="of:=([.$H$6]/([.$H$4]*[.U30]))" office:value-type="float" office:value="0.0899767927263708" calcext:value-type="float">
            <text:p>0,0899767927</text:p>
          </table:table-cell>
          <table:table-cell table:number-columns-repeated="2"/>
          <table:table-cell table:style-name="ce8" table:formula="of:=10^19*[.X77]" office:value-type="float" office:value="1.83034314788919" calcext:value-type="float">
            <text:p>1,8303431479</text:p>
          </table:table-cell>
          <table:table-cell table:number-columns-repeated="979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5"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table:formula="of:=(10^-4)*(1/1.875)*[.M31]" office:value-type="float" office:value="0.0000266666666666667" calcext:value-type="float">
            <text:p>2,66666666666667E-005</text:p>
          </table:table-cell>
          <table:table-cell table:number-columns-repeated="3"/>
          <table:table-cell table:formula="of:=SQRT((9*[.G79]*(1.8*10^-5))/(2*9.81*874))" office:value-type="float" office:value="0.000000772645767819823" calcext:value-type="float">
            <text:p>7,72645767819823E-007</text:p>
          </table:table-cell>
          <table:table-cell/>
          <table:table-cell table:formula="of:=((([.$H$6]*[.$I$4])/([.$H$4]^2*2))*(1+[.$H$6]/([.$H$4]*SQRT(([.$H$6]^2/[.$H$4]^2)+(18*1.81*10^-5*[.G79]/(9.81*874))))))^2" office:value-type="float" office:value="2.52256615567906E-020" calcext:value-type="float">
            <text:p>2,52256615567906E-020</text:p>
          </table:table-cell>
          <table:table-cell table:formula="of:=(9*1.81*10^-5*[.H79])/(2*9.81*874*[.Y31])^2" office:value-type="float" office:value="3.37492769852917E-026" calcext:value-type="float">
            <text:p>3,37492769852917E-026</text:p>
          </table:table-cell>
          <table:table-cell table:formula="of:=SQRT([.Z31]+[.AA31]*[.G79])" office:value-type="float" office:value="4010.25541570735" calcext:value-type="float">
            <text:p>4010,2554157074</text:p>
          </table:table-cell>
          <table:table-cell table:formula="of:=[.$H$4]/[.$H$6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number-columns-repeated="2"/>
          <table:table-cell table:style-name="ce3" table:formula="of:=(((((3*SQRT([.G79]))/(2*[.B79]))+([.O79]/(2*[.B79]*SQRT([.G79]))))*[.H79])^2)" office:value-type="float" office:value="8.62075867512707E-022" calcext:value-type="float">
            <text:p>8,62075867512707E-022</text:p>
          </table:table-cell>
          <table:table-cell table:style-name="ce3" table:formula="of:=((SQRT([.G79])*[.P79])/[.B79])^2" office:value-type="float" office:value="7.72774364424844E-022" calcext:value-type="float">
            <text:p>7,72774364424844E-022</text:p>
          </table:table-cell>
          <table:table-cell table:style-name="ce3" table:formula="of:=(([.G79]+[.O79])*(SQRT([.G79])/[.B79]^2)*[.C31])^2" office:value-type="float" office:value="1.26775305684899E-023" calcext:value-type="float">
            <text:p>1,26775305684899E-023</text:p>
          </table:table-cell>
          <table:table-cell/>
          <table:table-cell table:style-name="ce3" table:formula="of:=([.$H$6]/([.$H$4]*[.U78]))" office:value-type="float" office:value="0.0835400940948639" calcext:value-type="float">
            <text:p>0,0835400941</text:p>
          </table:table-cell>
          <table:table-cell/>
          <table:table-cell table:style-name="ce3" table:formula="of:=([.$W$61]/(1+([.$H$6]/([.$H$4]*[.U78])^(3/2))))^2" office:value-type="float" office:value="5.15689535080841E-044" calcext:value-type="float">
            <text:p>5,15689535080841E-044</text:p>
          </table:table-cell>
          <table:table-cell table:style-name="ce3" table:formula="of:=((3*[.V78]*[.$H$6]*[.$I$4])/(2*(1+([.$H$6]/([.$H$4]*[.U78])^(5/2)))*[.$H$4]^2*[.U78]))^2" office:value-type="float" office:value="3.0537299439506E-060" calcext:value-type="float">
            <text:p>3,0537299439506E-060</text:p>
          </table:table-cell>
          <table:table-cell table:style-name="ce3" table:formula="of:=((3*[.V78]*[.$H$6]*[.S78])/(2*(1+([.$H$6]/([.$H$4]*[.U78])^(5/2)))*[.$H$4]*[.U78]^2))^2" office:value-type="float" office:value="5.76377974994503E-063" calcext:value-type="float">
            <text:p>5,76377974994503E-063</text:p>
          </table:table-cell>
          <table:table-cell table:number-columns-repeated="2"/>
          <table:table-cell table:formula="of:=[.V78]/(1+[.AP31])^(3/2)" office:value-type="float" office:value="3.20195335655683E-019" calcext:value-type="float">
            <text:p>3,20195335655683E-019</text:p>
          </table:table-cell>
          <table:table-cell table:style-name="ce3" table:formula="of:=([.$H$6]/([.$H$4]*[.U31]))" office:value-type="float" office:value="0.0804776899734295" calcext:value-type="float">
            <text:p>0,08047769</text:p>
          </table:table-cell>
          <table:table-cell table:number-columns-repeated="2"/>
          <table:table-cell table:style-name="ce8" table:formula="of:=10^19*[.X78]" office:value-type="float" office:value="3.18838845456243" calcext:value-type="float">
            <text:p>3,1883884546</text:p>
          </table:table-cell>
          <table:table-cell table:number-columns-repeated="979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5"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table:formula="of:=(10^-4)*(1/1.875)*[.M32]" office:value-type="float" office:value="0.0000266666666666667" calcext:value-type="float">
            <text:p>2,66666666666667E-005</text:p>
          </table:table-cell>
          <table:table-cell table:number-columns-repeated="3"/>
          <table:table-cell table:formula="of:=SQRT((9*[.G80]*(1.8*10^-5))/(2*9.81*874))" office:value-type="float" office:value="0.000000434406207689427" calcext:value-type="float">
            <text:p>4,34406207689427E-007</text:p>
          </table:table-cell>
          <table:table-cell/>
          <table:table-cell table:formula="of:=((([.$H$6]*[.$I$4])/([.$H$4]^2*2))*(1+[.$H$6]/([.$H$4]*SQRT(([.$H$6]^2/[.$H$4]^2)+(18*1.81*10^-5*[.G80]/(9.81*874))))))^2" office:value-type="float" office:value="2.67565399033969E-020" calcext:value-type="float">
            <text:p>2,67565399033969E-020</text:p>
          </table:table-cell>
          <table:table-cell table:formula="of:=(9*1.81*10^-5*[.H80])/(2*9.81*874*[.Y32])^2" office:value-type="float" office:value="3.67382313765949E-026" calcext:value-type="float">
            <text:p>3,67382313765949E-026</text:p>
          </table:table-cell>
          <table:table-cell table:formula="of:=SQRT([.Z32]+[.AA32]*[.G80])" office:value-type="float" office:value="4010.25541570735" calcext:value-type="float">
            <text:p>4010,2554157074</text:p>
          </table:table-cell>
          <table:table-cell table:formula="of:=[.$H$4]/[.$H$6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number-columns-repeated="2"/>
          <table:table-cell table:style-name="ce3" table:formula="of:=(((((3*SQRT([.G80]))/(2*[.B80]))+([.O80]/(2*[.B80]*SQRT([.G80]))))*[.H80])^2)" office:value-type="float" office:value="5.10284086060402E-021" calcext:value-type="float">
            <text:p>5,10284086060402E-021</text:p>
          </table:table-cell>
          <table:table-cell table:style-name="ce3" table:formula="of:=((SQRT([.G80])*[.P80])/[.B80])^2" office:value-type="float" office:value="2.49274850155804E-019" calcext:value-type="float">
            <text:p>2,49274850155804E-019</text:p>
          </table:table-cell>
          <table:table-cell table:style-name="ce3" table:formula="of:=(([.G80]+[.O80])*(SQRT([.G80])/[.B80]^2)*[.C32])^2" office:value-type="float" office:value="2.11469243228868E-023" calcext:value-type="float">
            <text:p>2,11469243228868E-023</text:p>
          </table:table-cell>
          <table:table-cell/>
          <table:table-cell table:style-name="ce3" table:formula="of:=([.$H$6]/([.$H$4]*[.U79]))" office:value-type="float" office:value="0.153294655640206" calcext:value-type="float">
            <text:p>0,1532946556</text:p>
          </table:table-cell>
          <table:table-cell/>
          <table:table-cell table:style-name="ce3" table:formula="of:=([.$W$61]/(1+([.$H$6]/([.$H$4]*[.U79])^(3/2))))^2" office:value-type="float" office:value="8.45011114524935E-045" calcext:value-type="float">
            <text:p>8,45011114524935E-045</text:p>
          </table:table-cell>
          <table:table-cell table:style-name="ce3" table:formula="of:=((3*[.V79]*[.$H$6]*[.$I$4])/(2*(1+([.$H$6]/([.$H$4]*[.U79])^(5/2)))*[.$H$4]^2*[.U79]))^2" office:value-type="float" office:value="8.24417145900515E-061" calcext:value-type="float">
            <text:p>8,24417145900515E-061</text:p>
          </table:table-cell>
          <table:table-cell table:style-name="ce3" table:formula="of:=((3*[.V79]*[.$H$6]*[.S79])/(2*(1+([.$H$6]/([.$H$4]*[.U79])^(5/2)))*[.$H$4]*[.U79]^2))^2" office:value-type="float" office:value="5.55744629019123E-063" calcext:value-type="float">
            <text:p>5,55744629019123E-063</text:p>
          </table:table-cell>
          <table:table-cell table:number-columns-repeated="2"/>
          <table:table-cell table:formula="of:=[.V79]/(1+[.AP32])^(3/2)" office:value-type="float" office:value="3.80010900385174E-019" calcext:value-type="float">
            <text:p>3,80010900385174E-019</text:p>
          </table:table-cell>
          <table:table-cell table:style-name="ce3" table:formula="of:=([.$H$6]/([.$H$4]*[.U32]))" office:value-type="float" office:value="0.14313963626952" calcext:value-type="float">
            <text:p>0,1431396363</text:p>
          </table:table-cell>
          <table:table-cell table:number-columns-repeated="2"/>
          <table:table-cell table:style-name="ce8" table:formula="of:=10^19*[.X79]" office:value-type="float" office:value="3.75002842843043" calcext:value-type="float">
            <text:p>3,7500284284</text:p>
          </table:table-cell>
          <table:table-cell table:number-columns-repeated="979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5"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table:formula="of:=(10^-4)*(1/1.875)*[.M33]" office:value-type="float" office:value="0.0000266666666666667" calcext:value-type="float">
            <text:p>2,66666666666667E-005</text:p>
          </table:table-cell>
          <table:table-cell table:number-columns-repeated="3"/>
          <table:table-cell table:formula="of:=SQRT((9*[.G81]*(1.8*10^-5))/(2*9.81*874))" office:value-type="float" office:value="0.000000750308965228275" calcext:value-type="float">
            <text:p>7,50308965228275E-007</text:p>
          </table:table-cell>
          <table:table-cell/>
          <table:table-cell table:formula="of:=((([.$H$6]*[.$I$4])/([.$H$4]^2*2))*(1+[.$H$6]/([.$H$4]*SQRT(([.$H$6]^2/[.$H$4]^2)+(18*1.81*10^-5*[.G81]/(9.81*874))))))^2" office:value-type="float" office:value="2.52834967100463E-020" calcext:value-type="float">
            <text:p>2,52834967100463E-020</text:p>
          </table:table-cell>
          <table:table-cell table:formula="of:=(9*1.81*10^-5*[.H81])/(2*9.81*874*[.Y33])^2" office:value-type="float" office:value="7.69500101748931E-026" calcext:value-type="float">
            <text:p>7,69500101748931E-026</text:p>
          </table:table-cell>
          <table:table-cell table:formula="of:=SQRT([.Z33]+[.AA33]*[.G81])" office:value-type="float" office:value="4010.25541570735" calcext:value-type="float">
            <text:p>4010,2554157074</text:p>
          </table:table-cell>
          <table:table-cell table:formula="of:=[.$H$4]/[.$H$6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number-columns-repeated="2"/>
          <table:table-cell table:style-name="ce3" table:formula="of:=(((((3*SQRT([.G81]))/(2*[.B81]))+([.O81]/(2*[.B81]*SQRT([.G81]))))*[.H81])^2)" office:value-type="float" office:value="3.04640463390367E-021" calcext:value-type="float">
            <text:p>3,04640463390367E-021</text:p>
          </table:table-cell>
          <table:table-cell table:style-name="ce3" table:formula="of:=((SQRT([.G81])*[.P81])/[.B81])^2" office:value-type="float" office:value="2.99987247480752E-023" calcext:value-type="float">
            <text:p>2,99987247480752E-023</text:p>
          </table:table-cell>
          <table:table-cell table:style-name="ce3" table:formula="of:=(([.G81]+[.O81])*(SQRT([.G81])/[.B81]^2)*[.C33])^2" office:value-type="float" office:value="4.94453619611074E-024" calcext:value-type="float">
            <text:p>4,94453619611074E-024</text:p>
          </table:table-cell>
          <table:table-cell/>
          <table:table-cell table:style-name="ce3" table:formula="of:=([.$H$6]/([.$H$4]*[.U80]))" office:value-type="float" office:value="0.0861298387016626" calcext:value-type="float">
            <text:p>0,0861298387</text:p>
          </table:table-cell>
          <table:table-cell/>
          <table:table-cell table:style-name="ce3" table:formula="of:=([.$W$61]/(1+([.$H$6]/([.$H$4]*[.U80])^(3/2))))^2" office:value-type="float" office:value="4.70991775434899E-044" calcext:value-type="float">
            <text:p>4,70991775434899E-044</text:p>
          </table:table-cell>
          <table:table-cell table:style-name="ce3" table:formula="of:=((3*[.V80]*[.$H$6]*[.$I$4])/(2*(1+([.$H$6]/([.$H$4]*[.U80])^(5/2)))*[.$H$4]^2*[.U80]))^2" office:value-type="float" office:value="1.08678966759413E-060" calcext:value-type="float">
            <text:p>1,08678966759413E-060</text:p>
          </table:table-cell>
          <table:table-cell table:style-name="ce3" table:formula="of:=((3*[.V80]*[.$H$6]*[.S80])/(2*(1+([.$H$6]/([.$H$4]*[.U80])^(5/2)))*[.$H$4]*[.U80]^2))^2" office:value-type="float" office:value="2.18541998577553E-063" calcext:value-type="float">
            <text:p>2,18541998577553E-063</text:p>
          </table:table-cell>
          <table:table-cell table:number-columns-repeated="2"/>
          <table:table-cell table:formula="of:=[.V80]/(1+[.AP33])^(3/2)" office:value-type="float" office:value="1.9930470535975E-019" calcext:value-type="float">
            <text:p>1,9930470535975E-019</text:p>
          </table:table-cell>
          <table:table-cell table:style-name="ce3" table:formula="of:=([.$H$6]/([.$H$4]*[.U33]))" office:value-type="float" office:value="0.082873522033644" calcext:value-type="float">
            <text:p>0,082873522</text:p>
          </table:table-cell>
          <table:table-cell table:number-columns-repeated="2"/>
          <table:table-cell table:style-name="ce8" table:formula="of:=10^19*[.X80]" office:value-type="float" office:value="1.98409076870612" calcext:value-type="float">
            <text:p>1,9840907687</text:p>
          </table:table-cell>
          <table:table-cell table:number-columns-repeated="979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5"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table:formula="of:=(10^-4)*(1/1.875)*[.M34]" office:value-type="float" office:value="0.0000266666666666667" calcext:value-type="float">
            <text:p>2,66666666666667E-005</text:p>
          </table:table-cell>
          <table:table-cell table:number-columns-repeated="3"/>
          <table:table-cell table:formula="of:=SQRT((9*[.G82]*(1.8*10^-5))/(2*9.81*874))" office:value-type="float" office:value="0.000000481861009873706" calcext:value-type="float">
            <text:p>4,81861009873706E-007</text:p>
          </table:table-cell>
          <table:table-cell/>
          <table:table-cell table:formula="of:=((([.$H$6]*[.$I$4])/([.$H$4]^2*2))*(1+[.$H$6]/([.$H$4]*SQRT(([.$H$6]^2/[.$H$4]^2)+(18*1.81*10^-5*[.G82]/(9.81*874))))))^2" office:value-type="float" office:value="2.64089512069587E-020" calcext:value-type="float">
            <text:p>2,64089512069587E-020</text:p>
          </table:table-cell>
          <table:table-cell table:formula="of:=(9*1.81*10^-5*[.H82])/(2*9.81*874*[.Y34])^2" office:value-type="float" office:value="4.66102709374472E-026" calcext:value-type="float">
            <text:p>4,66102709374472E-026</text:p>
          </table:table-cell>
          <table:table-cell table:formula="of:=SQRT([.Z34]+[.AA34]*[.G82])" office:value-type="float" office:value="4010.25541570735" calcext:value-type="float">
            <text:p>4010,2554157074</text:p>
          </table:table-cell>
          <table:table-cell table:formula="of:=[.$H$4]/[.$H$6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number-columns-repeated="2"/>
          <table:table-cell table:style-name="ce3" table:formula="of:=(((((3*SQRT([.G82]))/(2*[.B82]))+([.O82]/(2*[.B82]*SQRT([.G82]))))*[.H82])^2)" office:value-type="float" office:value="5.37343761654276E-021" calcext:value-type="float">
            <text:p>5,37343761654276E-021</text:p>
          </table:table-cell>
          <table:table-cell table:style-name="ce3" table:formula="of:=((SQRT([.G82])*[.P82])/[.B82])^2" office:value-type="float" office:value="1.38355966033937E-019" calcext:value-type="float">
            <text:p>1,38355966033937E-019</text:p>
          </table:table-cell>
          <table:table-cell table:style-name="ce3" table:formula="of:=(([.G82]+[.O82])*(SQRT([.G82])/[.B82]^2)*[.C34])^2" office:value-type="float" office:value="1.86424760638808E-023" calcext:value-type="float">
            <text:p>1,86424760638808E-023</text:p>
          </table:table-cell>
          <table:table-cell/>
          <table:table-cell table:style-name="ce3" table:formula="of:=([.$H$6]/([.$H$4]*[.U81]))" office:value-type="float" office:value="0.137232085319273" calcext:value-type="float">
            <text:p>0,1372320853</text:p>
          </table:table-cell>
          <table:table-cell/>
          <table:table-cell table:style-name="ce3" table:formula="of:=([.$W$61]/(1+([.$H$6]/([.$H$4]*[.U81])^(3/2))))^2" office:value-type="float" office:value="1.17603934989854E-044" calcext:value-type="float">
            <text:p>1,17603934989854E-044</text:p>
          </table:table-cell>
          <table:table-cell table:style-name="ce3" table:formula="of:=((3*[.V81]*[.$H$6]*[.$I$4])/(2*(1+([.$H$6]/([.$H$4]*[.U81])^(5/2)))*[.$H$4]^2*[.U81]))^2" office:value-type="float" office:value="1.01301867660459E-060" calcext:value-type="float">
            <text:p>1,01301867660459E-060</text:p>
          </table:table-cell>
          <table:table-cell table:style-name="ce3" table:formula="of:=((3*[.V81]*[.$H$6]*[.S81])/(2*(1+([.$H$6]/([.$H$4]*[.U81])^(5/2)))*[.$H$4]*[.U81]^2))^2" office:value-type="float" office:value="5.40162439264278E-063" calcext:value-type="float">
            <text:p>5,40162439264278E-063</text:p>
          </table:table-cell>
          <table:table-cell table:number-columns-repeated="2"/>
          <table:table-cell table:formula="of:=[.V81]/(1+[.AP34])^(3/2)" office:value-type="float" office:value="3.63502581522614E-019" calcext:value-type="float">
            <text:p>3,63502581522614E-019</text:p>
          </table:table-cell>
          <table:table-cell table:style-name="ce3" table:formula="of:=([.$H$6]/([.$H$4]*[.U34]))" office:value-type="float" office:value="0.129042909236801" calcext:value-type="float">
            <text:p>0,1290429092</text:p>
          </table:table-cell>
          <table:table-cell table:number-columns-repeated="2"/>
          <table:table-cell table:style-name="ce8" table:formula="of:=10^19*[.X81]" office:value-type="float" office:value="3.59583300713435" calcext:value-type="float">
            <text:p>3,5958330071</text:p>
          </table:table-cell>
          <table:table-cell table:number-columns-repeated="979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5"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table:formula="of:=(10^-4)*(1/1.875)*[.M35]" office:value-type="float" office:value="0.0000266666666666667" calcext:value-type="float">
            <text:p>2,66666666666667E-005</text:p>
          </table:table-cell>
          <table:table-cell table:number-columns-repeated="3"/>
          <table:table-cell table:formula="of:=SQRT((9*[.G83]*(1.8*10^-5))/(2*9.81*874))" office:value-type="float" office:value="0.000000774483215760233" calcext:value-type="float">
            <text:p>7,74483215760233E-007</text:p>
          </table:table-cell>
          <table:table-cell/>
          <table:table-cell table:formula="of:=((([.$H$6]*[.$I$4])/([.$H$4]^2*2))*(1+[.$H$6]/([.$H$4]*SQRT(([.$H$6]^2/[.$H$4]^2)+(18*1.81*10^-5*[.G83]/(9.81*874))))))^2" office:value-type="float" office:value="2.52210549676561E-020" calcext:value-type="float">
            <text:p>2,52210549676561E-020</text:p>
          </table:table-cell>
          <table:table-cell table:formula="of:=(9*1.81*10^-5*[.H83])/(2*9.81*874*[.Y35])^2" office:value-type="float" office:value="1.70021913180422E-025" calcext:value-type="float">
            <text:p>1,70021913180422E-025</text:p>
          </table:table-cell>
          <table:table-cell table:formula="of:=SQRT([.Z35]+[.AA35]*[.G83])" office:value-type="float" office:value="4010.25541570735" calcext:value-type="float">
            <text:p>4010,2554157074</text:p>
          </table:table-cell>
          <table:table-cell table:formula="of:=[.$H$4]/[.$H$6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number-columns-repeated="2"/>
          <table:table-cell table:style-name="ce3" table:formula="of:=(((((3*SQRT([.G83]))/(2*[.B83]))+([.O83]/(2*[.B83]*SQRT([.G83]))))*[.H83])^2)" office:value-type="float" office:value="3.59118190480292E-020" calcext:value-type="float">
            <text:p>3,59118190480292E-020</text:p>
          </table:table-cell>
          <table:table-cell table:style-name="ce3" table:formula="of:=((SQRT([.G83])*[.P83])/[.B83])^2" office:value-type="float" office:value="5.1916951120668E-020" calcext:value-type="float">
            <text:p>5,1916951120668E-020</text:p>
          </table:table-cell>
          <table:table-cell table:style-name="ce3" table:formula="of:=(([.G83]+[.O83])*(SQRT([.G83])/[.B83]^2)*[.C35])^2" office:value-type="float" office:value="3.23405354587203E-023" calcext:value-type="float">
            <text:p>3,23405354587203E-023</text:p>
          </table:table-cell>
          <table:table-cell/>
          <table:table-cell table:style-name="ce3" table:formula="of:=([.$H$6]/([.$H$4]*[.U82]))" office:value-type="float" office:value="0.0833339691139834" calcext:value-type="float">
            <text:p>0,0833339691</text:p>
          </table:table-cell>
          <table:table-cell/>
          <table:table-cell table:style-name="ce3" table:formula="of:=([.$W$61]/(1+([.$H$6]/([.$H$4]*[.U82])^(3/2))))^2" office:value-type="float" office:value="5.19485875133514E-044" calcext:value-type="float">
            <text:p>5,19485875133514E-044</text:p>
          </table:table-cell>
          <table:table-cell table:style-name="ce3" table:formula="of:=((3*[.V82]*[.$H$6]*[.$I$4])/(2*(1+([.$H$6]/([.$H$4]*[.U82])^(5/2)))*[.$H$4]^2*[.U82]))^2" office:value-type="float" office:value="7.84805152561316E-060" calcext:value-type="float">
            <text:p>7,84805152561316E-060</text:p>
          </table:table-cell>
          <table:table-cell table:style-name="ce3" table:formula="of:=((3*[.V82]*[.$H$6]*[.S82])/(2*(1+([.$H$6]/([.$H$4]*[.U82])^(5/2)))*[.$H$4]*[.U82]^2))^2" office:value-type="float" office:value="1.47372292707609E-062" calcext:value-type="float">
            <text:p>1,47372292707609E-062</text:p>
          </table:table-cell>
          <table:table-cell table:number-columns-repeated="2"/>
          <table:table-cell table:formula="of:=[.V82]/(1+[.AP35])^(3/2)" office:value-type="float" office:value="5.11548008124532E-019" calcext:value-type="float">
            <text:p>5,11548008124532E-019</text:p>
          </table:table-cell>
          <table:table-cell table:style-name="ce3" table:formula="of:=([.$H$6]/([.$H$4]*[.U35]))" office:value-type="float" office:value="0.0802867580556273" calcext:value-type="float">
            <text:p>0,0802867581</text:p>
          </table:table-cell>
          <table:table-cell table:number-columns-repeated="2"/>
          <table:table-cell table:style-name="ce8" table:formula="of:=10^19*[.X82]" office:value-type="float" office:value="5.09391196657209" calcext:value-type="float">
            <text:p>5,0939119666</text:p>
          </table:table-cell>
          <table:table-cell table:number-columns-repeated="979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5"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table:formula="of:=(10^-4)*(1/1.875)*[.M36]" office:value-type="float" office:value="0.0000266666666666667" calcext:value-type="float">
            <text:p>2,66666666666667E-005</text:p>
          </table:table-cell>
          <table:table-cell table:number-columns-repeated="3"/>
          <table:table-cell table:formula="of:=SQRT((9*[.G84]*(1.8*10^-5))/(2*9.81*874))" office:value-type="float" office:value="0.000000738041507113158" calcext:value-type="float">
            <text:p>0,000000738</text:p>
          </table:table-cell>
          <table:table-cell/>
          <table:table-cell table:formula="of:=((([.$H$6]*[.$I$4])/([.$H$4]^2*2))*(1+[.$H$6]/([.$H$4]*SQRT(([.$H$6]^2/[.$H$4]^2)+(18*1.81*10^-5*[.G84]/(9.81*874))))))^2" office:value-type="float" office:value="2.53167753957362E-020" calcext:value-type="float">
            <text:p>2,53167753957362E-020</text:p>
          </table:table-cell>
          <table:table-cell table:formula="of:=(9*1.81*10^-5*[.H84])/(2*9.81*874*[.Y36])^2" office:value-type="float" office:value="7.31234247666769E-026" calcext:value-type="float">
            <text:p>7,31234247666769E-026</text:p>
          </table:table-cell>
          <table:table-cell table:formula="of:=SQRT([.Z36]+[.AA36]*[.G84])" office:value-type="float" office:value="4010.25541570735" calcext:value-type="float">
            <text:p>4010,2554157074</text:p>
          </table:table-cell>
          <table:table-cell table:formula="of:=[.$H$4]/[.$H$6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number-columns-repeated="2"/>
          <table:table-cell table:style-name="ce3" table:formula="of:=(((((3*SQRT([.G84]))/(2*[.B84]))+([.O84]/(2*[.B84]*SQRT([.G84]))))*[.H84])^2)" office:value-type="float" office:value="2.6964310381317E-021" calcext:value-type="float">
            <text:p>2,6964310381317E-021</text:p>
          </table:table-cell>
          <table:table-cell table:style-name="ce3" table:formula="of:=((SQRT([.G84])*[.P84])/[.B84])^2" office:value-type="float" office:value="3.25291703889146E-023" calcext:value-type="float">
            <text:p>3,25291703889146E-023</text:p>
          </table:table-cell>
          <table:table-cell table:style-name="ce3" table:formula="of:=(([.G84]+[.O84])*(SQRT([.G84])/[.B84]^2)*[.C36])^2" office:value-type="float" office:value="4.63279206369916E-024" calcext:value-type="float">
            <text:p>4,63279206369916E-024</text:p>
          </table:table-cell>
          <table:table-cell/>
          <table:table-cell table:style-name="ce3" table:formula="of:=([.$H$6]/([.$H$4]*[.U83]))" office:value-type="float" office:value="0.0876215669603782" calcext:value-type="float">
            <text:p>0,087621567</text:p>
          </table:table-cell>
          <table:table-cell/>
          <table:table-cell table:style-name="ce3" table:formula="of:=([.$W$61]/(1+([.$H$6]/([.$H$4]*[.U83])^(3/2))))^2" office:value-type="float" office:value="4.47567842236676E-044" calcext:value-type="float">
            <text:p>4,47567842236676E-044</text:p>
          </table:table-cell>
          <table:table-cell table:style-name="ce3" table:formula="of:=((3*[.V83]*[.$H$6]*[.$I$4])/(2*(1+([.$H$6]/([.$H$4]*[.U83])^(5/2)))*[.$H$4]^2*[.U83]))^2" office:value-type="float" office:value="9.67142801548691E-061" calcext:value-type="float">
            <text:p>9,67142801548691E-061</text:p>
          </table:table-cell>
          <table:table-cell table:style-name="ce3" table:formula="of:=((3*[.V83]*[.$H$6]*[.S83])/(2*(1+([.$H$6]/([.$H$4]*[.U83])^(5/2)))*[.$H$4]*[.U83]^2))^2" office:value-type="float" office:value="2.01542184295298E-063" calcext:value-type="float">
            <text:p>2,01542184295298E-063</text:p>
          </table:table-cell>
          <table:table-cell table:number-columns-repeated="2"/>
          <table:table-cell table:formula="of:=[.V83]/(1+[.AP36])^(3/2)" office:value-type="float" office:value="1.92551994409211E-019" calcext:value-type="float">
            <text:p>1,92551994409211E-019</text:p>
          </table:table-cell>
          <table:table-cell table:style-name="ce3" table:formula="of:=([.$H$6]/([.$H$4]*[.U36]))" office:value-type="float" office:value="0.0842510156442358" calcext:value-type="float">
            <text:p>0,0842510156</text:p>
          </table:table-cell>
          <table:table-cell table:number-columns-repeated="2"/>
          <table:table-cell table:style-name="ce8" table:formula="of:=10^19*[.X83]" office:value-type="float" office:value="1.91657607080412" calcext:value-type="float">
            <text:p>1,9165760708</text:p>
          </table:table-cell>
          <table:table-cell table:number-columns-repeated="979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5"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table:formula="of:=(10^-4)*(1/1.875)*[.M37]" office:value-type="float" office:value="0.0000266666666666667" calcext:value-type="float">
            <text:p>2,66666666666667E-005</text:p>
          </table:table-cell>
          <table:table-cell table:number-columns-repeated="3"/>
          <table:table-cell table:formula="of:=SQRT((9*[.G85]*(1.8*10^-5))/(2*9.81*874))" office:value-type="float" office:value="0.000000715209934218829" calcext:value-type="float">
            <text:p>7,15209934218829E-007</text:p>
          </table:table-cell>
          <table:table-cell/>
          <table:table-cell table:formula="of:=((([.$H$6]*[.$I$4])/([.$H$4]^2*2))*(1+[.$H$6]/([.$H$4]*SQRT(([.$H$6]^2/[.$H$4]^2)+(18*1.81*10^-5*[.G85]/(9.81*874))))))^2" office:value-type="float" office:value="2.53818062920426E-020" calcext:value-type="float">
            <text:p>2,53818062920426E-020</text:p>
          </table:table-cell>
          <table:table-cell table:formula="of:=(9*1.81*10^-5*[.H85])/(2*9.81*874*[.Y37])^2" office:value-type="float" office:value="6.64477581898597E-026" calcext:value-type="float">
            <text:p>6,64477581898597E-026</text:p>
          </table:table-cell>
          <table:table-cell table:formula="of:=SQRT([.Z37]+[.AA37]*[.G85])" office:value-type="float" office:value="4010.25541570735" calcext:value-type="float">
            <text:p>4010,2554157074</text:p>
          </table:table-cell>
          <table:table-cell table:formula="of:=[.$H$4]/[.$H$6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number-columns-repeated="2"/>
          <table:table-cell table:style-name="ce3" table:formula="of:=(((((3*SQRT([.G85]))/(2*[.B85]))+([.O85]/(2*[.B85]*SQRT([.G85]))))*[.H85])^2)" office:value-type="float" office:value="2.09662760358362E-021" calcext:value-type="float">
            <text:p>2,09662760358362E-021</text:p>
          </table:table-cell>
          <table:table-cell table:style-name="ce3" table:formula="of:=((SQRT([.G85])*[.P85])/[.B85])^2" office:value-type="float" office:value="2.77158002205347E-023" calcext:value-type="float">
            <text:p>2,77158002205347E-023</text:p>
          </table:table-cell>
          <table:table-cell table:style-name="ce3" table:formula="of:=(([.G85]+[.O85])*(SQRT([.G85])/[.B85]^2)*[.C37])^2" office:value-type="float" office:value="3.86380651116016E-024" calcext:value-type="float">
            <text:p>3,86380651116016E-024</text:p>
          </table:table-cell>
          <table:table-cell/>
          <table:table-cell table:style-name="ce3" table:formula="of:=([.$H$6]/([.$H$4]*[.U84]))" office:value-type="float" office:value="0.090539927937711" calcext:value-type="float">
            <text:p>0,0905399279</text:p>
          </table:table-cell>
          <table:table-cell/>
          <table:table-cell table:style-name="ce3" table:formula="of:=([.$W$61]/(1+([.$H$6]/([.$H$4]*[.U84])^(3/2))))^2" office:value-type="float" office:value="4.06042757414335E-044" calcext:value-type="float">
            <text:p>4,06042757414335E-044</text:p>
          </table:table-cell>
          <table:table-cell table:style-name="ce3" table:formula="of:=((3*[.V84]*[.$H$6]*[.$I$4])/(2*(1+([.$H$6]/([.$H$4]*[.U84])^(5/2)))*[.$H$4]^2*[.U84]))^2" office:value-type="float" office:value="7.31098308849527E-061" calcext:value-type="float">
            <text:p>7,31098308849527E-061</text:p>
          </table:table-cell>
          <table:table-cell table:style-name="ce3" table:formula="of:=((3*[.V84]*[.$H$6]*[.S84])/(2*(1+([.$H$6]/([.$H$4]*[.U84])^(5/2)))*[.$H$4]*[.U84]^2))^2" office:value-type="float" office:value="1.63088528377028E-063" calcext:value-type="float">
            <text:p>1,63088528377028E-063</text:p>
          </table:table-cell>
          <table:table-cell table:number-columns-repeated="2"/>
          <table:table-cell table:formula="of:=[.V84]/(1+[.AP37])^(3/2)" office:value-type="float" office:value="1.75194460848862E-019" calcext:value-type="float">
            <text:p>1,75194460848862E-019</text:p>
          </table:table-cell>
          <table:table-cell table:style-name="ce3" table:formula="of:=([.$H$6]/([.$H$4]*[.U37]))" office:value-type="float" office:value="0.0869405521188705" calcext:value-type="float">
            <text:p>0,0869405521</text:p>
          </table:table-cell>
          <table:table-cell table:number-columns-repeated="2"/>
          <table:table-cell table:style-name="ce8" table:formula="of:=10^19*[.X84]" office:value-type="float" office:value="1.74327821196277" calcext:value-type="float">
            <text:p>1,743278212</text:p>
          </table:table-cell>
          <table:table-cell table:number-columns-repeated="979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5"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table:formula="of:=(10^-4)*(1/1.875)*[.M38]" office:value-type="float" office:value="0.0000266666666666667" calcext:value-type="float">
            <text:p>2,66666666666667E-005</text:p>
          </table:table-cell>
          <table:table-cell table:number-columns-repeated="3"/>
          <table:table-cell table:formula="of:=SQRT((9*[.G86]*(1.8*10^-5))/(2*9.81*874))" office:value-type="float" office:value="0.00000165031098012142" calcext:value-type="float">
            <text:p>1,65031098012142E-006</text:p>
          </table:table-cell>
          <table:table-cell/>
          <table:table-cell table:formula="of:=((([.$H$6]*[.$I$4])/([.$H$4]^2*2))*(1+[.$H$6]/([.$H$4]*SQRT(([.$H$6]^2/[.$H$4]^2)+(18*1.81*10^-5*[.G86]/(9.81*874))))))^2" office:value-type="float" office:value="2.42025026737161E-020" calcext:value-type="float">
            <text:p>2,42025026737161E-020</text:p>
          </table:table-cell>
          <table:table-cell table:formula="of:=(9*1.81*10^-5*[.H86])/(2*9.81*874*[.Y38])^2" office:value-type="float" office:value="1.36476834452918E-024" calcext:value-type="float">
            <text:p>1,36476834452918E-024</text:p>
          </table:table-cell>
          <table:table-cell table:formula="of:=SQRT([.Z38]+[.AA38]*[.G86])" office:value-type="float" office:value="4010.25541570735" calcext:value-type="float">
            <text:p>4010,2554157074</text:p>
          </table:table-cell>
          <table:table-cell table:formula="of:=[.$H$4]/[.$H$6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number-columns-repeated="2"/>
          <table:table-cell table:style-name="ce3" table:formula="of:=(((((3*SQRT([.G86]))/(2*[.B86]))+([.O86]/(2*[.B86]*SQRT([.G86]))))*[.H86])^2)" office:value-type="float" office:value="5.2195969979283E-018" calcext:value-type="float">
            <text:p>5,2195969979283E-018</text:p>
          </table:table-cell>
          <table:table-cell table:style-name="ce3" table:formula="of:=((SQRT([.G86])*[.P86])/[.B86])^2" office:value-type="float" office:value="6.96513588567118E-020" calcext:value-type="float">
            <text:p>6,96513588567118E-020</text:p>
          </table:table-cell>
          <table:table-cell table:style-name="ce3" table:formula="of:=(([.G86]+[.O86])*(SQRT([.G86])/[.B86]^2)*[.C38])^2" office:value-type="float" office:value="7.53579033065085E-022" calcext:value-type="float">
            <text:p>7,53579033065085E-022</text:p>
          </table:table-cell>
          <table:table-cell/>
          <table:table-cell table:style-name="ce3" table:formula="of:=([.$H$6]/([.$H$4]*[.U85]))" office:value-type="float" office:value="0.0382865040314886" calcext:value-type="float">
            <text:p>0,038286504</text:p>
          </table:table-cell>
          <table:table-cell/>
          <table:table-cell table:style-name="ce3" table:formula="of:=([.$W$61]/(1+([.$H$6]/([.$H$4]*[.U85])^(3/2))))^2" office:value-type="float" office:value="5.119742827276E-043" calcext:value-type="float">
            <text:p>5,119742827276E-043</text:p>
          </table:table-cell>
          <table:table-cell table:style-name="ce3" table:formula="of:=((3*[.V85]*[.$H$6]*[.$I$4])/(2*(1+([.$H$6]/([.$H$4]*[.U85])^(5/2)))*[.$H$4]^2*[.U85]))^2" office:value-type="float" office:value="1.88569942849982E-057" calcext:value-type="float">
            <text:p>1,88569942849982E-057</text:p>
          </table:table-cell>
          <table:table-cell table:style-name="ce3" table:formula="of:=((3*[.V85]*[.$H$6]*[.S85])/(2*(1+([.$H$6]/([.$H$4]*[.U85])^(5/2)))*[.$H$4]*[.U85]^2))^2" office:value-type="float" office:value="7.17285981789656E-061" calcext:value-type="float">
            <text:p>7,17285981789656E-061</text:p>
          </table:table-cell>
          <table:table-cell table:number-columns-repeated="2"/>
          <table:table-cell table:formula="of:=[.V85]/(1+[.AP38])^(3/2)" office:value-type="float" office:value="2.62296042355068E-018" calcext:value-type="float">
            <text:p>2,62296042355068E-018</text:p>
          </table:table-cell>
          <table:table-cell table:style-name="ce3" table:formula="of:=([.$H$6]/([.$H$4]*[.U38]))" office:value-type="float" office:value="0.0376781996307819" calcext:value-type="float">
            <text:p>0,0376781996</text:p>
          </table:table-cell>
          <table:table-cell table:number-columns-repeated="2"/>
          <table:table-cell table:style-name="ce8" table:formula="of:=10^19*[.X85]" office:value-type="float" office:value="26.2065567725852" calcext:value-type="float">
            <text:p>26,2065567726</text:p>
          </table:table-cell>
          <table:table-cell table:number-columns-repeated="979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5"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table:formula="of:=(10^-4)*(1/1.875)*[.M39]" office:value-type="float" office:value="0.0000266666666666667" calcext:value-type="float">
            <text:p>2,66666666666667E-005</text:p>
          </table:table-cell>
          <table:table-cell table:number-columns-repeated="3"/>
          <table:table-cell table:formula="of:=SQRT((9*[.G87]*(1.8*10^-5))/(2*9.81*874))" office:value-type="float" office:value="0.00000186409332912577" calcext:value-type="float">
            <text:p>1,86409332912577E-006</text:p>
          </table:table-cell>
          <table:table-cell/>
          <table:table-cell table:formula="of:=((([.$H$6]*[.$I$4])/([.$H$4]^2*2))*(1+[.$H$6]/([.$H$4]*SQRT(([.$H$6]^2/[.$H$4]^2)+(18*1.81*10^-5*[.G87]/(9.81*874))))))^2" office:value-type="float" office:value="2.41002897507483E-020" calcext:value-type="float">
            <text:p>2,41002897507483E-020</text:p>
          </table:table-cell>
          <table:table-cell table:formula="of:=(9*1.81*10^-5*[.H87])/(2*9.81*874*[.Y39])^2" office:value-type="float" office:value="2.20737980588151E-024" calcext:value-type="float">
            <text:p>2,20737980588151E-024</text:p>
          </table:table-cell>
          <table:table-cell table:formula="of:=SQRT([.Z39]+[.AA39]*[.G87])" office:value-type="float" office:value="4010.25541570735" calcext:value-type="float">
            <text:p>4010,2554157074</text:p>
          </table:table-cell>
          <table:table-cell table:formula="of:=[.$H$4]/[.$H$6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number-columns-repeated="2"/>
          <table:table-cell table:style-name="ce3" table:formula="of:=(((((3*SQRT([.G87]))/(2*[.B87]))+([.O87]/(2*[.B87]*SQRT([.G87]))))*[.H87])^2)" office:value-type="float" office:value="1.84207750584734E-017" calcext:value-type="float">
            <text:p>1,84207750584734E-017</text:p>
          </table:table-cell>
          <table:table-cell table:style-name="ce3" table:formula="of:=((SQRT([.G87])*[.P87])/[.B87])^2" office:value-type="float" office:value="4.82231477095788E-019" calcext:value-type="float">
            <text:p>4,82231477095788E-019</text:p>
          </table:table-cell>
          <table:table-cell table:style-name="ce3" table:formula="of:=(([.G87]+[.O87])*(SQRT([.G87])/[.B87]^2)*[.C39])^2" office:value-type="float" office:value="1.78467794946167E-021" calcext:value-type="float">
            <text:p>1,78467794946167E-021</text:p>
          </table:table-cell>
          <table:table-cell/>
          <table:table-cell table:style-name="ce3" table:formula="of:=([.$H$6]/([.$H$4]*[.U86]))" office:value-type="float" office:value="0.0338227002589654" calcext:value-type="float">
            <text:p>0,0338227003</text:p>
          </table:table-cell>
          <table:table-cell/>
          <table:table-cell table:style-name="ce3" table:formula="of:=([.$W$61]/(1+([.$H$6]/([.$H$4]*[.U86])^(3/2))))^2" office:value-type="float" office:value="7.32844608532791E-043" calcext:value-type="float">
            <text:p>7,32844608532791E-043</text:p>
          </table:table-cell>
          <table:table-cell table:style-name="ce3" table:formula="of:=((3*[.V86]*[.$H$6]*[.$I$4])/(2*(1+([.$H$6]/([.$H$4]*[.U86])^(5/2)))*[.$H$4]^2*[.U86]))^2" office:value-type="float" office:value="6.47762511124957E-057" calcext:value-type="float">
            <text:p>6,47762511124957E-057</text:p>
          </table:table-cell>
          <table:table-cell table:style-name="ce3" table:formula="of:=((3*[.V86]*[.$H$6]*[.S86])/(2*(1+([.$H$6]/([.$H$4]*[.U86])^(5/2)))*[.$H$4]*[.U86]^2))^2" office:value-type="float" office:value="1.91486467162374E-060" calcext:value-type="float">
            <text:p>1,91486467162374E-060</text:p>
          </table:table-cell>
          <table:table-cell table:number-columns-repeated="2"/>
          <table:table-cell table:formula="of:=[.V86]/(1+[.AP39])^(3/2)" office:value-type="float" office:value="4.0618666483382E-018" calcext:value-type="float">
            <text:p>4,0618666483382E-018</text:p>
          </table:table-cell>
          <table:table-cell table:style-name="ce3" table:formula="of:=([.$H$6]/([.$H$4]*[.U39]))" office:value-type="float" office:value="0.0333570994490109" calcext:value-type="float">
            <text:p>0,0333570994</text:p>
          </table:table-cell>
          <table:table-cell table:number-columns-repeated="2"/>
          <table:table-cell table:style-name="ce8" table:formula="of:=10^19*[.X86]" office:value-type="float" office:value="40.5912295430353" calcext:value-type="float">
            <text:p>40,591229543</text:p>
          </table:table-cell>
          <table:table-cell table:number-columns-repeated="979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5"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table:formula="of:=(10^-4)*(1/1.875)*[.M40]" office:value-type="float" office:value="0.0000266666666666667" calcext:value-type="float">
            <text:p>2,66666666666667E-005</text:p>
          </table:table-cell>
          <table:table-cell table:number-columns-repeated="3"/>
          <table:table-cell table:formula="of:=SQRT((9*[.G88]*(1.8*10^-5))/(2*9.81*874))" office:value-type="float" office:value="0.000000765424620911014" calcext:value-type="float">
            <text:p>7,65424620911014E-007</text:p>
          </table:table-cell>
          <table:table-cell/>
          <table:table-cell table:formula="of:=((([.$H$6]*[.$I$4])/([.$H$4]^2*2))*(1+[.$H$6]/([.$H$4]*SQRT(([.$H$6]^2/[.$H$4]^2)+(18*1.81*10^-5*[.G88]/(9.81*874))))))^2" office:value-type="float" office:value="2.52439832864357E-020" calcext:value-type="float">
            <text:p>2,52439832864357E-020</text:p>
          </table:table-cell>
          <table:table-cell table:formula="of:=(9*1.81*10^-5*[.H88])/(2*9.81*874*[.Y40])^2" office:value-type="float" office:value="8.19073129269509E-026" calcext:value-type="float">
            <text:p>8,19073129269509E-026</text:p>
          </table:table-cell>
          <table:table-cell table:formula="of:=SQRT([.Z40]+[.AA40]*[.G88])" office:value-type="float" office:value="4010.25541570735" calcext:value-type="float">
            <text:p>4010,2554157074</text:p>
          </table:table-cell>
          <table:table-cell table:formula="of:=[.$H$4]/[.$H$6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number-columns-repeated="2"/>
          <table:table-cell table:style-name="ce3" table:formula="of:=(((((3*SQRT([.G88]))/(2*[.B88]))+([.O88]/(2*[.B88]*SQRT([.G88]))))*[.H88])^2)" office:value-type="float" office:value="8.51388704112595E-021" calcext:value-type="float">
            <text:p>8,51388704112595E-021</text:p>
          </table:table-cell>
          <table:table-cell table:style-name="ce3" table:formula="of:=((SQRT([.G88])*[.P88])/[.B88])^2" office:value-type="float" office:value="1.43582660491952E-020" calcext:value-type="float">
            <text:p>1,43582660491952E-020</text:p>
          </table:table-cell>
          <table:table-cell table:style-name="ce3" table:formula="of:=(([.G88]+[.O88])*(SQRT([.G88])/[.B88]^2)*[.C40])^2" office:value-type="float" office:value="3.25009713263481E-023" calcext:value-type="float">
            <text:p>3,25009713263481E-023</text:p>
          </table:table-cell>
          <table:table-cell/>
          <table:table-cell table:style-name="ce3" table:formula="of:=([.$H$6]/([.$H$4]*[.U87]))" office:value-type="float" office:value="0.0843601299021598" calcext:value-type="float">
            <text:p>0,0843601299</text:p>
          </table:table-cell>
          <table:table-cell/>
          <table:table-cell table:style-name="ce3" table:formula="of:=([.$W$61]/(1+([.$H$6]/([.$H$4]*[.U87])^(3/2))))^2" office:value-type="float" office:value="5.00946994913384E-044" calcext:value-type="float">
            <text:p>5,00946994913384E-044</text:p>
          </table:table-cell>
          <table:table-cell table:style-name="ce3" table:formula="of:=((3*[.V87]*[.$H$6]*[.$I$4])/(2*(1+([.$H$6]/([.$H$4]*[.U87])^(5/2)))*[.$H$4]^2*[.U87]))^2" office:value-type="float" office:value="7.60265814488317E-060" calcext:value-type="float">
            <text:p>7,60265814488317E-060</text:p>
          </table:table-cell>
          <table:table-cell table:style-name="ce3" table:formula="of:=((3*[.V87]*[.$H$6]*[.S87])/(2*(1+([.$H$6]/([.$H$4]*[.U87])^(5/2)))*[.$H$4]*[.U87]^2))^2" office:value-type="float" office:value="1.46434334833052E-062" calcext:value-type="float">
            <text:p>1,46434334833052E-062</text:p>
          </table:table-cell>
          <table:table-cell table:number-columns-repeated="2"/>
          <table:table-cell table:formula="of:=[.V87]/(1+[.AP40])^(3/2)" office:value-type="float" office:value="5.12139458271869E-019" calcext:value-type="float">
            <text:p>5,12139458271869E-019</text:p>
          </table:table-cell>
          <table:table-cell table:style-name="ce3" table:formula="of:=([.$H$6]/([.$H$4]*[.U40]))" office:value-type="float" office:value="0.0812369302778346" calcext:value-type="float">
            <text:p>0,0812369303</text:p>
          </table:table-cell>
          <table:table-cell table:number-columns-repeated="2"/>
          <table:table-cell table:style-name="ce8" table:formula="of:=10^19*[.X87]" office:value-type="float" office:value="5.09928438021116" calcext:value-type="float">
            <text:p>5,0992843802</text:p>
          </table:table-cell>
          <table:table-cell table:number-columns-repeated="979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5"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table:formula="of:=(10^-4)*(1/1.875)*[.M41]" office:value-type="float" office:value="0.0000266666666666667" calcext:value-type="float">
            <text:p>2,66666666666667E-005</text:p>
          </table:table-cell>
          <table:table-cell table:number-columns-repeated="3"/>
          <table:table-cell table:formula="of:=SQRT((9*[.G89]*(1.8*10^-5))/(2*9.81*874))" office:value-type="float" office:value="0.000000816917458567802" calcext:value-type="float">
            <text:p>8,16917458567802E-007</text:p>
          </table:table-cell>
          <table:table-cell/>
          <table:table-cell table:formula="of:=((([.$H$6]*[.$I$4])/([.$H$4]^2*2))*(1+[.$H$6]/([.$H$4]*SQRT(([.$H$6]^2/[.$H$4]^2)+(18*1.81*10^-5*[.G89]/(9.81*874))))))^2" office:value-type="float" office:value="2.51205273020227E-020" calcext:value-type="float">
            <text:p>2,51205273020227E-020</text:p>
          </table:table-cell>
          <table:table-cell table:formula="of:=(9*1.81*10^-5*[.H89])/(2*9.81*874*[.Y41])^2" office:value-type="float" office:value="1.00961143836215E-025" calcext:value-type="float">
            <text:p>1,00961143836215E-025</text:p>
          </table:table-cell>
          <table:table-cell table:formula="of:=SQRT([.Z41]+[.AA41]*[.G89])" office:value-type="float" office:value="4010.25541570735" calcext:value-type="float">
            <text:p>4010,2554157074</text:p>
          </table:table-cell>
          <table:table-cell table:formula="of:=[.$H$4]/[.$H$6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number-columns-repeated="2"/>
          <table:table-cell table:style-name="ce3" table:formula="of:=(((((3*SQRT([.G89]))/(2*[.B89]))+([.O89]/(2*[.B89]*SQRT([.G89]))))*[.H89])^2)" office:value-type="float" office:value="1.34541100840632E-020" calcext:value-type="float">
            <text:p>1,34541100840632E-020</text:p>
          </table:table-cell>
          <table:table-cell table:style-name="ce3" table:formula="of:=((SQRT([.G89])*[.P89])/[.B89])^2" office:value-type="float" office:value="1.70668892562804E-020" calcext:value-type="float">
            <text:p>1,70668892562804E-020</text:p>
          </table:table-cell>
          <table:table-cell table:style-name="ce3" table:formula="of:=(([.G89]+[.O89])*(SQRT([.G89])/[.B89]^2)*[.C41])^2" office:value-type="float" office:value="4.11613495991201E-023" calcext:value-type="float">
            <text:p>4,11613495991201E-023</text:p>
          </table:table-cell>
          <table:table-cell/>
          <table:table-cell table:style-name="ce3" table:formula="of:=([.$H$6]/([.$H$4]*[.U88]))" office:value-type="float" office:value="0.0788412481302446" calcext:value-type="float">
            <text:p>0,0788412481</text:p>
          </table:table-cell>
          <table:table-cell/>
          <table:table-cell table:style-name="ce3" table:formula="of:=([.$W$61]/(1+([.$H$6]/([.$H$4]*[.U88])^(3/2))))^2" office:value-type="float" office:value="6.12351143696561E-044" calcext:value-type="float">
            <text:p>6,12351143696561E-044</text:p>
          </table:table-cell>
          <table:table-cell table:style-name="ce3" table:formula="of:=((3*[.V88]*[.$H$6]*[.$I$4])/(2*(1+([.$H$6]/([.$H$4]*[.U88])^(5/2)))*[.$H$4]^2*[.U88]))^2" office:value-type="float" office:value="1.17953266834647E-059" calcext:value-type="float">
            <text:p>1,17953266834647E-059</text:p>
          </table:table-cell>
          <table:table-cell table:style-name="ce3" table:formula="of:=((3*[.V88]*[.$H$6]*[.S88])/(2*(1+([.$H$6]/([.$H$4]*[.U88])^(5/2)))*[.$H$4]*[.U88]^2))^2" office:value-type="float" office:value="1.97465457445153E-062" calcext:value-type="float">
            <text:p>1,97465457445153E-062</text:p>
          </table:table-cell>
          <table:table-cell table:number-columns-repeated="2"/>
          <table:table-cell table:formula="of:=[.V88]/(1+[.AP41])^(3/2)" office:value-type="float" office:value="5.80466757185122E-019" calcext:value-type="float">
            <text:p>5,80466757185122E-019</text:p>
          </table:table-cell>
          <table:table-cell table:style-name="ce3" table:formula="of:=([.$H$6]/([.$H$4]*[.U41]))" office:value-type="float" office:value="0.0761163149467998" calcext:value-type="float">
            <text:p>0,0761163149</text:p>
          </table:table-cell>
          <table:table-cell table:number-columns-repeated="2"/>
          <table:table-cell table:style-name="ce8" table:formula="of:=10^19*[.X88]" office:value-type="float" office:value="5.78268935318573" calcext:value-type="float">
            <text:p>5,7826893532</text:p>
          </table:table-cell>
          <table:table-cell table:number-columns-repeated="979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5"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table:formula="of:=(10^-4)*(1/1.875)*[.M42]" office:value-type="float" office:value="0.0000266666666666667" calcext:value-type="float">
            <text:p>2,66666666666667E-005</text:p>
          </table:table-cell>
          <table:table-cell table:number-columns-repeated="3"/>
          <table:table-cell table:formula="of:=SQRT((9*[.G90]*(1.8*10^-5))/(2*9.81*874))" office:value-type="float" office:value="0.000000793609138095718" calcext:value-type="float">
            <text:p>7,93609138095718E-007</text:p>
          </table:table-cell>
          <table:table-cell/>
          <table:table-cell table:formula="of:=((([.$H$6]*[.$I$4])/([.$H$4]^2*2))*(1+[.$H$6]/([.$H$4]*SQRT(([.$H$6]^2/[.$H$4]^2)+(18*1.81*10^-5*[.G90]/(9.81*874))))))^2" office:value-type="float" office:value="2.51743925594744E-020" calcext:value-type="float">
            <text:p>2,51743925594744E-020</text:p>
          </table:table-cell>
          <table:table-cell table:formula="of:=(9*1.81*10^-5*[.H90])/(2*9.81*874*[.Y42])^2" office:value-type="float" office:value="9.19045116329328E-026" calcext:value-type="float">
            <text:p>9,19045116329328E-026</text:p>
          </table:table-cell>
          <table:table-cell table:formula="of:=SQRT([.Z42]+[.AA42]*[.G90])" office:value-type="float" office:value="4010.25541570735" calcext:value-type="float">
            <text:p>4010,2554157074</text:p>
          </table:table-cell>
          <table:table-cell table:formula="of:=[.$H$4]/[.$H$6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number-columns-repeated="2"/>
          <table:table-cell table:style-name="ce3" table:formula="of:=(((((3*SQRT([.G90]))/(2*[.B90]))+([.O90]/(2*[.B90]*SQRT([.G90]))))*[.H90])^2)" office:value-type="float" office:value="1.08931391932037E-020" calcext:value-type="float">
            <text:p>1,08931391932037E-020</text:p>
          </table:table-cell>
          <table:table-cell table:style-name="ce3" table:formula="of:=((SQRT([.G90])*[.P90])/[.B90])^2" office:value-type="float" office:value="1.54351360028848E-020" calcext:value-type="float">
            <text:p>1,54351360028848E-020</text:p>
          </table:table-cell>
          <table:table-cell table:style-name="ce3" table:formula="of:=(([.G90]+[.O90])*(SQRT([.G90])/[.B90]^2)*[.C42])^2" office:value-type="float" office:value="3.67211363068592E-023" calcext:value-type="float">
            <text:p>3,67211363068592E-023</text:p>
          </table:table-cell>
          <table:table-cell/>
          <table:table-cell table:style-name="ce3" table:formula="of:=([.$H$6]/([.$H$4]*[.U89]))" office:value-type="float" office:value="0.0812472645745184" calcext:value-type="float">
            <text:p>0,0812472646</text:p>
          </table:table-cell>
          <table:table-cell/>
          <table:table-cell table:style-name="ce3" table:formula="of:=([.$W$61]/(1+([.$H$6]/([.$H$4]*[.U89])^(3/2))))^2" office:value-type="float" office:value="5.60099535405333E-044" calcext:value-type="float">
            <text:p>5,60099535405333E-044</text:p>
          </table:table-cell>
          <table:table-cell table:style-name="ce3" table:formula="of:=((3*[.V89]*[.$H$6]*[.$I$4])/(2*(1+([.$H$6]/([.$H$4]*[.U89])^(5/2)))*[.$H$4]^2*[.U89]))^2" office:value-type="float" office:value="9.61547423188852E-060" calcext:value-type="float">
            <text:p>9,61547423188852E-060</text:p>
          </table:table-cell>
          <table:table-cell table:style-name="ce3" table:formula="of:=((3*[.V89]*[.$H$6]*[.S89])/(2*(1+([.$H$6]/([.$H$4]*[.U89])^(5/2)))*[.$H$4]*[.U89]^2))^2" office:value-type="float" office:value="1.71313849301381E-062" calcext:value-type="float">
            <text:p>1,71313849301381E-062</text:p>
          </table:table-cell>
          <table:table-cell table:number-columns-repeated="2"/>
          <table:table-cell table:formula="of:=[.V89]/(1+[.AP42])^(3/2)" office:value-type="float" office:value="5.46561071600249E-019" calcext:value-type="float">
            <text:p>5,46561071600249E-019</text:p>
          </table:table-cell>
          <table:table-cell table:style-name="ce3" table:formula="of:=([.$H$6]/([.$H$4]*[.U42]))" office:value-type="float" office:value="0.078351853043288" calcext:value-type="float">
            <text:p>0,078351853</text:p>
          </table:table-cell>
          <table:table-cell table:number-columns-repeated="2"/>
          <table:table-cell table:style-name="ce8" table:formula="of:=10^19*[.X89]" office:value-type="float" office:value="5.44367134043845" calcext:value-type="float">
            <text:p>5,4436713404</text:p>
          </table:table-cell>
          <table:table-cell table:number-columns-repeated="979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5"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table:formula="of:=(10^-4)*(1/1.875)*[.M43]" office:value-type="float" office:value="0.0000266666666666667" calcext:value-type="float">
            <text:p>2,66666666666667E-005</text:p>
          </table:table-cell>
          <table:table-cell table:number-columns-repeated="3"/>
          <table:table-cell table:formula="of:=SQRT((9*[.G91]*(1.8*10^-5))/(2*9.81*874))" office:value-type="float" office:value="0.000000763209204915969" calcext:value-type="float">
            <text:p>7,63209204915969E-007</text:p>
          </table:table-cell>
          <table:table-cell/>
          <table:table-cell table:formula="of:=((([.$H$6]*[.$I$4])/([.$H$4]^2*2))*(1+[.$H$6]/([.$H$4]*SQRT(([.$H$6]^2/[.$H$4]^2)+(18*1.81*10^-5*[.G91]/(9.81*874))))))^2" office:value-type="float" office:value="2.52496749951378E-020" calcext:value-type="float">
            <text:p>2,52496749951378E-020</text:p>
          </table:table-cell>
          <table:table-cell table:formula="of:=(9*1.81*10^-5*[.H91])/(2*9.81*874*[.Y43])^2" office:value-type="float" office:value="8.11636052353452E-026" calcext:value-type="float">
            <text:p>8,11636052353452E-026</text:p>
          </table:table-cell>
          <table:table-cell table:formula="of:=SQRT([.Z43]+[.AA43]*[.G91])" office:value-type="float" office:value="4010.25541570735" calcext:value-type="float">
            <text:p>4010,2554157074</text:p>
          </table:table-cell>
          <table:table-cell table:formula="of:=[.$H$4]/[.$H$6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number-columns-repeated="2"/>
          <table:table-cell table:style-name="ce3" table:formula="of:=(((((3*SQRT([.G91]))/(2*[.B91]))+([.O91]/(2*[.B91]*SQRT([.G91]))))*[.H91])^2)" office:value-type="float" office:value="8.12966549305141E-021" calcext:value-type="float">
            <text:p>8,12966549305141E-021</text:p>
          </table:table-cell>
          <table:table-cell table:style-name="ce3" table:formula="of:=((SQRT([.G91])*[.P91])/[.B91])^2" office:value-type="float" office:value="1.26041153009714E-020" calcext:value-type="float">
            <text:p>1,26041153009714E-020</text:p>
          </table:table-cell>
          <table:table-cell table:style-name="ce3" table:formula="of:=(([.G91]+[.O91])*(SQRT([.G91])/[.B91]^2)*[.C43])^2" office:value-type="float" office:value="3.07757628704721E-023" calcext:value-type="float">
            <text:p>3,07757628704721E-023</text:p>
          </table:table-cell>
          <table:table-cell/>
          <table:table-cell table:style-name="ce3" table:formula="of:=([.$H$6]/([.$H$4]*[.U90]))" office:value-type="float" office:value="0.0846149476635834" calcext:value-type="float">
            <text:p>0,0846149477</text:p>
          </table:table-cell>
          <table:table-cell/>
          <table:table-cell table:style-name="ce3" table:formula="of:=([.$W$61]/(1+([.$H$6]/([.$H$4]*[.U90])^(3/2))))^2" office:value-type="float" office:value="4.96480361935779E-044" calcext:value-type="float">
            <text:p>4,96480361935779E-044</text:p>
          </table:table-cell>
          <table:table-cell table:style-name="ce3" table:formula="of:=((3*[.V90]*[.$H$6]*[.$I$4])/(2*(1+([.$H$6]/([.$H$4]*[.U90])^(5/2)))*[.$H$4]^2*[.U90]))^2" office:value-type="float" office:value="7.13425122227206E-060" calcext:value-type="float">
            <text:p>7,13425122227206E-060</text:p>
          </table:table-cell>
          <table:table-cell table:style-name="ce3" table:formula="of:=((3*[.V90]*[.$H$6]*[.S90])/(2*(1+([.$H$6]/([.$H$4]*[.U90])^(5/2)))*[.$H$4]*[.U90]^2))^2" office:value-type="float" office:value="1.38274930976738E-062" calcext:value-type="float">
            <text:p>1,38274930976738E-062</text:p>
          </table:table-cell>
          <table:table-cell table:number-columns-repeated="2"/>
          <table:table-cell table:formula="of:=[.V90]/(1+[.AP43])^(3/2)" office:value-type="float" office:value="4.98198505925728E-019" calcext:value-type="float">
            <text:p>4,98198505925728E-019</text:p>
          </table:table-cell>
          <table:table-cell table:style-name="ce3" table:formula="of:=([.$H$6]/([.$H$4]*[.U43]))" office:value-type="float" office:value="0.0814727418922212" calcext:value-type="float">
            <text:p>0,0814727419</text:p>
          </table:table-cell>
          <table:table-cell table:number-columns-repeated="2"/>
          <table:table-cell table:style-name="ce8" table:formula="of:=10^19*[.X90]" office:value-type="float" office:value="4.96035100548253" calcext:value-type="float">
            <text:p>4,9603510055</text:p>
          </table:table-cell>
          <table:table-cell table:number-columns-repeated="979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5"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table:formula="of:=(10^-4)*(1/1.875)*[.M44]" office:value-type="float" office:value="0.0000266666666666667" calcext:value-type="float">
            <text:p>2,66666666666667E-005</text:p>
          </table:table-cell>
          <table:table-cell table:number-columns-repeated="3"/>
          <table:table-cell table:formula="of:=SQRT((9*[.G92]*(1.8*10^-5))/(2*9.81*874))" office:value-type="float" office:value="0.000000801155512035742" calcext:value-type="float">
            <text:p>8,01155512035742E-007</text:p>
          </table:table-cell>
          <table:table-cell/>
          <table:table-cell table:formula="of:=((([.$H$6]*[.$I$4])/([.$H$4]^2*2))*(1+[.$H$6]/([.$H$4]*SQRT(([.$H$6]^2/[.$H$4]^2)+(18*1.81*10^-5*[.G92]/(9.81*874))))))^2" office:value-type="float" office:value="2.51566042588978E-020" calcext:value-type="float">
            <text:p>2,51566042588978E-020</text:p>
          </table:table-cell>
          <table:table-cell table:formula="of:=(9*1.81*10^-5*[.H92])/(2*9.81*874*[.Y44])^2" office:value-type="float" office:value="9.47559474013404E-026" calcext:value-type="float">
            <text:p>9,47559474013404E-026</text:p>
          </table:table-cell>
          <table:table-cell table:formula="of:=SQRT([.Z44]+[.AA44]*[.G92])" office:value-type="float" office:value="4010.25541570735" calcext:value-type="float">
            <text:p>4010,2554157074</text:p>
          </table:table-cell>
          <table:table-cell table:formula="of:=[.$H$4]/[.$H$6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number-columns-repeated="2"/>
          <table:table-cell table:style-name="ce3" table:formula="of:=(((((3*SQRT([.G92]))/(2*[.B92]))+([.O92]/(2*[.B92]*SQRT([.G92]))))*[.H92])^2)" office:value-type="float" office:value="1.19474448359923E-020" calcext:value-type="float">
            <text:p>1,19474448359923E-020</text:p>
          </table:table-cell>
          <table:table-cell table:style-name="ce3" table:formula="of:=((SQRT([.G92])*[.P92])/[.B92])^2" office:value-type="float" office:value="1.79053016689647E-020" calcext:value-type="float">
            <text:p>1,79053016689647E-020</text:p>
          </table:table-cell>
          <table:table-cell table:style-name="ce3" table:formula="of:=(([.G92]+[.O92])*(SQRT([.G92])/[.B92]^2)*[.C44])^2" office:value-type="float" office:value="3.96914727906159E-023" calcext:value-type="float">
            <text:p>3,96914727906159E-023</text:p>
          </table:table-cell>
          <table:table-cell/>
          <table:table-cell table:style-name="ce3" table:formula="of:=([.$H$6]/([.$H$4]*[.U91]))" office:value-type="float" office:value="0.0804523782903531" calcext:value-type="float">
            <text:p>0,0804523783</text:p>
          </table:table-cell>
          <table:table-cell/>
          <table:table-cell table:style-name="ce3" table:formula="of:=([.$W$61]/(1+([.$H$6]/([.$H$4]*[.U91])^(3/2))))^2" office:value-type="float" office:value="5.76681632619959E-044" calcext:value-type="float">
            <text:p>5,76681632619959E-044</text:p>
          </table:table-cell>
          <table:table-cell table:style-name="ce3" table:formula="of:=((3*[.V91]*[.$H$6]*[.$I$4])/(2*(1+([.$H$6]/([.$H$4]*[.U91])^(5/2)))*[.$H$4]^2*[.U91]))^2" office:value-type="float" office:value="1.07043769446454E-059" calcext:value-type="float">
            <text:p>1,07043769446454E-059</text:p>
          </table:table-cell>
          <table:table-cell table:style-name="ce3" table:formula="of:=((3*[.V91]*[.$H$6]*[.S91])/(2*(1+([.$H$6]/([.$H$4]*[.U91])^(5/2)))*[.$H$4]*[.U91]^2))^2" office:value-type="float" office:value="1.86868674472206E-062" calcext:value-type="float">
            <text:p>1,86868674472206E-062</text:p>
          </table:table-cell>
          <table:table-cell table:number-columns-repeated="2"/>
          <table:table-cell table:formula="of:=[.V91]/(1+[.AP44])^(3/2)" office:value-type="float" office:value="5.68820509546439E-019" calcext:value-type="float">
            <text:p>5,68820509546439E-019</text:p>
          </table:table-cell>
          <table:table-cell table:style-name="ce3" table:formula="of:=([.$H$6]/([.$H$4]*[.U44]))" office:value-type="float" office:value="0.0776138285610548" calcext:value-type="float">
            <text:p>0,0776138286</text:p>
          </table:table-cell>
          <table:table-cell table:number-columns-repeated="2"/>
          <table:table-cell table:style-name="ce8" table:formula="of:=10^19*[.X91]" office:value-type="float" office:value="5.66580386255552" calcext:value-type="float">
            <text:p>5,6658038626</text:p>
          </table:table-cell>
          <table:table-cell table:number-columns-repeated="979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5"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table:formula="of:=(10^-4)*(1/1.875)*[.M45]" office:value-type="float" office:value="0.0000266666666666667" calcext:value-type="float">
            <text:p>2,66666666666667E-005</text:p>
          </table:table-cell>
          <table:table-cell table:number-columns-repeated="3"/>
          <table:table-cell table:formula="of:=SQRT((9*[.G93]*(1.8*10^-5))/(2*9.81*874))" office:value-type="float" office:value="0.00000092411420826871" calcext:value-type="float">
            <text:p>9,2411420826871E-007</text:p>
          </table:table-cell>
          <table:table-cell/>
          <table:table-cell table:formula="of:=((([.$H$6]*[.$I$4])/([.$H$4]^2*2))*(1+[.$H$6]/([.$H$4]*SQRT(([.$H$6]^2/[.$H$4]^2)+(18*1.81*10^-5*[.G93]/(9.81*874))))))^2" office:value-type="float" office:value="2.49082811694144E-020" calcext:value-type="float">
            <text:p>2,49082811694144E-020</text:p>
          </table:table-cell>
          <table:table-cell table:formula="of:=(9*1.81*10^-5*[.H93])/(2*9.81*874*[.Y45])^2" office:value-type="float" office:value="1.53197582703241E-025" calcext:value-type="float">
            <text:p>1,53197582703241E-025</text:p>
          </table:table-cell>
          <table:table-cell table:formula="of:=SQRT([.Z45]+[.AA45]*[.G93])" office:value-type="float" office:value="4010.25541570735" calcext:value-type="float">
            <text:p>4010,2554157074</text:p>
          </table:table-cell>
          <table:table-cell table:formula="of:=[.$H$4]/[.$H$6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number-columns-repeated="2"/>
          <table:table-cell table:style-name="ce3" table:formula="of:=(((((3*SQRT([.G93]))/(2*[.B93]))+([.O93]/(2*[.B93]*SQRT([.G93]))))*[.H93])^2)" office:value-type="float" office:value="2.3917564222717E-020" calcext:value-type="float">
            <text:p>2,3917564222717E-020</text:p>
          </table:table-cell>
          <table:table-cell table:style-name="ce3" table:formula="of:=((SQRT([.G93])*[.P93])/[.B93])^2" office:value-type="float" office:value="2.07933738047337E-021" calcext:value-type="float">
            <text:p>2,07933738047337E-021</text:p>
          </table:table-cell>
          <table:table-cell table:style-name="ce3" table:formula="of:=(([.G93]+[.O93])*(SQRT([.G93])/[.B93]^2)*[.C45])^2" office:value-type="float" office:value="3.25958093635195E-023" calcext:value-type="float">
            <text:p>3,25958093635195E-023</text:p>
          </table:table-cell>
          <table:table-cell/>
          <table:table-cell table:style-name="ce3" table:formula="of:=([.$H$6]/([.$H$4]*[.U92]))" office:value-type="float" office:value="0.0693897393175497" calcext:value-type="float">
            <text:p>0,0693897393</text:p>
          </table:table-cell>
          <table:table-cell/>
          <table:table-cell table:style-name="ce3" table:formula="of:=([.$W$61]/(1+([.$H$6]/([.$H$4]*[.U92])^(3/2))))^2" office:value-type="float" office:value="8.93957781856411E-044" calcext:value-type="float">
            <text:p>8,93957781856411E-044</text:p>
          </table:table-cell>
          <table:table-cell table:style-name="ce3" table:formula="of:=((3*[.V92]*[.$H$6]*[.$I$4])/(2*(1+([.$H$6]/([.$H$4]*[.U92])^(5/2)))*[.$H$4]^2*[.U92]))^2" office:value-type="float" office:value="1.37011442530484E-059" calcext:value-type="float">
            <text:p>1,37011442530484E-059</text:p>
          </table:table-cell>
          <table:table-cell table:style-name="ce3" table:formula="of:=((3*[.V92]*[.$H$6]*[.S92])/(2*(1+([.$H$6]/([.$H$4]*[.U92])^(5/2)))*[.$H$4]*[.U92]^2))^2" office:value-type="float" office:value="1.76172235231502E-062" calcext:value-type="float">
            <text:p>1,76172235231502E-062</text:p>
          </table:table-cell>
          <table:table-cell table:number-columns-repeated="2"/>
          <table:table-cell table:formula="of:=[.V92]/(1+[.AP45])^(3/2)" office:value-type="float" office:value="5.22974498753003E-019" calcext:value-type="float">
            <text:p>5,22974498753003E-019</text:p>
          </table:table-cell>
          <table:table-cell table:style-name="ce3" table:formula="of:=([.$H$6]/([.$H$4]*[.U45]))" office:value-type="float" office:value="0.0672868634693748" calcext:value-type="float">
            <text:p>0,0672868635</text:p>
          </table:table-cell>
          <table:table-cell table:number-columns-repeated="2"/>
          <table:table-cell table:style-name="ce8" table:formula="of:=10^19*[.X92]" office:value-type="float" office:value="5.21432671325047" calcext:value-type="float">
            <text:p>5,2143267133</text:p>
          </table:table-cell>
          <table:table-cell table:number-columns-repeated="979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5"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table:formula="of:=(10^-4)*(1/1.875)*[.M46]" office:value-type="float" office:value="0.0000266666666666667" calcext:value-type="float">
            <text:p>2,66666666666667E-005</text:p>
          </table:table-cell>
          <table:table-cell table:number-columns-repeated="3"/>
          <table:table-cell table:formula="of:=SQRT((9*[.G94]*(1.8*10^-5))/(2*9.81*874))" office:value-type="float" office:value="0.000000948544346481211" calcext:value-type="float">
            <text:p>9,48544346481211E-007</text:p>
          </table:table-cell>
          <table:table-cell/>
          <table:table-cell table:formula="of:=((([.$H$6]*[.$I$4])/([.$H$4]^2*2))*(1+[.$H$6]/([.$H$4]*SQRT(([.$H$6]^2/[.$H$4]^2)+(18*1.81*10^-5*[.G94]/(9.81*874))))))^2" office:value-type="float" office:value="2.48667169028139E-020" calcext:value-type="float">
            <text:p>2,48667169028139E-020</text:p>
          </table:table-cell>
          <table:table-cell table:formula="of:=(9*1.81*10^-5*[.H94])/(2*9.81*874*[.Y46])^2" office:value-type="float" office:value="1.67861228600299E-025" calcext:value-type="float">
            <text:p>1,67861228600299E-025</text:p>
          </table:table-cell>
          <table:table-cell table:formula="of:=SQRT([.Z46]+[.AA46]*[.G94])" office:value-type="float" office:value="4010.25541570735" calcext:value-type="float">
            <text:p>4010,2554157074</text:p>
          </table:table-cell>
          <table:table-cell table:formula="of:=[.$H$4]/[.$H$6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number-columns-repeated="2"/>
          <table:table-cell table:style-name="ce3" table:formula="of:=(((((3*SQRT([.G94]))/(2*[.B94]))+([.O94]/(2*[.B94]*SQRT([.G94]))))*[.H94])^2)" office:value-type="float" office:value="2.90323311289663E-020" calcext:value-type="float">
            <text:p>2,90323311289663E-020</text:p>
          </table:table-cell>
          <table:table-cell table:style-name="ce3" table:formula="of:=((SQRT([.G94])*[.P94])/[.B94])^2" office:value-type="float" office:value="1.80032026043431E-021" calcext:value-type="float">
            <text:p>1,80032026043431E-021</text:p>
          </table:table-cell>
          <table:table-cell table:style-name="ce3" table:formula="of:=(([.G94]+[.O94])*(SQRT([.G94])/[.B94]^2)*[.C46])^2" office:value-type="float" office:value="3.48052438864736E-023" calcext:value-type="float">
            <text:p>3,48052438864736E-023</text:p>
          </table:table-cell>
          <table:table-cell/>
          <table:table-cell table:style-name="ce3" table:formula="of:=([.$H$6]/([.$H$4]*[.U93]))" office:value-type="float" office:value="0.0675442205079258" calcext:value-type="float">
            <text:p>0,0675442205</text:p>
          </table:table-cell>
          <table:table-cell/>
          <table:table-cell table:style-name="ce3" table:formula="of:=([.$W$61]/(1+([.$H$6]/([.$H$4]*[.U93])^(3/2))))^2" office:value-type="float" office:value="9.68170172573389E-044" calcext:value-type="float">
            <text:p>9,68170172573389E-044</text:p>
          </table:table-cell>
          <table:table-cell table:style-name="ce3" table:formula="of:=((3*[.V93]*[.$H$6]*[.$I$4])/(2*(1+([.$H$6]/([.$H$4]*[.U93])^(5/2)))*[.$H$4]^2*[.U93]))^2" office:value-type="float" office:value="1.58621092140428E-059" calcext:value-type="float">
            <text:p>1,58621092140428E-059</text:p>
          </table:table-cell>
          <table:table-cell table:style-name="ce3" table:formula="of:=((3*[.V93]*[.$H$6]*[.S93])/(2*(1+([.$H$6]/([.$H$4]*[.U93])^(5/2)))*[.$H$4]*[.U93]^2))^2" office:value-type="float" office:value="1.92931166002098E-062" calcext:value-type="float">
            <text:p>1,92931166002098E-062</text:p>
          </table:table-cell>
          <table:table-cell table:number-columns-repeated="2"/>
          <table:table-cell table:formula="of:=[.V93]/(1+[.AP46])^(3/2)" office:value-type="float" office:value="5.41727150555084E-019" calcext:value-type="float">
            <text:p>5,41727150555084E-019</text:p>
          </table:table-cell>
          <table:table-cell table:style-name="ce3" table:formula="of:=([.$H$6]/([.$H$4]*[.U46]))" office:value-type="float" office:value="0.0655538634461913" calcext:value-type="float">
            <text:p>0,0655538634</text:p>
          </table:table-cell>
          <table:table-cell table:number-columns-repeated="2"/>
          <table:table-cell table:style-name="ce8" table:formula="of:=10^19*[.X93]" office:value-type="float" office:value="5.40212841762339" calcext:value-type="float">
            <text:p>5,4021284176</text:p>
          </table:table-cell>
          <table:table-cell table:number-columns-repeated="979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5"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table:formula="of:=(10^-4)*(1/1.875)*[.M47]" office:value-type="float" office:value="0.0000266666666666667" calcext:value-type="float">
            <text:p>2,66666666666667E-005</text:p>
          </table:table-cell>
          <table:table-cell table:number-columns-repeated="3"/>
          <table:table-cell table:formula="of:=SQRT((9*[.G95]*(1.8*10^-5))/(2*9.81*874))" office:value-type="float" office:value="0.000000944337920670521" calcext:value-type="float">
            <text:p>9,44337920670521E-007</text:p>
          </table:table-cell>
          <table:table-cell/>
          <table:table-cell table:formula="of:=((([.$H$6]*[.$I$4])/([.$H$4]^2*2))*(1+[.$H$6]/([.$H$4]*SQRT(([.$H$6]^2/[.$H$4]^2)+(18*1.81*10^-5*[.G95]/(9.81*874))))))^2" office:value-type="float" office:value="2.48737180674366E-020" calcext:value-type="float">
            <text:p>2,48737180674366E-020</text:p>
          </table:table-cell>
          <table:table-cell table:formula="of:=(9*1.81*10^-5*[.H95])/(2*9.81*874*[.Y47])^2" office:value-type="float" office:value="1.65256070715915E-025" calcext:value-type="float">
            <text:p>1,65256070715915E-025</text:p>
          </table:table-cell>
          <table:table-cell table:formula="of:=SQRT([.Z47]+[.AA47]*[.G95])" office:value-type="float" office:value="4010.25541570735" calcext:value-type="float">
            <text:p>4010,2554157074</text:p>
          </table:table-cell>
          <table:table-cell table:formula="of:=[.$H$4]/[.$H$6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number-columns-repeated="2"/>
          <table:table-cell table:style-name="ce3" table:formula="of:=(((((3*SQRT([.G95]))/(2*[.B95]))+([.O95]/(2*[.B95]*SQRT([.G95]))))*[.H95])^2)" office:value-type="float" office:value="2.81370552933395E-020" calcext:value-type="float">
            <text:p>2,81370552933395E-020</text:p>
          </table:table-cell>
          <table:table-cell table:style-name="ce3" table:formula="of:=((SQRT([.G95])*[.P95])/[.B95])^2" office:value-type="float" office:value="1.87952112063399E-021" calcext:value-type="float">
            <text:p>1,87952112063399E-021</text:p>
          </table:table-cell>
          <table:table-cell table:style-name="ce3" table:formula="of:=(([.G95]+[.O95])*(SQRT([.G95])/[.B95]^2)*[.C47])^2" office:value-type="float" office:value="3.45645813660717E-023" calcext:value-type="float">
            <text:p>3,45645813660717E-023</text:p>
          </table:table-cell>
          <table:table-cell/>
          <table:table-cell table:style-name="ce3" table:formula="of:=([.$H$6]/([.$H$4]*[.U94]))" office:value-type="float" office:value="0.0678549605542544" calcext:value-type="float">
            <text:p>0,0678549606</text:p>
          </table:table-cell>
          <table:table-cell/>
          <table:table-cell table:style-name="ce3" table:formula="of:=([.$W$61]/(1+([.$H$6]/([.$H$4]*[.U94])^(3/2))))^2" office:value-type="float" office:value="9.5511504860324E-044" calcext:value-type="float">
            <text:p>9,5511504860324E-044</text:p>
          </table:table-cell>
          <table:table-cell table:style-name="ce3" table:formula="of:=((3*[.V94]*[.$H$6]*[.$I$4])/(2*(1+([.$H$6]/([.$H$4]*[.U94])^(5/2)))*[.$H$4]^2*[.U94]))^2" office:value-type="float" office:value="1.55370059122666E-059" calcext:value-type="float">
            <text:p>1,55370059122666E-059</text:p>
          </table:table-cell>
          <table:table-cell table:style-name="ce3" table:formula="of:=((3*[.V94]*[.$H$6]*[.S94])/(2*(1+([.$H$6]/([.$H$4]*[.U94])^(5/2)))*[.$H$4]*[.U94]^2))^2" office:value-type="float" office:value="1.90773396493085E-062" calcext:value-type="float">
            <text:p>1,90773396493085E-062</text:p>
          </table:table-cell>
          <table:table-cell table:number-columns-repeated="2"/>
          <table:table-cell table:formula="of:=[.V94]/(1+[.AP47])^(3/2)" office:value-type="float" office:value="5.39629170158396E-019" calcext:value-type="float">
            <text:p>5,39629170158396E-019</text:p>
          </table:table-cell>
          <table:table-cell table:style-name="ce3" table:formula="of:=([.$H$6]/([.$H$4]*[.U47]))" office:value-type="float" office:value="0.0658458642831319" calcext:value-type="float">
            <text:p>0,0658458643</text:p>
          </table:table-cell>
          <table:table-cell table:number-columns-repeated="2"/>
          <table:table-cell table:style-name="ce8" table:formula="of:=10^19*[.X94]" office:value-type="float" office:value="5.38106973483255" calcext:value-type="float">
            <text:p>5,3810697348</text:p>
          </table:table-cell>
          <table:table-cell table:number-columns-repeated="979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5"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table:formula="of:=(10^-4)*(1/1.875)*[.M48]" office:value-type="float" office:value="0.0000266666666666667" calcext:value-type="float">
            <text:p>2,66666666666667E-005</text:p>
          </table:table-cell>
          <table:table-cell table:number-columns-repeated="3"/>
          <table:table-cell table:formula="of:=SQRT((9*[.G96]*(1.8*10^-5))/(2*9.81*874))" office:value-type="float" office:value="0.000000944337920670521" calcext:value-type="float">
            <text:p>9,44337920670521E-007</text:p>
          </table:table-cell>
          <table:table-cell/>
          <table:table-cell table:formula="of:=((([.$H$6]*[.$I$4])/([.$H$4]^2*2))*(1+[.$H$6]/([.$H$4]*SQRT(([.$H$6]^2/[.$H$4]^2)+(18*1.81*10^-5*[.G96]/(9.81*874))))))^2" office:value-type="float" office:value="2.48737180674366E-020" calcext:value-type="float">
            <text:p>2,48737180674366E-020</text:p>
          </table:table-cell>
          <table:table-cell table:formula="of:=(9*1.81*10^-5*[.H96])/(2*9.81*874*[.Y48])^2" office:value-type="float" office:value="1.65256070715915E-025" calcext:value-type="float">
            <text:p>1,65256070715915E-025</text:p>
          </table:table-cell>
          <table:table-cell table:formula="of:=SQRT([.Z48]+[.AA48]*[.G96])" office:value-type="float" office:value="4010.25541570735" calcext:value-type="float">
            <text:p>4010,2554157074</text:p>
          </table:table-cell>
          <table:table-cell table:formula="of:=[.$H$4]/[.$H$6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number-columns-repeated="2"/>
          <table:table-cell table:style-name="ce3" table:formula="of:=(((((3*SQRT([.G96]))/(2*[.B96]))+([.O96]/(2*[.B96]*SQRT([.G96]))))*[.H96])^2)" office:value-type="float" office:value="2.83057943704851E-020" calcext:value-type="float">
            <text:p>2,83057943704851E-020</text:p>
          </table:table-cell>
          <table:table-cell table:style-name="ce3" table:formula="of:=((SQRT([.G96])*[.P96])/[.B96])^2" office:value-type="float" office:value="1.98203470448831E-021" calcext:value-type="float">
            <text:p>1,98203470448831E-021</text:p>
          </table:table-cell>
          <table:table-cell table:style-name="ce3" table:formula="of:=(([.G96]+[.O96])*(SQRT([.G96])/[.B96]^2)*[.C48])^2" office:value-type="float" office:value="3.50262953979715E-023" calcext:value-type="float">
            <text:p>3,50262953979715E-023</text:p>
          </table:table-cell>
          <table:table-cell/>
          <table:table-cell table:style-name="ce3" table:formula="of:=([.$H$6]/([.$H$4]*[.U95]))" office:value-type="float" office:value="0.0678549605542544" calcext:value-type="float">
            <text:p>0,0678549606</text:p>
          </table:table-cell>
          <table:table-cell/>
          <table:table-cell table:style-name="ce3" table:formula="of:=([.$W$61]/(1+([.$H$6]/([.$H$4]*[.U95])^(3/2))))^2" office:value-type="float" office:value="9.5511504860324E-044" calcext:value-type="float">
            <text:p>9,5511504860324E-044</text:p>
          </table:table-cell>
          <table:table-cell table:style-name="ce3" table:formula="of:=((3*[.V95]*[.$H$6]*[.$I$4])/(2*(1+([.$H$6]/([.$H$4]*[.U95])^(5/2)))*[.$H$4]^2*[.U95]))^2" office:value-type="float" office:value="1.57445493963733E-059" calcext:value-type="float">
            <text:p>1,57445493963733E-059</text:p>
          </table:table-cell>
          <table:table-cell table:style-name="ce3" table:formula="of:=((3*[.V95]*[.$H$6]*[.S95])/(2*(1+([.$H$6]/([.$H$4]*[.U95])^(5/2)))*[.$H$4]*[.U95]^2))^2" office:value-type="float" office:value="1.93321749477348E-062" calcext:value-type="float">
            <text:p>1,93321749477348E-062</text:p>
          </table:table-cell>
          <table:table-cell table:number-columns-repeated="2"/>
          <table:table-cell table:formula="of:=[.V95]/(1+[.AP48])^(3/2)" office:value-type="float" office:value="5.43221399685812E-019" calcext:value-type="float">
            <text:p>5,43221399685812E-019</text:p>
          </table:table-cell>
          <table:table-cell table:style-name="ce3" table:formula="of:=([.$H$6]/([.$H$4]*[.U48]))" office:value-type="float" office:value="0.0658458642831319" calcext:value-type="float">
            <text:p>0,0658458643</text:p>
          </table:table-cell>
          <table:table-cell table:number-columns-repeated="2"/>
          <table:table-cell table:style-name="ce8" table:formula="of:=10^19*[.X95]" office:value-type="float" office:value="5.41689069978313" calcext:value-type="float">
            <text:p>5,4168906998</text:p>
          </table:table-cell>
          <table:table-cell table:number-columns-repeated="979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5"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table:formula="of:=(10^-4)*(1/1.875)*[.M49]" office:value-type="float" office:value="0.0000266666666666667" calcext:value-type="float">
            <text:p>2,66666666666667E-005</text:p>
          </table:table-cell>
          <table:table-cell table:number-columns-repeated="3"/>
          <table:table-cell table:formula="of:=SQRT((9*[.G97]*(1.8*10^-5))/(2*9.81*874))" office:value-type="float" office:value="0.00000104093875255481" calcext:value-type="float">
            <text:p>1,04093875255481E-006</text:p>
          </table:table-cell>
          <table:table-cell/>
          <table:table-cell table:formula="of:=((([.$H$6]*[.$I$4])/([.$H$4]^2*2))*(1+[.$H$6]/([.$H$4]*SQRT(([.$H$6]^2/[.$H$4]^2)+(18*1.81*10^-5*[.G97]/(9.81*874))))))^2" office:value-type="float" office:value="2.47273923016383E-020" calcext:value-type="float">
            <text:p>2,47273923016383E-020</text:p>
          </table:table-cell>
          <table:table-cell table:formula="of:=(9*1.81*10^-5*[.H97])/(2*9.81*874*[.Y49])^2" office:value-type="float" office:value="2.34258813304932E-025" calcext:value-type="float">
            <text:p>2,34258813304932E-025</text:p>
          </table:table-cell>
          <table:table-cell table:formula="of:=SQRT([.Z49]+[.AA49]*[.G97])" office:value-type="float" office:value="4010.25541570735" calcext:value-type="float">
            <text:p>4010,2554157074</text:p>
          </table:table-cell>
          <table:table-cell table:formula="of:=[.$H$4]/[.$H$6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number-columns-repeated="2"/>
          <table:table-cell table:style-name="ce3" table:formula="of:=(((((3*SQRT([.G97]))/(2*[.B97]))+([.O97]/(2*[.B97]*SQRT([.G97]))))*[.H97])^2)" office:value-type="float" office:value="5.21321375365975E-020" calcext:value-type="float">
            <text:p>5,21321375365975E-020</text:p>
          </table:table-cell>
          <table:table-cell table:style-name="ce3" table:formula="of:=((SQRT([.G97])*[.P97])/[.B97])^2" office:value-type="float" office:value="1.15448677877095E-022" calcext:value-type="float">
            <text:p>1,15448677877095E-022</text:p>
          </table:table-cell>
          <table:table-cell table:style-name="ce3" table:formula="of:=(([.G97]+[.O97])*(SQRT([.G97])/[.B97]^2)*[.C49])^2" office:value-type="float" office:value="3.15604646395163E-023" calcext:value-type="float">
            <text:p>3,15604646395163E-023</text:p>
          </table:table-cell>
          <table:table-cell/>
          <table:table-cell table:style-name="ce3" table:formula="of:=([.$H$6]/([.$H$4]*[.U96]))" office:value-type="float" office:value="0.0613707277162794" calcext:value-type="float">
            <text:p>0,0613707277</text:p>
          </table:table-cell>
          <table:table-cell/>
          <table:table-cell table:style-name="ce3" table:formula="of:=([.$W$61]/(1+([.$H$6]/([.$H$4]*[.U96])^(3/2))))^2" office:value-type="float" office:value="1.28509971027221E-043" calcext:value-type="float">
            <text:p>1,28509971027221E-043</text:p>
          </table:table-cell>
          <table:table-cell table:style-name="ce3" table:formula="of:=((3*[.V96]*[.$H$6]*[.$I$4])/(2*(1+([.$H$6]/([.$H$4]*[.U96])^(5/2)))*[.$H$4]^2*[.U96]))^2" office:value-type="float" office:value="1.91752220928425E-059" calcext:value-type="float">
            <text:p>1,91752220928425E-059</text:p>
          </table:table-cell>
          <table:table-cell table:style-name="ce3" table:formula="of:=((3*[.V96]*[.$H$6]*[.S96])/(2*(1+([.$H$6]/([.$H$4]*[.U96])^(5/2)))*[.$H$4]*[.U96]^2))^2" office:value-type="float" office:value="1.91464854263947E-062" calcext:value-type="float">
            <text:p>1,91464854263947E-062</text:p>
          </table:table-cell>
          <table:table-cell table:number-columns-repeated="2"/>
          <table:table-cell table:formula="of:=[.V96]/(1+[.AP49])^(3/2)" office:value-type="float" office:value="5.20112140586368E-019" calcext:value-type="float">
            <text:p>5,20112140586368E-019</text:p>
          </table:table-cell>
          <table:table-cell table:style-name="ce3" table:formula="of:=([.$H$6]/([.$H$4]*[.U49]))" office:value-type="float" office:value="0.0597352595522778" calcext:value-type="float">
            <text:p>0,0597352596</text:p>
          </table:table-cell>
          <table:table-cell table:number-columns-repeated="2"/>
          <table:table-cell table:style-name="ce8" table:formula="of:=10^19*[.X96]" office:value-type="float" office:value="5.18910441135693" calcext:value-type="float">
            <text:p>5,1891044114</text:p>
          </table:table-cell>
          <table:table-cell table:number-columns-repeated="979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5"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table:formula="of:=(10^-4)*(1/1.875)*[.M50]" office:value-type="float" office:value="0.0000266666666666667" calcext:value-type="float">
            <text:p>2,66666666666667E-005</text:p>
          </table:table-cell>
          <table:table-cell table:number-columns-repeated="3"/>
          <table:table-cell table:formula="of:=SQRT((9*[.G98]*(1.8*10^-5))/(2*9.81*874))" office:value-type="float" office:value="0.00000070630286274095" calcext:value-type="float">
            <text:p>7,0630286274095E-007</text:p>
          </table:table-cell>
          <table:table-cell/>
          <table:table-cell table:formula="of:=((([.$H$6]*[.$I$4])/([.$H$4]^2*2))*(1+[.$H$6]/([.$H$4]*SQRT(([.$H$6]^2/[.$H$4]^2)+(18*1.81*10^-5*[.G98]/(9.81*874))))))^2" office:value-type="float" office:value="2.54083369284871E-020" calcext:value-type="float">
            <text:p>2,54083369284871E-020</text:p>
          </table:table-cell>
          <table:table-cell table:formula="of:=(9*1.81*10^-5*[.H98])/(2*9.81*874*[.Y50])^2" office:value-type="float" office:value="6.39938985285245E-026" calcext:value-type="float">
            <text:p>6,39938985285245E-026</text:p>
          </table:table-cell>
          <table:table-cell table:formula="of:=SQRT([.Z50]+[.AA50]*[.G98])" office:value-type="float" office:value="4010.25541570735" calcext:value-type="float">
            <text:p>4010,2554157074</text:p>
          </table:table-cell>
          <table:table-cell table:formula="of:=[.$H$4]/[.$H$6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number-columns-repeated="2"/>
          <table:table-cell table:style-name="ce3" table:formula="of:=(((((3*SQRT([.G98]))/(2*[.B98]))+([.O98]/(2*[.B98]*SQRT([.G98]))))*[.H98])^2)" office:value-type="float" office:value="1.98302852833214E-021" calcext:value-type="float">
            <text:p>1,98302852833214E-021</text:p>
          </table:table-cell>
          <table:table-cell table:style-name="ce3" table:formula="of:=((SQRT([.G98])*[.P98])/[.B98])^2" office:value-type="float" office:value="4.39824027370498E-023" calcext:value-type="float">
            <text:p>4,39824027370498E-023</text:p>
          </table:table-cell>
          <table:table-cell table:style-name="ce3" table:formula="of:=(([.G98]+[.O98])*(SQRT([.G98])/[.B98]^2)*[.C50])^2" office:value-type="float" office:value="4.01489020495361E-024" calcext:value-type="float">
            <text:p>4,01489020495361E-024</text:p>
          </table:table-cell>
          <table:table-cell/>
          <table:table-cell table:style-name="ce3" table:formula="of:=([.$H$6]/([.$H$4]*[.U97]))" office:value-type="float" office:value="0.0917317989949119" calcext:value-type="float">
            <text:p>0,091731799</text:p>
          </table:table-cell>
          <table:table-cell/>
          <table:table-cell table:style-name="ce3" table:formula="of:=([.$W$61]/(1+([.$H$6]/([.$H$4]*[.U97])^(3/2))))^2" office:value-type="float" office:value="3.90559210060461E-044" calcext:value-type="float">
            <text:p>3,90559210060461E-044</text:p>
          </table:table-cell>
          <table:table-cell table:style-name="ce3" table:formula="of:=((3*[.V97]*[.$H$6]*[.$I$4])/(2*(1+([.$H$6]/([.$H$4]*[.U97])^(5/2)))*[.$H$4]^2*[.U97]))^2" office:value-type="float" office:value="7.30457216281874E-061" calcext:value-type="float">
            <text:p>7,30457216281874E-061</text:p>
          </table:table-cell>
          <table:table-cell table:style-name="ce3" table:formula="of:=((3*[.V97]*[.$H$6]*[.S97])/(2*(1+([.$H$6]/([.$H$4]*[.U97])^(5/2)))*[.$H$4]*[.U97]^2))^2" office:value-type="float" office:value="1.67438614714887E-063" calcext:value-type="float">
            <text:p>1,67438614714887E-063</text:p>
          </table:table-cell>
          <table:table-cell table:number-columns-repeated="2"/>
          <table:table-cell table:formula="of:=[.V97]/(1+[.AP50])^(3/2)" office:value-type="float" office:value="1.78316999012359E-019" calcext:value-type="float">
            <text:p>1,78316999012359E-019</text:p>
          </table:table-cell>
          <table:table-cell table:style-name="ce3" table:formula="of:=([.$H$6]/([.$H$4]*[.U50]))" office:value-type="float" office:value="0.0880369453984388" calcext:value-type="float">
            <text:p>0,0880369454</text:p>
          </table:table-cell>
          <table:table-cell table:number-columns-repeated="2"/>
          <table:table-cell table:style-name="ce8" table:formula="of:=10^19*[.X97]" office:value-type="float" office:value="1.77412522151811" calcext:value-type="float">
            <text:p>1,7741252215</text:p>
          </table:table-cell>
          <table:table-cell table:number-columns-repeated="979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5"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table:formula="of:=(10^-4)*(1/1.875)*[.M51]" office:value-type="float" office:value="0.0000266666666666667" calcext:value-type="float">
            <text:p>2,66666666666667E-005</text:p>
          </table:table-cell>
          <table:table-cell table:number-columns-repeated="3"/>
          <table:table-cell table:formula="of:=SQRT((9*[.G99]*(1.8*10^-5))/(2*9.81*874))" office:value-type="float" office:value="0.00000105231547024292" calcext:value-type="float">
            <text:p>1,05231547024292E-006</text:p>
          </table:table-cell>
          <table:table-cell/>
          <table:table-cell table:formula="of:=((([.$H$6]*[.$I$4])/([.$H$4]^2*2))*(1+[.$H$6]/([.$H$4]*SQRT(([.$H$6]^2/[.$H$4]^2)+(18*1.81*10^-5*[.G99]/(9.81*874))))))^2" office:value-type="float" office:value="2.47119505414883E-020" calcext:value-type="float">
            <text:p>2,47119505414883E-020</text:p>
          </table:table-cell>
          <table:table-cell table:formula="of:=(9*1.81*10^-5*[.H99])/(2*9.81*874*[.Y51])^2" office:value-type="float" office:value="2.43741916128834E-025" calcext:value-type="float">
            <text:p>2,43741916128834E-025</text:p>
          </table:table-cell>
          <table:table-cell table:formula="of:=SQRT([.Z51]+[.AA51]*[.G99])" office:value-type="float" office:value="4010.25541570735" calcext:value-type="float">
            <text:p>4010,2554157074</text:p>
          </table:table-cell>
          <table:table-cell table:formula="of:=[.$H$4]/[.$H$6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number-columns-repeated="2"/>
          <table:table-cell table:style-name="ce3" table:formula="of:=(((((3*SQRT([.G99]))/(2*[.B99]))+([.O99]/(2*[.B99]*SQRT([.G99]))))*[.H99])^2)" office:value-type="float" office:value="5.89267187249327E-020" calcext:value-type="float">
            <text:p>5,89267187249327E-020</text:p>
          </table:table-cell>
          <table:table-cell table:style-name="ce3" table:formula="of:=((SQRT([.G99])*[.P99])/[.B99])^2" office:value-type="float" office:value="1.89347020787616E-022" calcext:value-type="float">
            <text:p>1,89347020787616E-022</text:p>
          </table:table-cell>
          <table:table-cell table:style-name="ce3" table:formula="of:=(([.G99]+[.O99])*(SQRT([.G99])/[.B99]^2)*[.C51])^2" office:value-type="float" office:value="3.56843491641458E-023" calcext:value-type="float">
            <text:p>3,56843491641458E-023</text:p>
          </table:table-cell>
          <table:table-cell/>
          <table:table-cell table:style-name="ce3" table:formula="of:=([.$H$6]/([.$H$4]*[.U98]))" office:value-type="float" office:value="0.0606877043027245" calcext:value-type="float">
            <text:p>0,0606877043</text:p>
          </table:table-cell>
          <table:table-cell/>
          <table:table-cell table:style-name="ce3" table:formula="of:=([.$W$61]/(1+([.$H$6]/([.$H$4]*[.U98])^(3/2))))^2" office:value-type="float" office:value="1.32824799384295E-043" calcext:value-type="float">
            <text:p>1,32824799384295E-043</text:p>
          </table:table-cell>
          <table:table-cell table:style-name="ce3" table:formula="of:=((3*[.V98]*[.$H$6]*[.$I$4])/(2*(1+([.$H$6]/([.$H$4]*[.U98])^(5/2)))*[.$H$4]^2*[.U98]))^2" office:value-type="float" office:value="2.2421077791003E-059" calcext:value-type="float">
            <text:p>2,2421077791003E-059</text:p>
          </table:table-cell>
          <table:table-cell table:style-name="ce3" table:formula="of:=((3*[.V98]*[.$H$6]*[.S98])/(2*(1+([.$H$6]/([.$H$4]*[.U98])^(5/2)))*[.$H$4]*[.U98]^2))^2" office:value-type="float" office:value="2.18782659376428E-062" calcext:value-type="float">
            <text:p>2,18782659376428E-062</text:p>
          </table:table-cell>
          <table:table-cell table:number-columns-repeated="2"/>
          <table:table-cell table:formula="of:=[.V98]/(1+[.AP51])^(3/2)" office:value-type="float" office:value="5.53555663697049E-019" calcext:value-type="float">
            <text:p>5,53555663697049E-019</text:p>
          </table:table-cell>
          <table:table-cell table:style-name="ce3" table:formula="of:=([.$H$6]/([.$H$4]*[.U51]))" office:value-type="float" office:value="0.0590894539900018" calcext:value-type="float">
            <text:p>0,059089454</text:p>
          </table:table-cell>
          <table:table-cell table:number-columns-repeated="2"/>
          <table:table-cell table:style-name="ce8" table:formula="of:=10^19*[.X98]" office:value-type="float" office:value="5.52304983855382" calcext:value-type="float">
            <text:p>5,5230498386</text:p>
          </table:table-cell>
          <table:table-cell table:number-columns-repeated="979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5"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table:formula="of:=(10^-4)*(1/1.875)*[.M52]" office:value-type="float" office:value="0.0000266666666666667" calcext:value-type="float">
            <text:p>2,66666666666667E-005</text:p>
          </table:table-cell>
          <table:table-cell table:number-columns-repeated="3"/>
          <table:table-cell table:formula="of:=SQRT((9*[.G100]*(1.8*10^-5))/(2*9.81*874))" office:value-type="float" office:value="0.00000095712863318576" calcext:value-type="float">
            <text:p>9,5712863318576E-007</text:p>
          </table:table-cell>
          <table:table-cell/>
          <table:table-cell table:formula="of:=((([.$H$6]*[.$I$4])/([.$H$4]^2*2))*(1+[.$H$6]/([.$H$4]*SQRT(([.$H$6]^2/[.$H$4]^2)+(18*1.81*10^-5*[.G100]/(9.81*874))))))^2" office:value-type="float" office:value="2.48526228597811E-020" calcext:value-type="float">
            <text:p>2,48526228597811E-020</text:p>
          </table:table-cell>
          <table:table-cell table:formula="of:=(9*1.81*10^-5*[.H100])/(2*9.81*874*[.Y52])^2" office:value-type="float" office:value="1.73283961753137E-025" calcext:value-type="float">
            <text:p>1,73283961753137E-025</text:p>
          </table:table-cell>
          <table:table-cell table:formula="of:=SQRT([.Z52]+[.AA52]*[.G100])" office:value-type="float" office:value="4010.25541570735" calcext:value-type="float">
            <text:p>4010,2554157074</text:p>
          </table:table-cell>
          <table:table-cell table:formula="of:=[.$H$4]/[.$H$6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number-columns-repeated="2"/>
          <table:table-cell table:style-name="ce3" table:formula="of:=(((((3*SQRT([.G100]))/(2*[.B100]))+([.O100]/(2*[.B100]*SQRT([.G100]))))*[.H100])^2)" office:value-type="float" office:value="4.11095776339548E-020" calcext:value-type="float">
            <text:p>4,11095776339548E-020</text:p>
          </table:table-cell>
          <table:table-cell table:style-name="ce3" table:formula="of:=((SQRT([.G100])*[.P100])/[.B100])^2" office:value-type="float" office:value="1.50907169697325E-020" calcext:value-type="float">
            <text:p>1,50907169697325E-020</text:p>
          </table:table-cell>
          <table:table-cell table:style-name="ce3" table:formula="of:=(([.G100]+[.O100])*(SQRT([.G100])/[.B100]^2)*[.C52])^2" office:value-type="float" office:value="6.38469014265321E-023" calcext:value-type="float">
            <text:p>6,38469014265321E-023</text:p>
          </table:table-cell>
          <table:table-cell/>
          <table:table-cell table:style-name="ce3" table:formula="of:=([.$H$6]/([.$H$4]*[.U99]))" office:value-type="float" office:value="0.0669188203426949" calcext:value-type="float">
            <text:p>0,0669188203</text:p>
          </table:table-cell>
          <table:table-cell/>
          <table:table-cell table:style-name="ce3" table:formula="of:=([.$W$61]/(1+([.$H$6]/([.$H$4]*[.U99])^(3/2))))^2" office:value-type="float" office:value="9.95173991144197E-044" calcext:value-type="float">
            <text:p>9,95173991144197E-044</text:p>
          </table:table-cell>
          <table:table-cell table:style-name="ce3" table:formula="of:=((3*[.V99]*[.$H$6]*[.$I$4])/(2*(1+([.$H$6]/([.$H$4]*[.U99])^(5/2)))*[.$H$4]^2*[.U99]))^2" office:value-type="float" office:value="2.99209812567488E-059" calcext:value-type="float">
            <text:p>2,99209812567488E-059</text:p>
          </table:table-cell>
          <table:table-cell table:style-name="ce3" table:formula="of:=((3*[.V99]*[.$H$6]*[.S99])/(2*(1+([.$H$6]/([.$H$4]*[.U99])^(5/2)))*[.$H$4]*[.U99]^2))^2" office:value-type="float" office:value="3.57018997335417E-062" calcext:value-type="float">
            <text:p>3,57018997335417E-062</text:p>
          </table:table-cell>
          <table:table-cell table:number-columns-repeated="2"/>
          <table:table-cell table:formula="of:=[.V99]/(1+[.AP52])^(3/2)" office:value-type="float" office:value="7.34323993046504E-019" calcext:value-type="float">
            <text:p>7,34323993046504E-019</text:p>
          </table:table-cell>
          <table:table-cell table:style-name="ce3" table:formula="of:=([.$H$6]/([.$H$4]*[.U52]))" office:value-type="float" office:value="0.064965924543413" calcext:value-type="float">
            <text:p>0,0649659245</text:p>
          </table:table-cell>
          <table:table-cell table:number-columns-repeated="2"/>
          <table:table-cell table:style-name="ce8" table:formula="of:=10^19*[.X99]" office:value-type="float" office:value="7.32308748138361" calcext:value-type="float">
            <text:p>7,3230874814</text:p>
          </table:table-cell>
          <table:table-cell table:number-columns-repeated="979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5"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table:formula="of:=(10^-4)*(1/1.875)*[.M53]" office:value-type="float" office:value="0.0000266666666666667" calcext:value-type="float">
            <text:p>2,66666666666667E-005</text:p>
          </table:table-cell>
          <table:table-cell table:number-columns-repeated="3"/>
          <table:table-cell table:formula="of:=SQRT((9*[.G101]*(1.8*10^-5))/(2*9.81*874))" office:value-type="float" office:value="0.000000511606774350335" calcext:value-type="float">
            <text:p>5,11606774350335E-007</text:p>
          </table:table-cell>
          <table:table-cell/>
          <table:table-cell table:formula="of:=((([.$H$6]*[.$I$4])/([.$H$4]^2*2))*(1+[.$H$6]/([.$H$4]*SQRT(([.$H$6]^2/[.$H$4]^2)+(18*1.81*10^-5*[.G101]/(9.81*874))))))^2" office:value-type="float" office:value="2.62246849137176E-020" calcext:value-type="float">
            <text:p>2,62246849137176E-020</text:p>
          </table:table-cell>
          <table:table-cell table:formula="of:=(9*1.81*10^-5*[.H101])/(2*9.81*874*[.Y53])^2" office:value-type="float" office:value="2.68869829098995E-026" calcext:value-type="float">
            <text:p>2,68869829098995E-026</text:p>
          </table:table-cell>
          <table:table-cell table:formula="of:=SQRT([.Z53]+[.AA53]*[.G101])" office:value-type="float" office:value="4010.25541570735" calcext:value-type="float">
            <text:p>4010,2554157074</text:p>
          </table:table-cell>
          <table:table-cell table:formula="of:=[.$H$4]/[.$H$6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number-columns-repeated="2"/>
          <table:table-cell table:style-name="ce3" table:formula="of:=(((((3*SQRT([.G101]))/(2*[.B101]))+([.O101]/(2*[.B101]*SQRT([.G101]))))*[.H101])^2)" office:value-type="float" office:value="5.92587217088128E-022" calcext:value-type="float">
            <text:p>5,92587217088128E-022</text:p>
          </table:table-cell>
          <table:table-cell table:style-name="ce3" table:formula="of:=((SQRT([.G101])*[.P101])/[.B101])^2" office:value-type="float" office:value="1.58013711258267E-021" calcext:value-type="float">
            <text:p>1,58013711258267E-021</text:p>
          </table:table-cell>
          <table:table-cell table:style-name="ce3" table:formula="of:=(([.G101]+[.O101])*(SQRT([.G101])/[.B101]^2)*[.C53])^2" office:value-type="float" office:value="5.19140949615643E-024" calcext:value-type="float">
            <text:p>5,19140949615643E-024</text:p>
          </table:table-cell>
          <table:table-cell/>
          <table:table-cell table:style-name="ce3" table:formula="of:=([.$H$6]/([.$H$4]*[.U100]))" office:value-type="float" office:value="0.128771460315479" calcext:value-type="float">
            <text:p>0,1287714603</text:p>
          </table:table-cell>
          <table:table-cell/>
          <table:table-cell table:style-name="ce3" table:formula="of:=([.$W$61]/(1+([.$H$6]/([.$H$4]*[.U100])^(3/2))))^2" office:value-type="float" office:value="1.42200679339587E-044" calcext:value-type="float">
            <text:p>1,42200679339587E-044</text:p>
          </table:table-cell>
          <table:table-cell table:style-name="ce3" table:formula="of:=((3*[.V100]*[.$H$6]*[.$I$4])/(2*(1+([.$H$6]/([.$H$4]*[.U100])^(5/2)))*[.$H$4]^2*[.U100]))^2" office:value-type="float" office:value="3.41434396978828E-061" calcext:value-type="float">
            <text:p>3,41434396978828E-061</text:p>
          </table:table-cell>
          <table:table-cell table:style-name="ce3" table:formula="of:=((3*[.V100]*[.$H$6]*[.S100])/(2*(1+([.$H$6]/([.$H$4]*[.U100])^(5/2)))*[.$H$4]*[.U100]^2))^2" office:value-type="float" office:value="1.59184552158721E-063" calcext:value-type="float">
            <text:p>1,59184552158721E-063</text:p>
          </table:table-cell>
          <table:table-cell table:number-columns-repeated="2"/>
          <table:table-cell table:formula="of:=[.V100]/(1+[.AP53])^(3/2)" office:value-type="float" office:value="1.93750039195844E-019" calcext:value-type="float">
            <text:p>1,93750039195844E-019</text:p>
          </table:table-cell>
          <table:table-cell table:style-name="ce3" table:formula="of:=([.$H$6]/([.$H$4]*[.U53]))" office:value-type="float" office:value="0.12154011572823" calcext:value-type="float">
            <text:p>0,1215401157</text:p>
          </table:table-cell>
          <table:table-cell table:number-columns-repeated="2"/>
          <table:table-cell table:style-name="ce8" table:formula="of:=10^19*[.X100]" office:value-type="float" office:value="1.91891168302665" calcext:value-type="float">
            <text:p>1,918911683</text:p>
          </table:table-cell>
          <table:table-cell table:number-columns-repeated="979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5"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table:formula="of:=(10^-4)*(1/1.875)*[.M54]" office:value-type="float" office:value="0.0000266666666666667" calcext:value-type="float">
            <text:p>2,66666666666667E-005</text:p>
          </table:table-cell>
          <table:table-cell table:number-columns-repeated="3"/>
          <table:table-cell table:formula="of:=SQRT((9*[.G102]*(1.8*10^-5))/(2*9.81*874))" office:value-type="float" office:value="0.000000948544346481211" calcext:value-type="float">
            <text:p>9,48544346481211E-007</text:p>
          </table:table-cell>
          <table:table-cell/>
          <table:table-cell table:formula="of:=((([.$H$6]*[.$I$4])/([.$H$4]^2*2))*(1+[.$H$6]/([.$H$4]*SQRT(([.$H$6]^2/[.$H$4]^2)+(18*1.81*10^-5*[.G102]/(9.81*874))))))^2" office:value-type="float" office:value="2.48667169028139E-020" calcext:value-type="float">
            <text:p>2,48667169028139E-020</text:p>
          </table:table-cell>
          <table:table-cell table:formula="of:=(9*1.81*10^-5*[.H102])/(2*9.81*874*[.Y54])^2" office:value-type="float" office:value="1.67861228600299E-025" calcext:value-type="float">
            <text:p>1,67861228600299E-025</text:p>
          </table:table-cell>
          <table:table-cell table:formula="of:=SQRT([.Z54]+[.AA54]*[.G102])" office:value-type="float" office:value="4010.25541570735" calcext:value-type="float">
            <text:p>4010,2554157074</text:p>
          </table:table-cell>
          <table:table-cell table:formula="of:=[.$H$4]/[.$H$6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number-columns-repeated="2"/>
          <table:table-cell table:style-name="ce3" table:formula="of:=(((((3*SQRT([.G102]))/(2*[.B102]))+([.O102]/(2*[.B102]*SQRT([.G102]))))*[.H102])^2)" office:value-type="float" office:value="2.17394683652547E-020" calcext:value-type="float">
            <text:p>2,17394683652547E-020</text:p>
          </table:table-cell>
          <table:table-cell table:style-name="ce3" table:formula="of:=((SQRT([.G102])*[.P102])/[.B102])^2" office:value-type="float" office:value="3.85994723393587E-023" calcext:value-type="float">
            <text:p>3,85994723393587E-023</text:p>
          </table:table-cell>
          <table:table-cell table:style-name="ce3" table:formula="of:=(([.G102]+[.O102])*(SQRT([.G102])/[.B102]^2)*[.C54])^2" office:value-type="float" office:value="1.70036230490442E-023" calcext:value-type="float">
            <text:p>1,70036230490442E-023</text:p>
          </table:table-cell>
          <table:table-cell/>
          <table:table-cell table:style-name="ce3" table:formula="of:=([.$H$6]/([.$H$4]*[.U101]))" office:value-type="float" office:value="0.0675442205079258" calcext:value-type="float">
            <text:p>0,0675442205</text:p>
          </table:table-cell>
          <table:table-cell/>
          <table:table-cell table:style-name="ce3" table:formula="of:=([.$W$61]/(1+([.$H$6]/([.$H$4]*[.U101])^(3/2))))^2" office:value-type="float" office:value="9.68170172573389E-044" calcext:value-type="float">
            <text:p>9,68170172573389E-044</text:p>
          </table:table-cell>
          <table:table-cell table:style-name="ce3" table:formula="of:=((3*[.V101]*[.$H$6]*[.$I$4])/(2*(1+([.$H$6]/([.$H$4]*[.U101])^(5/2)))*[.$H$4]^2*[.U101]))^2" office:value-type="float" office:value="7.74921522509927E-060" calcext:value-type="float">
            <text:p>7,74921522509927E-060</text:p>
          </table:table-cell>
          <table:table-cell table:style-name="ce3" table:formula="of:=((3*[.V101]*[.$H$6]*[.S101])/(2*(1+([.$H$6]/([.$H$4]*[.U101])^(5/2)))*[.$H$4]*[.U101]^2))^2" office:value-type="float" office:value="9.42538667969844E-063" calcext:value-type="float">
            <text:p>9,42538667969844E-063</text:p>
          </table:table-cell>
          <table:table-cell table:number-columns-repeated="2"/>
          <table:table-cell table:formula="of:=[.V101]/(1+[.AP54])^(3/2)" office:value-type="float" office:value="3.7864218356909E-019" calcext:value-type="float">
            <text:p>3,7864218356909E-019</text:p>
          </table:table-cell>
          <table:table-cell table:style-name="ce3" table:formula="of:=([.$H$6]/([.$H$4]*[.U54]))" office:value-type="float" office:value="0.0655538634461913" calcext:value-type="float">
            <text:p>0,0655538634</text:p>
          </table:table-cell>
          <table:table-cell table:number-columns-repeated="2"/>
          <table:table-cell table:style-name="ce8" table:formula="of:=10^19*[.X101]" office:value-type="float" office:value="3.77583751870964" calcext:value-type="float">
            <text:p>3,7758375187</text:p>
          </table:table-cell>
          <table:table-cell table:number-columns-repeated="979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5"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table:formula="of:=(10^-4)*(1/1.875)*[.M55]" office:value-type="float" office:value="0.0000266666666666667" calcext:value-type="float">
            <text:p>2,66666666666667E-005</text:p>
          </table:table-cell>
          <table:table-cell table:number-columns-repeated="3"/>
          <table:table-cell table:formula="of:=SQRT((9*[.G103]*(1.8*10^-5))/(2*9.81*874))" office:value-type="float" office:value="0.000000583473042555236" calcext:value-type="float">
            <text:p>5,83473042555236E-007</text:p>
          </table:table-cell>
          <table:table-cell/>
          <table:table-cell table:formula="of:=((([.$H$6]*[.$I$4])/([.$H$4]^2*2))*(1+[.$H$6]/([.$H$4]*SQRT(([.$H$6]^2/[.$H$4]^2)+(18*1.81*10^-5*[.G103]/(9.81*874))))))^2" office:value-type="float" office:value="2.58585896666755E-020" calcext:value-type="float">
            <text:p>2,58585896666755E-020</text:p>
          </table:table-cell>
          <table:table-cell table:formula="of:=(9*1.81*10^-5*[.H103])/(2*9.81*874*[.Y55])^2" office:value-type="float" office:value="3.74536389063287E-026" calcext:value-type="float">
            <text:p>3,74536389063287E-026</text:p>
          </table:table-cell>
          <table:table-cell table:formula="of:=SQRT([.Z55]+[.AA55]*[.G103])" office:value-type="float" office:value="4010.25541570735" calcext:value-type="float">
            <text:p>4010,2554157074</text:p>
          </table:table-cell>
          <table:table-cell table:formula="of:=[.$H$4]/[.$H$6]" office:value-type="float" office:value="16082148.4992101" calcext:value-type="float">
            <text:p>16082148,4992101</text:p>
          </table:table-cell>
          <table:table-cell table:formula="of:=(18*1.81*10^-5)/(874*9.81)" office:value-type="float" office:value="0.0000000379988663321647" calcext:value-type="float">
            <text:p>0,000000038</text:p>
          </table:table-cell>
          <table:table-cell table:number-columns-repeated="2"/>
          <table:table-cell table:style-name="ce3" table:formula="of:=(((((3*SQRT([.G103]))/(2*[.B103]))+([.O103]/(2*[.B103]*SQRT([.G103]))))*[.H103])^2)" office:value-type="float" office:value="8.1699424629101E-022" calcext:value-type="float">
            <text:p>8,1699424629101E-022</text:p>
          </table:table-cell>
          <table:table-cell table:style-name="ce3" table:formula="of:=((SQRT([.G103])*[.P103])/[.B103])^2" office:value-type="float" office:value="4.46987781268331E-022" calcext:value-type="float">
            <text:p>4,46987781268331E-022</text:p>
          </table:table-cell>
          <table:table-cell table:style-name="ce3" table:formula="of:=(([.G103]+[.O103])*(SQRT([.G103])/[.B103]^2)*[.C55])^2" office:value-type="float" office:value="4.22454487862799E-024" calcext:value-type="float">
            <text:p>4,22454487862799E-024</text:p>
          </table:table-cell>
          <table:table-cell/>
          <table:table-cell table:style-name="ce3" table:formula="of:=([.$H$6]/([.$H$4]*[.U102]))" office:value-type="float" office:value="0.112072389202308" calcext:value-type="float">
            <text:p>0,1120723892</text:p>
          </table:table-cell>
          <table:table-cell/>
          <table:table-cell table:style-name="ce3" table:formula="of:=([.$W$61]/(1+([.$H$6]/([.$H$4]*[.U102])^(3/2))))^2" office:value-type="float" office:value="2.15167076029194E-044" calcext:value-type="float">
            <text:p>2,15167076029194E-044</text:p>
          </table:table-cell>
          <table:table-cell table:style-name="ce3" table:formula="of:=((3*[.V102]*[.$H$6]*[.$I$4])/(2*(1+([.$H$6]/([.$H$4]*[.U102])^(5/2)))*[.$H$4]^2*[.U102]))^2" office:value-type="float" office:value="4.21468267262933E-061" calcext:value-type="float">
            <text:p>4,21468267262933E-061</text:p>
          </table:table-cell>
          <table:table-cell table:style-name="ce3" table:formula="of:=((3*[.V102]*[.$H$6]*[.S102])/(2*(1+([.$H$6]/([.$H$4]*[.U102])^(5/2)))*[.$H$4]*[.U102]^2))^2" office:value-type="float" office:value="1.46761212032672E-063" calcext:value-type="float">
            <text:p>1,46761212032672E-063</text:p>
          </table:table-cell>
          <table:table-cell table:number-columns-repeated="2"/>
          <table:table-cell table:formula="of:=[.V102]/(1+[.AP55])^(3/2)" office:value-type="float" office:value="1.78337623603866E-019" calcext:value-type="float">
            <text:p>1,78337623603866E-019</text:p>
          </table:table-cell>
          <table:table-cell table:style-name="ce3" table:formula="of:=([.$H$6]/([.$H$4]*[.U55]))" office:value-type="float" office:value="0.106570041847305" calcext:value-type="float">
            <text:p>0,1065700418</text:p>
          </table:table-cell>
          <table:table-cell table:number-columns-repeated="2"/>
          <table:table-cell table:style-name="ce8" table:formula="of:=10^19*[.X102]" office:value-type="float" office:value="1.7701568526388" calcext:value-type="float">
            <text:p>1,7701568526</text:p>
          </table:table-cell>
          <table:table-cell table:number-columns-repeated="979"/>
        </table:table-row>
        <table:table-row table:style-name="ro1" table:number-rows-repeated="4">
          <table:table-cell table:number-columns-repeated="22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18"/>
          <table:table-cell office:value-type="string" calcext:value-type="string">
            <text:p>Fehler/m</text:p>
          </table:table-cell>
          <table:table-cell/>
          <table:table-cell office:value-type="string" calcext:value-type="string">
            <text:p>Radius/m</text:p>
          </table:table-cell>
          <table:table-cell table:style-name="ce5" office:value-type="string" calcext:value-type="string">
            <text:p>Q/C</text:p>
          </table:table-cell>
          <table:table-cell table:style-name="ce5" office:value-type="string" calcext:value-type="string">
            <text:p>Fehler/C</text:p>
          </table:table-cell>
          <table:table-cell table:style-name="ce7" office:value-type="string" calcext:value-type="string">
            <text:p>Q_k/C</text:p>
          </table:table-cell>
          <table:table-cell table:style-name="ce7" office:value-type="string" calcext:value-type="string">
            <text:p>Fehler/C</text:p>
          </table:table-cell>
          <table:table-cell table:number-columns-repeated="999"/>
        </table:table-row>
        <table:table-row table:style-name="ro1">
          <table:table-cell/>
          <table:table-cell table:style-name="ce1" office:value-type="string" calcext:value-type="string">
            <text:p>U/V</text:p>
          </table:table-cell>
          <table:table-cell table:style-name="ce1" office:value-type="string" calcext:value-type="string">
            <text:p>Skalenanteile_1</text:p>
          </table:table-cell>
          <table:table-cell table:style-name="ce1" office:value-type="string" calcext:value-type="string">
            <text:p>t_1/s</text:p>
          </table:table-cell>
          <table:table-cell office:value-type="string" calcext:value-type="string">
            <text:p>s_1/m</text:p>
          </table:table-cell>
          <table:table-cell office:value-type="string" calcext:value-type="string">
            <text:p>Fehler/m</text:p>
          </table:table-cell>
          <table:table-cell office:value-type="string" calcext:value-type="string">
            <text:p>v_1/(m/s)</text:p>
          </table:table-cell>
          <table:table-cell office:value-type="string" calcext:value-type="string">
            <text:p>Fehler/(m/s)</text:p>
          </table:table-cell>
          <table:table-cell table:number-columns-repeated="3"/>
          <table:table-cell table:style-name="ce2" office:value-type="string" calcext:value-type="string">
            <text:p>Skalenanteile_2</text:p>
          </table:table-cell>
          <table:table-cell table:style-name="ce2" office:value-type="string" calcext:value-type="string">
            <text:p>t_2/s</text:p>
          </table:table-cell>
          <table:table-cell office:value-type="string" calcext:value-type="string">
            <text:p>s_2/m</text:p>
          </table:table-cell>
          <table:table-cell office:value-type="string" calcext:value-type="string">
            <text:p>v_2/(m/s)</text:p>
          </table:table-cell>
          <table:table-cell office:value-type="string" calcext:value-type="string">
            <text:p>Fehler/(m/s)</text:p>
          </table:table-cell>
          <table:table-cell table:number-columns-repeated="2"/>
          <table:table-cell table:formula="of:=SQRT([.W14]+[.X14])" office:value-type="float" office:value="0.000000000161783817507475" calcext:value-type="float">
            <text:p>1,61783817507475E-010</text:p>
          </table:table-cell>
          <table:table-cell/>
          <table:table-cell table:formula="of:=-([.$H$6]/(2*[.$H$4]))+SQRT(([.$H$6]/(2*[.$H$4]))^2+((9*1.81*10^-5*[.G62])/(2*9.81*874)))" office:value-type="float" office:value="0.000000491747955795413" calcext:value-type="float">
            <text:p>4,91747955795413E-007</text:p>
          </table:table-cell>
          <table:table-cell table:style-name="ce5" table:formula="of:=([.G62]+[.O62])*(SQRT([.G62])/[.B62])*(2*10^-10)" office:value-type="float" office:value="3.36478435485117E-019" calcext:value-type="float">
            <text:p>3,36478435485117E-019</text:p>
          </table:table-cell>
          <table:table-cell table:style-name="ce5" table:formula="of:=SQRT([.AD14]+[.AE14]+[.AF14])*2*10^-10" office:value-type="float" office:value="2.20209774714258E-020" calcext:value-type="float">
            <text:p>2,20209774714258E-020</text:p>
          </table:table-cell>
          <table:table-cell table:style-name="ce7" table:formula="of:=[.V61]/(1+[.AH14])^(3/2)" office:value-type="float" office:value="2.81442887069889E-019" calcext:value-type="float">
            <text:p>2,81442887069889E-019</text:p>
          </table:table-cell>
          <table:table-cell table:style-name="ce7" table:formula="of:=SQRT([.AJ14]+[.AK14]+[.AL14])" office:value-type="float" office:value="1.22530755896854E-022" calcext:value-type="float">
            <text:p>1,22530755896854E-02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10" calcext:value-type="float">
            <text:p>10</text:p>
          </table:table-cell>
          <table:table-cell office:value-type="float" office:value="18.6" calcext:value-type="float">
            <text:p>18,6</text:p>
          </table:table-cell>
          <table:table-cell table:formula="of:=(10^-4)*(1/1.875)*[.C62]" office:value-type="float" office:value="0.000533333333333333" calcext:value-type="float">
            <text:p>0,0005333333</text:p>
          </table:table-cell>
          <table:table-cell table:formula="of:=(10^-4)*(1/1.875)*[.E14]" office:value-type="float" office:value="0.0000266666666666667" calcext:value-type="float">
            <text:p>2,66666666666667E-005</text:p>
          </table:table-cell>
          <table:table-cell table:formula="of:=[.E62]/[.D62]" office:value-type="float" office:value="0.000028673835125448" calcext:value-type="float">
            <text:p>2,8673835125448E-005</text:p>
          </table:table-cell>
          <table:table-cell table:formula="of:=SQRT(([.F62]/[.D62])^2+(([.G14]*[.E62])/[.D62]^2)^2)" office:value-type="float" office:value="0.00000162776159349909" calcext:value-type="float">
            <text:p>1,62776159349909E-00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.9" calcext:value-type="float">
            <text:p>10,9</text:p>
          </table:table-cell>
          <table:table-cell table:formula="of:=(10^-4)*(1/1.875)*[.L62]" office:value-type="float" office:value="0.000533333333333333" calcext:value-type="float">
            <text:p>0,0005333333</text:p>
          </table:table-cell>
          <table:table-cell table:formula="of:=[.N62]/[.M62]" office:value-type="float" office:value="0.0000489296636085627" calcext:value-type="float">
            <text:p>4,89296636085627E-005</text:p>
          </table:table-cell>
          <table:table-cell table:formula="of:=SQRT(([.Q14]/[.M62])^2+(([.O14]*[.N62])/[.M62]^2)^2)" office:value-type="float" office:value="0.00000332008589375557" calcext:value-type="float">
            <text:p>3,32008589375557E-006</text:p>
          </table:table-cell>
          <table:table-cell table:number-columns-repeated="2"/>
          <table:table-cell table:formula="of:=SQRT([.W15]+[.X15])" office:value-type="float" office:value="0.000000000162059204557203" calcext:value-type="float">
            <text:p>1,62059204557203E-010</text:p>
          </table:table-cell>
          <table:table-cell/>
          <table:table-cell table:formula="of:=-([.$H$6]/(2*[.$H$4]))+SQRT(([.$H$6]/(2*[.$H$4]))^2+((9*1.81*10^-5*[.G63])/(2*9.81*874)))" office:value-type="float" office:value="0.000000476353261268938" calcext:value-type="float">
            <text:p>4,76353261268938E-007</text:p>
          </table:table-cell>
          <table:table-cell table:style-name="ce5" table:formula="of:=([.G63]+[.O63])*(SQRT([.G63])/[.B63])*(2*10^-10)" office:value-type="float" office:value="2.08023468138274E-019" calcext:value-type="float">
            <text:p>2,08023468138274E-019</text:p>
          </table:table-cell>
          <table:table-cell table:style-name="ce5" table:formula="of:=SQRT([.AD15]+[.AE15]+[.AF15])*2*10^-10" office:value-type="float" office:value="7.91912290480391E-021" calcext:value-type="float">
            <text:p>7,91912290480391E-021</text:p>
          </table:table-cell>
          <table:table-cell table:style-name="ce7" table:formula="of:=[.V62]/(1+[.AH15])^(3/2)" office:value-type="float" office:value="1.73055874516753E-019" calcext:value-type="float">
            <text:p>1,73055874516753E-019</text:p>
          </table:table-cell>
          <table:table-cell table:style-name="ce7" table:formula="of:=SQRT([.AJ15]+[.AK15]+[.AL15])" office:value-type="float" office:value="1.16852385341518E-022" calcext:value-type="float">
            <text:p>1,16852385341518E-02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float" office:value="20" calcext:value-type="float">
            <text:p>20</text:p>
          </table:table-cell>
          <table:table-cell office:value-type="float" office:value="39.5" calcext:value-type="float">
            <text:p>39,5</text:p>
          </table:table-cell>
          <table:table-cell table:formula="of:=(10^-4)*(1/1.875)*[.C63]" office:value-type="float" office:value="0.00106666666666667" calcext:value-type="float">
            <text:p>0,0010666667</text:p>
          </table:table-cell>
          <table:table-cell table:formula="of:=(10^-4)*(1/1.875)*[.E15]" office:value-type="float" office:value="0.0000266666666666667" calcext:value-type="float">
            <text:p>2,66666666666667E-005</text:p>
          </table:table-cell>
          <table:table-cell table:formula="of:=[.E63]/[.D63]" office:value-type="float" office:value="0.0000270042194092827" calcext:value-type="float">
            <text:p>2,70042194092827E-005</text:p>
          </table:table-cell>
          <table:table-cell table:formula="of:=SQRT(([.F63]/[.D63])^2+(([.G15]*[.E63])/[.D63]^2)^2)" office:value-type="float" office:value="0.000000756711392226045" calcext:value-type="float">
            <text:p>7,56711392226045E-007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4.4" calcext:value-type="float">
            <text:p>14,4</text:p>
          </table:table-cell>
          <table:table-cell table:formula="of:=(10^-4)*(1/1.875)*[.L63]" office:value-type="float" office:value="0.00106666666666667" calcext:value-type="float">
            <text:p>0,0010666667</text:p>
          </table:table-cell>
          <table:table-cell table:formula="of:=[.N63]/[.M63]" office:value-type="float" office:value="0.0000740740740740741" calcext:value-type="float">
            <text:p>7,40740740740741E-005</text:p>
          </table:table-cell>
          <table:table-cell table:formula="of:=SQRT(([.Q15]/[.M63])^2+(([.O15]*[.N63])/[.M63]^2)^2)" office:value-type="float" office:value="0.00000316932547340522" calcext:value-type="float">
            <text:p>3,16932547340522E-006</text:p>
          </table:table-cell>
          <table:table-cell table:number-columns-repeated="2"/>
          <table:table-cell table:formula="of:=SQRT([.W16]+[.X16])" office:value-type="float" office:value="0.000000000159754611355944" calcext:value-type="float">
            <text:p>1,59754611355944E-010</text:p>
          </table:table-cell>
          <table:table-cell/>
          <table:table-cell table:formula="of:=-([.$H$6]/(2*[.$H$4]))+SQRT(([.$H$6]/(2*[.$H$4]))^2+((9*1.81*10^-5*[.G64])/(2*9.81*874)))" office:value-type="float" office:value="0.000000642210501251418" calcext:value-type="float">
            <text:p>6,42210501251418E-007</text:p>
          </table:table-cell>
          <table:table-cell table:style-name="ce5" table:formula="of:=([.G64]+[.O64])*(SQRT([.G64])/[.B64])*(2*10^-10)" office:value-type="float" office:value="1.93788754777649E-019" calcext:value-type="float">
            <text:p>1,93788754777649E-019</text:p>
          </table:table-cell>
          <table:table-cell table:style-name="ce5" table:formula="of:=SQRT([.AD16]+[.AE16]+[.AF16])*2*10^-10" office:value-type="float" office:value="7.81403877792344E-021" calcext:value-type="float">
            <text:p>7,81403877792344E-021</text:p>
          </table:table-cell>
          <table:table-cell table:style-name="ce7" table:formula="of:=[.V63]/(1+[.AH16])^(3/2)" office:value-type="float" office:value="1.68703366666798E-019" calcext:value-type="float">
            <text:p>1,68703366666798E-019</text:p>
          </table:table-cell>
          <table:table-cell table:style-name="ce7" table:formula="of:=SQRT([.AJ16]+[.AK16]+[.AL16])" office:value-type="float" office:value="1.8237233433018E-022" calcext:value-type="float">
            <text:p>1,8237233433018E-02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float" office:value="20" calcext:value-type="float">
            <text:p>20</text:p>
          </table:table-cell>
          <table:table-cell office:value-type="float" office:value="22.4" calcext:value-type="float">
            <text:p>22,4</text:p>
          </table:table-cell>
          <table:table-cell table:formula="of:=(10^-4)*(1/1.875)*[.C64]" office:value-type="float" office:value="0.00106666666666667" calcext:value-type="float">
            <text:p>0,0010666667</text:p>
          </table:table-cell>
          <table:table-cell table:formula="of:=(10^-4)*(1/1.875)*[.E16]" office:value-type="float" office:value="0.0000266666666666667" calcext:value-type="float">
            <text:p>2,66666666666667E-005</text:p>
          </table:table-cell>
          <table:table-cell table:formula="of:=[.E64]/[.D64]" office:value-type="float" office:value="0.0000476190476190476" calcext:value-type="float">
            <text:p>0,000047619</text:p>
          </table:table-cell>
          <table:table-cell table:formula="of:=SQRT(([.F64]/[.D64])^2+(([.G16]*[.E64])/[.D64]^2)^2)" office:value-type="float" office:value="0.00000159594595060574" calcext:value-type="float">
            <text:p>1,59594595060574E-00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45.8" calcext:value-type="float">
            <text:p>45,8</text:p>
          </table:table-cell>
          <table:table-cell table:formula="of:=(10^-4)*(1/1.875)*[.L64]" office:value-type="float" office:value="0.00106666666666667" calcext:value-type="float">
            <text:p>0,0010666667</text:p>
          </table:table-cell>
          <table:table-cell table:formula="of:=[.N64]/[.M64]" office:value-type="float" office:value="0.0000232896652110626" calcext:value-type="float">
            <text:p>2,32896652110626E-005</text:p>
          </table:table-cell>
          <table:table-cell table:formula="of:=SQRT(([.Q16]/[.M64])^2+(([.O16]*[.N64])/[.M64]^2)^2)" office:value-type="float" office:value="0.000000635334877008061" calcext:value-type="float">
            <text:p>6,35334877008061E-007</text:p>
          </table:table-cell>
          <table:table-cell table:number-columns-repeated="2"/>
          <table:table-cell table:formula="of:=SQRT([.W17]+[.X17])" office:value-type="float" office:value="0.00000000016029893106977" calcext:value-type="float">
            <text:p>1,6029893106977E-010</text:p>
          </table:table-cell>
          <table:table-cell/>
          <table:table-cell table:formula="of:=-([.$H$6]/(2*[.$H$4]))+SQRT(([.$H$6]/(2*[.$H$4]))^2+((9*1.81*10^-5*[.G65])/(2*9.81*874)))" office:value-type="float" office:value="0.000000593968482901357" calcext:value-type="float">
            <text:p>0,000000594</text:p>
          </table:table-cell>
          <table:table-cell table:style-name="ce5" table:formula="of:=([.G65]+[.O65])*(SQRT([.G65])/[.B65])*(2*10^-10)" office:value-type="float" office:value="4.60897216593646E-019" calcext:value-type="float">
            <text:p>4,60897216593646E-019</text:p>
          </table:table-cell>
          <table:table-cell table:style-name="ce5" table:formula="of:=SQRT([.AD17]+[.AE17]+[.AF17])*2*10^-10" office:value-type="float" office:value="3.58420221204501E-020" calcext:value-type="float">
            <text:p>3,58420221204501E-020</text:p>
          </table:table-cell>
          <table:table-cell table:style-name="ce7" table:formula="of:=[.V64]/(1+[.AH17])^(3/2)" office:value-type="float" office:value="3.96958633856299E-019" calcext:value-type="float">
            <text:p>3,96958633856299E-019</text:p>
          </table:table-cell>
          <table:table-cell table:style-name="ce7" table:formula="of:=SQRT([.AJ17]+[.AK17]+[.AL17])" office:value-type="float" office:value="1.62362488528306E-022" calcext:value-type="float">
            <text:p>1,62362488528306E-02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(10^-4)*(1/1.875)*[.C65]" office:value-type="float" office:value="0.000533333333333333" calcext:value-type="float">
            <text:p>0,0005333333</text:p>
          </table:table-cell>
          <table:table-cell table:formula="of:=(10^-4)*(1/1.875)*[.E17]" office:value-type="float" office:value="0.0000266666666666667" calcext:value-type="float">
            <text:p>2,66666666666667E-005</text:p>
          </table:table-cell>
          <table:table-cell table:formula="of:=[.E65]/[.D65]" office:value-type="float" office:value="0.000041025641025641" calcext:value-type="float">
            <text:p>4,1025641025641E-005</text:p>
          </table:table-cell>
          <table:table-cell table:formula="of:=SQRT(([.F65]/[.D65])^2+(([.G17]*[.E65])/[.D65]^2)^2)" office:value-type="float" office:value="0.00000258796362396161" calcext:value-type="float">
            <text:p>0,00000258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0.9" calcext:value-type="float">
            <text:p>30,9</text:p>
          </table:table-cell>
          <table:table-cell table:formula="of:=(10^-4)*(1/1.875)*[.L65]" office:value-type="float" office:value="0.000533333333333333" calcext:value-type="float">
            <text:p>0,0005333333</text:p>
          </table:table-cell>
          <table:table-cell table:formula="of:=[.N65]/[.M65]" office:value-type="float" office:value="0.000017259978425027" calcext:value-type="float">
            <text:p>0,00001726</text:p>
          </table:table-cell>
          <table:table-cell table:formula="of:=SQRT(([.Q17]/[.M65])^2+(([.O17]*[.N65])/[.M65]^2)^2)" office:value-type="float" office:value="0.000000907066008889303" calcext:value-type="float">
            <text:p>9,07066008889303E-007</text:p>
          </table:table-cell>
          <table:table-cell table:number-columns-repeated="2"/>
          <table:table-cell table:formula="of:=SQRT([.W18]+[.X18])" office:value-type="float" office:value="0.000000000160181462204748" calcext:value-type="float">
            <text:p>1,60181462204748E-010</text:p>
          </table:table-cell>
          <table:table-cell/>
          <table:table-cell table:formula="of:=-([.$H$6]/(2*[.$H$4]))+SQRT(([.$H$6]/(2*[.$H$4]))^2+((9*1.81*10^-5*[.G66])/(2*9.81*874)))" office:value-type="float" office:value="0.000000603788368639214" calcext:value-type="float">
            <text:p>6,03788368639214E-007</text:p>
          </table:table-cell>
          <table:table-cell table:style-name="ce5" table:formula="of:=([.G66]+[.O66])*(SQRT([.G66])/[.B66])*(2*10^-10)" office:value-type="float" office:value="6.52668175402987E-019" calcext:value-type="float">
            <text:p>6,52668175402987E-019</text:p>
          </table:table-cell>
          <table:table-cell table:style-name="ce5" table:formula="of:=SQRT([.AD18]+[.AE18]+[.AF18])*2*10^-10" office:value-type="float" office:value="4.69038703046718E-020" calcext:value-type="float">
            <text:p>4,69038703046718E-020</text:p>
          </table:table-cell>
          <table:table-cell table:style-name="ce7" table:formula="of:=[.V65]/(1+[.AH18])^(3/2)" office:value-type="float" office:value="5.63427988728122E-019" calcext:value-type="float">
            <text:p>5,63427988728122E-019</text:p>
          </table:table-cell>
          <table:table-cell table:style-name="ce7" table:formula="of:=SQRT([.AJ18]+[.AK18]+[.AL18])" office:value-type="float" office:value="1.6637496711738E-022" calcext:value-type="float">
            <text:p>1,6637496711738E-02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0" calcext:value-type="float">
            <text:p>10</text:p>
          </table:table-cell>
          <table:table-cell office:value-type="float" office:value="12.6" calcext:value-type="float">
            <text:p>12,6</text:p>
          </table:table-cell>
          <table:table-cell table:formula="of:=(10^-4)*(1/1.875)*[.C66]" office:value-type="float" office:value="0.000533333333333333" calcext:value-type="float">
            <text:p>0,0005333333</text:p>
          </table:table-cell>
          <table:table-cell table:formula="of:=(10^-4)*(1/1.875)*[.E18]" office:value-type="float" office:value="0.0000266666666666667" calcext:value-type="float">
            <text:p>2,66666666666667E-005</text:p>
          </table:table-cell>
          <table:table-cell table:formula="of:=[.E66]/[.D66]" office:value-type="float" office:value="0.0000423280423280423" calcext:value-type="float">
            <text:p>0,000042328</text:p>
          </table:table-cell>
          <table:table-cell table:formula="of:=SQRT(([.F66]/[.D66])^2+(([.G18]*[.E66])/[.D66]^2)^2)" office:value-type="float" office:value="0.00000270194318872568" calcext:value-type="float">
            <text:p>2,70194318872568E-00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.7" calcext:value-type="float">
            <text:p>13,7</text:p>
          </table:table-cell>
          <table:table-cell table:formula="of:=(10^-4)*(1/1.875)*[.L66]" office:value-type="float" office:value="0.000533333333333333" calcext:value-type="float">
            <text:p>0,0005333333</text:p>
          </table:table-cell>
          <table:table-cell table:formula="of:=[.N66]/[.M66]" office:value-type="float" office:value="0.0000389294403892944" calcext:value-type="float">
            <text:p>3,89294403892944E-005</text:p>
          </table:table-cell>
          <table:table-cell table:formula="of:=SQRT(([.Q18]/[.M66])^2+(([.O18]*[.N66])/[.M66]^2)^2)" office:value-type="float" office:value="0.00000240984983419806" calcext:value-type="float">
            <text:p>2,40984983419806E-006</text:p>
          </table:table-cell>
          <table:table-cell table:number-columns-repeated="2"/>
          <table:table-cell table:formula="of:=SQRT([.W19]+[.X19])" office:value-type="float" office:value="0.00000000016072398661847" calcext:value-type="float">
            <text:p>1,6072398661847E-010</text:p>
          </table:table-cell>
          <table:table-cell/>
          <table:table-cell table:formula="of:=-([.$H$6]/(2*[.$H$4]))+SQRT(([.$H$6]/(2*[.$H$4]))^2+((9*1.81*10^-5*[.G67])/(2*9.81*874)))" office:value-type="float" office:value="0.00000056083992171607" calcext:value-type="float">
            <text:p>5,6083992171607E-007</text:p>
          </table:table-cell>
          <table:table-cell table:style-name="ce5" table:formula="of:=([.G67]+[.O67])*(SQRT([.G67])/[.B67])*(2*10^-10)" office:value-type="float" office:value="4.2723368224393E-019" calcext:value-type="float">
            <text:p>4,2723368224393E-019</text:p>
          </table:table-cell>
          <table:table-cell table:style-name="ce5" table:formula="of:=SQRT([.AD19]+[.AE19]+[.AF19])*2*10^-10" office:value-type="float" office:value="3.09048326223974E-020" calcext:value-type="float">
            <text:p>3,09048326223974E-020</text:p>
          </table:table-cell>
          <table:table-cell table:style-name="ce7" table:formula="of:=[.V66]/(1+[.AH19])^(3/2)" office:value-type="float" office:value="3.64896907572836E-019" calcext:value-type="float">
            <text:p>3,64896907572836E-019</text:p>
          </table:table-cell>
          <table:table-cell table:style-name="ce7" table:formula="of:=SQRT([.AJ19]+[.AK19]+[.AL19])" office:value-type="float" office:value="1.49060708607024E-022" calcext:value-type="float">
            <text:p>1,49060708607024E-02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0" calcext:value-type="float">
            <text:p>10</text:p>
          </table:table-cell>
          <table:table-cell office:value-type="float" office:value="14.5" calcext:value-type="float">
            <text:p>14,5</text:p>
          </table:table-cell>
          <table:table-cell table:formula="of:=(10^-4)*(1/1.875)*[.C67]" office:value-type="float" office:value="0.000533333333333333" calcext:value-type="float">
            <text:p>0,0005333333</text:p>
          </table:table-cell>
          <table:table-cell table:formula="of:=(10^-4)*(1/1.875)*[.E19]" office:value-type="float" office:value="0.0000266666666666667" calcext:value-type="float">
            <text:p>2,66666666666667E-005</text:p>
          </table:table-cell>
          <table:table-cell table:formula="of:=[.E67]/[.D67]" office:value-type="float" office:value="0.0000367816091954023" calcext:value-type="float">
            <text:p>3,67816091954023E-005</text:p>
          </table:table-cell>
          <table:table-cell table:formula="of:=SQRT(([.F67]/[.D67])^2+(([.G19]*[.E67])/[.D67]^2)^2)" office:value-type="float" office:value="0.00000223402805597255" calcext:value-type="float">
            <text:p>0,00000223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6.3" calcext:value-type="float">
            <text:p>26,3</text:p>
          </table:table-cell>
          <table:table-cell table:formula="of:=(10^-4)*(1/1.875)*[.L67]" office:value-type="float" office:value="0.000533333333333333" calcext:value-type="float">
            <text:p>0,0005333333</text:p>
          </table:table-cell>
          <table:table-cell table:formula="of:=[.N67]/[.M67]" office:value-type="float" office:value="0.0000202788339670469" calcext:value-type="float">
            <text:p>2,02788339670469E-005</text:p>
          </table:table-cell>
          <table:table-cell table:formula="of:=SQRT(([.Q19]/[.M67])^2+(([.O19]*[.N67])/[.M67]^2)^2)" office:value-type="float" office:value="0.00000108476287873531" calcext:value-type="float">
            <text:p>1,08476287873531E-006</text:p>
          </table:table-cell>
          <table:table-cell table:number-columns-repeated="2"/>
          <table:table-cell table:formula="of:=SQRT([.W20]+[.X20])" office:value-type="float" office:value="0.000000000160471773111335" calcext:value-type="float">
            <text:p>1,60471773111335E-010</text:p>
          </table:table-cell>
          <table:table-cell/>
          <table:table-cell table:formula="of:=-([.$H$6]/(2*[.$H$4]))+SQRT(([.$H$6]/(2*[.$H$4]))^2+((9*1.81*10^-5*[.G68])/(2*9.81*874)))" office:value-type="float" office:value="0.000000580059785459157" calcext:value-type="float">
            <text:p>5,80059785459157E-007</text:p>
          </table:table-cell>
          <table:table-cell table:style-name="ce5" table:formula="of:=([.G68]+[.O68])*(SQRT([.G68])/[.B68])*(2*10^-10)" office:value-type="float" office:value="4.57613149335507E-019" calcext:value-type="float">
            <text:p>4,57613149335507E-019</text:p>
          </table:table-cell>
          <table:table-cell table:style-name="ce5" table:formula="of:=SQRT([.AD20]+[.AE20]+[.AF20])*2*10^-10" office:value-type="float" office:value="3.4147165967039E-020" calcext:value-type="float">
            <text:p>3,4147165967039E-020</text:p>
          </table:table-cell>
          <table:table-cell table:style-name="ce7" table:formula="of:=[.V67]/(1+[.AH20])^(3/2)" office:value-type="float" office:value="3.92790581763021E-019" calcext:value-type="float">
            <text:p>3,92790581763021E-019</text:p>
          </table:table-cell>
          <table:table-cell table:style-name="ce7" table:formula="of:=SQRT([.AJ20]+[.AK20]+[.AL20])" office:value-type="float" office:value="1.56733401929601E-022" calcext:value-type="float">
            <text:p>1,56733401929601E-02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0" calcext:value-type="float">
            <text:p>10</text:p>
          </table:table-cell>
          <table:table-cell office:value-type="float" office:value="13.6" calcext:value-type="float">
            <text:p>13,6</text:p>
          </table:table-cell>
          <table:table-cell table:formula="of:=(10^-4)*(1/1.875)*[.C68]" office:value-type="float" office:value="0.000533333333333333" calcext:value-type="float">
            <text:p>0,0005333333</text:p>
          </table:table-cell>
          <table:table-cell table:formula="of:=(10^-4)*(1/1.875)*[.E20]" office:value-type="float" office:value="0.0000266666666666667" calcext:value-type="float">
            <text:p>2,66666666666667E-005</text:p>
          </table:table-cell>
          <table:table-cell table:formula="of:=[.E68]/[.D68]" office:value-type="float" office:value="0.0000392156862745098" calcext:value-type="float">
            <text:p>3,92156862745098E-005</text:p>
          </table:table-cell>
          <table:table-cell table:formula="of:=SQRT(([.F68]/[.D68])^2+(([.G20]*[.E68])/[.D68]^2)^2)" office:value-type="float" office:value="0.00000243378867889379" calcext:value-type="float">
            <text:p>2,43378867889379E-00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6.7" calcext:value-type="float">
            <text:p>26,7</text:p>
          </table:table-cell>
          <table:table-cell table:formula="of:=(10^-4)*(1/1.875)*[.L68]" office:value-type="float" office:value="0.000533333333333333" calcext:value-type="float">
            <text:p>0,0005333333</text:p>
          </table:table-cell>
          <table:table-cell table:formula="of:=[.N68]/[.M68]" office:value-type="float" office:value="0.0000199750312109863" calcext:value-type="float">
            <text:p>0,000019975</text:p>
          </table:table-cell>
          <table:table-cell table:formula="of:=SQRT(([.Q20]/[.M68])^2+(([.O20]*[.N68])/[.M68]^2)^2)" office:value-type="float" office:value="0.00000106650304569848" calcext:value-type="float">
            <text:p>1,06650304569848E-006</text:p>
          </table:table-cell>
          <table:table-cell table:number-columns-repeated="2"/>
          <table:table-cell table:formula="of:=SQRT([.W21]+[.X21])" office:value-type="float" office:value="0.000000000160500203944852" calcext:value-type="float">
            <text:p>1,60500203944852E-010</text:p>
          </table:table-cell>
          <table:table-cell/>
          <table:table-cell table:formula="of:=-([.$H$6]/(2*[.$H$4]))+SQRT(([.$H$6]/(2*[.$H$4]))^2+((9*1.81*10^-5*[.G69])/(2*9.81*874)))" office:value-type="float" office:value="0.000000577831018809564" calcext:value-type="float">
            <text:p>5,77831018809564E-007</text:p>
          </table:table-cell>
          <table:table-cell table:style-name="ce5" table:formula="of:=([.G69]+[.O69])*(SQRT([.G69])/[.B69])*(2*10^-10)" office:value-type="float" office:value="4.42022095019903E-019" calcext:value-type="float">
            <text:p>4,42022095019903E-019</text:p>
          </table:table-cell>
          <table:table-cell table:style-name="ce5" table:formula="of:=SQRT([.AD21]+[.AE21]+[.AF21])*2*10^-10" office:value-type="float" office:value="3.32218641391E-020" calcext:value-type="float">
            <text:p>3,32218641391E-020</text:p>
          </table:table-cell>
          <table:table-cell table:style-name="ce7" table:formula="of:=[.V68]/(1+[.AH21])^(3/2)" office:value-type="float" office:value="3.79195626410214E-019" calcext:value-type="float">
            <text:p>3,79195626410214E-019</text:p>
          </table:table-cell>
          <table:table-cell table:style-name="ce7" table:formula="of:=SQRT([.AJ21]+[.AK21]+[.AL21])" office:value-type="float" office:value="1.55837330370064E-022" calcext:value-type="float">
            <text:p>1,55837330370064E-02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0" calcext:value-type="float">
            <text:p>10</text:p>
          </table:table-cell>
          <table:table-cell office:value-type="float" office:value="13.7" calcext:value-type="float">
            <text:p>13,7</text:p>
          </table:table-cell>
          <table:table-cell table:formula="of:=(10^-4)*(1/1.875)*[.C69]" office:value-type="float" office:value="0.000533333333333333" calcext:value-type="float">
            <text:p>0,0005333333</text:p>
          </table:table-cell>
          <table:table-cell table:formula="of:=(10^-4)*(1/1.875)*[.E21]" office:value-type="float" office:value="0.0000266666666666667" calcext:value-type="float">
            <text:p>2,66666666666667E-005</text:p>
          </table:table-cell>
          <table:table-cell table:formula="of:=[.E69]/[.D69]" office:value-type="float" office:value="0.0000389294403892944" calcext:value-type="float">
            <text:p>3,89294403892944E-005</text:p>
          </table:table-cell>
          <table:table-cell table:formula="of:=SQRT(([.F69]/[.D69])^2+(([.G21]*[.E69])/[.D69]^2)^2)" office:value-type="float" office:value="0.00000240984983419806" calcext:value-type="float">
            <text:p>2,40984983419806E-00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8.9" calcext:value-type="float">
            <text:p>28,9</text:p>
          </table:table-cell>
          <table:table-cell table:formula="of:=(10^-4)*(1/1.875)*[.L69]" office:value-type="float" office:value="0.000533333333333333" calcext:value-type="float">
            <text:p>0,0005333333</text:p>
          </table:table-cell>
          <table:table-cell table:formula="of:=[.N69]/[.M69]" office:value-type="float" office:value="0.0000184544405997693" calcext:value-type="float">
            <text:p>1,84544405997693E-005</text:p>
          </table:table-cell>
          <table:table-cell table:formula="of:=SQRT(([.Q21]/[.M69])^2+(([.O21]*[.N69])/[.M69]^2)^2)" office:value-type="float" office:value="0.000000976399656046204" calcext:value-type="float">
            <text:p>9,76399656046204E-007</text:p>
          </table:table-cell>
          <table:table-cell table:number-columns-repeated="2"/>
          <table:table-cell table:formula="of:=SQRT([.W22]+[.X22])" office:value-type="float" office:value="0.000000000163266107678507" calcext:value-type="float">
            <text:p>1,63266107678507E-010</text:p>
          </table:table-cell>
          <table:table-cell/>
          <table:table-cell table:formula="of:=-([.$H$6]/(2*[.$H$4]))+SQRT(([.$H$6]/(2*[.$H$4]))^2+((9*1.81*10^-5*[.G70])/(2*9.81*874)))" office:value-type="float" office:value="0.000000418374657757551" calcext:value-type="float">
            <text:p>4,18374657757551E-007</text:p>
          </table:table-cell>
          <table:table-cell table:style-name="ce5" table:formula="of:=([.G70]+[.O70])*(SQRT([.G70])/[.B70])*(2*10^-10)" office:value-type="float" office:value="1.95365789033418E-019" calcext:value-type="float">
            <text:p>1,95365789033418E-019</text:p>
          </table:table-cell>
          <table:table-cell table:style-name="ce5" table:formula="of:=SQRT([.AD22]+[.AE22]+[.AF22])*2*10^-10" office:value-type="float" office:value="1.24024996088116E-020" calcext:value-type="float">
            <text:p>1,24024996088116E-020</text:p>
          </table:table-cell>
          <table:table-cell table:style-name="ce7" table:formula="of:=[.V69]/(1+[.AH22])^(3/2)" office:value-type="float" office:value="1.58701624511053E-019" calcext:value-type="float">
            <text:p>1,58701624511053E-019</text:p>
          </table:table-cell>
          <table:table-cell table:style-name="ce7" table:formula="of:=SQRT([.AJ22]+[.AK22]+[.AL22])" office:value-type="float" office:value="9.62719527490315E-023" calcext:value-type="float">
            <text:p>9,62719527490315E-023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0" calcext:value-type="float">
            <text:p>10</text:p>
          </table:table-cell>
          <table:table-cell office:value-type="float" office:value="25.2" calcext:value-type="float">
            <text:p>25,2</text:p>
          </table:table-cell>
          <table:table-cell table:formula="of:=(10^-4)*(1/1.875)*[.C70]" office:value-type="float" office:value="0.000533333333333333" calcext:value-type="float">
            <text:p>0,0005333333</text:p>
          </table:table-cell>
          <table:table-cell table:formula="of:=(10^-4)*(1/1.875)*[.E22]" office:value-type="float" office:value="0.0000266666666666667" calcext:value-type="float">
            <text:p>2,66666666666667E-005</text:p>
          </table:table-cell>
          <table:table-cell table:formula="of:=[.E70]/[.D70]" office:value-type="float" office:value="0.0000211640211640212" calcext:value-type="float">
            <text:p>0,000021164</text:p>
          </table:table-cell>
          <table:table-cell table:formula="of:=SQRT(([.F70]/[.D70])^2+(([.G22]*[.E70])/[.D70]^2)^2)" office:value-type="float" office:value="0.00000113847405410804" calcext:value-type="float">
            <text:p>1,13847405410804E-00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0.3" calcext:value-type="float">
            <text:p>40,3</text:p>
          </table:table-cell>
          <table:table-cell table:formula="of:=(10^-4)*(1/1.875)*[.L70]" office:value-type="float" office:value="0.000533333333333333" calcext:value-type="float">
            <text:p>0,0005333333</text:p>
          </table:table-cell>
          <table:table-cell table:formula="of:=[.N70]/[.M70]" office:value-type="float" office:value="0.0000132340777502068" calcext:value-type="float">
            <text:p>1,32340777502068E-005</text:p>
          </table:table-cell>
          <table:table-cell table:formula="of:=SQRT(([.Q22]/[.M70])^2+(([.O22]*[.N70])/[.M70]^2)^2)" office:value-type="float" office:value="0.000000681771129379507" calcext:value-type="float">
            <text:p>6,81771129379507E-007</text:p>
          </table:table-cell>
          <table:table-cell table:number-columns-repeated="2"/>
          <table:table-cell table:formula="of:=SQRT([.W23]+[.X23])" office:value-type="float" office:value="0.000000000163634966543066" calcext:value-type="float">
            <text:p>1,63634966543066E-010</text:p>
          </table:table-cell>
          <table:table-cell/>
          <table:table-cell table:formula="of:=-([.$H$6]/(2*[.$H$4]))+SQRT(([.$H$6]/(2*[.$H$4]))^2+((9*1.81*10^-5*[.G71])/(2*9.81*874)))" office:value-type="float" office:value="0.000000403208295769196" calcext:value-type="float">
            <text:p>4,03208295769196E-007</text:p>
          </table:table-cell>
          <table:table-cell table:style-name="ce5" table:formula="of:=([.G71]+[.O71])*(SQRT([.G71])/[.B71])*(2*10^-10)" office:value-type="float" office:value="2.3186064523542E-019" calcext:value-type="float">
            <text:p>2,3186064523542E-019</text:p>
          </table:table-cell>
          <table:table-cell table:style-name="ce5" table:formula="of:=SQRT([.AD23]+[.AE23]+[.AF23])*2*10^-10" office:value-type="float" office:value="1.37840011929082E-020" calcext:value-type="float">
            <text:p>1,37840011929082E-020</text:p>
          </table:table-cell>
          <table:table-cell table:style-name="ce7" table:formula="of:=[.V70]/(1+[.AH23])^(3/2)" office:value-type="float" office:value="1.86980793348275E-019" calcext:value-type="float">
            <text:p>1,86980793348275E-019</text:p>
          </table:table-cell>
          <table:table-cell table:style-name="ce7" table:formula="of:=SQRT([.AJ23]+[.AK23]+[.AL23])" office:value-type="float" office:value="9.11062616063223E-023" calcext:value-type="float">
            <text:p>9,11062616063223E-023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formula="of:=(10^-4)*(1/1.875)*[.C71]" office:value-type="float" office:value="0.000533333333333333" calcext:value-type="float">
            <text:p>0,0005333333</text:p>
          </table:table-cell>
          <table:table-cell table:formula="of:=(10^-4)*(1/1.875)*[.E23]" office:value-type="float" office:value="0.0000266666666666667" calcext:value-type="float">
            <text:p>2,66666666666667E-005</text:p>
          </table:table-cell>
          <table:table-cell table:formula="of:=[.E71]/[.D71]" office:value-type="float" office:value="0.0000197530864197531" calcext:value-type="float">
            <text:p>1,97530864197531E-005</text:p>
          </table:table-cell>
          <table:table-cell table:formula="of:=SQRT(([.F71]/[.D71])^2+(([.G23]*[.E71])/[.D71]^2)^2)" office:value-type="float" office:value="0.0000010532184763704" calcext:value-type="float">
            <text:p>1,0532184763704E-00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.7" calcext:value-type="float">
            <text:p>23,7</text:p>
          </table:table-cell>
          <table:table-cell table:formula="of:=(10^-4)*(1/1.875)*[.L71]" office:value-type="float" office:value="0.000533333333333333" calcext:value-type="float">
            <text:p>0,0005333333</text:p>
          </table:table-cell>
          <table:table-cell table:formula="of:=[.N71]/[.M71]" office:value-type="float" office:value="0.0000225035161744023" calcext:value-type="float">
            <text:p>2,25035161744023E-005</text:p>
          </table:table-cell>
          <table:table-cell table:formula="of:=SQRT(([.Q23]/[.M71])^2+(([.O23]*[.N71])/[.M71]^2)^2)" office:value-type="float" office:value="0.00000122123523457378" calcext:value-type="float">
            <text:p>1,22123523457378E-006</text:p>
          </table:table-cell>
          <table:table-cell table:number-columns-repeated="2"/>
          <table:table-cell table:formula="of:=SQRT([.W24]+[.X24])" office:value-type="float" office:value="0.000000000158738620520901" calcext:value-type="float">
            <text:p>1,58738620520901E-010</text:p>
          </table:table-cell>
          <table:table-cell/>
          <table:table-cell table:formula="of:=-([.$H$6]/(2*[.$H$4]))+SQRT(([.$H$6]/(2*[.$H$4]))^2+((9*1.81*10^-5*[.G72])/(2*9.81*874)))" office:value-type="float" office:value="0.000000755569881561768" calcext:value-type="float">
            <text:p>7,55569881561768E-007</text:p>
          </table:table-cell>
          <table:table-cell table:style-name="ce5" table:formula="of:=([.G72]+[.O72])*(SQRT([.G72])/[.B72])*(2*10^-10)" office:value-type="float" office:value="3.79803804840289E-019" calcext:value-type="float">
            <text:p>3,79803804840289E-019</text:p>
          </table:table-cell>
          <table:table-cell table:style-name="ce5" table:formula="of:=SQRT([.AD24]+[.AE24]+[.AF24])*2*10^-10" office:value-type="float" office:value="1.6844710394663E-020" calcext:value-type="float">
            <text:p>1,6844710394663E-020</text:p>
          </table:table-cell>
          <table:table-cell table:style-name="ce7" table:formula="of:=[.V71]/(1+[.AH24])^(3/2)" office:value-type="float" office:value="3.37318327451697E-019" calcext:value-type="float">
            <text:p>3,37318327451697E-019</text:p>
          </table:table-cell>
          <table:table-cell table:style-name="ce7" table:formula="of:=SQRT([.AJ24]+[.AK24]+[.AL24])" office:value-type="float" office:value="2.32200297172272E-022" calcext:value-type="float">
            <text:p>2,32200297172272E-022</text:p>
          </table:table-cell>
          <table:table-cell table:number-columns-repeated="2"/>
          <table:table-cell table:formula="of:=10^-10" office:value-type="float" office:value="0.0000000001" calcext:value-type="float">
            <text:p>1E-010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float" office:value="20" calcext:value-type="float">
            <text:p>20</text:p>
          </table:table-cell>
          <table:table-cell office:value-type="float" office:value="16.4" calcext:value-type="float">
            <text:p>16,4</text:p>
          </table:table-cell>
          <table:table-cell table:formula="of:=(10^-4)*(1/1.875)*[.C72]" office:value-type="float" office:value="0.00106666666666667" calcext:value-type="float">
            <text:p>0,0010666667</text:p>
          </table:table-cell>
          <table:table-cell table:formula="of:=(10^-4)*(1/1.875)*[.E24]" office:value-type="float" office:value="0.0000266666666666667" calcext:value-type="float">
            <text:p>2,66666666666667E-005</text:p>
          </table:table-cell>
          <table:table-cell table:formula="of:=[.E72]/[.D72]" office:value-type="float" office:value="0.0000650406504065041" calcext:value-type="float">
            <text:p>6,50406504065041E-005</text:p>
          </table:table-cell>
          <table:table-cell table:formula="of:=SQRT(([.F72]/[.D72])^2+(([.G24]*[.E72])/[.D72]^2)^2)" office:value-type="float" office:value="0.000002564372502134" calcext:value-type="float">
            <text:p>2,564372502134E-00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9.8" calcext:value-type="float">
            <text:p>19,8</text:p>
          </table:table-cell>
          <table:table-cell table:formula="of:=(10^-4)*(1/1.875)*[.L72]" office:value-type="float" office:value="0.00106666666666667" calcext:value-type="float">
            <text:p>0,0010666667</text:p>
          </table:table-cell>
          <table:table-cell table:formula="of:=[.N72]/[.M72]" office:value-type="float" office:value="0.0000538720538720539" calcext:value-type="float">
            <text:p>5,38720538720539E-005</text:p>
          </table:table-cell>
          <table:table-cell table:formula="of:=SQRT(([.Q24]/[.M72])^2+(([.O24]*[.N72])/[.M72]^2)^2)" office:value-type="float" office:value="0.00000191430841880231" calcext:value-type="float">
            <text:p>1,91430841880231E-006</text:p>
          </table:table-cell>
          <table:table-cell table:number-columns-repeated="2"/>
          <table:table-cell table:formula="of:=SQRT([.W25]+[.X25])" office:value-type="float" office:value="0.000000000157464784751484" calcext:value-type="float">
            <text:p>1,57464784751484E-010</text:p>
          </table:table-cell>
          <table:table-cell/>
          <table:table-cell table:formula="of:=-([.$H$6]/(2*[.$H$4]))+SQRT(([.$H$6]/(2*[.$H$4]))^2+((9*1.81*10^-5*[.G73])/(2*9.81*874)))" office:value-type="float" office:value="0.000000966106209757502" calcext:value-type="float">
            <text:p>9,66106209757502E-007</text:p>
          </table:table-cell>
          <table:table-cell table:style-name="ce5" table:formula="of:=([.G73]+[.O73])*(SQRT([.G73])/[.B73])*(2*10^-10)" office:value-type="float" office:value="6.12172697914262E-019" calcext:value-type="float">
            <text:p>6,12172697914262E-019</text:p>
          </table:table-cell>
          <table:table-cell table:style-name="ce5" table:formula="of:=SQRT([.AD25]+[.AE25]+[.AF25])*2*10^-10" office:value-type="float" office:value="4.06515552426852E-020" calcext:value-type="float">
            <text:p>4,06515552426852E-020</text:p>
          </table:table-cell>
          <table:table-cell table:style-name="ce7" table:formula="of:=[.V72]/(1+[.AH25])^(3/2)" office:value-type="float" office:value="5.57493459763564E-019" calcext:value-type="float">
            <text:p>5,57493459763564E-019</text:p>
          </table:table-cell>
          <table:table-cell table:style-name="ce7" table:formula="of:=SQRT([.AJ25]+[.AK25]+[.AL25])" office:value-type="float" office:value="3.34157445866594E-022" calcext:value-type="float">
            <text:p>3,34157445866594E-022</text:p>
          </table:table-cell>
          <table:table-cell/>
          <table:table-cell office:value-type="float" office:value="0.001" calcext:value-type="float">
            <text:p>0,001</text:p>
          </table:table-cell>
          <table:table-cell table:formula="of:=10^-7" office:value-type="float" office:value="0.0000001" calcext:value-type="float">
            <text:p>0,0000001</text:p>
          </table:table-cell>
          <table:table-cell table:formula="of:=[.AA72]*[.AB72]" office:value-type="float" office:value="0.0000000001" calcext:value-type="float">
            <text:p>1E-010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float" office:value="20" calcext:value-type="float">
            <text:p>20</text:p>
          </table:table-cell>
          <table:table-cell office:value-type="float" office:value="10.2" calcext:value-type="float">
            <text:p>10,2</text:p>
          </table:table-cell>
          <table:table-cell table:formula="of:=(10^-4)*(1/1.875)*[.C73]" office:value-type="float" office:value="0.00106666666666667" calcext:value-type="float">
            <text:p>0,0010666667</text:p>
          </table:table-cell>
          <table:table-cell table:formula="of:=(10^-4)*(1/1.875)*[.E25]" office:value-type="float" office:value="0.0000266666666666667" calcext:value-type="float">
            <text:p>2,66666666666667E-005</text:p>
          </table:table-cell>
          <table:table-cell table:formula="of:=[.E73]/[.D73]" office:value-type="float" office:value="0.000104575163398693" calcext:value-type="float">
            <text:p>0,0001045752</text:p>
          </table:table-cell>
          <table:table-cell table:formula="of:=SQRT(([.F73]/[.D73])^2+(([.G25]*[.E73])/[.D73]^2)^2)" office:value-type="float" office:value="0.00000575441116846718" calcext:value-type="float">
            <text:p>5,75441116846718E-00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2.9" calcext:value-type="float">
            <text:p>22,9</text:p>
          </table:table-cell>
          <table:table-cell table:formula="of:=(10^-4)*(1/1.875)*[.L73]" office:value-type="float" office:value="0.00106666666666667" calcext:value-type="float">
            <text:p>0,0010666667</text:p>
          </table:table-cell>
          <table:table-cell table:formula="of:=[.N73]/[.M73]" office:value-type="float" office:value="0.0000465793304221252" calcext:value-type="float">
            <text:p>4,65793304221252E-005</text:p>
          </table:table-cell>
          <table:table-cell table:formula="of:=SQRT(([.Q25]/[.M73])^2+(([.O25]*[.N73])/[.M73]^2)^2)" office:value-type="float" office:value="0.00000154607331739482" calcext:value-type="float">
            <text:p>1,54607331739482E-006</text:p>
          </table:table-cell>
          <table:table-cell table:number-columns-repeated="2"/>
          <table:table-cell table:formula="of:=SQRT([.W26]+[.X26])" office:value-type="float" office:value="0.000000000161423819763853" calcext:value-type="float">
            <text:p>1,61423819763853E-010</text:p>
          </table:table-cell>
          <table:table-cell/>
          <table:table-cell table:formula="of:=-([.$H$6]/(2*[.$H$4]))+SQRT(([.$H$6]/(2*[.$H$4]))^2+((9*1.81*10^-5*[.G74])/(2*9.81*874)))" office:value-type="float" office:value="0.000000513326981571389" calcext:value-type="float">
            <text:p>5,13326981571389E-007</text:p>
          </table:table-cell>
          <table:table-cell table:style-name="ce5" table:formula="of:=([.G74]+[.O74])*(SQRT([.G74])/[.B74])*(2*10^-10)" office:value-type="float" office:value="1.51631602108794E-019" calcext:value-type="float">
            <text:p>1,51631602108794E-019</text:p>
          </table:table-cell>
          <table:table-cell table:style-name="ce5" table:formula="of:=SQRT([.AD26]+[.AE26]+[.AF26])*2*10^-10" office:value-type="float" office:value="4.89998323659562E-021" calcext:value-type="float">
            <text:p>4,89998323659562E-021</text:p>
          </table:table-cell>
          <table:table-cell table:style-name="ce7" table:formula="of:=[.V73]/(1+[.AH26])^(3/2)" office:value-type="float" office:value="1.27733297050539E-019" calcext:value-type="float">
            <text:p>1,27733297050539E-019</text:p>
          </table:table-cell>
          <table:table-cell table:style-name="ce7" table:formula="of:=SQRT([.AJ26]+[.AK26]+[.AL26])" office:value-type="float" office:value="1.30635628512457E-022" calcext:value-type="float">
            <text:p>1,30635628512457E-02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float" office:value="20" calcext:value-type="float">
            <text:p>20</text:p>
          </table:table-cell>
          <table:table-cell office:value-type="float" office:value="34.3" calcext:value-type="float">
            <text:p>34,3</text:p>
          </table:table-cell>
          <table:table-cell table:formula="of:=(10^-4)*(1/1.875)*[.C74]" office:value-type="float" office:value="0.00106666666666667" calcext:value-type="float">
            <text:p>0,0010666667</text:p>
          </table:table-cell>
          <table:table-cell table:formula="of:=(10^-4)*(1/1.875)*[.E26]" office:value-type="float" office:value="0.0000266666666666667" calcext:value-type="float">
            <text:p>2,66666666666667E-005</text:p>
          </table:table-cell>
          <table:table-cell table:formula="of:=[.E74]/[.D74]" office:value-type="float" office:value="0.0000310981535471331" calcext:value-type="float">
            <text:p>3,10981535471331E-005</text:p>
          </table:table-cell>
          <table:table-cell table:formula="of:=SQRT(([.F74]/[.D74])^2+(([.G26]*[.E74])/[.D74]^2)^2)" office:value-type="float" office:value="0.000000899965999739968" calcext:value-type="float">
            <text:p>0,0000009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8.4" calcext:value-type="float">
            <text:p>28,4</text:p>
          </table:table-cell>
          <table:table-cell table:formula="of:=(10^-4)*(1/1.875)*[.L74]" office:value-type="float" office:value="0.00106666666666667" calcext:value-type="float">
            <text:p>0,0010666667</text:p>
          </table:table-cell>
          <table:table-cell table:formula="of:=[.N74]/[.M74]" office:value-type="float" office:value="0.0000375586854460094" calcext:value-type="float">
            <text:p>3,75586854460094E-005</text:p>
          </table:table-cell>
          <table:table-cell table:formula="of:=SQRT(([.Q26]/[.M74])^2+(([.O26]*[.N74])/[.M74]^2)^2)" office:value-type="float" office:value="0.00000114843524911007" calcext:value-type="float">
            <text:p>1,14843524911007E-006</text:p>
          </table:table-cell>
          <table:table-cell table:number-columns-repeated="2"/>
          <table:table-cell table:formula="of:=SQRT([.W27]+[.X27])" office:value-type="float" office:value="0.000000000157780546253494" calcext:value-type="float">
            <text:p>1,57780546253494E-010</text:p>
          </table:table-cell>
          <table:table-cell/>
          <table:table-cell table:formula="of:=-([.$H$6]/(2*[.$H$4]))+SQRT(([.$H$6]/(2*[.$H$4]))^2+((9*1.81*10^-5*[.G75])/(2*9.81*874)))" office:value-type="float" office:value="0.000000904058688832689" calcext:value-type="float">
            <text:p>9,04058688832689E-007</text:p>
          </table:table-cell>
          <table:table-cell table:style-name="ce5" table:formula="of:=([.G75]+[.O75])*(SQRT([.G75])/[.B75])*(2*10^-10)" office:value-type="float" office:value="9.11843007263276E-019" calcext:value-type="float">
            <text:p>9,11843007263276E-019</text:p>
          </table:table-cell>
          <table:table-cell table:style-name="ce5" table:formula="of:=SQRT([.AD27]+[.AE27]+[.AF27])*2*10^-10" office:value-type="float" office:value="5.77685575693977E-020" calcext:value-type="float">
            <text:p>5,77685575693977E-020</text:p>
          </table:table-cell>
          <table:table-cell table:style-name="ce7" table:formula="of:=[.V74]/(1+[.AH27])^(3/2)" office:value-type="float" office:value="8.25254442633037E-019" calcext:value-type="float">
            <text:p>8,25254442633037E-019</text:p>
          </table:table-cell>
          <table:table-cell table:style-name="ce7" table:formula="of:=SQRT([.AJ27]+[.AK27]+[.AL27])" office:value-type="float" office:value="3.02924074927256E-022" calcext:value-type="float">
            <text:p>3,02924074927256E-02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float" office:value="20" calcext:value-type="float">
            <text:p>20</text:p>
          </table:table-cell>
          <table:table-cell office:value-type="float" office:value="11.6" calcext:value-type="float">
            <text:p>11,6</text:p>
          </table:table-cell>
          <table:table-cell table:formula="of:=(10^-4)*(1/1.875)*[.C75]" office:value-type="float" office:value="0.00106666666666667" calcext:value-type="float">
            <text:p>0,0010666667</text:p>
          </table:table-cell>
          <table:table-cell table:formula="of:=(10^-4)*(1/1.875)*[.E27]" office:value-type="float" office:value="0.0000266666666666667" calcext:value-type="float">
            <text:p>2,66666666666667E-005</text:p>
          </table:table-cell>
          <table:table-cell table:formula="of:=[.E75]/[.D75]" office:value-type="float" office:value="0.0000919540229885058" calcext:value-type="float">
            <text:p>0,000091954</text:p>
          </table:table-cell>
          <table:table-cell table:formula="of:=SQRT(([.F75]/[.D75])^2+(([.G27]*[.E75])/[.D75]^2)^2)" office:value-type="float" office:value="0.00000458195672346205" calcext:value-type="float">
            <text:p>0,00000458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7.2" calcext:value-type="float">
            <text:p>7,2</text:p>
          </table:table-cell>
          <table:table-cell table:formula="of:=(10^-4)*(1/1.875)*[.L75]" office:value-type="float" office:value="0.00106666666666667" calcext:value-type="float">
            <text:p>0,0010666667</text:p>
          </table:table-cell>
          <table:table-cell table:formula="of:=[.N75]/[.M75]" office:value-type="float" office:value="0.000148148148148148" calcext:value-type="float">
            <text:p>0,0001481481</text:p>
          </table:table-cell>
          <table:table-cell table:formula="of:=SQRT(([.Q27]/[.M75])^2+(([.O27]*[.N75])/[.M75]^2)^2)" office:value-type="float" office:value="0.0000109344281938983" calcext:value-type="float">
            <text:p>1,09344281938983E-005</text:p>
          </table:table-cell>
          <table:table-cell table:number-columns-repeated="2"/>
          <table:table-cell table:formula="of:=SQRT([.W28]+[.X28])" office:value-type="float" office:value="0.000000000159940593740423" calcext:value-type="float">
            <text:p>1,59940593740423E-010</text:p>
          </table:table-cell>
          <table:table-cell/>
          <table:table-cell table:formula="of:=-([.$H$6]/(2*[.$H$4]))+SQRT(([.$H$6]/(2*[.$H$4]))^2+((9*1.81*10^-5*[.G76])/(2*9.81*874)))" office:value-type="float" office:value="0.000000624906831422054" calcext:value-type="float">
            <text:p>6,24906831422054E-007</text:p>
          </table:table-cell>
          <table:table-cell table:style-name="ce5" table:formula="of:=([.G76]+[.O76])*(SQRT([.G76])/[.B76])*(2*10^-10)" office:value-type="float" office:value="3.30714959085264E-019" calcext:value-type="float">
            <text:p>3,30714959085264E-019</text:p>
          </table:table-cell>
          <table:table-cell table:style-name="ce5" table:formula="of:=SQRT([.AD28]+[.AE28]+[.AF28])*2*10^-10" office:value-type="float" office:value="1.32835182215143E-020" calcext:value-type="float">
            <text:p>1,32835182215143E-020</text:p>
          </table:table-cell>
          <table:table-cell table:style-name="ce7" table:formula="of:=[.V75]/(1+[.AH28])^(3/2)" office:value-type="float" office:value="2.86852475934544E-019" calcext:value-type="float">
            <text:p>2,86852475934544E-019</text:p>
          </table:table-cell>
          <table:table-cell table:style-name="ce7" table:formula="of:=SQRT([.AJ28]+[.AK28]+[.AL28])" office:value-type="float" office:value="1.75109684864246E-022" calcext:value-type="float">
            <text:p>1,75109684864246E-02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float" office:value="20" calcext:value-type="float">
            <text:p>20</text:p>
          </table:table-cell>
          <table:table-cell office:value-type="float" office:value="23.6" calcext:value-type="float">
            <text:p>23,6</text:p>
          </table:table-cell>
          <table:table-cell table:formula="of:=(10^-4)*(1/1.875)*[.C76]" office:value-type="float" office:value="0.00106666666666667" calcext:value-type="float">
            <text:p>0,0010666667</text:p>
          </table:table-cell>
          <table:table-cell table:formula="of:=(10^-4)*(1/1.875)*[.E28]" office:value-type="float" office:value="0.0000266666666666667" calcext:value-type="float">
            <text:p>2,66666666666667E-005</text:p>
          </table:table-cell>
          <table:table-cell table:formula="of:=[.E76]/[.D76]" office:value-type="float" office:value="0.0000451977401129943" calcext:value-type="float">
            <text:p>4,51977401129943E-005</text:p>
          </table:table-cell>
          <table:table-cell table:formula="of:=SQRT(([.F76]/[.D76])^2+(([.G28]*[.E76])/[.D76]^2)^2)" office:value-type="float" office:value="0.0000014811246807228" calcext:value-type="float">
            <text:p>1,4811246807228E-00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3.5" calcext:value-type="float">
            <text:p>13,5</text:p>
          </table:table-cell>
          <table:table-cell table:formula="of:=(10^-4)*(1/1.875)*[.L76]" office:value-type="float" office:value="0.00106666666666667" calcext:value-type="float">
            <text:p>0,0010666667</text:p>
          </table:table-cell>
          <table:table-cell table:formula="of:=[.N76]/[.M76]" office:value-type="float" office:value="0.0000790123456790123" calcext:value-type="float">
            <text:p>7,90123456790123E-005</text:p>
          </table:table-cell>
          <table:table-cell table:formula="of:=SQRT(([.Q28]/[.M76])^2+(([.O28]*[.N76])/[.M76]^2)^2)" office:value-type="float" office:value="0.0000035306603784585" calcext:value-type="float">
            <text:p>3,5306603784585E-006</text:p>
          </table:table-cell>
          <table:table-cell table:number-columns-repeated="2"/>
          <table:table-cell table:formula="of:=SQRT([.W29]+[.X29])" office:value-type="float" office:value="0.00000000016219971208661" calcext:value-type="float">
            <text:p>1,6219971208661E-010</text:p>
          </table:table-cell>
          <table:table-cell/>
          <table:table-cell table:formula="of:=-([.$H$6]/(2*[.$H$4]))+SQRT(([.$H$6]/(2*[.$H$4]))^2+((9*1.81*10^-5*[.G77])/(2*9.81*874)))" office:value-type="float" office:value="0.000000468845055037468" calcext:value-type="float">
            <text:p>4,68845055037468E-007</text:p>
          </table:table-cell>
          <table:table-cell table:style-name="ce5" table:formula="of:=([.G77]+[.O77])*(SQRT([.G77])/[.B77])*(2*10^-10)" office:value-type="float" office:value="4.19685528431017E-019" calcext:value-type="float">
            <text:p>4,19685528431017E-019</text:p>
          </table:table-cell>
          <table:table-cell table:style-name="ce5" table:formula="of:=SQRT([.AD29]+[.AE29]+[.AF29])*2*10^-10" office:value-type="float" office:value="3.32154669297671E-020" calcext:value-type="float">
            <text:p>3,32154669297671E-020</text:p>
          </table:table-cell>
          <table:table-cell table:style-name="ce7" table:formula="of:=[.V76]/(1+[.AH29])^(3/2)" office:value-type="float" office:value="3.48172582735239E-019" calcext:value-type="float">
            <text:p>3,48172582735239E-019</text:p>
          </table:table-cell>
          <table:table-cell table:style-name="ce7" table:formula="of:=SQRT([.AJ29]+[.AK29]+[.AL29])" office:value-type="float" office:value="1.14114846800184E-022" calcext:value-type="float">
            <text:p>1,14114846800184E-02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float" office:value="20" calcext:value-type="float">
            <text:p>20</text:p>
          </table:table-cell>
          <table:table-cell office:value-type="float" office:value="40.7" calcext:value-type="float">
            <text:p>40,7</text:p>
          </table:table-cell>
          <table:table-cell table:formula="of:=(10^-4)*(1/1.875)*[.C77]" office:value-type="float" office:value="0.00106666666666667" calcext:value-type="float">
            <text:p>0,0010666667</text:p>
          </table:table-cell>
          <table:table-cell table:formula="of:=(10^-4)*(1/1.875)*[.E29]" office:value-type="float" office:value="0.0000266666666666667" calcext:value-type="float">
            <text:p>2,66666666666667E-005</text:p>
          </table:table-cell>
          <table:table-cell table:formula="of:=[.E77]/[.D77]" office:value-type="float" office:value="0.0000262080262080262" calcext:value-type="float">
            <text:p>0,000026208</text:p>
          </table:table-cell>
          <table:table-cell table:formula="of:=SQRT(([.F77]/[.D77])^2+(([.G29]*[.E77])/[.D77]^2)^2)" office:value-type="float" office:value="0.000000730034214779314" calcext:value-type="float">
            <text:p>0,00000073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5.9" calcext:value-type="float">
            <text:p>5,9</text:p>
          </table:table-cell>
          <table:table-cell table:formula="of:=(10^-4)*(1/1.875)*[.L77]" office:value-type="float" office:value="0.00106666666666667" calcext:value-type="float">
            <text:p>0,0010666667</text:p>
          </table:table-cell>
          <table:table-cell table:formula="of:=[.N77]/[.M77]" office:value-type="float" office:value="0.000180790960451977" calcext:value-type="float">
            <text:p>0,000180791</text:p>
          </table:table-cell>
          <table:table-cell table:formula="of:=SQRT(([.Q29]/[.M77])^2+(([.O29]*[.N77])/[.M77]^2)^2)" office:value-type="float" office:value="0.0000159740290841844" calcext:value-type="float">
            <text:p>0,000015974</text:p>
          </table:table-cell>
          <table:table-cell table:number-columns-repeated="2"/>
          <table:table-cell table:formula="of:=SQRT([.W30]+[.X30])" office:value-type="float" office:value="0.00000000015954738104384" calcext:value-type="float">
            <text:p>1,5954738104384E-010</text:p>
          </table:table-cell>
          <table:table-cell/>
          <table:table-cell table:formula="of:=-([.$H$6]/(2*[.$H$4]))+SQRT(([.$H$6]/(2*[.$H$4]))^2+((9*1.81*10^-5*[.G78])/(2*9.81*874)))" office:value-type="float" office:value="0.000000662599073350705" calcext:value-type="float">
            <text:p>6,62599073350705E-007</text:p>
          </table:table-cell>
          <table:table-cell table:style-name="ce5" table:formula="of:=([.G78]+[.O78])*(SQRT([.G78])/[.B78])*(2*10^-10)" office:value-type="float" office:value="2.09394572501973E-019" calcext:value-type="float">
            <text:p>2,09394572501973E-019</text:p>
          </table:table-cell>
          <table:table-cell table:style-name="ce5" table:formula="of:=SQRT([.AD30]+[.AE30]+[.AF30])*2*10^-10" office:value-type="float" office:value="8.71539859048604E-021" calcext:value-type="float">
            <text:p>8,71539859048604E-021</text:p>
          </table:table-cell>
          <table:table-cell table:style-name="ce7" table:formula="of:=[.V77]/(1+[.AH30])^(3/2)" office:value-type="float" office:value="1.83034314788919E-019" calcext:value-type="float">
            <text:p>1,83034314788919E-019</text:p>
          </table:table-cell>
          <table:table-cell table:style-name="ce7" table:formula="of:=SQRT([.AJ30]+[.AK30]+[.AL30])" office:value-type="float" office:value="1.91049757545205E-022" calcext:value-type="float">
            <text:p>1,91049757545205E-02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float" office:value="20" calcext:value-type="float">
            <text:p>20</text:p>
          </table:table-cell>
          <table:table-cell office:value-type="float" office:value="21.1" calcext:value-type="float">
            <text:p>21,1</text:p>
          </table:table-cell>
          <table:table-cell table:formula="of:=(10^-4)*(1/1.875)*[.C78]" office:value-type="float" office:value="0.00106666666666667" calcext:value-type="float">
            <text:p>0,0010666667</text:p>
          </table:table-cell>
          <table:table-cell table:formula="of:=(10^-4)*(1/1.875)*[.E30]" office:value-type="float" office:value="0.0000266666666666667" calcext:value-type="float">
            <text:p>2,66666666666667E-005</text:p>
          </table:table-cell>
          <table:table-cell table:formula="of:=[.E78]/[.D78]" office:value-type="float" office:value="0.0000505529225908373" calcext:value-type="float">
            <text:p>5,05529225908373E-005</text:p>
          </table:table-cell>
          <table:table-cell table:formula="of:=SQRT(([.F78]/[.D78])^2+(([.G30]*[.E78])/[.D78]^2)^2)" office:value-type="float" office:value="0.00000174135025975241" calcext:value-type="float">
            <text:p>1,74135025975241E-00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44.8" calcext:value-type="float">
            <text:p>44,8</text:p>
          </table:table-cell>
          <table:table-cell table:formula="of:=(10^-4)*(1/1.875)*[.L78]" office:value-type="float" office:value="0.00106666666666667" calcext:value-type="float">
            <text:p>0,0010666667</text:p>
          </table:table-cell>
          <table:table-cell table:formula="of:=[.N78]/[.M78]" office:value-type="float" office:value="0.0000238095238095238" calcext:value-type="float">
            <text:p>2,38095238095238E-005</text:p>
          </table:table-cell>
          <table:table-cell table:formula="of:=SQRT(([.Q30]/[.M78])^2+(([.O30]*[.N78])/[.M78]^2)^2)" office:value-type="float" office:value="0.00000065186003854005" calcext:value-type="float">
            <text:p>6,5186003854005E-007</text:p>
          </table:table-cell>
          <table:table-cell table:number-columns-repeated="2"/>
          <table:table-cell table:formula="of:=SQRT([.W31]+[.X31])" office:value-type="float" office:value="0.000000000158825990650358" calcext:value-type="float">
            <text:p>1,58825990650358E-010</text:p>
          </table:table-cell>
          <table:table-cell/>
          <table:table-cell table:formula="of:=-([.$H$6]/(2*[.$H$4]))+SQRT(([.$H$6]/(2*[.$H$4]))^2+((9*1.81*10^-5*[.G79])/(2*9.81*874)))" office:value-type="float" office:value="0.000000744322199245751" calcext:value-type="float">
            <text:p>7,44322199245751E-007</text:p>
          </table:table-cell>
          <table:table-cell table:style-name="ce5" table:formula="of:=([.G79]+[.O79])*(SQRT([.G79])/[.B79])*(2*10^-10)" office:value-type="float" office:value="3.5961575233736E-019" calcext:value-type="float">
            <text:p>3,5961575233736E-019</text:p>
          </table:table-cell>
          <table:table-cell table:style-name="ce5" table:formula="of:=SQRT([.AD31]+[.AE31]+[.AF31])*2*10^-10" office:value-type="float" office:value="8.11794989515466E-021" calcext:value-type="float">
            <text:p>8,11794989515466E-021</text:p>
          </table:table-cell>
          <table:table-cell table:style-name="ce7" table:formula="of:=[.V78]/(1+[.AH31])^(3/2)" office:value-type="float" office:value="3.18838845456242E-019" calcext:value-type="float">
            <text:p>3,18838845456242E-019</text:p>
          </table:table-cell>
          <table:table-cell table:style-name="ce7" table:formula="of:=SQRT([.AJ31]+[.AK31]+[.AL31])" office:value-type="float" office:value="2.27087986269825E-022" calcext:value-type="float">
            <text:p>2,27087986269825E-02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float" office:value="50" calcext:value-type="float">
            <text:p>50</text:p>
          </table:table-cell>
          <table:table-cell office:value-type="float" office:value="42.2" calcext:value-type="float">
            <text:p>42,2</text:p>
          </table:table-cell>
          <table:table-cell table:formula="of:=(10^-4/1.875)*[.C79]" office:value-type="float" office:value="0.00266666666666667" calcext:value-type="float">
            <text:p>0,0026666667</text:p>
          </table:table-cell>
          <table:table-cell table:formula="of:=(10^-4)*(1/1.875)*[.E31]" office:value-type="float" office:value="0.0000266666666666667" calcext:value-type="float">
            <text:p>2,66666666666667E-005</text:p>
          </table:table-cell>
          <table:table-cell table:formula="of:=[.E79]/[.D79]" office:value-type="float" office:value="0.0000631911532385466" calcext:value-type="float">
            <text:p>6,31911532385466E-005</text:p>
          </table:table-cell>
          <table:table-cell table:formula="of:=SQRT(([.F79]/[.D79])^2+(([.G31]*[.E79])/[.D79]^2)^2)" office:value-type="float" office:value="0.000000979734335220778" calcext:value-type="float">
            <text:p>9,79734335220778E-007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0.9" calcext:value-type="float">
            <text:p>20,9</text:p>
          </table:table-cell>
          <table:table-cell table:formula="of:=(10^-4)*(1/1.875)*[.L79]" office:value-type="float" office:value="0.00106666666666667" calcext:value-type="float">
            <text:p>0,0010666667</text:p>
          </table:table-cell>
          <table:table-cell table:formula="of:=[.N79]/[.M79]" office:value-type="float" office:value="0.00005103668261563" calcext:value-type="float">
            <text:p>5,103668261563E-005</text:p>
          </table:table-cell>
          <table:table-cell table:formula="of:=SQRT(([.Q31]/[.M79])^2+(([.O31]*[.N79])/[.M79]^2)^2)" office:value-type="float" office:value="0.00000176599549254771" calcext:value-type="float">
            <text:p>0,000001766</text:p>
          </table:table-cell>
          <table:table-cell table:number-columns-repeated="2"/>
          <table:table-cell table:formula="of:=SQRT([.W32]+[.X32])" office:value-type="float" office:value="0.000000000163574376482469" calcext:value-type="float">
            <text:p>1,63574376482469E-010</text:p>
          </table:table-cell>
          <table:table-cell/>
          <table:table-cell table:formula="of:=-([.$H$6]/(2*[.$H$4]))+SQRT(([.$H$6]/(2*[.$H$4]))^2+((9*1.81*10^-5*[.G80])/(2*9.81*874)))" office:value-type="float" office:value="0.000000405628926215335" calcext:value-type="float">
            <text:p>4,05628926215335E-007</text:p>
          </table:table-cell>
          <table:table-cell table:style-name="ce5" table:formula="of:=([.G80]+[.O80])*(SQRT([.G80])/[.B80])*(2*10^-10)" office:value-type="float" office:value="4.64456429622595E-019" calcext:value-type="float">
            <text:p>4,64456429622595E-019</text:p>
          </table:table-cell>
          <table:table-cell table:style-name="ce5" table:formula="of:=SQRT([.AD32]+[.AE32]+[.AF32])*2*10^-10" office:value-type="float" office:value="1.00875931309848E-019" calcext:value-type="float">
            <text:p>1,00875931309848E-019</text:p>
          </table:table-cell>
          <table:table-cell table:style-name="ce7" table:formula="of:=[.V79]/(1+[.AH32])^(3/2)" office:value-type="float" office:value="3.75002842843042E-019" calcext:value-type="float">
            <text:p>3,75002842843042E-019</text:p>
          </table:table-cell>
          <table:table-cell table:style-name="ce7" table:formula="of:=SQRT([.AJ32]+[.AK32]+[.AL32])" office:value-type="float" office:value="9.1924486102721E-023" calcext:value-type="float">
            <text:p>9,1924486102721E-023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float" office:value="10" calcext:value-type="float">
            <text:p>10</text:p>
          </table:table-cell>
          <table:table-cell office:value-type="float" office:value="26.7" calcext:value-type="float">
            <text:p>26,7</text:p>
          </table:table-cell>
          <table:table-cell table:formula="of:=(10^-4/1.875)*[.C80]" office:value-type="float" office:value="0.000533333333333333" calcext:value-type="float">
            <text:p>0,0005333333</text:p>
          </table:table-cell>
          <table:table-cell table:formula="of:=(10^-4)*(1/1.875)*[.E32]" office:value-type="float" office:value="0.0000266666666666667" calcext:value-type="float">
            <text:p>2,66666666666667E-005</text:p>
          </table:table-cell>
          <table:table-cell table:formula="of:=[.E80]/[.D80]" office:value-type="float" office:value="0.0000199750312109863" calcext:value-type="float">
            <text:p>0,000019975</text:p>
          </table:table-cell>
          <table:table-cell table:formula="of:=SQRT(([.F80]/[.D80])^2+(([.G32]*[.E80])/[.D80]^2)^2)" office:value-type="float" office:value="0.00000106650304569848" calcext:value-type="float">
            <text:p>1,06650304569848E-00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,2</text:p>
          </table:table-cell>
          <table:table-cell table:formula="of:=(10^-4)*(1/1.875)*[.L80]" office:value-type="float" office:value="0.000533333333333333" calcext:value-type="float">
            <text:p>0,0005333333</text:p>
          </table:table-cell>
          <table:table-cell table:formula="of:=[.N80]/[.M80]" office:value-type="float" office:value="0.000242424242424242" calcext:value-type="float">
            <text:p>0,0002424242</text:p>
          </table:table-cell>
          <table:table-cell table:formula="of:=SQRT(([.Q32]/[.M80])^2+(([.O32]*[.N80])/[.M80]^2)^2)" office:value-type="float" office:value="0.0000564139977351855" calcext:value-type="float">
            <text:p>0,000056414</text:p>
          </table:table-cell>
          <table:table-cell table:number-columns-repeated="2"/>
          <table:table-cell table:formula="of:=SQRT([.W33]+[.X33])" office:value-type="float" office:value="0.00000000015900809306465" calcext:value-type="float">
            <text:p>1,5900809306465E-010</text:p>
          </table:table-cell>
          <table:table-cell/>
          <table:table-cell table:formula="of:=-([.$H$6]/(2*[.$H$4]))+SQRT(([.$H$6]/(2*[.$H$4]))^2+((9*1.81*10^-5*[.G81])/(2*9.81*874)))" office:value-type="float" office:value="0.000000721941983164143" calcext:value-type="float">
            <text:p>7,21941983164143E-007</text:p>
          </table:table-cell>
          <table:table-cell table:style-name="ce5" table:formula="of:=([.G81]+[.O81])*(SQRT([.G81])/[.B81])*(2*10^-10)" office:value-type="float" office:value="2.24586762157803E-019" calcext:value-type="float">
            <text:p>2,24586762157803E-019</text:p>
          </table:table-cell>
          <table:table-cell table:style-name="ce5" table:formula="of:=SQRT([.AD33]+[.AE33]+[.AF33])*2*10^-10" office:value-type="float" office:value="1.11019780126748E-020" calcext:value-type="float">
            <text:p>1,11019780126748E-020</text:p>
          </table:table-cell>
          <table:table-cell table:style-name="ce7" table:formula="of:=[.V80]/(1+[.AH33])^(3/2)" office:value-type="float" office:value="1.98409076870612E-019" calcext:value-type="float">
            <text:p>1,98409076870612E-019</text:p>
          </table:table-cell>
          <table:table-cell table:style-name="ce7" table:formula="of:=SQRT([.AJ33]+[.AK33]+[.AL33])" office:value-type="float" office:value="2.17023449294056E-022" calcext:value-type="float">
            <text:p>2,17023449294056E-02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float" office:value="20" calcext:value-type="float">
            <text:p>20</text:p>
          </table:table-cell>
          <table:table-cell office:value-type="float" office:value="17.9" calcext:value-type="float">
            <text:p>17,9</text:p>
          </table:table-cell>
          <table:table-cell table:formula="of:=(10^-4/1.875)*[.C81]" office:value-type="float" office:value="0.00106666666666667" calcext:value-type="float">
            <text:p>0,0010666667</text:p>
          </table:table-cell>
          <table:table-cell table:formula="of:=(10^-4)*(1/1.875)*[.E33]" office:value-type="float" office:value="0.0000266666666666667" calcext:value-type="float">
            <text:p>2,66666666666667E-005</text:p>
          </table:table-cell>
          <table:table-cell table:formula="of:=[.E81]/[.D81]" office:value-type="float" office:value="0.0000595903165735568" calcext:value-type="float">
            <text:p>5,95903165735568E-005</text:p>
          </table:table-cell>
          <table:table-cell table:formula="of:=SQRT(([.F81]/[.D81])^2+(([.G33]*[.E81])/[.D81]^2)^2)" office:value-type="float" office:value="0.00000223384243451458" calcext:value-type="float">
            <text:p>2,23384243451458E-00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76.9" calcext:value-type="float">
            <text:p>76,9</text:p>
          </table:table-cell>
          <table:table-cell table:formula="of:=(10^-4)*(1/1.875)*[.L81]" office:value-type="float" office:value="0.00106666666666667" calcext:value-type="float">
            <text:p>0,0010666667</text:p>
          </table:table-cell>
          <table:table-cell table:formula="of:=[.N81]/[.M81]" office:value-type="float" office:value="0.0000138708279150412" calcext:value-type="float">
            <text:p>1,38708279150412E-005</text:p>
          </table:table-cell>
          <table:table-cell table:formula="of:=SQRT(([.Q33]/[.M81])^2+(([.O33]*[.N81])/[.M81]^2)^2)" office:value-type="float" office:value="0.000000358306699379937" calcext:value-type="float">
            <text:p>3,58306699379937E-007</text:p>
          </table:table-cell>
          <table:table-cell table:number-columns-repeated="2"/>
          <table:table-cell table:formula="of:=SQRT([.W34]+[.X34])" office:value-type="float" office:value="0.000000000162508454602306" calcext:value-type="float">
            <text:p>1,62508454602306E-010</text:p>
          </table:table-cell>
          <table:table-cell/>
          <table:table-cell table:formula="of:=-([.$H$6]/(2*[.$H$4]))+SQRT(([.$H$6]/(2*[.$H$4]))^2+((9*1.81*10^-5*[.G82])/(2*9.81*874)))" office:value-type="float" office:value="0.00000045310647591794" calcext:value-type="float">
            <text:p>4,5310647591794E-007</text:p>
          </table:table-cell>
          <table:table-cell table:style-name="ce5" table:formula="of:=([.G82]+[.O82])*(SQRT([.G82])/[.B82])*(2*10^-10)" office:value-type="float" office:value="4.36087030680399E-019" calcext:value-type="float">
            <text:p>4,36087030680399E-019</text:p>
          </table:table-cell>
          <table:table-cell table:style-name="ce5" table:formula="of:=SQRT([.AD34]+[.AE34]+[.AF34])*2*10^-10" office:value-type="float" office:value="7.58282391003623E-020" calcext:value-type="float">
            <text:p>7,58282391003623E-020</text:p>
          </table:table-cell>
          <table:table-cell table:style-name="ce7" table:formula="of:=[.V81]/(1+[.AH34])^(3/2)" office:value-type="float" office:value="3.59583300713434E-019" calcext:value-type="float">
            <text:p>3,59583300713434E-019</text:p>
          </table:table-cell>
          <table:table-cell table:style-name="ce7" table:formula="of:=SQRT([.AJ34]+[.AK34]+[.AL34])" office:value-type="float" office:value="1.08445347982223E-022" calcext:value-type="float">
            <text:p>1,08445347982223E-02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float" office:value="10" calcext:value-type="float">
            <text:p>10</text:p>
          </table:table-cell>
          <table:table-cell office:value-type="float" office:value="21.7" calcext:value-type="float">
            <text:p>21,7</text:p>
          </table:table-cell>
          <table:table-cell table:formula="of:=(10^-4/1.875)*[.C82]" office:value-type="float" office:value="0.000533333333333333" calcext:value-type="float">
            <text:p>0,0005333333</text:p>
          </table:table-cell>
          <table:table-cell table:formula="of:=(10^-4)*(1/1.875)*[.E34]" office:value-type="float" office:value="0.0000266666666666667" calcext:value-type="float">
            <text:p>2,66666666666667E-005</text:p>
          </table:table-cell>
          <table:table-cell table:formula="of:=[.E82]/[.D82]" office:value-type="float" office:value="0.0000245775729646697" calcext:value-type="float">
            <text:p>2,45775729646697E-005</text:p>
          </table:table-cell>
          <table:table-cell table:formula="of:=SQRT(([.F82]/[.D82])^2+(([.G34]*[.E82])/[.D82]^2)^2)" office:value-type="float" office:value="0.00000135308625518887" calcext:value-type="float">
            <text:p>1,35308625518887E-00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.7" calcext:value-type="float">
            <text:p>2,7</text:p>
          </table:table-cell>
          <table:table-cell table:formula="of:=(10^-4)*(1/1.875)*[.L82]" office:value-type="float" office:value="0.000533333333333333" calcext:value-type="float">
            <text:p>0,0005333333</text:p>
          </table:table-cell>
          <table:table-cell table:formula="of:=[.N82]/[.M82]" office:value-type="float" office:value="0.000197530864197531" calcext:value-type="float">
            <text:p>0,0001975309</text:p>
          </table:table-cell>
          <table:table-cell table:formula="of:=SQRT(([.Q34]/[.M82])^2+(([.O34]*[.N82])/[.M82]^2)^2)" office:value-type="float" office:value="0.0000378896703311164" calcext:value-type="float">
            <text:p>3,78896703311164E-005</text:p>
          </table:table-cell>
          <table:table-cell table:number-columns-repeated="2"/>
          <table:table-cell table:formula="of:=SQRT([.W35]+[.X35])" office:value-type="float" office:value="0.000000000158811917026303" calcext:value-type="float">
            <text:p>1,58811917026303E-010</text:p>
          </table:table-cell>
          <table:table-cell/>
          <table:table-cell table:formula="of:=-([.$H$6]/(2*[.$H$4]))+SQRT(([.$H$6]/(2*[.$H$4]))^2+((9*1.81*10^-5*[.G83])/(2*9.81*874)))" office:value-type="float" office:value="0.000000746163265988637" calcext:value-type="float">
            <text:p>7,46163265988637E-007</text:p>
          </table:table-cell>
          <table:table-cell table:style-name="ce5" table:formula="of:=([.G83]+[.O83])*(SQRT([.G83])/[.B83])*(2*10^-10)" office:value-type="float" office:value="5.74374270153534E-019" calcext:value-type="float">
            <text:p>5,74374270153534E-019</text:p>
          </table:table-cell>
          <table:table-cell table:style-name="ce5" table:formula="of:=SQRT([.AD35]+[.AE35]+[.AF35])*2*10^-10" office:value-type="float" office:value="5.92827498364088E-020" calcext:value-type="float">
            <text:p>5,92827498364088E-020</text:p>
          </table:table-cell>
          <table:table-cell table:style-name="ce7" table:formula="of:=[.V82]/(1+[.AH35])^(3/2)" office:value-type="float" office:value="5.09391196657208E-019" calcext:value-type="float">
            <text:p>5,09391196657208E-019</text:p>
          </table:table-cell>
          <table:table-cell table:style-name="ce7" table:formula="of:=SQRT([.AJ35]+[.AK35]+[.AL35])" office:value-type="float" office:value="2.27922327807855E-022" calcext:value-type="float">
            <text:p>2,27922327807855E-02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float" office:value="10" calcext:value-type="float">
            <text:p>10</text:p>
          </table:table-cell>
          <table:table-cell office:value-type="float" office:value="8.4" calcext:value-type="float">
            <text:p>8,4</text:p>
          </table:table-cell>
          <table:table-cell table:formula="of:=(10^-4/1.875)*[.C83]" office:value-type="float" office:value="0.000533333333333333" calcext:value-type="float">
            <text:p>0,0005333333</text:p>
          </table:table-cell>
          <table:table-cell table:formula="of:=(10^-4)*(1/1.875)*[.E35]" office:value-type="float" office:value="0.0000266666666666667" calcext:value-type="float">
            <text:p>2,66666666666667E-005</text:p>
          </table:table-cell>
          <table:table-cell table:formula="of:=[.E83]/[.D83]" office:value-type="float" office:value="0.0000634920634920635" calcext:value-type="float">
            <text:p>6,34920634920635E-005</text:p>
          </table:table-cell>
          <table:table-cell table:formula="of:=SQRT(([.F83]/[.D83])^2+(([.G35]*[.E83])/[.D83]^2)^2)" office:value-type="float" office:value="0.00000493569999011777" calcext:value-type="float">
            <text:p>4,93569999011777E-00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,5</text:p>
          </table:table-cell>
          <table:table-cell table:formula="of:=(10^-4)*(1/1.875)*[.L83]" office:value-type="float" office:value="0.000533333333333333" calcext:value-type="float">
            <text:p>0,0005333333</text:p>
          </table:table-cell>
          <table:table-cell table:formula="of:=[.N83]/[.M83]" office:value-type="float" office:value="0.000118518518518519" calcext:value-type="float">
            <text:p>0,0001185185</text:p>
          </table:table-cell>
          <table:table-cell table:formula="of:=SQRT(([.Q35]/[.M83])^2+(([.O35]*[.N83])/[.M83]^2)^2)" office:value-type="float" office:value="0.0000144406335469704" calcext:value-type="float">
            <text:p>1,44406335469704E-005</text:p>
          </table:table-cell>
          <table:table-cell table:number-columns-repeated="2"/>
          <table:table-cell table:formula="of:=SQRT([.W36]+[.X36])" office:value-type="float" office:value="0.000000000159112691257363" calcext:value-type="float">
            <text:p>1,59112691257363E-010</text:p>
          </table:table-cell>
          <table:table-cell/>
          <table:table-cell table:formula="of:=-([.$H$6]/(2*[.$H$4]))+SQRT(([.$H$6]/(2*[.$H$4]))^2+((9*1.81*10^-5*[.G84])/(2*9.81*874)))" office:value-type="float" office:value="0.000000709651159171848" calcext:value-type="float">
            <text:p>7,09651159171848E-007</text:p>
          </table:table-cell>
          <table:table-cell table:style-name="ce5" table:formula="of:=([.G84]+[.O84])*(SQRT([.G84])/[.B84])*(2*10^-10)" office:value-type="float" office:value="2.17391609409828E-019" calcext:value-type="float">
            <text:p>2,17391609409828E-019</text:p>
          </table:table-cell>
          <table:table-cell table:style-name="ce5" table:formula="of:=SQRT([.AD36]+[.AE36]+[.AF36])*2*10^-10" office:value-type="float" office:value="1.04567547558204E-020" calcext:value-type="float">
            <text:p>1,04567547558204E-020</text:p>
          </table:table-cell>
          <table:table-cell table:style-name="ce7" table:formula="of:=[.V83]/(1+[.AH36])^(3/2)" office:value-type="float" office:value="1.91657607080412E-019" calcext:value-type="float">
            <text:p>1,91657607080412E-019</text:p>
          </table:table-cell>
          <table:table-cell table:style-name="ce7" table:formula="of:=SQRT([.AJ36]+[.AK36]+[.AL36])" office:value-type="float" office:value="2.11557992578082E-022" calcext:value-type="float">
            <text:p>2,11557992578082E-02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float" office:value="20" calcext:value-type="float">
            <text:p>20</text:p>
          </table:table-cell>
          <table:table-cell office:value-type="float" office:value="18.5" calcext:value-type="float">
            <text:p>18,5</text:p>
          </table:table-cell>
          <table:table-cell table:formula="of:=(10^-4/1.875)*[.C84]" office:value-type="float" office:value="0.00106666666666667" calcext:value-type="float">
            <text:p>0,0010666667</text:p>
          </table:table-cell>
          <table:table-cell table:formula="of:=(10^-4)*(1/1.875)*[.E36]" office:value-type="float" office:value="0.0000266666666666667" calcext:value-type="float">
            <text:p>2,66666666666667E-005</text:p>
          </table:table-cell>
          <table:table-cell table:formula="of:=[.E84]/[.D84]" office:value-type="float" office:value="0.0000576576576576577" calcext:value-type="float">
            <text:p>5,76576576576577E-005</text:p>
          </table:table-cell>
          <table:table-cell table:formula="of:=SQRT(([.F84]/[.D84])^2+(([.G36]*[.E84])/[.D84]^2)^2)" office:value-type="float" office:value="0.00000212275747371029" calcext:value-type="float">
            <text:p>2,12275747371029E-00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72.9" calcext:value-type="float">
            <text:p>72,9</text:p>
          </table:table-cell>
          <table:table-cell table:formula="of:=(10^-4)*(1/1.875)*[.L84]" office:value-type="float" office:value="0.00106666666666667" calcext:value-type="float">
            <text:p>0,0010666667</text:p>
          </table:table-cell>
          <table:table-cell table:formula="of:=[.N84]/[.M84]" office:value-type="float" office:value="0.0000146319158664838" calcext:value-type="float">
            <text:p>1,46319158664838E-005</text:p>
          </table:table-cell>
          <table:table-cell table:formula="of:=SQRT(([.Q36]/[.M84])^2+(([.O36]*[.N84])/[.M84]^2)^2)" office:value-type="float" office:value="0.000000379314438392242" calcext:value-type="float">
            <text:p>3,79314438392242E-007</text:p>
          </table:table-cell>
          <table:table-cell table:number-columns-repeated="2"/>
          <table:table-cell table:formula="of:=SQRT([.W37]+[.X37])" office:value-type="float" office:value="0.000000000159316894081578" calcext:value-type="float">
            <text:p>1,59316894081578E-010</text:p>
          </table:table-cell>
          <table:table-cell/>
          <table:table-cell table:formula="of:=-([.$H$6]/(2*[.$H$4]))+SQRT(([.$H$6]/(2*[.$H$4]))^2+((9*1.81*10^-5*[.G85])/(2*9.81*874)))" office:value-type="float" office:value="0.000000686777071488998" calcext:value-type="float">
            <text:p>6,86777071488998E-007</text:p>
          </table:table-cell>
          <table:table-cell table:style-name="ce5" table:formula="of:=([.G85]+[.O85])*(SQRT([.G85])/[.B85])*(2*10^-10)" office:value-type="float" office:value="1.98531333094665E-019" calcext:value-type="float">
            <text:p>1,98531333094665E-019</text:p>
          </table:table-cell>
          <table:table-cell table:style-name="ce5" table:formula="of:=SQRT([.AD37]+[.AE37]+[.AF37])*2*10^-10" office:value-type="float" office:value="9.22649925012798E-021" calcext:value-type="float">
            <text:p>9,22649925012798E-021</text:p>
          </table:table-cell>
          <table:table-cell table:style-name="ce7" table:formula="of:=[.V84]/(1+[.AH37])^(3/2)" office:value-type="float" office:value="1.74327821196276E-019" calcext:value-type="float">
            <text:p>1,74327821196276E-019</text:p>
          </table:table-cell>
          <table:table-cell table:style-name="ce7" table:formula="of:=SQRT([.AJ37]+[.AK37]+[.AL37])" office:value-type="float" office:value="2.01505026590985E-022" calcext:value-type="float">
            <text:p>2,01505026590985E-02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float" office:value="20" calcext:value-type="float">
            <text:p>20</text:p>
          </table:table-cell>
          <table:table-cell office:value-type="float" office:value="19.7" calcext:value-type="float">
            <text:p>19,7</text:p>
          </table:table-cell>
          <table:table-cell table:formula="of:=(10^-4/1.875)*[.C85]" office:value-type="float" office:value="0.00106666666666667" calcext:value-type="float">
            <text:p>0,0010666667</text:p>
          </table:table-cell>
          <table:table-cell table:formula="of:=(10^-4)*(1/1.875)*[.E37]" office:value-type="float" office:value="0.0000266666666666667" calcext:value-type="float">
            <text:p>2,66666666666667E-005</text:p>
          </table:table-cell>
          <table:table-cell table:formula="of:=[.E85]/[.D85]" office:value-type="float" office:value="0.0000541455160744501" calcext:value-type="float">
            <text:p>5,41455160744501E-005</text:p>
          </table:table-cell>
          <table:table-cell table:formula="of:=SQRT(([.F85]/[.D85])^2+(([.G37]*[.E85])/[.D85]^2)^2)" office:value-type="float" office:value="0.00000192896429234395" calcext:value-type="float">
            <text:p>0,000001929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76.3" calcext:value-type="float">
            <text:p>76,3</text:p>
          </table:table-cell>
          <table:table-cell table:formula="of:=(10^-4)*(1/1.875)*[.L85]" office:value-type="float" office:value="0.00106666666666667" calcext:value-type="float">
            <text:p>0,0010666667</text:p>
          </table:table-cell>
          <table:table-cell table:formula="of:=[.N85]/[.M85]" office:value-type="float" office:value="0.0000139799038881608" calcext:value-type="float">
            <text:p>1,39799038881608E-005</text:p>
          </table:table-cell>
          <table:table-cell table:formula="of:=SQRT(([.Q37]/[.M85])^2+(([.O37]*[.N85])/[.M85]^2)^2)" office:value-type="float" office:value="0.000000361304890863656" calcext:value-type="float">
            <text:p>3,61304890863656E-007</text:p>
          </table:table-cell>
          <table:table-cell table:number-columns-repeated="2"/>
          <table:table-cell table:formula="of:=SQRT([.W38]+[.X38])" office:value-type="float" office:value="0.000000000155575921794025" calcext:value-type="float">
            <text:p>1,55575921794025E-010</text:p>
          </table:table-cell>
          <table:table-cell/>
          <table:table-cell table:formula="of:=-([.$H$6]/(2*[.$H$4]))+SQRT(([.$H$6]/(2*[.$H$4]))^2+((9*1.81*10^-5*[.G86])/(2*9.81*874)))" office:value-type="float" office:value="0.00000162409047613085" calcext:value-type="float">
            <text:p>1,62409047613085E-006</text:p>
          </table:table-cell>
          <table:table-cell table:style-name="ce5" table:formula="of:=([.G86]+[.O86])*(SQRT([.G86])/[.B86])*(2*10^-10)" office:value-type="float" office:value="2.77259079496E-018" calcext:value-type="float">
            <text:p>2,77259079496E-018</text:p>
          </table:table-cell>
          <table:table-cell table:style-name="ce5" table:formula="of:=SQRT([.AD38]+[.AE38]+[.AF38])*2*10^-10" office:value-type="float" office:value="4.60000084165995E-019" calcext:value-type="float">
            <text:p>4,60000084165995E-019</text:p>
          </table:table-cell>
          <table:table-cell table:style-name="ce7" table:formula="of:=[.V85]/(1+[.AH38])^(3/2)" office:value-type="float" office:value="2.62065567725851E-018" calcext:value-type="float">
            <text:p>2,62065567725851E-018</text:p>
          </table:table-cell>
          <table:table-cell table:style-name="ce7" table:formula="of:=SQRT([.AJ38]+[.AK38]+[.AL38])" office:value-type="float" office:value="7.15523782083867E-022" calcext:value-type="float">
            <text:p>7,15523782083867E-02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float" office:value="20" calcext:value-type="float">
            <text:p>20</text:p>
          </table:table-cell>
          <table:table-cell office:value-type="float" office:value="3.7" calcext:value-type="float">
            <text:p>3,7</text:p>
          </table:table-cell>
          <table:table-cell table:formula="of:=(10^-4/1.875)*[.C86]" office:value-type="float" office:value="0.00106666666666667" calcext:value-type="float">
            <text:p>0,0010666667</text:p>
          </table:table-cell>
          <table:table-cell table:formula="of:=(10^-4)*(1/1.875)*[.E38]" office:value-type="float" office:value="0.0000266666666666667" calcext:value-type="float">
            <text:p>2,66666666666667E-005</text:p>
          </table:table-cell>
          <table:table-cell table:formula="of:=[.E86]/[.D86]" office:value-type="float" office:value="0.000288288288288288" calcext:value-type="float">
            <text:p>0,0002882883</text:p>
          </table:table-cell>
          <table:table-cell table:formula="of:=SQRT(([.F86]/[.D86])^2+(([.G38]*[.E86])/[.D86]^2)^2)" office:value-type="float" office:value="0.0000396189348690459" calcext:value-type="float">
            <text:p>3,96189348690459E-005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8.6" calcext:value-type="float">
            <text:p>8,6</text:p>
          </table:table-cell>
          <table:table-cell table:formula="of:=(10^-4)*(1/1.875)*[.L86]" office:value-type="float" office:value="0.00106666666666667" calcext:value-type="float">
            <text:p>0,0010666667</text:p>
          </table:table-cell>
          <table:table-cell table:formula="of:=[.N86]/[.M86]" office:value-type="float" office:value="0.000124031007751938" calcext:value-type="float">
            <text:p>0,000124031</text:p>
          </table:table-cell>
          <table:table-cell table:formula="of:=SQRT(([.Q38]/[.M86])^2+(([.O38]*[.N86])/[.M86]^2)^2)" office:value-type="float" office:value="0.00000784951231558381" calcext:value-type="float">
            <text:p>7,84951231558381E-006</text:p>
          </table:table-cell>
          <table:table-cell table:number-columns-repeated="2"/>
          <table:table-cell table:formula="of:=SQRT([.W39]+[.X39])" office:value-type="float" office:value="0.000000000155249789470241" calcext:value-type="float">
            <text:p>1,55249789470241E-010</text:p>
          </table:table-cell>
          <table:table-cell/>
          <table:table-cell table:formula="of:=-([.$H$6]/(2*[.$H$4]))+SQRT(([.$H$6]/(2*[.$H$4]))^2+((9*1.81*10^-5*[.G87])/(2*9.81*874)))" office:value-type="float" office:value="0.00000183843235713872" calcext:value-type="float">
            <text:p>1,83843235713872E-006</text:p>
          </table:table-cell>
          <table:table-cell table:style-name="ce5" table:formula="of:=([.G87]+[.O87])*(SQRT([.G87])/[.B87])*(2*10^-10)" office:value-type="float" office:value="4.26679033495419E-018" calcext:value-type="float">
            <text:p>4,26679033495419E-018</text:p>
          </table:table-cell>
          <table:table-cell table:style-name="ce5" table:formula="of:=SQRT([.AD39]+[.AE39]+[.AF39])*2*10^-10" office:value-type="float" office:value="8.69592806168923E-019" calcext:value-type="float">
            <text:p>8,69592806168923E-019</text:p>
          </table:table-cell>
          <table:table-cell table:style-name="ce7" table:formula="of:=[.V86]/(1+[.AH39])^(3/2)" office:value-type="float" office:value="4.05912295430353E-018" calcext:value-type="float">
            <text:p>4,05912295430353E-018</text:p>
          </table:table-cell>
          <table:table-cell table:style-name="ce7" table:formula="of:=SQRT([.AJ39]+[.AK39]+[.AL39])" office:value-type="float" office:value="8.56063437212919E-022" calcext:value-type="float">
            <text:p>8,56063437212919E-02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float" office:value="20" calcext:value-type="float">
            <text:p>20</text:p>
          </table:table-cell>
          <table:table-cell office:value-type="float" office:value="2.9" calcext:value-type="float">
            <text:p>2,9</text:p>
          </table:table-cell>
          <table:table-cell table:formula="of:=(10^-4/1.875)*[.C87]" office:value-type="float" office:value="0.00106666666666667" calcext:value-type="float">
            <text:p>0,0010666667</text:p>
          </table:table-cell>
          <table:table-cell table:formula="of:=(10^-4)*(1/1.875)*[.E39]" office:value-type="float" office:value="0.0000266666666666667" calcext:value-type="float">
            <text:p>2,66666666666667E-005</text:p>
          </table:table-cell>
          <table:table-cell table:formula="of:=[.E87]/[.D87]" office:value-type="float" office:value="0.000367816091954023" calcext:value-type="float">
            <text:p>0,0003678161</text:p>
          </table:table-cell>
          <table:table-cell table:formula="of:=SQRT(([.F87]/[.D87])^2+(([.G39]*[.E87])/[.D87]^2)^2)" office:value-type="float" office:value="0.0000640797664387772" calcext:value-type="float">
            <text:p>6,40797664387772E-005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5.5" calcext:value-type="float">
            <text:p>5,5</text:p>
          </table:table-cell>
          <table:table-cell table:formula="of:=(10^-4)*(1/1.875)*[.L87]" office:value-type="float" office:value="0.00106666666666667" calcext:value-type="float">
            <text:p>0,0010666667</text:p>
          </table:table-cell>
          <table:table-cell table:formula="of:=[.N87]/[.M87]" office:value-type="float" office:value="0.000193939393939394" calcext:value-type="float">
            <text:p>0,0001939394</text:p>
          </table:table-cell>
          <table:table-cell table:formula="of:=SQRT(([.Q39]/[.M87])^2+(([.O39]*[.N87])/[.M87]^2)^2)" office:value-type="float" office:value="0.0000182853716916289" calcext:value-type="float">
            <text:p>1,82853716916289E-005</text:p>
          </table:table-cell>
          <table:table-cell table:number-columns-repeated="2"/>
          <table:table-cell table:formula="of:=SQRT([.W40]+[.X40])" office:value-type="float" office:value="0.000000000158883810357596" calcext:value-type="float">
            <text:p>1,58883810357596E-010</text:p>
          </table:table-cell>
          <table:table-cell/>
          <table:table-cell table:formula="of:=-([.$H$6]/(2*[.$H$4]))+SQRT(([.$H$6]/(2*[.$H$4]))^2+((9*1.81*10^-5*[.G88])/(2*9.81*874)))" office:value-type="float" office:value="0.000000737086899154883" calcext:value-type="float">
            <text:p>7,37086899154883E-007</text:p>
          </table:table-cell>
          <table:table-cell table:style-name="ce5" table:formula="of:=([.G88]+[.O88])*(SQRT([.G88])/[.B88])*(2*10^-10)" office:value-type="float" office:value="5.75797193897362E-019" calcext:value-type="float">
            <text:p>5,75797193897362E-019</text:p>
          </table:table-cell>
          <table:table-cell table:style-name="ce5" table:formula="of:=SQRT([.AD40]+[.AE40]+[.AF40])*2*10^-10" office:value-type="float" office:value="3.02685672351021E-020" calcext:value-type="float">
            <text:p>3,02685672351021E-020</text:p>
          </table:table-cell>
          <table:table-cell table:style-name="ce7" table:formula="of:=[.V87]/(1+[.AH40])^(3/2)" office:value-type="float" office:value="5.09928438021115E-019" calcext:value-type="float">
            <text:p>5,09928438021115E-019</text:p>
          </table:table-cell>
          <table:table-cell table:style-name="ce7" table:formula="of:=SQRT([.AJ40]+[.AK40]+[.AL40])" office:value-type="float" office:value="2.23818452079668E-022" calcext:value-type="float">
            <text:p>2,23818452079668E-02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float" office:value="20" calcext:value-type="float">
            <text:p>20</text:p>
          </table:table-cell>
          <table:table-cell office:value-type="float" office:value="17.2" calcext:value-type="float">
            <text:p>17,2</text:p>
          </table:table-cell>
          <table:table-cell table:formula="of:=(10^-4/1.875)*[.C88]" office:value-type="float" office:value="0.00106666666666667" calcext:value-type="float">
            <text:p>0,0010666667</text:p>
          </table:table-cell>
          <table:table-cell table:formula="of:=(10^-4)*(1/1.875)*[.E40]" office:value-type="float" office:value="0.0000266666666666667" calcext:value-type="float">
            <text:p>2,66666666666667E-005</text:p>
          </table:table-cell>
          <table:table-cell table:formula="of:=[.E88]/[.D88]" office:value-type="float" office:value="0.000062015503875969" calcext:value-type="float">
            <text:p>6,2015503875969E-005</text:p>
          </table:table-cell>
          <table:table-cell table:formula="of:=SQRT(([.F88]/[.D88])^2+(([.G40]*[.E88])/[.D88]^2)^2)" office:value-type="float" office:value="0.00000237775187940112" calcext:value-type="float">
            <text:p>2,37775187940112E-00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8.7" calcext:value-type="float">
            <text:p>8,7</text:p>
          </table:table-cell>
          <table:table-cell table:formula="of:=(10^-4)*(1/1.875)*[.L88]" office:value-type="float" office:value="0.00106666666666667" calcext:value-type="float">
            <text:p>0,0010666667</text:p>
          </table:table-cell>
          <table:table-cell table:formula="of:=[.N88]/[.M88]" office:value-type="float" office:value="0.000122605363984674" calcext:value-type="float">
            <text:p>0,0001226054</text:p>
          </table:table-cell>
          <table:table-cell table:formula="of:=SQRT(([.Q40]/[.M88])^2+(([.O40]*[.N88])/[.M88]^2)^2)" office:value-type="float" office:value="0.00000768408637295519" calcext:value-type="float">
            <text:p>7,68408637295519E-006</text:p>
          </table:table-cell>
          <table:table-cell table:number-columns-repeated="2"/>
          <table:table-cell table:formula="of:=SQRT([.W41]+[.X41])" office:value-type="float" office:value="0.00000000015849488402837" calcext:value-type="float">
            <text:p>1,5849488402837E-010</text:p>
          </table:table-cell>
          <table:table-cell/>
          <table:table-cell table:formula="of:=-([.$H$6]/(2*[.$H$4]))+SQRT(([.$H$6]/(2*[.$H$4]))^2+((9*1.81*10^-5*[.G89])/(2*9.81*874)))" office:value-type="float" office:value="0.000000788682929767479" calcext:value-type="float">
            <text:p>7,88682929767479E-007</text:p>
          </table:table-cell>
          <table:table-cell table:style-name="ce5" table:formula="of:=([.G89]+[.O89])*(SQRT([.G89])/[.B89])*(2*10^-10)" office:value-type="float" office:value="6.47986826456082E-019" calcext:value-type="float">
            <text:p>6,47986826456082E-019</text:p>
          </table:table-cell>
          <table:table-cell table:style-name="ce5" table:formula="of:=SQRT([.AD41]+[.AE41]+[.AF41])*2*10^-10" office:value-type="float" office:value="3.49640733839424E-020" calcext:value-type="float">
            <text:p>3,49640733839424E-020</text:p>
          </table:table-cell>
          <table:table-cell table:style-name="ce7" table:formula="of:=[.V88]/(1+[.AH41])^(3/2)" office:value-type="float" office:value="5.78268935318572E-019" calcext:value-type="float">
            <text:p>5,78268935318572E-019</text:p>
          </table:table-cell>
          <table:table-cell table:style-name="ce7" table:formula="of:=SQRT([.AJ41]+[.AK41]+[.AL41])" office:value-type="float" office:value="2.47457298073134E-022" calcext:value-type="float">
            <text:p>2,47457298073134E-02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float" office:value="20" calcext:value-type="float">
            <text:p>20</text:p>
          </table:table-cell>
          <table:table-cell office:value-type="float" office:value="15.1" calcext:value-type="float">
            <text:p>15,1</text:p>
          </table:table-cell>
          <table:table-cell table:formula="of:=(10^-4/1.875)*[.C89]" office:value-type="float" office:value="0.00106666666666667" calcext:value-type="float">
            <text:p>0,0010666667</text:p>
          </table:table-cell>
          <table:table-cell table:formula="of:=(10^-4)*(1/1.875)*[.E41]" office:value-type="float" office:value="0.0000266666666666667" calcext:value-type="float">
            <text:p>2,66666666666667E-005</text:p>
          </table:table-cell>
          <table:table-cell table:formula="of:=[.E89]/[.D89]" office:value-type="float" office:value="0.0000706401766004415" calcext:value-type="float">
            <text:p>7,06401766004415E-005</text:p>
          </table:table-cell>
          <table:table-cell table:formula="of:=SQRT(([.F89]/[.D89])^2+(([.G41]*[.E89])/[.D89]^2)^2)" office:value-type="float" office:value="0.00000293088053953308" calcext:value-type="float">
            <text:p>2,93088053953308E-00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8.6" calcext:value-type="float">
            <text:p>8,6</text:p>
          </table:table-cell>
          <table:table-cell table:formula="of:=(10^-4)*(1/1.875)*[.L89]" office:value-type="float" office:value="0.00106666666666667" calcext:value-type="float">
            <text:p>0,0010666667</text:p>
          </table:table-cell>
          <table:table-cell table:formula="of:=[.N89]/[.M89]" office:value-type="float" office:value="0.000124031007751938" calcext:value-type="float">
            <text:p>0,000124031</text:p>
          </table:table-cell>
          <table:table-cell table:formula="of:=SQRT(([.Q41]/[.M89])^2+(([.O41]*[.N89])/[.M89]^2)^2)" office:value-type="float" office:value="0.00000784951231558381" calcext:value-type="float">
            <text:p>7,84951231558381E-006</text:p>
          </table:table-cell>
          <table:table-cell table:number-columns-repeated="2"/>
          <table:table-cell table:formula="of:=SQRT([.W42]+[.X42])" office:value-type="float" office:value="0.000000000158664691926043" calcext:value-type="float">
            <text:p>1,58664691926043E-010</text:p>
          </table:table-cell>
          <table:table-cell/>
          <table:table-cell table:formula="of:=-([.$H$6]/(2*[.$H$4]))+SQRT(([.$H$6]/(2*[.$H$4]))^2+((9*1.81*10^-5*[.G90])/(2*9.81*874)))" office:value-type="float" office:value="0.000000765327262247151" calcext:value-type="float">
            <text:p>7,65327262247151E-007</text:p>
          </table:table-cell>
          <table:table-cell table:style-name="ce5" table:formula="of:=([.G90]+[.O90])*(SQRT([.G90])/[.B90])*(2*10^-10)" office:value-type="float" office:value="6.12039468879475E-019" calcext:value-type="float">
            <text:p>6,12039468879475E-019</text:p>
          </table:table-cell>
          <table:table-cell table:style-name="ce5" table:formula="of:=SQRT([.AD42]+[.AE42]+[.AF42])*2*10^-10" office:value-type="float" office:value="3.24746032045938E-020" calcext:value-type="float">
            <text:p>3,24746032045938E-020</text:p>
          </table:table-cell>
          <table:table-cell table:style-name="ce7" table:formula="of:=[.V89]/(1+[.AH42])^(3/2)" office:value-type="float" office:value="5.44367134043844E-019" calcext:value-type="float">
            <text:p>5,44367134043844E-019</text:p>
          </table:table-cell>
          <table:table-cell table:style-name="ce7" table:formula="of:=SQRT([.AJ42]+[.AK42]+[.AL42])" office:value-type="float" office:value="2.36664221082388E-022" calcext:value-type="float">
            <text:p>2,36664221082388E-02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(10^-4/1.875)*[.C90]" office:value-type="float" office:value="0.00106666666666667" calcext:value-type="float">
            <text:p>0,0010666667</text:p>
          </table:table-cell>
          <table:table-cell table:formula="of:=(10^-4)*(1/1.875)*[.E42]" office:value-type="float" office:value="0.0000266666666666667" calcext:value-type="float">
            <text:p>2,66666666666667E-005</text:p>
          </table:table-cell>
          <table:table-cell table:formula="of:=[.E90]/[.D90]" office:value-type="float" office:value="0.0000666666666666667" calcext:value-type="float">
            <text:p>6,66666666666667E-005</text:p>
          </table:table-cell>
          <table:table-cell table:formula="of:=SQRT(([.F90]/[.D90])^2+(([.G42]*[.E90])/[.D90]^2)^2)" office:value-type="float" office:value="0.00000266796843226369" calcext:value-type="float">
            <text:p>0,000002668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8.7" calcext:value-type="float">
            <text:p>8,7</text:p>
          </table:table-cell>
          <table:table-cell table:formula="of:=(10^-4)*(1/1.875)*[.L90]" office:value-type="float" office:value="0.00106666666666667" calcext:value-type="float">
            <text:p>0,0010666667</text:p>
          </table:table-cell>
          <table:table-cell table:formula="of:=[.N90]/[.M90]" office:value-type="float" office:value="0.000122605363984674" calcext:value-type="float">
            <text:p>0,0001226054</text:p>
          </table:table-cell>
          <table:table-cell table:formula="of:=SQRT(([.Q42]/[.M90])^2+(([.O42]*[.N90])/[.M90]^2)^2)" office:value-type="float" office:value="0.00000768408637295519" calcext:value-type="float">
            <text:p>7,68408637295519E-006</text:p>
          </table:table-cell>
          <table:table-cell table:number-columns-repeated="2"/>
          <table:table-cell table:formula="of:=SQRT([.W43]+[.X43])" office:value-type="float" office:value="0.000000000158901718551887" calcext:value-type="float">
            <text:p>1,58901718551887E-010</text:p>
          </table:table-cell>
          <table:table-cell/>
          <table:table-cell table:formula="of:=-([.$H$6]/(2*[.$H$4]))+SQRT(([.$H$6]/(2*[.$H$4]))^2+((9*1.81*10^-5*[.G91])/(2*9.81*874)))" office:value-type="float" office:value="0.000000734867163294925" calcext:value-type="float">
            <text:p>7,34867163294925E-007</text:p>
          </table:table-cell>
          <table:table-cell table:style-name="ce5" table:formula="of:=([.G91]+[.O91])*(SQRT([.G91])/[.B91])*(2*10^-10)" office:value-type="float" office:value="5.60306663392187E-019" calcext:value-type="float">
            <text:p>5,60306663392187E-019</text:p>
          </table:table-cell>
          <table:table-cell table:style-name="ce5" table:formula="of:=SQRT([.AD43]+[.AE43]+[.AF43])*2*10^-10" office:value-type="float" office:value="2.88198241194448E-020" calcext:value-type="float">
            <text:p>2,88198241194448E-020</text:p>
          </table:table-cell>
          <table:table-cell table:style-name="ce7" table:formula="of:=[.V90]/(1+[.AH43])^(3/2)" office:value-type="float" office:value="4.96035100548252E-019" calcext:value-type="float">
            <text:p>4,96035100548252E-019</text:p>
          </table:table-cell>
          <table:table-cell table:style-name="ce7" table:formula="of:=SQRT([.AJ43]+[.AK43]+[.AL43])" office:value-type="float" office:value="2.22818392852964E-022" calcext:value-type="float">
            <text:p>2,22818392852964E-02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float" office:value="20" calcext:value-type="float">
            <text:p>20</text:p>
          </table:table-cell>
          <table:table-cell office:value-type="float" office:value="17.3" calcext:value-type="float">
            <text:p>17,3</text:p>
          </table:table-cell>
          <table:table-cell table:formula="of:=(10^-4/1.875)*[.C91]" office:value-type="float" office:value="0.00106666666666667" calcext:value-type="float">
            <text:p>0,0010666667</text:p>
          </table:table-cell>
          <table:table-cell table:formula="of:=(10^-4)*(1/1.875)*[.E43]" office:value-type="float" office:value="0.0000266666666666667" calcext:value-type="float">
            <text:p>2,66666666666667E-005</text:p>
          </table:table-cell>
          <table:table-cell table:formula="of:=[.E91]/[.D91]" office:value-type="float" office:value="0.0000616570327552986" calcext:value-type="float">
            <text:p>0,000061657</text:p>
          </table:table-cell>
          <table:table-cell table:formula="of:=SQRT(([.F91]/[.D91])^2+(([.G43]*[.E91])/[.D91]^2)^2)" office:value-type="float" office:value="0.00000235616220323854" calcext:value-type="float">
            <text:p>2,35616220323854E-00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10^-4)*(1/1.875)*[.L91]" office:value-type="float" office:value="0.00106666666666667" calcext:value-type="float">
            <text:p>0,0010666667</text:p>
          </table:table-cell>
          <table:table-cell table:formula="of:=[.N91]/[.M91]" office:value-type="float" office:value="0.000118518518518519" calcext:value-type="float">
            <text:p>0,0001185185</text:p>
          </table:table-cell>
          <table:table-cell table:formula="of:=SQRT(([.Q43]/[.M91])^2+(([.O43]*[.N91])/[.M91]^2)^2)" office:value-type="float" office:value="0.00000722031677348521" calcext:value-type="float">
            <text:p>7,22031677348521E-006</text:p>
          </table:table-cell>
          <table:table-cell table:number-columns-repeated="2"/>
          <table:table-cell table:formula="of:=SQRT([.W44]+[.X44])" office:value-type="float" office:value="0.000000000158608634742391" calcext:value-type="float">
            <text:p>1,58608634742391E-010</text:p>
          </table:table-cell>
          <table:table-cell/>
          <table:table-cell table:formula="of:=-([.$H$6]/(2*[.$H$4]))+SQRT(([.$H$6]/(2*[.$H$4]))^2+((9*1.81*10^-5*[.G92])/(2*9.81*874)))" office:value-type="float" office:value="0.000000772888855286234" calcext:value-type="float">
            <text:p>7,72888855286234E-007</text:p>
          </table:table-cell>
          <table:table-cell table:style-name="ce5" table:formula="of:=([.G92]+[.O92])*(SQRT([.G92])/[.B92])*(2*10^-10)" office:value-type="float" office:value="6.36311805593038E-019" calcext:value-type="float">
            <text:p>6,36311805593038E-019</text:p>
          </table:table-cell>
          <table:table-cell table:style-name="ce5" table:formula="of:=SQRT([.AD44]+[.AE44]+[.AF44])*2*10^-10" office:value-type="float" office:value="3.45788594246528E-020" calcext:value-type="float">
            <text:p>3,45788594246528E-020</text:p>
          </table:table-cell>
          <table:table-cell table:style-name="ce7" table:formula="of:=[.V91]/(1+[.AH44])^(3/2)" office:value-type="float" office:value="5.66580386255551E-019" calcext:value-type="float">
            <text:p>5,66580386255551E-019</text:p>
          </table:table-cell>
          <table:table-cell table:style-name="ce7" table:formula="of:=SQRT([.AJ44]+[.AK44]+[.AL44])" office:value-type="float" office:value="2.40141964808311E-022" calcext:value-type="float">
            <text:p>2,40141964808311E-02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float" office:value="20" calcext:value-type="float">
            <text:p>20</text:p>
          </table:table-cell>
          <table:table-cell office:value-type="float" office:value="15.7" calcext:value-type="float">
            <text:p>15,7</text:p>
          </table:table-cell>
          <table:table-cell table:formula="of:=(10^-4/1.875)*[.C92]" office:value-type="float" office:value="0.00106666666666667" calcext:value-type="float">
            <text:p>0,0010666667</text:p>
          </table:table-cell>
          <table:table-cell table:formula="of:=(10^-4)*(1/1.875)*[.E44]" office:value-type="float" office:value="0.0000266666666666667" calcext:value-type="float">
            <text:p>2,66666666666667E-005</text:p>
          </table:table-cell>
          <table:table-cell table:formula="of:=[.E92]/[.D92]" office:value-type="float" office:value="0.0000679405520169851" calcext:value-type="float">
            <text:p>6,79405520169851E-005</text:p>
          </table:table-cell>
          <table:table-cell table:formula="of:=SQRT(([.F92]/[.D92])^2+(([.G44]*[.E92])/[.D92]^2)^2)" office:value-type="float" office:value="0.0000027507450063575" calcext:value-type="float">
            <text:p>2,7507450063575E-00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8.4" calcext:value-type="float">
            <text:p>8,4</text:p>
          </table:table-cell>
          <table:table-cell table:formula="of:=(10^-4)*(1/1.875)*[.L92]" office:value-type="float" office:value="0.00106666666666667" calcext:value-type="float">
            <text:p>0,0010666667</text:p>
          </table:table-cell>
          <table:table-cell table:formula="of:=[.N92]/[.M92]" office:value-type="float" office:value="0.000126984126984127" calcext:value-type="float">
            <text:p>0,0001269841</text:p>
          </table:table-cell>
          <table:table-cell table:formula="of:=SQRT(([.Q44]/[.M92])^2+(([.O44]*[.N92])/[.M92]^2)^2)" office:value-type="float" office:value="0.00000819818404411565" calcext:value-type="float">
            <text:p>8,19818404411565E-006</text:p>
          </table:table-cell>
          <table:table-cell table:number-columns-repeated="2"/>
          <table:table-cell table:formula="of:=SQRT([.W45]+[.X45])" office:value-type="float" office:value="0.000000000157824061432334" calcext:value-type="float">
            <text:p>1,57824061432334E-010</text:p>
          </table:table-cell>
          <table:table-cell/>
          <table:table-cell table:formula="of:=-([.$H$6]/(2*[.$H$4]))+SQRT(([.$H$6]/(2*[.$H$4]))^2+((9*1.81*10^-5*[.G93])/(2*9.81*874)))" office:value-type="float" office:value="0.000000896108663520511" calcext:value-type="float">
            <text:p>8,96108663520511E-007</text:p>
          </table:table-cell>
          <table:table-cell table:style-name="ce5" table:formula="of:=([.G93]+[.O93])*(SQRT([.G93])/[.B93])*(2*10^-10)" office:value-type="float" office:value="5.7663667184568E-019" calcext:value-type="float">
            <text:p>5,7663667184568E-019</text:p>
          </table:table-cell>
          <table:table-cell table:style-name="ce5" table:formula="of:=SQRT([.AD45]+[.AE45]+[.AF45])*2*10^-10" office:value-type="float" office:value="3.22673193262495E-020" calcext:value-type="float">
            <text:p>3,22673193262495E-020</text:p>
          </table:table-cell>
          <table:table-cell table:style-name="ce7" table:formula="of:=[.V92]/(1+[.AH45])^(3/2)" office:value-type="float" office:value="5.21432671325046E-019" calcext:value-type="float">
            <text:p>5,21432671325046E-019</text:p>
          </table:table-cell>
          <table:table-cell table:style-name="ce7" table:formula="of:=SQRT([.AJ45]+[.AK45]+[.AL45])" office:value-type="float" office:value="2.98991267741453E-022" calcext:value-type="float">
            <text:p>2,98991267741453E-02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float" office:value="20" calcext:value-type="float">
            <text:p>20</text:p>
          </table:table-cell>
          <table:table-cell office:value-type="float" office:value="11.8" calcext:value-type="float">
            <text:p>11,8</text:p>
          </table:table-cell>
          <table:table-cell table:formula="of:=(10^-4/1.875)*[.C93]" office:value-type="float" office:value="0.00106666666666667" calcext:value-type="float">
            <text:p>0,0010666667</text:p>
          </table:table-cell>
          <table:table-cell table:formula="of:=(10^-4)*(1/1.875)*[.E45]" office:value-type="float" office:value="0.0000266666666666667" calcext:value-type="float">
            <text:p>2,66666666666667E-005</text:p>
          </table:table-cell>
          <table:table-cell table:formula="of:=[.E93]/[.D93]" office:value-type="float" office:value="0.0000903954802259887" calcext:value-type="float">
            <text:p>9,03954802259887E-005</text:p>
          </table:table-cell>
          <table:table-cell table:formula="of:=SQRT(([.F93]/[.D93])^2+(([.G45]*[.E93])/[.D93]^2)^2)" office:value-type="float" office:value="0.00000444729325349997" calcext:value-type="float">
            <text:p>4,44729325349997E-00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formula="of:=(10^-4)*(1/1.875)*[.L93]" office:value-type="float" office:value="0.00106666666666667" calcext:value-type="float">
            <text:p>0,0010666667</text:p>
          </table:table-cell>
          <table:table-cell table:formula="of:=[.N93]/[.M93]" office:value-type="float" office:value="0.0000627450980392157" calcext:value-type="float">
            <text:p>6,27450980392157E-005</text:p>
          </table:table-cell>
          <table:table-cell table:formula="of:=SQRT(([.Q45]/[.M93])^2+(([.O45]*[.N93])/[.M93]^2)^2)" office:value-type="float" office:value="0.00000242203547836802" calcext:value-type="float">
            <text:p>0,000002422</text:p>
          </table:table-cell>
          <table:table-cell table:number-columns-repeated="2"/>
          <table:table-cell table:formula="of:=SQRT([.W46]+[.X46])" office:value-type="float" office:value="0.00000000015769237382969" calcext:value-type="float">
            <text:p>1,5769237382969E-010</text:p>
          </table:table-cell>
          <table:table-cell/>
          <table:table-cell table:formula="of:=-([.$H$6]/(2*[.$H$4]))+SQRT(([.$H$6]/(2*[.$H$4]))^2+((9*1.81*10^-5*[.G94])/(2*9.81*874)))" office:value-type="float" office:value="0.000000920593147634144" calcext:value-type="float">
            <text:p>9,20593147634144E-007</text:p>
          </table:table-cell>
          <table:table-cell table:style-name="ce5" table:formula="of:=([.G94]+[.O94])*(SQRT([.G94])/[.B94])*(2*10^-10)" office:value-type="float" office:value="5.95859289502074E-019" calcext:value-type="float">
            <text:p>5,95859289502074E-019</text:p>
          </table:table-cell>
          <table:table-cell table:style-name="ce5" table:formula="of:=SQRT([.AD46]+[.AE46]+[.AF46])*2*10^-10" office:value-type="float" office:value="3.51382735109664E-020" calcext:value-type="float">
            <text:p>3,51382735109664E-020</text:p>
          </table:table-cell>
          <table:table-cell table:style-name="ce7" table:formula="of:=[.V93]/(1+[.AH46])^(3/2)" office:value-type="float" office:value="5.40212841762338E-019" calcext:value-type="float">
            <text:p>5,40212841762338E-019</text:p>
          </table:table-cell>
          <table:table-cell table:style-name="ce7" table:formula="of:=SQRT([.AJ46]+[.AK46]+[.AL46])" office:value-type="float" office:value="3.11154330288587E-022" calcext:value-type="float">
            <text:p>3,11154330288587E-02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float" office:value="20" calcext:value-type="float">
            <text:p>20</text:p>
          </table:table-cell>
          <table:table-cell office:value-type="float" office:value="11.2" calcext:value-type="float">
            <text:p>11,2</text:p>
          </table:table-cell>
          <table:table-cell table:formula="of:=(10^-4/1.875)*[.C94]" office:value-type="float" office:value="0.00106666666666667" calcext:value-type="float">
            <text:p>0,0010666667</text:p>
          </table:table-cell>
          <table:table-cell table:formula="of:=(10^-4)*(1/1.875)*[.E46]" office:value-type="float" office:value="0.0000266666666666667" calcext:value-type="float">
            <text:p>2,66666666666667E-005</text:p>
          </table:table-cell>
          <table:table-cell table:formula="of:=[.E94]/[.D94]" office:value-type="float" office:value="0.0000952380952380953" calcext:value-type="float">
            <text:p>9,52380952380953E-005</text:p>
          </table:table-cell>
          <table:table-cell table:formula="of:=SQRT(([.F94]/[.D94])^2+(([.G46]*[.E94])/[.D94]^2)^2)" office:value-type="float" office:value="0.00000487297577615456" calcext:value-type="float">
            <text:p>0,000004873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.1" calcext:value-type="float">
            <text:p>18,1</text:p>
          </table:table-cell>
          <table:table-cell table:formula="of:=(10^-4)*(1/1.875)*[.L94]" office:value-type="float" office:value="0.00106666666666667" calcext:value-type="float">
            <text:p>0,0010666667</text:p>
          </table:table-cell>
          <table:table-cell table:formula="of:=[.N94]/[.M94]" office:value-type="float" office:value="0.0000589318600368324" calcext:value-type="float">
            <text:p>5,89318600368324E-005</text:p>
          </table:table-cell>
          <table:table-cell table:formula="of:=SQRT(([.Q46]/[.M94])^2+(([.O46]*[.N94])/[.M94]^2)^2)" office:value-type="float" office:value="0.00000219563887772585" calcext:value-type="float">
            <text:p>2,19563887772585E-006</text:p>
          </table:table-cell>
          <table:table-cell table:number-columns-repeated="2"/>
          <table:table-cell table:formula="of:=SQRT([.W47]+[.X47])" office:value-type="float" office:value="0.000000000157714562813671" calcext:value-type="float">
            <text:p>1,57714562813671E-010</text:p>
          </table:table-cell>
          <table:table-cell/>
          <table:table-cell table:formula="of:=-([.$H$6]/(2*[.$H$4]))+SQRT(([.$H$6]/(2*[.$H$4]))^2+((9*1.81*10^-5*[.G95])/(2*9.81*874)))" office:value-type="float" office:value="0.00000091637731499628" calcext:value-type="float">
            <text:p>9,1637731499628E-007</text:p>
          </table:table-cell>
          <table:table-cell table:style-name="ce5" table:formula="of:=([.G95]+[.O95])*(SQRT([.G95])/[.B95])*(2*10^-10)" office:value-type="float" office:value="5.93795667309301E-019" calcext:value-type="float">
            <text:p>5,93795667309301E-019</text:p>
          </table:table-cell>
          <table:table-cell table:style-name="ce5" table:formula="of:=SQRT([.AD47]+[.AE47]+[.AF47])*2*10^-10" office:value-type="float" office:value="3.46705298461616E-020" calcext:value-type="float">
            <text:p>3,46705298461616E-020</text:p>
          </table:table-cell>
          <table:table-cell table:style-name="ce7" table:formula="of:=[.V94]/(1+[.AH47])^(3/2)" office:value-type="float" office:value="5.38106973483254E-019" calcext:value-type="float">
            <text:p>5,38106973483254E-019</text:p>
          </table:table-cell>
          <table:table-cell table:style-name="ce7" table:formula="of:=SQRT([.AJ47]+[.AK47]+[.AL47])" office:value-type="float" office:value="3.09049356673532E-022" calcext:value-type="float">
            <text:p>3,09049356673532E-02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float" office:value="20" calcext:value-type="float">
            <text:p>20</text:p>
          </table:table-cell>
          <table:table-cell office:value-type="float" office:value="11.3" calcext:value-type="float">
            <text:p>11,3</text:p>
          </table:table-cell>
          <table:table-cell table:formula="of:=(10^-4/1.875)*[.C95]" office:value-type="float" office:value="0.00106666666666667" calcext:value-type="float">
            <text:p>0,0010666667</text:p>
          </table:table-cell>
          <table:table-cell table:formula="of:=(10^-4)*(1/1.875)*[.E47]" office:value-type="float" office:value="0.0000266666666666667" calcext:value-type="float">
            <text:p>2,66666666666667E-005</text:p>
          </table:table-cell>
          <table:table-cell table:formula="of:=[.E95]/[.D95]" office:value-type="float" office:value="0.0000943952802359882" calcext:value-type="float">
            <text:p>9,43952802359882E-005</text:p>
          </table:table-cell>
          <table:table-cell table:formula="of:=SQRT(([.F95]/[.D95])^2+(([.G47]*[.E95])/[.D95]^2)^2)" office:value-type="float" office:value="0.00000479734859667114" calcext:value-type="float">
            <text:p>4,79734859667114E-00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7.8" calcext:value-type="float">
            <text:p>17,8</text:p>
          </table:table-cell>
          <table:table-cell table:formula="of:=(10^-4)*(1/1.875)*[.L95]" office:value-type="float" office:value="0.00106666666666667" calcext:value-type="float">
            <text:p>0,0010666667</text:p>
          </table:table-cell>
          <table:table-cell table:formula="of:=[.N95]/[.M95]" office:value-type="float" office:value="0.0000599250936329588" calcext:value-type="float">
            <text:p>5,99250936329588E-005</text:p>
          </table:table-cell>
          <table:table-cell table:formula="of:=SQRT(([.Q47]/[.M95])^2+(([.O47]*[.N95])/[.M95]^2)^2)" office:value-type="float" office:value="0.00000225340805929807" calcext:value-type="float">
            <text:p>2,25340805929807E-006</text:p>
          </table:table-cell>
          <table:table-cell table:number-columns-repeated="2"/>
          <table:table-cell table:formula="of:=SQRT([.W48]+[.X48])" office:value-type="float" office:value="0.000000000157714562813671" calcext:value-type="float">
            <text:p>1,57714562813671E-010</text:p>
          </table:table-cell>
          <table:table-cell/>
          <table:table-cell table:formula="of:=-([.$H$6]/(2*[.$H$4]))+SQRT(([.$H$6]/(2*[.$H$4]))^2+((9*1.81*10^-5*[.G96])/(2*9.81*874)))" office:value-type="float" office:value="0.00000091637731499628" calcext:value-type="float">
            <text:p>9,1637731499628E-007</text:p>
          </table:table-cell>
          <table:table-cell table:style-name="ce5" table:formula="of:=([.G96]+[.O96])*(SQRT([.G96])/[.B96])*(2*10^-10)" office:value-type="float" office:value="5.97748474991536E-019" calcext:value-type="float">
            <text:p>5,97748474991536E-019</text:p>
          </table:table-cell>
          <table:table-cell table:style-name="ce5" table:formula="of:=SQRT([.AD48]+[.AE48]+[.AF48])*2*10^-10" office:value-type="float" office:value="3.48269179631912E-020" calcext:value-type="float">
            <text:p>3,48269179631912E-020</text:p>
          </table:table-cell>
          <table:table-cell table:style-name="ce7" table:formula="of:=[.V95]/(1+[.AH48])^(3/2)" office:value-type="float" office:value="5.41689069978311E-019" calcext:value-type="float">
            <text:p>5,41689069978311E-019</text:p>
          </table:table-cell>
          <table:table-cell table:style-name="ce7" table:formula="of:=SQRT([.AJ48]+[.AK48]+[.AL48])" office:value-type="float" office:value="3.09049356673532E-022" calcext:value-type="float">
            <text:p>3,09049356673532E-02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float" office:value="20" calcext:value-type="float">
            <text:p>20</text:p>
          </table:table-cell>
          <table:table-cell office:value-type="float" office:value="11.3" calcext:value-type="float">
            <text:p>11,3</text:p>
          </table:table-cell>
          <table:table-cell table:formula="of:=(10^-4/1.875)*[.C96]" office:value-type="float" office:value="0.00106666666666667" calcext:value-type="float">
            <text:p>0,0010666667</text:p>
          </table:table-cell>
          <table:table-cell table:formula="of:=(10^-4)*(1/1.875)*[.E48]" office:value-type="float" office:value="0.0000266666666666667" calcext:value-type="float">
            <text:p>2,66666666666667E-005</text:p>
          </table:table-cell>
          <table:table-cell table:formula="of:=[.E96]/[.D96]" office:value-type="float" office:value="0.0000943952802359882" calcext:value-type="float">
            <text:p>9,43952802359882E-005</text:p>
          </table:table-cell>
          <table:table-cell table:formula="of:=SQRT(([.F96]/[.D96])^2+(([.G48]*[.E96])/[.D96]^2)^2)" office:value-type="float" office:value="0.00000479734859667114" calcext:value-type="float">
            <text:p>4,79734859667114E-00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7.5" calcext:value-type="float">
            <text:p>17,5</text:p>
          </table:table-cell>
          <table:table-cell table:formula="of:=(10^-4)*(1/1.875)*[.L96]" office:value-type="float" office:value="0.00106666666666667" calcext:value-type="float">
            <text:p>0,0010666667</text:p>
          </table:table-cell>
          <table:table-cell table:formula="of:=[.N96]/[.M96]" office:value-type="float" office:value="0.000060952380952381" calcext:value-type="float">
            <text:p>6,0952380952381E-005</text:p>
          </table:table-cell>
          <table:table-cell table:formula="of:=SQRT(([.Q48]/[.M96])^2+(([.O48]*[.N96])/[.M96]^2)^2)" office:value-type="float" office:value="0.00000231404534698986" calcext:value-type="float">
            <text:p>0,000002314</text:p>
          </table:table-cell>
          <table:table-cell table:number-columns-repeated="2"/>
          <table:table-cell table:formula="of:=SQRT([.W49]+[.X49])" office:value-type="float" office:value="0.000000000157250203689699" calcext:value-type="float">
            <text:p>1,57250203689699E-010</text:p>
          </table:table-cell>
          <table:table-cell/>
          <table:table-cell table:formula="of:=-([.$H$6]/(2*[.$H$4]))+SQRT(([.$H$6]/(2*[.$H$4]))^2+((9*1.81*10^-5*[.G97])/(2*9.81*874)))" office:value-type="float" office:value="0.00000101319878182562" calcext:value-type="float">
            <text:p>1,01319878182562E-006</text:p>
          </table:table-cell>
          <table:table-cell table:style-name="ce5" table:formula="of:=([.G97]+[.O97])*(SQRT([.G97])/[.B97])*(2*10^-10)" office:value-type="float" office:value="5.67404881709442E-019" calcext:value-type="float">
            <text:p>5,67404881709442E-019</text:p>
          </table:table-cell>
          <table:table-cell table:style-name="ce5" table:formula="of:=SQRT([.AD49]+[.AE49]+[.AF49])*2*10^-10" office:value-type="float" office:value="4.57292670744301E-020" calcext:value-type="float">
            <text:p>4,57292670744301E-020</text:p>
          </table:table-cell>
          <table:table-cell table:style-name="ce7" table:formula="of:=[.V96]/(1+[.AH49])^(3/2)" office:value-type="float" office:value="5.18910441135692E-019" calcext:value-type="float">
            <text:p>5,18910441135692E-019</text:p>
          </table:table-cell>
          <table:table-cell table:style-name="ce7" table:formula="of:=SQRT([.AJ49]+[.AK49]+[.AL49])" office:value-type="float" office:value="3.58482874105893E-022" calcext:value-type="float">
            <text:p>3,58482874105893E-02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float" office:value="20" calcext:value-type="float">
            <text:p>20</text:p>
          </table:table-cell>
          <table:table-cell office:value-type="float" office:value="9.3" calcext:value-type="float">
            <text:p>9,3</text:p>
          </table:table-cell>
          <table:table-cell table:formula="of:=(10^-4/1.875)*[.C97]" office:value-type="float" office:value="0.00106666666666667" calcext:value-type="float">
            <text:p>0,0010666667</text:p>
          </table:table-cell>
          <table:table-cell table:formula="of:=(10^-4)*(1/1.875)*[.E49]" office:value-type="float" office:value="0.0000266666666666667" calcext:value-type="float">
            <text:p>2,66666666666667E-005</text:p>
          </table:table-cell>
          <table:table-cell table:formula="of:=[.E97]/[.D97]" office:value-type="float" office:value="0.000114695340501792" calcext:value-type="float">
            <text:p>0,0001146953</text:p>
          </table:table-cell>
          <table:table-cell table:formula="of:=SQRT(([.F97]/[.D97])^2+(([.G49]*[.E97])/[.D97]^2)^2)" office:value-type="float" office:value="0.00000680048354289009" calcext:value-type="float">
            <text:p>6,80048354289009E-00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55.9" calcext:value-type="float">
            <text:p>55,9</text:p>
          </table:table-cell>
          <table:table-cell table:formula="of:=(10^-4)*(1/1.875)*[.L97]" office:value-type="float" office:value="0.00106666666666667" calcext:value-type="float">
            <text:p>0,0010666667</text:p>
          </table:table-cell>
          <table:table-cell table:formula="of:=[.N97]/[.M97]" office:value-type="float" office:value="0.0000190816935002982" calcext:value-type="float">
            <text:p>1,90816935002982E-005</text:p>
          </table:table-cell>
          <table:table-cell table:formula="of:=SQRT(([.Q49]/[.M97])^2+(([.O49]*[.N97])/[.M97]^2)^2)" office:value-type="float" office:value="0.000000506655746109171" calcext:value-type="float">
            <text:p>5,06655746109171E-007</text:p>
          </table:table-cell>
          <table:table-cell table:number-columns-repeated="2"/>
          <table:table-cell table:formula="of:=SQRT([.W50]+[.X50])" office:value-type="float" office:value="0.000000000159400128363768" calcext:value-type="float">
            <text:p>1,59400128363768E-010</text:p>
          </table:table-cell>
          <table:table-cell/>
          <table:table-cell table:formula="of:=-([.$H$6]/(2*[.$H$4]))+SQRT(([.$H$6]/(2*[.$H$4]))^2+((9*1.81*10^-5*[.G98])/(2*9.81*874)))" office:value-type="float" office:value="0.000000677853778549956" calcext:value-type="float">
            <text:p>6,77853778549956E-007</text:p>
          </table:table-cell>
          <table:table-cell table:style-name="ce5" table:formula="of:=([.G98]+[.O98])*(SQRT([.G98])/[.B98])*(2*10^-10)" office:value-type="float" office:value="2.02375628425786E-019" calcext:value-type="float">
            <text:p>2,02375628425786E-019</text:p>
          </table:table-cell>
          <table:table-cell table:style-name="ce5" table:formula="of:=SQRT([.AD50]+[.AE50]+[.AF50])*2*10^-10" office:value-type="float" office:value="9.01338076700222E-021" calcext:value-type="float">
            <text:p>9,01338076700222E-021</text:p>
          </table:table-cell>
          <table:table-cell table:style-name="ce7" table:formula="of:=[.V97]/(1+[.AH50])^(3/2)" office:value-type="float" office:value="1.77412522151811E-019" calcext:value-type="float">
            <text:p>1,77412522151811E-019</text:p>
          </table:table-cell>
          <table:table-cell table:style-name="ce7" table:formula="of:=SQRT([.AJ50]+[.AK50]+[.AL50])" office:value-type="float" office:value="1.97625709375188E-022" calcext:value-type="float">
            <text:p>1,97625709375188E-02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float" office:value="20" calcext:value-type="float">
            <text:p>20</text:p>
          </table:table-cell>
          <table:table-cell office:value-type="float" office:value="20.2" calcext:value-type="float">
            <text:p>20,2</text:p>
          </table:table-cell>
          <table:table-cell table:formula="of:=(10^-4/1.875)*[.C98]" office:value-type="float" office:value="0.00106666666666667" calcext:value-type="float">
            <text:p>0,0010666667</text:p>
          </table:table-cell>
          <table:table-cell table:formula="of:=(10^-4)*(1/1.875)*[.E50]" office:value-type="float" office:value="0.0000266666666666667" calcext:value-type="float">
            <text:p>2,66666666666667E-005</text:p>
          </table:table-cell>
          <table:table-cell table:formula="of:=[.E98]/[.D98]" office:value-type="float" office:value="0.0000528052805280528" calcext:value-type="float">
            <text:p>5,28052805280528E-005</text:p>
          </table:table-cell>
          <table:table-cell table:formula="of:=SQRT(([.F98]/[.D98])^2+(([.G50]*[.E98])/[.D98]^2)^2)" office:value-type="float" office:value="0.0000018577292681071" calcext:value-type="float">
            <text:p>1,8577292681071E-00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60.9" calcext:value-type="float">
            <text:p>60,9</text:p>
          </table:table-cell>
          <table:table-cell table:formula="of:=(10^-4)*(1/1.875)*[.L98]" office:value-type="float" office:value="0.00106666666666667" calcext:value-type="float">
            <text:p>0,0010666667</text:p>
          </table:table-cell>
          <table:table-cell table:formula="of:=[.N98]/[.M98]" office:value-type="float" office:value="0.0000175150519978106" calcext:value-type="float">
            <text:p>1,75150519978106E-005</text:p>
          </table:table-cell>
          <table:table-cell table:formula="of:=SQRT(([.Q50]/[.M98])^2+(([.O50]*[.N98])/[.M98]^2)^2)" office:value-type="float" office:value="0.000000460884578431716" calcext:value-type="float">
            <text:p>4,60884578431716E-007</text:p>
          </table:table-cell>
          <table:table-cell table:number-columns-repeated="2"/>
          <table:table-cell table:formula="of:=SQRT([.W51]+[.X51])" office:value-type="float" office:value="0.000000000157201126851573" calcext:value-type="float">
            <text:p>1,57201126851573E-010</text:p>
          </table:table-cell>
          <table:table-cell/>
          <table:table-cell table:formula="of:=-([.$H$6]/(2*[.$H$4]))+SQRT(([.$H$6]/(2*[.$H$4]))^2+((9*1.81*10^-5*[.G99])/(2*9.81*874)))" office:value-type="float" office:value="0.00000102460205533091" calcext:value-type="float">
            <text:p>1,02460205533091E-006</text:p>
          </table:table-cell>
          <table:table-cell table:style-name="ce5" table:formula="of:=([.G99]+[.O99])*(SQRT([.G99])/[.B99])*(2*10^-10)" office:value-type="float" office:value="6.03337422860086E-019" calcext:value-type="float">
            <text:p>6,03337422860086E-019</text:p>
          </table:table-cell>
          <table:table-cell table:style-name="ce5" table:formula="of:=SQRT([.AD51]+[.AE51]+[.AF51])*2*10^-10" office:value-type="float" office:value="4.86422656112498E-020" calcext:value-type="float">
            <text:p>4,86422656112498E-020</text:p>
          </table:table-cell>
          <table:table-cell table:style-name="ce7" table:formula="of:=[.V98]/(1+[.AH51])^(3/2)" office:value-type="float" office:value="5.52304983855381E-019" calcext:value-type="float">
            <text:p>5,52304983855381E-019</text:p>
          </table:table-cell>
          <table:table-cell table:style-name="ce7" table:formula="of:=SQRT([.AJ51]+[.AK51]+[.AL51])" office:value-type="float" office:value="3.6445136765321E-022" calcext:value-type="float">
            <text:p>3,6445136765321E-02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float" office:value="20" calcext:value-type="float">
            <text:p>20</text:p>
          </table:table-cell>
          <table:table-cell office:value-type="float" office:value="9.1" calcext:value-type="float">
            <text:p>9,1</text:p>
          </table:table-cell>
          <table:table-cell table:formula="of:=(10^-4/1.875)*[.C99]" office:value-type="float" office:value="0.00106666666666667" calcext:value-type="float">
            <text:p>0,0010666667</text:p>
          </table:table-cell>
          <table:table-cell table:formula="of:=(10^-4)*(1/1.875)*[.E51]" office:value-type="float" office:value="0.0000266666666666667" calcext:value-type="float">
            <text:p>2,66666666666667E-005</text:p>
          </table:table-cell>
          <table:table-cell table:formula="of:=[.E99]/[.D99]" office:value-type="float" office:value="0.000117216117216117" calcext:value-type="float">
            <text:p>0,0001172161</text:p>
          </table:table-cell>
          <table:table-cell table:formula="of:=SQRT(([.F99]/[.D99])^2+(([.G51]*[.E99])/[.D99]^2)^2)" office:value-type="float" office:value="0.0000070757760016013" calcext:value-type="float">
            <text:p>7,0757760016013E-00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45.4" calcext:value-type="float">
            <text:p>45,4</text:p>
          </table:table-cell>
          <table:table-cell table:formula="of:=(10^-4)*(1/1.875)*[.L99]" office:value-type="float" office:value="0.00106666666666667" calcext:value-type="float">
            <text:p>0,0010666667</text:p>
          </table:table-cell>
          <table:table-cell table:formula="of:=[.N99]/[.M99]" office:value-type="float" office:value="0.0000234948604992658" calcext:value-type="float">
            <text:p>2,34948604992658E-005</text:p>
          </table:table-cell>
          <table:table-cell table:formula="of:=SQRT(([.Q51]/[.M99])^2+(([.O51]*[.N99])/[.M99]^2)^2)" office:value-type="float" office:value="0.000000641840253332819" calcext:value-type="float">
            <text:p>6,41840253332819E-007</text:p>
          </table:table-cell>
          <table:table-cell table:number-columns-repeated="2"/>
          <table:table-cell table:formula="of:=SQRT([.W52]+[.X52])" office:value-type="float" office:value="0.000000000157647696284287" calcext:value-type="float">
            <text:p>1,57647696284287E-010</text:p>
          </table:table-cell>
          <table:table-cell/>
          <table:table-cell table:formula="of:=-([.$H$6]/(2*[.$H$4]))+SQRT(([.$H$6]/(2*[.$H$4]))^2+((9*1.81*10^-5*[.G100])/(2*9.81*874)))" office:value-type="float" office:value="0.000000929196692999894" calcext:value-type="float">
            <text:p>9,29196692999894E-007</text:p>
          </table:table-cell>
          <table:table-cell table:style-name="ce5" table:formula="of:=([.G100]+[.O100])*(SQRT([.G100])/[.B100])*(2*10^-10)" office:value-type="float" office:value="8.07032986594757E-019" calcext:value-type="float">
            <text:p>8,07032986594757E-019</text:p>
          </table:table-cell>
          <table:table-cell table:style-name="ce5" table:formula="of:=SQRT([.AD52]+[.AE52]+[.AF52])*2*10^-10" office:value-type="float" office:value="4.74401271099114E-020" calcext:value-type="float">
            <text:p>4,74401271099114E-020</text:p>
          </table:table-cell>
          <table:table-cell table:style-name="ce7" table:formula="of:=[.V99]/(1+[.AH52])^(3/2)" office:value-type="float" office:value="7.3230874813836E-019" calcext:value-type="float">
            <text:p>7,3230874813836E-019</text:p>
          </table:table-cell>
          <table:table-cell table:style-name="ce7" table:formula="of:=SQRT([.AJ52]+[.AK52]+[.AL52])" office:value-type="float" office:value="3.15463784156628E-022" calcext:value-type="float">
            <text:p>3,15463784156628E-02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(10^-4/1.875)*[.C100]" office:value-type="float" office:value="0.00106666666666667" calcext:value-type="float">
            <text:p>0,0010666667</text:p>
          </table:table-cell>
          <table:table-cell table:formula="of:=(10^-4)*(1/1.875)*[.E52]" office:value-type="float" office:value="0.0000266666666666667" calcext:value-type="float">
            <text:p>2,66666666666667E-005</text:p>
          </table:table-cell>
          <table:table-cell table:formula="of:=[.E100]/[.D100]" office:value-type="float" office:value="0.000096969696969697" calcext:value-type="float">
            <text:p>9,6969696969697E-005</text:p>
          </table:table-cell>
          <table:table-cell table:formula="of:=SQRT(([.F100]/[.D100])^2+(([.G52]*[.E100])/[.D100]^2)^2)" office:value-type="float" office:value="0.00000503039656661745" calcext:value-type="float">
            <text:p>5,03039656661745E-00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9.7" calcext:value-type="float">
            <text:p>9,7</text:p>
          </table:table-cell>
          <table:table-cell table:formula="of:=(10^-4)*(1/1.875)*[.L100]" office:value-type="float" office:value="0.00106666666666667" calcext:value-type="float">
            <text:p>0,0010666667</text:p>
          </table:table-cell>
          <table:table-cell table:formula="of:=[.N100]/[.M100]" office:value-type="float" office:value="0.000109965635738832" calcext:value-type="float">
            <text:p>0,0001099656</text:p>
          </table:table-cell>
          <table:table-cell table:formula="of:=SQRT(([.Q52]/[.M100])^2+(([.O52]*[.N100])/[.M100]^2)^2)" office:value-type="float" office:value="0.00000629982224803305" calcext:value-type="float">
            <text:p>6,29982224803305E-006</text:p>
          </table:table-cell>
          <table:table-cell table:number-columns-repeated="2"/>
          <table:table-cell table:formula="of:=SQRT([.W53]+[.X53])" office:value-type="float" office:value="0.000000000161940457578397" calcext:value-type="float">
            <text:p>1,61940457578397E-010</text:p>
          </table:table-cell>
          <table:table-cell/>
          <table:table-cell table:formula="of:=-([.$H$6]/(2*[.$H$4]))+SQRT(([.$H$6]/(2*[.$H$4]))^2+((9*1.81*10^-5*[.G101])/(2*9.81*874)))" office:value-type="float" office:value="0.000000482876767954238" calcext:value-type="float">
            <text:p>4,82876767954238E-007</text:p>
          </table:table-cell>
          <table:table-cell table:style-name="ce5" table:formula="of:=([.G101]+[.O101])*(SQRT([.G101])/[.B101])*(2*10^-10)" office:value-type="float" office:value="2.30125114384092E-019" calcext:value-type="float">
            <text:p>2,30125114384092E-019</text:p>
          </table:table-cell>
          <table:table-cell table:style-name="ce5" table:formula="of:=SQRT([.AD53]+[.AE53]+[.AF53])*2*10^-10" office:value-type="float" office:value="9.33362896019966E-021" calcext:value-type="float">
            <text:p>9,33362896019966E-021</text:p>
          </table:table-cell>
          <table:table-cell table:style-name="ce7" table:formula="of:=[.V100]/(1+[.AH53])^(3/2)" office:value-type="float" office:value="1.91891168302664E-019" calcext:value-type="float">
            <text:p>1,91891168302664E-019</text:p>
          </table:table-cell>
          <table:table-cell table:style-name="ce7" table:formula="of:=SQRT([.AJ53]+[.AK53]+[.AL53])" office:value-type="float" office:value="1.19247926329805E-022" calcext:value-type="float">
            <text:p>1,19247926329805E-02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float" office:value="20" calcext:value-type="float">
            <text:p>20</text:p>
          </table:table-cell>
          <table:table-cell office:value-type="float" office:value="38.5" calcext:value-type="float">
            <text:p>38,5</text:p>
          </table:table-cell>
          <table:table-cell table:formula="of:=(10^-4/1.875)*[.C101]" office:value-type="float" office:value="0.00106666666666667" calcext:value-type="float">
            <text:p>0,0010666667</text:p>
          </table:table-cell>
          <table:table-cell table:formula="of:=(10^-4)*(1/1.875)*[.E53]" office:value-type="float" office:value="0.0000266666666666667" calcext:value-type="float">
            <text:p>2,66666666666667E-005</text:p>
          </table:table-cell>
          <table:table-cell table:formula="of:=[.E101]/[.D101]" office:value-type="float" office:value="0.0000277056277056277" calcext:value-type="float">
            <text:p>2,77056277056277E-005</text:p>
          </table:table-cell>
          <table:table-cell table:formula="of:=SQRT(([.F101]/[.D101])^2+(([.G53]*[.E101])/[.D101]^2)^2)" office:value-type="float" office:value="0.000000780523397250938" calcext:value-type="float">
            <text:p>7,80523397250938E-007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2.9" calcext:value-type="float">
            <text:p>12,9</text:p>
          </table:table-cell>
          <table:table-cell table:formula="of:=(10^-4)*(1/1.875)*[.L101]" office:value-type="float" office:value="0.00106666666666667" calcext:value-type="float">
            <text:p>0,0010666667</text:p>
          </table:table-cell>
          <table:table-cell table:formula="of:=[.N101]/[.M101]" office:value-type="float" office:value="0.000082687338501292" calcext:value-type="float">
            <text:p>8,2687338501292E-005</text:p>
          </table:table-cell>
          <table:table-cell table:formula="of:=SQRT(([.Q53]/[.M101])^2+(([.O53]*[.N101])/[.M101]^2)^2)" office:value-type="float" office:value="0.00000381377236777502" calcext:value-type="float">
            <text:p>3,81377236777502E-006</text:p>
          </table:table-cell>
          <table:table-cell table:number-columns-repeated="2"/>
          <table:table-cell table:formula="of:=SQRT([.W54]+[.X54])" office:value-type="float" office:value="0.00000000015769237382969" calcext:value-type="float">
            <text:p>1,5769237382969E-010</text:p>
          </table:table-cell>
          <table:table-cell/>
          <table:table-cell table:formula="of:=-([.$H$6]/(2*[.$H$4]))+SQRT(([.$H$6]/(2*[.$H$4]))^2+((9*1.81*10^-5*[.G102])/(2*9.81*874)))" office:value-type="float" office:value="0.000000920593147634144" calcext:value-type="float">
            <text:p>9,20593147634144E-007</text:p>
          </table:table-cell>
          <table:table-cell table:style-name="ce5" table:formula="of:=([.G102]+[.O102])*(SQRT([.G102])/[.B102])*(2*10^-10)" office:value-type="float" office:value="4.1647804110577E-019" calcext:value-type="float">
            <text:p>4,1647804110577E-019</text:p>
          </table:table-cell>
          <table:table-cell table:style-name="ce5" table:formula="of:=SQRT([.AD54]+[.AE54]+[.AF54])*2*10^-10" office:value-type="float" office:value="2.95263079037275E-020" calcext:value-type="float">
            <text:p>2,95263079037275E-020</text:p>
          </table:table-cell>
          <table:table-cell table:style-name="ce7" table:formula="of:=[.V101]/(1+[.AH54])^(3/2)" office:value-type="float" office:value="3.77583751870963E-019" calcext:value-type="float">
            <text:p>3,77583751870963E-019</text:p>
          </table:table-cell>
          <table:table-cell table:style-name="ce7" table:formula="of:=SQRT([.AJ54]+[.AK54]+[.AL54])" office:value-type="float" office:value="3.11154330288587E-022" calcext:value-type="float">
            <text:p>3,11154330288587E-02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float" office:value="20" calcext:value-type="float">
            <text:p>20</text:p>
          </table:table-cell>
          <table:table-cell office:value-type="float" office:value="11.2" calcext:value-type="float">
            <text:p>11,2</text:p>
          </table:table-cell>
          <table:table-cell table:formula="of:=(10^-4/1.875)*[.C102]" office:value-type="float" office:value="0.00106666666666667" calcext:value-type="float">
            <text:p>0,0010666667</text:p>
          </table:table-cell>
          <table:table-cell table:formula="of:=(10^-4)*(1/1.875)*[.E54]" office:value-type="float" office:value="0.0000266666666666667" calcext:value-type="float">
            <text:p>2,66666666666667E-005</text:p>
          </table:table-cell>
          <table:table-cell table:formula="of:=[.E102]/[.D102]" office:value-type="float" office:value="0.0000952380952380953" calcext:value-type="float">
            <text:p>9,52380952380953E-005</text:p>
          </table:table-cell>
          <table:table-cell table:formula="of:=SQRT(([.F102]/[.D102])^2+(([.G54]*[.E102])/[.D102]^2)^2)" office:value-type="float" office:value="0.00000487297577615456" calcext:value-type="float">
            <text:p>0,000004873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85.2" calcext:value-type="float">
            <text:p>85,2</text:p>
          </table:table-cell>
          <table:table-cell table:formula="of:=(10^-4)*(1/1.875)*[.L102]" office:value-type="float" office:value="0.00106666666666667" calcext:value-type="float">
            <text:p>0,0010666667</text:p>
          </table:table-cell>
          <table:table-cell table:formula="of:=[.N102]/[.M102]" office:value-type="float" office:value="0.0000125195618153365" calcext:value-type="float">
            <text:p>1,25195618153365E-005</text:p>
          </table:table-cell>
          <table:table-cell table:formula="of:=SQRT(([.Q54]/[.M102])^2+(([.O54]*[.N102])/[.M102]^2)^2)" office:value-type="float" office:value="0.000000321496842208632" calcext:value-type="float">
            <text:p>3,21496842208632E-007</text:p>
          </table:table-cell>
          <table:table-cell table:number-columns-repeated="2"/>
          <table:table-cell table:formula="of:=SQRT([.W55]+[.X55])" office:value-type="float" office:value="0.00000000016080617873799" calcext:value-type="float">
            <text:p>1,6080617873799E-010</text:p>
          </table:table-cell>
          <table:table-cell/>
          <table:table-cell table:formula="of:=-([.$H$6]/(2*[.$H$4]))+SQRT(([.$H$6]/(2*[.$H$4]))^2+((9*1.81*10^-5*[.G103])/(2*9.81*874)))" office:value-type="float" office:value="0.00000055482663486044" calcext:value-type="float">
            <text:p>5,5482663486044E-007</text:p>
          </table:table-cell>
          <table:table-cell table:style-name="ce5" table:formula="of:=([.G103]+[.O103])*(SQRT([.G103])/[.B103])*(2*10^-10)" office:value-type="float" office:value="2.07592346455461E-019" calcext:value-type="float">
            <text:p>2,07592346455461E-019</text:p>
          </table:table-cell>
          <table:table-cell table:style-name="ce5" table:formula="of:=SQRT([.AD55]+[.AE55]+[.AF55])*2*10^-10" office:value-type="float" office:value="7.12237761548197E-021" calcext:value-type="float">
            <text:p>7,12237761548197E-021</text:p>
          </table:table-cell>
          <table:table-cell table:style-name="ce7" table:formula="of:=[.V102]/(1+[.AH55])^(3/2)" office:value-type="float" office:value="1.7701568526388E-019" calcext:value-type="float">
            <text:p>1,7701568526388E-019</text:p>
          </table:table-cell>
          <table:table-cell table:style-name="ce7" table:formula="of:=SQRT([.AJ55]+[.AK55]+[.AL55])" office:value-type="float" office:value="1.46685744375244E-022" calcext:value-type="float">
            <text:p>1,46685744375244E-02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float" office:value="20" calcext:value-type="float">
            <text:p>20</text:p>
          </table:table-cell>
          <table:table-cell office:value-type="float" office:value="29.6" calcext:value-type="float">
            <text:p>29,6</text:p>
          </table:table-cell>
          <table:table-cell table:formula="of:=(10^-4/1.875)*[.C103]" office:value-type="float" office:value="0.00106666666666667" calcext:value-type="float">
            <text:p>0,0010666667</text:p>
          </table:table-cell>
          <table:table-cell table:formula="of:=(10^-4)*(1/1.875)*[.E55]" office:value-type="float" office:value="0.0000266666666666667" calcext:value-type="float">
            <text:p>2,66666666666667E-005</text:p>
          </table:table-cell>
          <table:table-cell table:formula="of:=[.E103]/[.D103]" office:value-type="float" office:value="0.000036036036036036" calcext:value-type="float">
            <text:p>0,000036036</text:p>
          </table:table-cell>
          <table:table-cell table:formula="of:=SQRT(([.F103]/[.D103])^2+(([.G55]*[.E103])/[.D103]^2)^2)" office:value-type="float" office:value="0.00000108727117417902" calcext:value-type="float">
            <text:p>1,08727117417902E-00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0.8" calcext:value-type="float">
            <text:p>20,8</text:p>
          </table:table-cell>
          <table:table-cell table:formula="of:=(10^-4)*(1/1.875)*[.L103]" office:value-type="float" office:value="0.00106666666666667" calcext:value-type="float">
            <text:p>0,0010666667</text:p>
          </table:table-cell>
          <table:table-cell table:formula="of:=[.N103]/[.M103]" office:value-type="float" office:value="0.0000512820512820513" calcext:value-type="float">
            <text:p>5,12820512820513E-005</text:p>
          </table:table-cell>
          <table:table-cell table:formula="of:=SQRT(([.Q55]/[.M103])^2+(([.O55]*[.N103])/[.M103]^2)^2)" office:value-type="float" office:value="0.00000177856891487884" calcext:value-type="float">
            <text:p>1,77856891487884E-006</text:p>
          </table:table-cell>
          <table:table-cell table:number-columns-repeated="6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2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4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7"/>
          <table:table-cell office:value-type="float" office:value="5.1" calcext:value-type="float">
            <text:p>5,1</text:p>
          </table:table-cell>
          <table:table-cell table:number-columns-repeated="14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7"/>
          <table:table-cell office:value-type="float" office:value="5.1" calcext:value-type="float">
            <text:p>5,1</text:p>
          </table:table-cell>
          <table:table-cell table:number-columns-repeated="14"/>
          <table:table-cell table:style-name="Default" table:number-columns-repeated="3"/>
          <table:table-cell table:number-columns-repeated="999"/>
        </table:table-row>
        <table:table-row table:style-name="ro1">
          <table:table-cell/>
          <table:table-cell office:value-type="float" office:value="1.55" calcext:value-type="float">
            <text:p>1,55</text:p>
          </table:table-cell>
          <table:table-cell table:number-columns-repeated="2"/>
          <table:table-cell office:value-type="float" office:value="2.55" calcext:value-type="float">
            <text:p>2,55</text:p>
          </table:table-cell>
          <table:table-cell table:number-columns-repeated="2"/>
          <table:table-cell office:value-type="float" office:value="5.15" calcext:value-type="float">
            <text:p>5,15</text:p>
          </table:table-cell>
          <table:table-cell table:number-columns-repeated="14"/>
          <table:table-cell table:style-name="Default" table:number-columns-repeated="3"/>
          <table:table-cell table:number-columns-repeated="999"/>
        </table:table-row>
        <table:table-row table:style-name="ro1">
          <table:table-cell/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.15" calcext:value-type="float">
            <text:p>3,15</text:p>
          </table:table-cell>
          <table:table-cell table:number-columns-repeated="2"/>
          <table:table-cell office:value-type="float" office:value="5.25" calcext:value-type="float">
            <text:p>5,25</text:p>
          </table:table-cell>
          <table:table-cell table:number-columns-repeated="14"/>
          <table:table-cell table:style-name="Default" table:number-columns-repeated="3"/>
          <table:table-cell table:number-columns-repeated="999"/>
        </table:table-row>
        <table:table-row table:style-name="ro1">
          <table:table-cell/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5.4" calcext:value-type="float">
            <text:p>5,4</text:p>
          </table:table-cell>
          <table:table-cell table:number-columns-repeated="14"/>
          <table:table-cell table:style-name="Default" table:number-columns-repeated="3"/>
          <table:table-cell table:number-columns-repeated="999"/>
        </table:table-row>
        <table:table-row table:style-name="ro1">
          <table:table-cell/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5.4" calcext:value-type="float">
            <text:p>5,4</text:p>
          </table:table-cell>
          <table:table-cell table:number-columns-repeated="14"/>
          <table:table-cell table:style-name="Default" table:number-columns-repeated="3"/>
          <table:table-cell table:number-columns-repeated="999"/>
        </table:table-row>
        <table:table-row table:style-name="ro1">
          <table:table-cell/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.55" calcext:value-type="float">
            <text:p>3,55</text:p>
          </table:table-cell>
          <table:table-cell table:number-columns-repeated="2"/>
          <table:table-cell office:value-type="float" office:value="5.4" calcext:value-type="float">
            <text:p>5,4</text:p>
          </table:table-cell>
          <table:table-cell table:number-columns-repeated="14"/>
          <table:table-cell table:style-name="Default" table:number-columns-repeated="3"/>
          <table:table-cell table:number-columns-repeated="999"/>
        </table:table-row>
        <table:table-row table:style-name="ro1">
          <table:table-cell/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.65" calcext:value-type="float">
            <text:p>3,65</text:p>
          </table:table-cell>
          <table:table-cell table:number-columns-repeated="2"/>
          <table:table-cell office:value-type="float" office:value="5.45" calcext:value-type="float">
            <text:p>5,45</text:p>
          </table:table-cell>
          <table:table-cell table:number-columns-repeated="14"/>
          <table:table-cell table:style-name="Default" table:number-columns-repeated="3"/>
          <table:table-cell table:number-columns-repeated="999"/>
        </table:table-row>
        <table:table-row table:style-name="ro1">
          <table:table-cell/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5.5" calcext:value-type="float">
            <text:p>5,5</text:p>
          </table:table-cell>
          <table:table-cell table:number-columns-repeated="14"/>
          <table:table-cell table:style-name="Default" table:number-columns-repeated="3"/>
          <table:table-cell table:number-columns-repeated="999"/>
        </table:table-row>
        <table:table-row table:style-name="ro1">
          <table:table-cell/>
          <table:table-cell office:value-type="float" office:value="1.85" calcext:value-type="float">
            <text:p>1,85</text:p>
          </table:table-cell>
          <table:table-cell table:number-columns-repeated="2"/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5.5" calcext:value-type="float">
            <text:p>5,5</text:p>
          </table:table-cell>
          <table:table-cell table:number-columns-repeated="14"/>
          <table:table-cell table:style-name="Default" table:number-columns-repeated="3"/>
          <table:table-cell table:number-columns-repeated="999"/>
        </table:table-row>
        <table:table-row table:style-name="ro1">
          <table:table-cell/>
          <table:table-cell office:value-type="float" office:value="1.85" calcext:value-type="float">
            <text:p>1,85</text:p>
          </table:table-cell>
          <table:table-cell table:number-columns-repeated="2"/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5.65" calcext:value-type="float">
            <text:p>5,65</text:p>
          </table:table-cell>
          <table:table-cell table:number-columns-repeated="14"/>
          <table:table-cell table:style-name="Default" table:number-columns-repeated="3"/>
          <table:table-cell table:number-columns-repeated="999"/>
        </table:table-row>
        <table:table-row table:style-name="ro1">
          <table:table-cell/>
          <table:table-cell office:value-type="float" office:value="1.85" calcext:value-type="float">
            <text:p>1,85</text:p>
          </table:table-cell>
          <table:table-cell table:number-columns-repeated="2"/>
          <table:table-cell office:value-type="float" office:value="3.95" calcext:value-type="float">
            <text:p>3,95</text:p>
          </table:table-cell>
          <table:table-cell table:number-columns-repeated="2"/>
          <table:table-cell office:value-type="float" office:value="5.65" calcext:value-type="float">
            <text:p>5,65</text:p>
          </table:table-cell>
          <table:table-cell table:number-columns-repeated="14"/>
          <table:table-cell table:style-name="Default" table:number-columns-repeated="3"/>
          <table:table-cell table:number-columns-repeated="999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.95" calcext:value-type="float">
            <text:p>3,95</text:p>
          </table:table-cell>
          <table:table-cell table:number-columns-repeated="2"/>
          <table:table-cell office:value-type="float" office:value="5.75" calcext:value-type="float">
            <text:p>5,75</text:p>
          </table:table-cell>
          <table:table-cell table:number-columns-repeated="14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2"/>
          <table:table-cell table:style-name="Default" table:number-columns-repeated="3"/>
          <table:table-cell table:number-columns-repeated="999"/>
        </table:table-row>
        <table:table-row table:style-name="ro1">
          <table:table-cell/>
          <table:table-cell table:style-name="ce9" table:formula="of:=AVERAGE([.B108:.B118])" office:value-type="float" office:value="1.77272727272727" calcext:value-type="float">
            <text:p>1,7727272727</text:p>
          </table:table-cell>
          <table:table-cell table:style-name="ce9" table:formula="of:=STDEVP([.B108:.B118])" office:value-type="float" office:value="0.0962091385841669" calcext:value-type="float">
            <text:p>0,0962091386</text:p>
          </table:table-cell>
          <table:table-cell/>
          <table:table-cell table:style-name="ce9" table:formula="of:=AVERAGE([.E108:.E118])" office:value-type="float" office:value="3.54545454545455" calcext:value-type="float">
            <text:p>3,5454545455</text:p>
          </table:table-cell>
          <table:table-cell table:style-name="ce9" table:formula="of:=STDEVP([.E108:.E118])" office:value-type="float" office:value="0.388736031876824" calcext:value-type="float">
            <text:p>0,3887360319</text:p>
          </table:table-cell>
          <table:table-cell/>
          <table:table-cell table:style-name="ce9" table:formula="of:=AVERAGE([.H108:.H118])" office:value-type="float" office:value="5.46363636363636" calcext:value-type="float">
            <text:p>5,4636363636</text:p>
          </table:table-cell>
          <table:table-cell table:style-name="ce9" table:formula="of:=STDEVP([.H108:.H118])" office:value-type="float" office:value="0.167997441932512" calcext:value-type="float">
            <text:p>0,1679974419</text:p>
          </table:table-cell>
          <table:table-cell table:number-columns-repeated="13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2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4"/>
          <table:table-cell table:style-name="ce10" table:formula="of:=[.E120]/2" office:value-type="float" office:value="1.77272727272727" calcext:value-type="float">
            <text:p>1,7727272727</text:p>
          </table:table-cell>
          <table:table-cell table:style-name="ce10" table:formula="of:=[.F120]/2" office:value-type="float" office:value="0.194368015938412" calcext:value-type="float">
            <text:p>0,1943680159</text:p>
          </table:table-cell>
          <table:table-cell/>
          <table:table-cell table:formula="of:=[.H120]/3" office:value-type="float" office:value="1.82121212121212" calcext:value-type="float">
            <text:p>1,8212121212</text:p>
          </table:table-cell>
          <table:table-cell table:formula="of:=[.I120]/3" office:value-type="float" office:value="0.0559991473108374" calcext:value-type="float">
            <text:p>0,0559991473</text:p>
          </table:table-cell>
          <table:table-cell table:number-columns-repeated="13"/>
          <table:table-cell table:style-name="Default" table:number-columns-repeated="3"/>
          <table:table-cell table:number-columns-repeated="99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5">00.00.0000</text:date>, <text:time style:data-style-name="N2" text:time-value="14:44:27.44122235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15T22:58:46.627930904</dc:date>
    <dc:creator>frederik </dc:creator>
    <meta:generator>LibreOffice/4.2.6.3$Linux_x86 LibreOffice_project/420m0$Build-3</meta:generator>
    <meta:editing-duration>PT9H20M47S</meta:editing-duration>
    <meta:editing-cycles>17</meta:editing-cycles>
    <meta:document-statistic meta:table-count="2" meta:cell-count="3612" meta:object-count="0"/>
  </office:meta>
</office:document-meta>
</file>